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fo:color="#0000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samp pr cyc</text:p>
          </table:table-cell>
          <table:table-cell office:value-type="float" office:value="1024">
            <text:p>1024</text:p>
          </table:table-cell>
          <table:table-cell table:formula="of:=[.C2]-1" office:value-type="float" office:value="-180">
            <text:p>-180</text:p>
          </table:table-cell>
          <table:table-cell office:value-type="float" office:value="0">
            <text:p>0</text:p>
          </table:table-cell>
          <table:table-cell table:formula="of:=ROUND([.B15])" office:value-type="float" office:value="111402">
            <text:p>111402</text:p>
          </table:table-cell>
          <table:table-cell table:formula="of:=[.E1]*(2^([.C1]/12))" office:value-type="float" office:value="3.39971923828125">
            <text:p>3,3997192383</text:p>
          </table:table-cell>
          <table:table-cell table:formula="of:=ROUND([.F1])" office:value-type="float" office:value="3">
            <text:p>3</text:p>
          </table:table-cell>
        </table:table-row>
        <table:table-row table:style-name="ro1">
          <table:table-cell office:value-type="string">
            <text:p>tone frq</text:p>
          </table:table-cell>
          <table:table-cell office:value-type="float" office:value="440">
            <text:p>440</text:p>
          </table:table-cell>
          <table:table-cell table:formula="of:=[.C3]-1" office:value-type="float" office:value="-179">
            <text:p>-179</text:p>
          </table:table-cell>
          <table:table-cell table:formula="of:=[.D1]+1" office:value-type="float" office:value="1">
            <text:p>1</text:p>
          </table:table-cell>
          <table:table-cell table:formula="of:=[.E1]" office:value-type="float" office:value="111402">
            <text:p>111402</text:p>
          </table:table-cell>
          <table:table-cell table:formula="of:=[.E2]*(2^([.C2]/12))" office:value-type="float" office:value="3.60187706414228">
            <text:p>3,6018770641</text:p>
          </table:table-cell>
          <table:table-cell table:formula="of:=ROUND([.F2])" office:value-type="float" office:value="4">
            <text:p>4</text:p>
          </table:table-cell>
        </table:table-row>
        <table:table-row table:style-name="ro1">
          <table:table-cell office:value-type="string">
            <text:p>acc freq</text:p>
          </table:table-cell>
          <table:table-cell office:value-type="float" office:value="271428571">
            <text:p>271428571</text:p>
          </table:table-cell>
          <table:table-cell table:formula="of:=[.C4]-1" office:value-type="float" office:value="-178">
            <text:p>-178</text:p>
          </table:table-cell>
          <table:table-cell table:formula="of:=[.D2]+1" office:value-type="float" office:value="2">
            <text:p>2</text:p>
          </table:table-cell>
          <table:table-cell table:formula="of:=[.E2]" office:value-type="float" office:value="111402">
            <text:p>111402</text:p>
          </table:table-cell>
          <table:table-cell table:formula="of:=[.E3]*(2^([.C3]/12))" office:value-type="float" office:value="3.81605581987795">
            <text:p>3,8160558199</text:p>
          </table:table-cell>
          <table:table-cell table:formula="of:=ROUND([.F3])" office:value-type="float" office:value="4">
            <text:p>4</text:p>
          </table:table-cell>
        </table:table-row>
        <table:table-row table:style-name="ro1">
          <table:table-cell office:value-type="string">
            <text:p>Ref_clk</text:p>
          </table:table-cell>
          <table:table-cell office:value-type="float" office:value="16964286">
            <text:p>16964286</text:p>
          </table:table-cell>
          <table:table-cell table:formula="of:=[.C5]-1" office:value-type="float" office:value="-177">
            <text:p>-177</text:p>
          </table:table-cell>
          <table:table-cell table:formula="of:=[.D3]+1" office:value-type="float" office:value="3">
            <text:p>3</text:p>
          </table:table-cell>
          <table:table-cell table:formula="of:=[.E3]" office:value-type="float" office:value="111402">
            <text:p>111402</text:p>
          </table:table-cell>
          <table:table-cell table:formula="of:=[.E4]*(2^([.C4]/12))" office:value-type="float" office:value="4.04297030717569">
            <text:p>4,0429703072</text:p>
          </table:table-cell>
          <table:table-cell table:formula="of:=ROUND([.F4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formula="of:=[.C6]-1" office:value-type="float" office:value="-176">
            <text:p>-176</text:p>
          </table:table-cell>
          <table:table-cell table:formula="of:=[.D4]+1" office:value-type="float" office:value="4">
            <text:p>4</text:p>
          </table:table-cell>
          <table:table-cell table:formula="of:=[.E4]" office:value-type="float" office:value="111402">
            <text:p>111402</text:p>
          </table:table-cell>
          <table:table-cell table:formula="of:=[.E5]*(2^([.C5]/12))" office:value-type="float" office:value="4.28337783204311">
            <text:p>4,283377832</text:p>
          </table:table-cell>
          <table:table-cell table:formula="of:=ROUND([.F5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formula="of:=[.C7]-1" office:value-type="float" office:value="-175">
            <text:p>-175</text:p>
          </table:table-cell>
          <table:table-cell table:formula="of:=[.D5]+1" office:value-type="float" office:value="5">
            <text:p>5</text:p>
          </table:table-cell>
          <table:table-cell table:formula="of:=[.E5]" office:value-type="float" office:value="111402">
            <text:p>111402</text:p>
          </table:table-cell>
          <table:table-cell table:formula="of:=[.E6]*(2^([.C6]/12))" office:value-type="float" office:value="4.5380807322464">
            <text:p>4,5380807322</text:p>
          </table:table-cell>
          <table:table-cell table:formula="of:=ROUND([.F6])" office:value-type="float" office:value="5">
            <text:p>5</text:p>
          </table:table-cell>
        </table:table-row>
        <table:table-row table:style-name="ro1">
          <table:table-cell office:value-type="string">
            <text:p>Sample Rate</text:p>
          </table:table-cell>
          <table:table-cell table:formula="of:=[.B4]/384" office:value-type="float" office:value="44177.828125">
            <text:p>44177,828125</text:p>
          </table:table-cell>
          <table:table-cell table:formula="of:=[.C8]-1" office:value-type="float" office:value="-174">
            <text:p>-174</text:p>
          </table:table-cell>
          <table:table-cell table:formula="of:=[.D6]+1" office:value-type="float" office:value="6">
            <text:p>6</text:p>
          </table:table-cell>
          <table:table-cell table:formula="of:=[.E6]" office:value-type="float" office:value="111402">
            <text:p>111402</text:p>
          </table:table-cell>
          <table:table-cell table:formula="of:=[.E7]*(2^([.C7]/12))" office:value-type="float" office:value="4.80792905503807">
            <text:p>4,807929055</text:p>
          </table:table-cell>
          <table:table-cell table:formula="of:=ROUND([.F7])" office:value-type="float" office:value="5">
            <text:p>5</text:p>
          </table:table-cell>
        </table:table-row>
        <table:table-row table:style-name="ro1">
          <table:table-cell office:value-type="string">
            <text:p>sample freq</text:p>
          </table:table-cell>
          <table:table-cell table:formula="of:=[.B2]*[.B1]" office:value-type="float" office:value="450560">
            <text:p>450560</text:p>
          </table:table-cell>
          <table:table-cell table:formula="of:=[.C9]-1" office:value-type="float" office:value="-173">
            <text:p>-173</text:p>
          </table:table-cell>
          <table:table-cell table:formula="of:=[.D7]+1" office:value-type="float" office:value="7">
            <text:p>7</text:p>
          </table:table-cell>
          <table:table-cell table:formula="of:=[.E7]" office:value-type="float" office:value="111402">
            <text:p>111402</text:p>
          </table:table-cell>
          <table:table-cell table:formula="of:=[.E8]*(2^([.C8]/12))" office:value-type="float" office:value="5.0938233941106">
            <text:p>5,0938233941</text:p>
          </table:table-cell>
          <table:table-cell table:formula="of:=ROUND([.F8])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formula="of:=[.C10]-1" office:value-type="float" office:value="-172">
            <text:p>-172</text:p>
          </table:table-cell>
          <table:table-cell table:formula="of:=[.D8]+1" office:value-type="float" office:value="8">
            <text:p>8</text:p>
          </table:table-cell>
          <table:table-cell table:formula="of:=[.E8]" office:value-type="float" office:value="111402">
            <text:p>111402</text:p>
          </table:table-cell>
          <table:table-cell table:formula="of:=[.E9]*(2^([.C9]/12))" office:value-type="float" office:value="5.39671789524418">
            <text:p>5,3967178952</text:p>
          </table:table-cell>
          <table:table-cell table:formula="of:=ROUND([.F9])" office:value-type="float" office:value="5">
            <text:p>5</text:p>
          </table:table-cell>
        </table:table-row>
        <table:table-row table:style-name="ro1">
          <table:table-cell office:value-type="string">
            <text:p>Sample frq / acc frq</text:p>
          </table:table-cell>
          <table:table-cell table:formula="of:=[.B8]/[.B3]" office:value-type="float" office:value="0.00165995789735783">
            <text:p>0,0016599579</text:p>
          </table:table-cell>
          <table:table-cell table:formula="of:=[.C11]-1" office:value-type="float" office:value="-171">
            <text:p>-171</text:p>
          </table:table-cell>
          <table:table-cell table:formula="of:=[.D9]+1" office:value-type="float" office:value="9">
            <text:p>9</text:p>
          </table:table-cell>
          <table:table-cell table:formula="of:=[.E9]" office:value-type="float" office:value="111402">
            <text:p>111402</text:p>
          </table:table-cell>
          <table:table-cell table:formula="of:=[.E10]*(2^([.C10]/12))" office:value-type="float" office:value="5.71762344067958">
            <text:p>5,7176234407</text:p>
          </table:table-cell>
          <table:table-cell table:formula="of:=ROUND([.F10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formula="of:=[.C12]-1" office:value-type="float" office:value="-170">
            <text:p>-170</text:p>
          </table:table-cell>
          <table:table-cell table:formula="of:=[.D10]+1" office:value-type="float" office:value="10">
            <text:p>10</text:p>
          </table:table-cell>
          <table:table-cell table:formula="of:=[.E10]" office:value-type="float" office:value="111402">
            <text:p>111402</text:p>
          </table:table-cell>
          <table:table-cell table:formula="of:=[.E11]*(2^([.C11]/12))" office:value-type="float" office:value="6.05761102284364">
            <text:p>6,0576110228</text:p>
          </table:table-cell>
          <table:table-cell table:formula="of:=ROUND([.F11])" office:value-type="float" office:value="6">
            <text:p>6</text:p>
          </table:table-cell>
        </table:table-row>
        <table:table-row table:style-name="ro1">
          <table:table-cell office:value-type="string">
            <text:p>ph_acc – s_lookup</text:p>
          </table:table-cell>
          <table:table-cell table:formula="of:=36-10" office:value-type="float" office:value="26">
            <text:p>26</text:p>
          </table:table-cell>
          <table:table-cell table:formula="of:=[.C13]-1" office:value-type="float" office:value="-169">
            <text:p>-169</text:p>
          </table:table-cell>
          <table:table-cell table:formula="of:=[.D11]+1" office:value-type="float" office:value="11">
            <text:p>11</text:p>
          </table:table-cell>
          <table:table-cell table:formula="of:=[.E11]" office:value-type="float" office:value="111402">
            <text:p>111402</text:p>
          </table:table-cell>
          <table:table-cell table:formula="of:=[.E12]*(2^([.C12]/12))" office:value-type="float" office:value="6.41781531868689">
            <text:p>6,4178153187</text:p>
          </table:table-cell>
          <table:table-cell table:formula="of:=ROUND([.F12])" office:value-type="float" office:value="6">
            <text:p>6</text:p>
          </table:table-cell>
        </table:table-row>
        <table:table-row table:style-name="ro1">
          <table:table-cell office:value-type="string">
            <text:p>Multi no.</text:p>
          </table:table-cell>
          <table:table-cell table:formula="of:=2^[.B12]" office:value-type="float" office:value="67108864">
            <text:p>67108864</text:p>
          </table:table-cell>
          <table:table-cell table:formula="of:=[.C14]-1" office:value-type="float" office:value="-168">
            <text:p>-168</text:p>
          </table:table-cell>
          <table:table-cell table:formula="of:=[.D12]+1" office:value-type="float" office:value="12">
            <text:p>12</text:p>
          </table:table-cell>
          <table:table-cell table:formula="of:=[.E12]" office:value-type="float" office:value="111402">
            <text:p>111402</text:p>
          </table:table-cell>
          <table:table-cell table:formula="of:=[.E13]*(2^([.C13]/12))" office:value-type="float" office:value="6.7994384765625">
            <text:p>6,7994384766</text:p>
          </table:table-cell>
          <table:table-cell table:formula="of:=ROUND([.F13])" office:value-type="float" office:value="7">
            <text:p>7</text:p>
          </table:table-cell>
        </table:table-row>
        <table:table-row table:style-name="ro1">
          <table:table-cell office:value-type="string">
            <text:p>just:</text:p>
          </table:table-cell>
          <table:table-cell office:value-type="float" office:value="4">
            <text:p>4</text:p>
          </table:table-cell>
          <table:table-cell table:formula="of:=[.C15]-1" office:value-type="float" office:value="-167">
            <text:p>-167</text:p>
          </table:table-cell>
          <table:table-cell table:formula="of:=[.D13]+1" office:value-type="float" office:value="13">
            <text:p>13</text:p>
          </table:table-cell>
          <table:table-cell table:formula="of:=[.E13]" office:value-type="float" office:value="111402">
            <text:p>111402</text:p>
          </table:table-cell>
          <table:table-cell table:formula="of:=[.E14]*(2^([.C14]/12))" office:value-type="float" office:value="7.20375412828456">
            <text:p>7,2037541283</text:p>
          </table:table-cell>
          <table:table-cell table:formula="of:=ROUND([.F14])" office:value-type="float" office:value="7">
            <text:p>7</text:p>
          </table:table-cell>
        </table:table-row>
        <table:table-row table:style-name="ro1">
          <table:table-cell office:value-type="string">
            <text:p>440Hz Const_</text:p>
          </table:table-cell>
          <table:table-cell table:formula="of:=[.B13]*[.B10]+[.B14]" office:value-type="float" office:value="111401.888779512">
            <text:p>111401,888779512</text:p>
          </table:table-cell>
          <table:table-cell table:formula="of:=[.C16]-1" office:value-type="float" office:value="-166">
            <text:p>-166</text:p>
          </table:table-cell>
          <table:table-cell table:formula="of:=[.D14]+1" office:value-type="float" office:value="14">
            <text:p>14</text:p>
          </table:table-cell>
          <table:table-cell table:formula="of:=[.E14]" office:value-type="float" office:value="111402">
            <text:p>111402</text:p>
          </table:table-cell>
          <table:table-cell table:formula="of:=[.E15]*(2^([.C15]/12))" office:value-type="float" office:value="7.6321116397559">
            <text:p>7,6321116398</text:p>
          </table:table-cell>
          <table:table-cell table:formula="of:=ROUND([.F15]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f:=[.C17]-1" office:value-type="float" office:value="-165">
            <text:p>-165</text:p>
          </table:table-cell>
          <table:table-cell table:formula="of:=[.D15]+1" office:value-type="float" office:value="15">
            <text:p>15</text:p>
          </table:table-cell>
          <table:table-cell table:formula="of:=[.E15]" office:value-type="float" office:value="111402">
            <text:p>111402</text:p>
          </table:table-cell>
          <table:table-cell table:formula="of:=[.E16]*(2^([.C16]/12))" office:value-type="float" office:value="8.08594061435139">
            <text:p>8,0859406144</text:p>
          </table:table-cell>
          <table:table-cell table:formula="of:=ROUND([.F16])" office:value-type="float" office:value="8">
            <text:p>8</text:p>
          </table:table-cell>
        </table:table-row>
        <table:table-row table:style-name="ro1">
          <table:table-cell table:number-columns-repeated="2"/>
          <table:table-cell table:formula="of:=[.C18]-1" office:value-type="float" office:value="-164">
            <text:p>-164</text:p>
          </table:table-cell>
          <table:table-cell table:formula="of:=[.D16]+1" office:value-type="float" office:value="16">
            <text:p>16</text:p>
          </table:table-cell>
          <table:table-cell table:formula="of:=[.E16]" office:value-type="float" office:value="111402">
            <text:p>111402</text:p>
          </table:table-cell>
          <table:table-cell table:formula="of:=[.E17]*(2^([.C17]/12))" office:value-type="float" office:value="8.56675566408623">
            <text:p>8,5667556641</text:p>
          </table:table-cell>
          <table:table-cell table:formula="of:=ROUND([.F17]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formula="of:=[.C19]-1" office:value-type="float" office:value="-163">
            <text:p>-163</text:p>
          </table:table-cell>
          <table:table-cell table:formula="of:=[.D17]+1" office:value-type="float" office:value="17">
            <text:p>17</text:p>
          </table:table-cell>
          <table:table-cell table:formula="of:=[.E17]" office:value-type="float" office:value="111402">
            <text:p>111402</text:p>
          </table:table-cell>
          <table:table-cell table:formula="of:=[.E18]*(2^([.C18]/12))" office:value-type="float" office:value="9.07616146449281">
            <text:p>9,0761614645</text:p>
          </table:table-cell>
          <table:table-cell table:formula="of:=ROUND([.F18])"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formula="of:=[.C20]-1" office:value-type="float" office:value="-162">
            <text:p>-162</text:p>
          </table:table-cell>
          <table:table-cell table:formula="of:=[.D18]+1" office:value-type="float" office:value="18">
            <text:p>18</text:p>
          </table:table-cell>
          <table:table-cell table:formula="of:=[.E18]" office:value-type="float" office:value="111402">
            <text:p>111402</text:p>
          </table:table-cell>
          <table:table-cell table:formula="of:=[.E19]*(2^([.C19]/12))" office:value-type="float" office:value="9.61585811007615">
            <text:p>9,6158581101</text:p>
          </table:table-cell>
          <table:table-cell table:formula="of:=ROUND([.F19]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[.C21]-1" office:value-type="float" office:value="-161">
            <text:p>-161</text:p>
          </table:table-cell>
          <table:table-cell table:formula="of:=[.D19]+1" office:value-type="float" office:value="19">
            <text:p>19</text:p>
          </table:table-cell>
          <table:table-cell table:formula="of:=[.E19]" office:value-type="float" office:value="111402">
            <text:p>111402</text:p>
          </table:table-cell>
          <table:table-cell table:formula="of:=[.E20]*(2^([.C20]/12))" office:value-type="float" office:value="10.1876467882212">
            <text:p>10,1876467882</text:p>
          </table:table-cell>
          <table:table-cell table:formula="of:=ROUND([.F20])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[.C22]-1" office:value-type="float" office:value="-160">
            <text:p>-160</text:p>
          </table:table-cell>
          <table:table-cell table:formula="of:=[.D20]+1" office:value-type="float" office:value="20">
            <text:p>20</text:p>
          </table:table-cell>
          <table:table-cell table:formula="of:=[.E20]" office:value-type="float" office:value="111402">
            <text:p>111402</text:p>
          </table:table-cell>
          <table:table-cell table:formula="of:=[.E21]*(2^([.C21]/12))" office:value-type="float" office:value="10.7934357904884">
            <text:p>10,7934357905</text:p>
          </table:table-cell>
          <table:table-cell table:formula="of:=ROUND([.F21]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f:=[.C23]-1" office:value-type="float" office:value="-159">
            <text:p>-159</text:p>
          </table:table-cell>
          <table:table-cell table:formula="of:=[.D21]+1" office:value-type="float" office:value="21">
            <text:p>21</text:p>
          </table:table-cell>
          <table:table-cell table:formula="of:=[.E21]" office:value-type="float" office:value="111402">
            <text:p>111402</text:p>
          </table:table-cell>
          <table:table-cell table:formula="of:=[.E22]*(2^([.C22]/12))" office:value-type="float" office:value="11.4352468813592">
            <text:p>11,4352468814</text:p>
          </table:table-cell>
          <table:table-cell table:formula="of:=ROUND([.F22])" office:value-type="float" office:value="11">
            <text:p>11</text:p>
          </table:table-cell>
        </table:table-row>
        <table:table-row table:style-name="ro1">
          <table:table-cell table:number-columns-repeated="2"/>
          <table:table-cell table:formula="of:=[.C24]-1" office:value-type="float" office:value="-158">
            <text:p>-158</text:p>
          </table:table-cell>
          <table:table-cell table:formula="of:=[.D22]+1" office:value-type="float" office:value="22">
            <text:p>22</text:p>
          </table:table-cell>
          <table:table-cell table:formula="of:=[.E22]" office:value-type="float" office:value="111402">
            <text:p>111402</text:p>
          </table:table-cell>
          <table:table-cell table:formula="of:=[.E23]*(2^([.C23]/12))" office:value-type="float" office:value="12.1152220456873">
            <text:p>12,1152220457</text:p>
          </table:table-cell>
          <table:table-cell table:formula="of:=ROUND([.F23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f:=[.C25]-1" office:value-type="float" office:value="-157">
            <text:p>-157</text:p>
          </table:table-cell>
          <table:table-cell table:formula="of:=[.D23]+1" office:value-type="float" office:value="23">
            <text:p>23</text:p>
          </table:table-cell>
          <table:table-cell table:formula="of:=[.E23]" office:value-type="float" office:value="111402">
            <text:p>111402</text:p>
          </table:table-cell>
          <table:table-cell table:formula="of:=[.E24]*(2^([.C24]/12))" office:value-type="float" office:value="12.8356306373738">
            <text:p>12,8356306374</text:p>
          </table:table-cell>
          <table:table-cell table:formula="of:=ROUND([.F24])"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formula="of:=[.C26]-1" office:value-type="float" office:value="-156">
            <text:p>-156</text:p>
          </table:table-cell>
          <table:table-cell table:formula="of:=[.D24]+1" office:value-type="float" office:value="24">
            <text:p>24</text:p>
          </table:table-cell>
          <table:table-cell table:formula="of:=[.E24]" office:value-type="float" office:value="111402">
            <text:p>111402</text:p>
          </table:table-cell>
          <table:table-cell table:formula="of:=[.E25]*(2^([.C25]/12))" office:value-type="float" office:value="13.598876953125">
            <text:p>13,5988769531</text:p>
          </table:table-cell>
          <table:table-cell table:formula="of:=ROUND([.F25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f:=[.C27]-1" office:value-type="float" office:value="-155">
            <text:p>-155</text:p>
          </table:table-cell>
          <table:table-cell table:formula="of:=[.D25]+1" office:value-type="float" office:value="25">
            <text:p>25</text:p>
          </table:table-cell>
          <table:table-cell table:formula="of:=[.E25]" office:value-type="float" office:value="111402">
            <text:p>111402</text:p>
          </table:table-cell>
          <table:table-cell table:formula="of:=[.E26]*(2^([.C26]/12))" office:value-type="float" office:value="14.4075082565691">
            <text:p>14,4075082566</text:p>
          </table:table-cell>
          <table:table-cell table:formula="of:=ROUND([.F26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formula="of:=[.C28]-1" office:value-type="float" office:value="-154">
            <text:p>-154</text:p>
          </table:table-cell>
          <table:table-cell table:formula="of:=[.D26]+1" office:value-type="float" office:value="26">
            <text:p>26</text:p>
          </table:table-cell>
          <table:table-cell table:formula="of:=[.E26]" office:value-type="float" office:value="111402">
            <text:p>111402</text:p>
          </table:table-cell>
          <table:table-cell table:formula="of:=[.E27]*(2^([.C27]/12))" office:value-type="float" office:value="15.2642232795118">
            <text:p>15,2642232795</text:p>
          </table:table-cell>
          <table:table-cell table:formula="of:=ROUND([.F27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f:=[.C29]-1" office:value-type="float" office:value="-153">
            <text:p>-153</text:p>
          </table:table-cell>
          <table:table-cell table:formula="of:=[.D27]+1" office:value-type="float" office:value="27">
            <text:p>27</text:p>
          </table:table-cell>
          <table:table-cell table:formula="of:=[.E27]" office:value-type="float" office:value="111402">
            <text:p>111402</text:p>
          </table:table-cell>
          <table:table-cell table:formula="of:=[.E28]*(2^([.C28]/12))" office:value-type="float" office:value="16.1718812287028">
            <text:p>16,1718812287</text:p>
          </table:table-cell>
          <table:table-cell table:formula="of:=ROUND([.F28])"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formula="of:=[.C30]-1" office:value-type="float" office:value="-152">
            <text:p>-152</text:p>
          </table:table-cell>
          <table:table-cell table:formula="of:=[.D28]+1" office:value-type="float" office:value="28">
            <text:p>28</text:p>
          </table:table-cell>
          <table:table-cell table:formula="of:=[.E28]" office:value-type="float" office:value="111402">
            <text:p>111402</text:p>
          </table:table-cell>
          <table:table-cell table:formula="of:=[.E29]*(2^([.C29]/12))" office:value-type="float" office:value="17.1335113281725">
            <text:p>17,1335113282</text:p>
          </table:table-cell>
          <table:table-cell table:formula="of:=ROUND([.F29])" office:value-type="float" office:value="17">
            <text:p>17</text:p>
          </table:table-cell>
        </table:table-row>
        <table:table-row table:style-name="ro1">
          <table:table-cell table:number-columns-repeated="2"/>
          <table:table-cell table:formula="of:=[.C31]-1" office:value-type="float" office:value="-151">
            <text:p>-151</text:p>
          </table:table-cell>
          <table:table-cell table:formula="of:=[.D29]+1" office:value-type="float" office:value="29">
            <text:p>29</text:p>
          </table:table-cell>
          <table:table-cell table:formula="of:=[.E29]" office:value-type="float" office:value="111402">
            <text:p>111402</text:p>
          </table:table-cell>
          <table:table-cell table:formula="of:=[.E30]*(2^([.C30]/12))" office:value-type="float" office:value="18.1523229289856">
            <text:p>18,152322929</text:p>
          </table:table-cell>
          <table:table-cell table:formula="of:=ROUND([.F30])" office:value-type="float" office:value="18">
            <text:p>18</text:p>
          </table:table-cell>
        </table:table-row>
        <table:table-row table:style-name="ro1">
          <table:table-cell table:number-columns-repeated="2"/>
          <table:table-cell table:formula="of:=[.C32]-1" office:value-type="float" office:value="-150">
            <text:p>-150</text:p>
          </table:table-cell>
          <table:table-cell table:formula="of:=[.D30]+1" office:value-type="float" office:value="30">
            <text:p>30</text:p>
          </table:table-cell>
          <table:table-cell table:formula="of:=[.E30]" office:value-type="float" office:value="111402">
            <text:p>111402</text:p>
          </table:table-cell>
          <table:table-cell table:formula="of:=[.E31]*(2^([.C31]/12))" office:value-type="float" office:value="19.2317162201523">
            <text:p>19,2317162202</text:p>
          </table:table-cell>
          <table:table-cell table:formula="of:=ROUND([.F31])" office:value-type="float" office:value="19">
            <text:p>19</text:p>
          </table:table-cell>
        </table:table-row>
        <table:table-row table:style-name="ro1">
          <table:table-cell table:number-columns-repeated="2"/>
          <table:table-cell table:formula="of:=[.C33]-1" office:value-type="float" office:value="-149">
            <text:p>-149</text:p>
          </table:table-cell>
          <table:table-cell table:formula="of:=[.D31]+1" office:value-type="float" office:value="31">
            <text:p>31</text:p>
          </table:table-cell>
          <table:table-cell table:formula="of:=[.E31]" office:value-type="float" office:value="111402">
            <text:p>111402</text:p>
          </table:table-cell>
          <table:table-cell table:formula="of:=[.E32]*(2^([.C32]/12))" office:value-type="float" office:value="20.3752935764424">
            <text:p>20,3752935764</text:p>
          </table:table-cell>
          <table:table-cell table:formula="of:=ROUND([.F32])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formula="of:=[.C34]-1" office:value-type="float" office:value="-148">
            <text:p>-148</text:p>
          </table:table-cell>
          <table:table-cell table:formula="of:=[.D32]+1" office:value-type="float" office:value="32">
            <text:p>32</text:p>
          </table:table-cell>
          <table:table-cell table:formula="of:=[.E32]" office:value-type="float" office:value="111402">
            <text:p>111402</text:p>
          </table:table-cell>
          <table:table-cell table:formula="of:=[.E33]*(2^([.C33]/12))" office:value-type="float" office:value="21.5868715809767">
            <text:p>21,586871581</text:p>
          </table:table-cell>
          <table:table-cell table:formula="of:=ROUND([.F33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formula="of:=[.C35]-1" office:value-type="float" office:value="-147">
            <text:p>-147</text:p>
          </table:table-cell>
          <table:table-cell table:formula="of:=[.D33]+1" office:value-type="float" office:value="33">
            <text:p>33</text:p>
          </table:table-cell>
          <table:table-cell table:formula="of:=[.E33]" office:value-type="float" office:value="111402">
            <text:p>111402</text:p>
          </table:table-cell>
          <table:table-cell table:formula="of:=[.E34]*(2^([.C34]/12))" office:value-type="float" office:value="22.8704937627183">
            <text:p>22,8704937627</text:p>
          </table:table-cell>
          <table:table-cell table:formula="of:=ROUND([.F34])" office:value-type="float" office:value="23">
            <text:p>23</text:p>
          </table:table-cell>
        </table:table-row>
        <table:table-row table:style-name="ro1">
          <table:table-cell table:number-columns-repeated="2"/>
          <table:table-cell table:formula="of:=[.C36]-1" office:value-type="float" office:value="-146">
            <text:p>-146</text:p>
          </table:table-cell>
          <table:table-cell table:formula="of:=[.D34]+1" office:value-type="float" office:value="34">
            <text:p>34</text:p>
          </table:table-cell>
          <table:table-cell table:formula="of:=[.E34]" office:value-type="float" office:value="111402">
            <text:p>111402</text:p>
          </table:table-cell>
          <table:table-cell table:formula="of:=[.E35]*(2^([.C35]/12))" office:value-type="float" office:value="24.2304440913745">
            <text:p>24,2304440914</text:p>
          </table:table-cell>
          <table:table-cell table:formula="of:=ROUND([.F35])" office:value-type="float" office:value="24">
            <text:p>24</text:p>
          </table:table-cell>
        </table:table-row>
        <table:table-row table:style-name="ro1">
          <table:table-cell table:number-columns-repeated="2"/>
          <table:table-cell table:formula="of:=[.C37]-1" office:value-type="float" office:value="-145">
            <text:p>-145</text:p>
          </table:table-cell>
          <table:table-cell table:formula="of:=[.D35]+1" office:value-type="float" office:value="35">
            <text:p>35</text:p>
          </table:table-cell>
          <table:table-cell table:formula="of:=[.E35]" office:value-type="float" office:value="111402">
            <text:p>111402</text:p>
          </table:table-cell>
          <table:table-cell table:formula="of:=[.E36]*(2^([.C36]/12))" office:value-type="float" office:value="25.6712612747476">
            <text:p>25,6712612747</text:p>
          </table:table-cell>
          <table:table-cell table:formula="of:=ROUND([.F36])" office:value-type="float" office:value="26">
            <text:p>26</text:p>
          </table:table-cell>
        </table:table-row>
        <table:table-row table:style-name="ro1">
          <table:table-cell table:number-columns-repeated="2"/>
          <table:table-cell table:formula="of:=[.C38]-1" office:value-type="float" office:value="-144">
            <text:p>-144</text:p>
          </table:table-cell>
          <table:table-cell table:formula="of:=[.D36]+1" office:value-type="float" office:value="36">
            <text:p>36</text:p>
          </table:table-cell>
          <table:table-cell table:formula="of:=[.E36]" office:value-type="float" office:value="111402">
            <text:p>111402</text:p>
          </table:table-cell>
          <table:table-cell table:formula="of:=[.E37]*(2^([.C37]/12))" office:value-type="float" office:value="27.19775390625">
            <text:p>27,1977539063</text:p>
          </table:table-cell>
          <table:table-cell table:formula="of:=ROUND([.F37])" office:value-type="float" office:value="27">
            <text:p>27</text:p>
          </table:table-cell>
        </table:table-row>
        <table:table-row table:style-name="ro1">
          <table:table-cell table:number-columns-repeated="2"/>
          <table:table-cell table:formula="of:=[.C39]-1" office:value-type="float" office:value="-143">
            <text:p>-143</text:p>
          </table:table-cell>
          <table:table-cell table:formula="of:=[.D37]+1" office:value-type="float" office:value="37">
            <text:p>37</text:p>
          </table:table-cell>
          <table:table-cell table:formula="of:=[.E37]" office:value-type="float" office:value="111402">
            <text:p>111402</text:p>
          </table:table-cell>
          <table:table-cell table:formula="of:=[.E38]*(2^([.C38]/12))" office:value-type="float" office:value="28.8150165131382">
            <text:p>28,8150165131</text:p>
          </table:table-cell>
          <table:table-cell table:formula="of:=ROUND([.F38])" office:value-type="float" office:value="29">
            <text:p>29</text:p>
          </table:table-cell>
        </table:table-row>
        <table:table-row table:style-name="ro1">
          <table:table-cell table:number-columns-repeated="2"/>
          <table:table-cell table:formula="of:=[.C40]-1" office:value-type="float" office:value="-142">
            <text:p>-142</text:p>
          </table:table-cell>
          <table:table-cell table:formula="of:=[.D38]+1" office:value-type="float" office:value="38">
            <text:p>38</text:p>
          </table:table-cell>
          <table:table-cell table:formula="of:=[.E38]" office:value-type="float" office:value="111402">
            <text:p>111402</text:p>
          </table:table-cell>
          <table:table-cell table:formula="of:=[.E39]*(2^([.C39]/12))" office:value-type="float" office:value="30.5284465590236">
            <text:p>30,528446559</text:p>
          </table:table-cell>
          <table:table-cell table:formula="of:=ROUND([.F39])" office:value-type="float" office:value="31">
            <text:p>31</text:p>
          </table:table-cell>
        </table:table-row>
        <table:table-row table:style-name="ro1">
          <table:table-cell table:number-columns-repeated="2"/>
          <table:table-cell table:formula="of:=[.C41]-1" office:value-type="float" office:value="-141">
            <text:p>-141</text:p>
          </table:table-cell>
          <table:table-cell table:formula="of:=[.D39]+1" office:value-type="float" office:value="39">
            <text:p>39</text:p>
          </table:table-cell>
          <table:table-cell table:formula="of:=[.E39]" office:value-type="float" office:value="111402">
            <text:p>111402</text:p>
          </table:table-cell>
          <table:table-cell table:formula="of:=[.E40]*(2^([.C40]/12))" office:value-type="float" office:value="32.3437624574055">
            <text:p>32,3437624574</text:p>
          </table:table-cell>
          <table:table-cell table:formula="of:=ROUND([.F40])" office:value-type="float" office:value="32">
            <text:p>32</text:p>
          </table:table-cell>
        </table:table-row>
        <table:table-row table:style-name="ro1">
          <table:table-cell table:number-columns-repeated="2"/>
          <table:table-cell table:formula="of:=[.C42]-1" office:value-type="float" office:value="-140">
            <text:p>-140</text:p>
          </table:table-cell>
          <table:table-cell table:formula="of:=[.D40]+1" office:value-type="float" office:value="40">
            <text:p>40</text:p>
          </table:table-cell>
          <table:table-cell table:formula="of:=[.E40]" office:value-type="float" office:value="111402">
            <text:p>111402</text:p>
          </table:table-cell>
          <table:table-cell table:formula="of:=[.E41]*(2^([.C41]/12))" office:value-type="float" office:value="34.2670226563449">
            <text:p>34,2670226563</text:p>
          </table:table-cell>
          <table:table-cell table:formula="of:=ROUND([.F41])"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formula="of:=[.C43]-1" office:value-type="float" office:value="-139">
            <text:p>-139</text:p>
          </table:table-cell>
          <table:table-cell table:formula="of:=[.D41]+1" office:value-type="float" office:value="41">
            <text:p>41</text:p>
          </table:table-cell>
          <table:table-cell table:formula="of:=[.E41]" office:value-type="float" office:value="111402">
            <text:p>111402</text:p>
          </table:table-cell>
          <table:table-cell table:formula="of:=[.E42]*(2^([.C42]/12))" office:value-type="float" office:value="36.3046458579712">
            <text:p>36,304645858</text:p>
          </table:table-cell>
          <table:table-cell table:formula="of:=ROUND([.F42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formula="of:=[.C44]-1" office:value-type="float" office:value="-138">
            <text:p>-138</text:p>
          </table:table-cell>
          <table:table-cell table:formula="of:=[.D42]+1" office:value-type="float" office:value="42">
            <text:p>42</text:p>
          </table:table-cell>
          <table:table-cell table:formula="of:=[.E42]" office:value-type="float" office:value="111402">
            <text:p>111402</text:p>
          </table:table-cell>
          <table:table-cell table:formula="of:=[.E43]*(2^([.C43]/12))" office:value-type="float" office:value="38.4634324403046">
            <text:p>38,4634324403</text:p>
          </table:table-cell>
          <table:table-cell table:formula="of:=ROUND([.F43])" office:value-type="float" office:value="38">
            <text:p>38</text:p>
          </table:table-cell>
        </table:table-row>
        <table:table-row table:style-name="ro1">
          <table:table-cell table:number-columns-repeated="2"/>
          <table:table-cell table:formula="of:=[.C45]-1" office:value-type="float" office:value="-137">
            <text:p>-137</text:p>
          </table:table-cell>
          <table:table-cell table:formula="of:=[.D43]+1" office:value-type="float" office:value="43">
            <text:p>43</text:p>
          </table:table-cell>
          <table:table-cell table:formula="of:=[.E43]" office:value-type="float" office:value="111402">
            <text:p>111402</text:p>
          </table:table-cell>
          <table:table-cell table:formula="of:=[.E44]*(2^([.C44]/12))" office:value-type="float" office:value="40.7505871528848">
            <text:p>40,7505871529</text:p>
          </table:table-cell>
          <table:table-cell table:formula="of:=ROUND([.F44])" office:value-type="float" office:value="41">
            <text:p>41</text:p>
          </table:table-cell>
        </table:table-row>
        <table:table-row table:style-name="ro1">
          <table:table-cell table:number-columns-repeated="2"/>
          <table:table-cell table:formula="of:=[.C46]-1" office:value-type="float" office:value="-136">
            <text:p>-136</text:p>
          </table:table-cell>
          <table:table-cell table:formula="of:=[.D44]+1" office:value-type="float" office:value="44">
            <text:p>44</text:p>
          </table:table-cell>
          <table:table-cell table:formula="of:=[.E44]" office:value-type="float" office:value="111402">
            <text:p>111402</text:p>
          </table:table-cell>
          <table:table-cell table:formula="of:=[.E45]*(2^([.C45]/12))" office:value-type="float" office:value="43.1737431619534">
            <text:p>43,173743162</text:p>
          </table:table-cell>
          <table:table-cell table:formula="of:=ROUND([.F45])" office:value-type="float" office:value="43">
            <text:p>43</text:p>
          </table:table-cell>
        </table:table-row>
        <table:table-row table:style-name="ro1">
          <table:table-cell table:number-columns-repeated="2"/>
          <table:table-cell table:formula="of:=[.C47]-1" office:value-type="float" office:value="-135">
            <text:p>-135</text:p>
          </table:table-cell>
          <table:table-cell table:formula="of:=[.D45]+1" office:value-type="float" office:value="45">
            <text:p>45</text:p>
          </table:table-cell>
          <table:table-cell table:formula="of:=[.E45]" office:value-type="float" office:value="111402">
            <text:p>111402</text:p>
          </table:table-cell>
          <table:table-cell table:formula="of:=[.E46]*(2^([.C46]/12))" office:value-type="float" office:value="45.7409875254367">
            <text:p>45,7409875254</text:p>
          </table:table-cell>
          <table:table-cell table:formula="of:=ROUND([.F46])" office:value-type="float" office:value="46">
            <text:p>46</text:p>
          </table:table-cell>
        </table:table-row>
        <table:table-row table:style-name="ro1">
          <table:table-cell table:number-columns-repeated="2"/>
          <table:table-cell table:formula="of:=[.C48]-1" office:value-type="float" office:value="-134">
            <text:p>-134</text:p>
          </table:table-cell>
          <table:table-cell table:formula="of:=[.D46]+1" office:value-type="float" office:value="46">
            <text:p>46</text:p>
          </table:table-cell>
          <table:table-cell table:formula="of:=[.E46]" office:value-type="float" office:value="111402">
            <text:p>111402</text:p>
          </table:table-cell>
          <table:table-cell table:formula="of:=[.E47]*(2^([.C47]/12))" office:value-type="float" office:value="48.4608881827491">
            <text:p>48,4608881827</text:p>
          </table:table-cell>
          <table:table-cell table:formula="of:=ROUND([.F47])" office:value-type="float" office:value="48">
            <text:p>48</text:p>
          </table:table-cell>
        </table:table-row>
        <table:table-row table:style-name="ro1">
          <table:table-cell table:number-columns-repeated="2"/>
          <table:table-cell table:formula="of:=[.C49]-1" office:value-type="float" office:value="-133">
            <text:p>-133</text:p>
          </table:table-cell>
          <table:table-cell table:formula="of:=[.D47]+1" office:value-type="float" office:value="47">
            <text:p>47</text:p>
          </table:table-cell>
          <table:table-cell table:formula="of:=[.E47]" office:value-type="float" office:value="111402">
            <text:p>111402</text:p>
          </table:table-cell>
          <table:table-cell table:formula="of:=[.E48]*(2^([.C48]/12))" office:value-type="float" office:value="51.3425225494951">
            <text:p>51,3425225495</text:p>
          </table:table-cell>
          <table:table-cell table:formula="of:=ROUND([.F48])" office:value-type="float" office:value="51">
            <text:p>51</text:p>
          </table:table-cell>
        </table:table-row>
        <table:table-row table:style-name="ro1">
          <table:table-cell table:number-columns-repeated="2"/>
          <table:table-cell table:formula="of:=[.C50]-1" office:value-type="float" office:value="-132">
            <text:p>-132</text:p>
          </table:table-cell>
          <table:table-cell table:formula="of:=[.D48]+1" office:value-type="float" office:value="48">
            <text:p>48</text:p>
          </table:table-cell>
          <table:table-cell table:formula="of:=[.E48]" office:value-type="float" office:value="111402">
            <text:p>111402</text:p>
          </table:table-cell>
          <table:table-cell table:formula="of:=[.E49]*(2^([.C49]/12))" office:value-type="float" office:value="54.3955078125">
            <text:p>54,3955078125</text:p>
          </table:table-cell>
          <table:table-cell table:formula="of:=ROUND([.F49])" office:value-type="float" office:value="54">
            <text:p>54</text:p>
          </table:table-cell>
        </table:table-row>
        <table:table-row table:style-name="ro1">
          <table:table-cell table:number-columns-repeated="2"/>
          <table:table-cell table:formula="of:=[.C51]-1" office:value-type="float" office:value="-131">
            <text:p>-131</text:p>
          </table:table-cell>
          <table:table-cell table:formula="of:=[.D49]+1" office:value-type="float" office:value="49">
            <text:p>49</text:p>
          </table:table-cell>
          <table:table-cell table:formula="of:=[.E49]" office:value-type="float" office:value="111402">
            <text:p>111402</text:p>
          </table:table-cell>
          <table:table-cell table:formula="of:=[.E50]*(2^([.C50]/12))" office:value-type="float" office:value="57.6300330262765">
            <text:p>57,6300330263</text:p>
          </table:table-cell>
          <table:table-cell table:formula="of:=ROUND([.F50])" office:value-type="float" office:value="58">
            <text:p>58</text:p>
          </table:table-cell>
        </table:table-row>
        <table:table-row table:style-name="ro1">
          <table:table-cell table:number-columns-repeated="2"/>
          <table:table-cell table:formula="of:=[.C52]-1" office:value-type="float" office:value="-130">
            <text:p>-130</text:p>
          </table:table-cell>
          <table:table-cell table:formula="of:=[.D50]+1" office:value-type="float" office:value="50">
            <text:p>50</text:p>
          </table:table-cell>
          <table:table-cell table:formula="of:=[.E50]" office:value-type="float" office:value="111402">
            <text:p>111402</text:p>
          </table:table-cell>
          <table:table-cell table:formula="of:=[.E51]*(2^([.C51]/12))" office:value-type="float" office:value="61.0568931180472">
            <text:p>61,056893118</text:p>
          </table:table-cell>
          <table:table-cell table:formula="of:=ROUND([.F51])" office:value-type="float" office:value="61">
            <text:p>61</text:p>
          </table:table-cell>
        </table:table-row>
        <table:table-row table:style-name="ro1">
          <table:table-cell table:number-columns-repeated="2"/>
          <table:table-cell table:formula="of:=[.C53]-1" office:value-type="float" office:value="-129">
            <text:p>-129</text:p>
          </table:table-cell>
          <table:table-cell table:formula="of:=[.D51]+1" office:value-type="float" office:value="51">
            <text:p>51</text:p>
          </table:table-cell>
          <table:table-cell table:formula="of:=[.E51]" office:value-type="float" office:value="111402">
            <text:p>111402</text:p>
          </table:table-cell>
          <table:table-cell table:formula="of:=[.E52]*(2^([.C52]/12))" office:value-type="float" office:value="64.6875249148111">
            <text:p>64,6875249148</text:p>
          </table:table-cell>
          <table:table-cell table:formula="of:=ROUND([.F52])" office:value-type="float" office:value="65">
            <text:p>65</text:p>
          </table:table-cell>
        </table:table-row>
        <table:table-row table:style-name="ro1">
          <table:table-cell table:number-columns-repeated="2"/>
          <table:table-cell table:formula="of:=[.C54]-1" office:value-type="float" office:value="-128">
            <text:p>-128</text:p>
          </table:table-cell>
          <table:table-cell table:formula="of:=[.D52]+1" office:value-type="float" office:value="52">
            <text:p>52</text:p>
          </table:table-cell>
          <table:table-cell table:formula="of:=[.E52]" office:value-type="float" office:value="111402">
            <text:p>111402</text:p>
          </table:table-cell>
          <table:table-cell table:formula="of:=[.E53]*(2^([.C53]/12))" office:value-type="float" office:value="68.5340453126898">
            <text:p>68,5340453127</text:p>
          </table:table-cell>
          <table:table-cell table:formula="of:=ROUND([.F53])" office:value-type="float" office:value="69">
            <text:p>69</text:p>
          </table:table-cell>
        </table:table-row>
        <table:table-row table:style-name="ro1">
          <table:table-cell table:number-columns-repeated="2"/>
          <table:table-cell table:formula="of:=[.C55]-1" office:value-type="float" office:value="-127">
            <text:p>-127</text:p>
          </table:table-cell>
          <table:table-cell table:formula="of:=[.D53]+1" office:value-type="float" office:value="53">
            <text:p>53</text:p>
          </table:table-cell>
          <table:table-cell table:formula="of:=[.E53]" office:value-type="float" office:value="111402">
            <text:p>111402</text:p>
          </table:table-cell>
          <table:table-cell table:formula="of:=[.E54]*(2^([.C54]/12))" office:value-type="float" office:value="72.6092917159424">
            <text:p>72,6092917159</text:p>
          </table:table-cell>
          <table:table-cell table:formula="of:=ROUND([.F54])" office:value-type="float" office:value="73">
            <text:p>73</text:p>
          </table:table-cell>
        </table:table-row>
        <table:table-row table:style-name="ro1">
          <table:table-cell table:number-columns-repeated="2"/>
          <table:table-cell table:formula="of:=[.C56]-1" office:value-type="float" office:value="-126">
            <text:p>-126</text:p>
          </table:table-cell>
          <table:table-cell table:formula="of:=[.D54]+1" office:value-type="float" office:value="54">
            <text:p>54</text:p>
          </table:table-cell>
          <table:table-cell table:formula="of:=[.E54]" office:value-type="float" office:value="111402">
            <text:p>111402</text:p>
          </table:table-cell>
          <table:table-cell table:formula="of:=[.E55]*(2^([.C55]/12))" office:value-type="float" office:value="76.9268648806092">
            <text:p>76,9268648806</text:p>
          </table:table-cell>
          <table:table-cell table:formula="of:=ROUND([.F55])" office:value-type="float" office:value="77">
            <text:p>77</text:p>
          </table:table-cell>
        </table:table-row>
        <table:table-row table:style-name="ro1">
          <table:table-cell table:number-columns-repeated="2"/>
          <table:table-cell table:formula="of:=[.C57]-1" office:value-type="float" office:value="-125">
            <text:p>-125</text:p>
          </table:table-cell>
          <table:table-cell table:formula="of:=[.D55]+1" office:value-type="float" office:value="55">
            <text:p>55</text:p>
          </table:table-cell>
          <table:table-cell table:formula="of:=[.E55]" office:value-type="float" office:value="111402">
            <text:p>111402</text:p>
          </table:table-cell>
          <table:table-cell table:formula="of:=[.E56]*(2^([.C56]/12))" office:value-type="float" office:value="81.5011743057696">
            <text:p>81,5011743058</text:p>
          </table:table-cell>
          <table:table-cell table:formula="of:=ROUND([.F56])" office:value-type="float" office:value="82">
            <text:p>82</text:p>
          </table:table-cell>
        </table:table-row>
        <table:table-row table:style-name="ro1">
          <table:table-cell table:number-columns-repeated="2"/>
          <table:table-cell table:formula="of:=[.C58]-1" office:value-type="float" office:value="-124">
            <text:p>-124</text:p>
          </table:table-cell>
          <table:table-cell table:formula="of:=[.D56]+1" office:value-type="float" office:value="56">
            <text:p>56</text:p>
          </table:table-cell>
          <table:table-cell table:formula="of:=[.E56]" office:value-type="float" office:value="111402">
            <text:p>111402</text:p>
          </table:table-cell>
          <table:table-cell table:formula="of:=[.E57]*(2^([.C57]/12))" office:value-type="float" office:value="86.3474863239069">
            <text:p>86,3474863239</text:p>
          </table:table-cell>
          <table:table-cell table:formula="of:=ROUND([.F57])" office:value-type="float" office:value="86">
            <text:p>86</text:p>
          </table:table-cell>
        </table:table-row>
        <table:table-row table:style-name="ro1">
          <table:table-cell table:number-columns-repeated="2"/>
          <table:table-cell table:formula="of:=[.C59]-1" office:value-type="float" office:value="-123">
            <text:p>-123</text:p>
          </table:table-cell>
          <table:table-cell table:formula="of:=[.D57]+1" office:value-type="float" office:value="57">
            <text:p>57</text:p>
          </table:table-cell>
          <table:table-cell table:formula="of:=[.E57]" office:value-type="float" office:value="111402">
            <text:p>111402</text:p>
          </table:table-cell>
          <table:table-cell table:formula="of:=[.E58]*(2^([.C58]/12))" office:value-type="float" office:value="91.4819750508734">
            <text:p>91,4819750509</text:p>
          </table:table-cell>
          <table:table-cell table:formula="of:=ROUND([.F58])" office:value-type="float" office:value="91">
            <text:p>91</text:p>
          </table:table-cell>
        </table:table-row>
        <table:table-row table:style-name="ro1">
          <table:table-cell table:number-columns-repeated="2"/>
          <table:table-cell table:formula="of:=[.C60]-1" office:value-type="float" office:value="-122">
            <text:p>-122</text:p>
          </table:table-cell>
          <table:table-cell table:formula="of:=[.D58]+1" office:value-type="float" office:value="58">
            <text:p>58</text:p>
          </table:table-cell>
          <table:table-cell table:formula="of:=[.E58]" office:value-type="float" office:value="111402">
            <text:p>111402</text:p>
          </table:table-cell>
          <table:table-cell table:formula="of:=[.E59]*(2^([.C59]/12))" office:value-type="float" office:value="96.9217763654982">
            <text:p>96,9217763655</text:p>
          </table:table-cell>
          <table:table-cell table:formula="of:=ROUND([.F59])" office:value-type="float" office:value="97">
            <text:p>97</text:p>
          </table:table-cell>
        </table:table-row>
        <table:table-row table:style-name="ro1">
          <table:table-cell table:number-columns-repeated="2"/>
          <table:table-cell table:formula="of:=[.C61]-1" office:value-type="float" office:value="-121">
            <text:p>-121</text:p>
          </table:table-cell>
          <table:table-cell table:formula="of:=[.D59]+1" office:value-type="float" office:value="59">
            <text:p>59</text:p>
          </table:table-cell>
          <table:table-cell table:formula="of:=[.E59]" office:value-type="float" office:value="111402">
            <text:p>111402</text:p>
          </table:table-cell>
          <table:table-cell table:formula="of:=[.E60]*(2^([.C60]/12))" office:value-type="float" office:value="102.68504509899">
            <text:p>102,685045099</text:p>
          </table:table-cell>
          <table:table-cell table:formula="of:=ROUND([.F60])" office:value-type="float" office:value="103">
            <text:p>103</text:p>
          </table:table-cell>
        </table:table-row>
        <table:table-row table:style-name="ro1">
          <table:table-cell table:number-columns-repeated="2"/>
          <table:table-cell table:formula="of:=[.C62]-1" office:value-type="float" office:value="-120">
            <text:p>-120</text:p>
          </table:table-cell>
          <table:table-cell table:formula="of:=[.D60]+1" office:value-type="float" office:value="60">
            <text:p>60</text:p>
          </table:table-cell>
          <table:table-cell table:formula="of:=[.E60]" office:value-type="float" office:value="111402">
            <text:p>111402</text:p>
          </table:table-cell>
          <table:table-cell table:formula="of:=[.E61]*(2^([.C61]/12))" office:value-type="float" office:value="108.791015625">
            <text:p>108,791015625</text:p>
          </table:table-cell>
          <table:table-cell table:formula="of:=ROUND([.F61])" office:value-type="float" office:value="109">
            <text:p>109</text:p>
          </table:table-cell>
        </table:table-row>
        <table:table-row table:style-name="ro1">
          <table:table-cell table:number-columns-repeated="2"/>
          <table:table-cell table:formula="of:=[.C63]-1" office:value-type="float" office:value="-119">
            <text:p>-119</text:p>
          </table:table-cell>
          <table:table-cell table:formula="of:=[.D61]+1" office:value-type="float" office:value="61">
            <text:p>61</text:p>
          </table:table-cell>
          <table:table-cell table:formula="of:=[.E61]" office:value-type="float" office:value="111402">
            <text:p>111402</text:p>
          </table:table-cell>
          <table:table-cell table:formula="of:=[.E62]*(2^([.C62]/12))" office:value-type="float" office:value="115.260066052553">
            <text:p>115,2600660526</text:p>
          </table:table-cell>
          <table:table-cell table:formula="of:=ROUND([.F62])" office:value-type="float" office:value="115">
            <text:p>115</text:p>
          </table:table-cell>
        </table:table-row>
        <table:table-row table:style-name="ro1">
          <table:table-cell table:number-columns-repeated="2"/>
          <table:table-cell table:formula="of:=[.C64]-1" office:value-type="float" office:value="-118">
            <text:p>-118</text:p>
          </table:table-cell>
          <table:table-cell table:formula="of:=[.D62]+1" office:value-type="float" office:value="62">
            <text:p>62</text:p>
          </table:table-cell>
          <table:table-cell table:formula="of:=[.E62]" office:value-type="float" office:value="111402">
            <text:p>111402</text:p>
          </table:table-cell>
          <table:table-cell table:formula="of:=[.E63]*(2^([.C63]/12))" office:value-type="float" office:value="122.113786236094">
            <text:p>122,1137862361</text:p>
          </table:table-cell>
          <table:table-cell table:formula="of:=ROUND([.F63])" office:value-type="float" office:value="122">
            <text:p>122</text:p>
          </table:table-cell>
        </table:table-row>
        <table:table-row table:style-name="ro1">
          <table:table-cell table:number-columns-repeated="2"/>
          <table:table-cell table:formula="of:=[.C65]-1" office:value-type="float" office:value="-117">
            <text:p>-117</text:p>
          </table:table-cell>
          <table:table-cell table:formula="of:=[.D63]+1" office:value-type="float" office:value="63">
            <text:p>63</text:p>
          </table:table-cell>
          <table:table-cell table:formula="of:=[.E63]" office:value-type="float" office:value="111402">
            <text:p>111402</text:p>
          </table:table-cell>
          <table:table-cell table:formula="of:=[.E64]*(2^([.C64]/12))" office:value-type="float" office:value="129.375049829622">
            <text:p>129,3750498296</text:p>
          </table:table-cell>
          <table:table-cell table:formula="of:=ROUND([.F64])" office:value-type="float" office:value="129">
            <text:p>129</text:p>
          </table:table-cell>
        </table:table-row>
        <table:table-row table:style-name="ro1">
          <table:table-cell table:number-columns-repeated="2"/>
          <table:table-cell table:formula="of:=[.C66]-1" office:value-type="float" office:value="-116">
            <text:p>-116</text:p>
          </table:table-cell>
          <table:table-cell table:formula="of:=[.D64]+1" office:value-type="float" office:value="64">
            <text:p>64</text:p>
          </table:table-cell>
          <table:table-cell table:formula="of:=[.E64]" office:value-type="float" office:value="111402">
            <text:p>111402</text:p>
          </table:table-cell>
          <table:table-cell table:formula="of:=[.E65]*(2^([.C65]/12))" office:value-type="float" office:value="137.06809062538">
            <text:p>137,0680906254</text:p>
          </table:table-cell>
          <table:table-cell table:formula="of:=ROUND([.F65])" office:value-type="float" office:value="137">
            <text:p>137</text:p>
          </table:table-cell>
        </table:table-row>
        <table:table-row table:style-name="ro1">
          <table:table-cell table:number-columns-repeated="2"/>
          <table:table-cell table:formula="of:=[.C67]-1" office:value-type="float" office:value="-115">
            <text:p>-115</text:p>
          </table:table-cell>
          <table:table-cell table:formula="of:=[.D65]+1" office:value-type="float" office:value="65">
            <text:p>65</text:p>
          </table:table-cell>
          <table:table-cell table:formula="of:=[.E65]" office:value-type="float" office:value="111402">
            <text:p>111402</text:p>
          </table:table-cell>
          <table:table-cell table:formula="of:=[.E66]*(2^([.C66]/12))" office:value-type="float" office:value="145.218583431885">
            <text:p>145,2185834319</text:p>
          </table:table-cell>
          <table:table-cell table:formula="of:=ROUND([.F66])" office:value-type="float" office:value="145">
            <text:p>145</text:p>
          </table:table-cell>
        </table:table-row>
        <table:table-row table:style-name="ro1">
          <table:table-cell table:number-columns-repeated="2"/>
          <table:table-cell table:formula="of:=[.C68]-1" office:value-type="float" office:value="-114">
            <text:p>-114</text:p>
          </table:table-cell>
          <table:table-cell table:formula="of:=[.D66]+1" office:value-type="float" office:value="66">
            <text:p>66</text:p>
          </table:table-cell>
          <table:table-cell table:formula="of:=[.E66]" office:value-type="float" office:value="111402">
            <text:p>111402</text:p>
          </table:table-cell>
          <table:table-cell table:formula="of:=[.E67]*(2^([.C67]/12))" office:value-type="float" office:value="153.853729761218">
            <text:p>153,8537297612</text:p>
          </table:table-cell>
          <table:table-cell table:formula="of:=ROUND([.F67])" office:value-type="float" office:value="154">
            <text:p>154</text:p>
          </table:table-cell>
        </table:table-row>
        <table:table-row table:style-name="ro1">
          <table:table-cell table:number-columns-repeated="2"/>
          <table:table-cell table:formula="of:=[.C69]-1" office:value-type="float" office:value="-113">
            <text:p>-113</text:p>
          </table:table-cell>
          <table:table-cell table:formula="of:=[.D67]+1" office:value-type="float" office:value="67">
            <text:p>67</text:p>
          </table:table-cell>
          <table:table-cell table:formula="of:=[.E67]" office:value-type="float" office:value="111402">
            <text:p>111402</text:p>
          </table:table-cell>
          <table:table-cell table:formula="of:=[.E68]*(2^([.C68]/12))" office:value-type="float" office:value="163.002348611539">
            <text:p>163,0023486115</text:p>
          </table:table-cell>
          <table:table-cell table:formula="of:=ROUND([.F68])" office:value-type="float" office:value="163">
            <text:p>163</text:p>
          </table:table-cell>
        </table:table-row>
        <table:table-row table:style-name="ro1">
          <table:table-cell table:number-columns-repeated="2"/>
          <table:table-cell table:formula="of:=[.C70]-1" office:value-type="float" office:value="-112">
            <text:p>-112</text:p>
          </table:table-cell>
          <table:table-cell table:formula="of:=[.D68]+1" office:value-type="float" office:value="68">
            <text:p>68</text:p>
          </table:table-cell>
          <table:table-cell table:formula="of:=[.E68]" office:value-type="float" office:value="111402">
            <text:p>111402</text:p>
          </table:table-cell>
          <table:table-cell table:formula="of:=[.E69]*(2^([.C69]/12))" office:value-type="float" office:value="172.694972647814">
            <text:p>172,6949726478</text:p>
          </table:table-cell>
          <table:table-cell table:formula="of:=ROUND([.F69])" office:value-type="float" office:value="173">
            <text:p>173</text:p>
          </table:table-cell>
        </table:table-row>
        <table:table-row table:style-name="ro1">
          <table:table-cell table:number-columns-repeated="2"/>
          <table:table-cell table:formula="of:=[.C71]-1" office:value-type="float" office:value="-111">
            <text:p>-111</text:p>
          </table:table-cell>
          <table:table-cell table:formula="of:=[.D69]+1" office:value-type="float" office:value="69">
            <text:p>69</text:p>
          </table:table-cell>
          <table:table-cell table:formula="of:=[.E69]" office:value-type="float" office:value="111402">
            <text:p>111402</text:p>
          </table:table-cell>
          <table:table-cell table:formula="of:=[.E70]*(2^([.C70]/12))" office:value-type="float" office:value="182.963950101747">
            <text:p>182,9639501017</text:p>
          </table:table-cell>
          <table:table-cell table:formula="of:=ROUND([.F70])" office:value-type="float" office:value="183">
            <text:p>183</text:p>
          </table:table-cell>
        </table:table-row>
        <table:table-row table:style-name="ro1">
          <table:table-cell table:number-columns-repeated="2"/>
          <table:table-cell table:formula="of:=[.C72]-1" office:value-type="float" office:value="-110">
            <text:p>-110</text:p>
          </table:table-cell>
          <table:table-cell table:formula="of:=[.D70]+1" office:value-type="float" office:value="70">
            <text:p>70</text:p>
          </table:table-cell>
          <table:table-cell table:formula="of:=[.E70]" office:value-type="float" office:value="111402">
            <text:p>111402</text:p>
          </table:table-cell>
          <table:table-cell table:formula="of:=[.E71]*(2^([.C71]/12))" office:value-type="float" office:value="193.843552730996">
            <text:p>193,843552731</text:p>
          </table:table-cell>
          <table:table-cell table:formula="of:=ROUND([.F71])" office:value-type="float" office:value="194">
            <text:p>194</text:p>
          </table:table-cell>
        </table:table-row>
        <table:table-row table:style-name="ro1">
          <table:table-cell table:number-columns-repeated="2"/>
          <table:table-cell table:formula="of:=[.C73]-1" office:value-type="float" office:value="-109">
            <text:p>-109</text:p>
          </table:table-cell>
          <table:table-cell table:formula="of:=[.D71]+1" office:value-type="float" office:value="71">
            <text:p>71</text:p>
          </table:table-cell>
          <table:table-cell table:formula="of:=[.E71]" office:value-type="float" office:value="111402">
            <text:p>111402</text:p>
          </table:table-cell>
          <table:table-cell table:formula="of:=[.E72]*(2^([.C72]/12))" office:value-type="float" office:value="205.37009019798">
            <text:p>205,370090198</text:p>
          </table:table-cell>
          <table:table-cell table:formula="of:=ROUND([.F72])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formula="of:=[.C74]-1" office:value-type="float" office:value="-108">
            <text:p>-108</text:p>
          </table:table-cell>
          <table:table-cell table:formula="of:=[.D72]+1" office:value-type="float" office:value="72">
            <text:p>72</text:p>
          </table:table-cell>
          <table:table-cell table:formula="of:=[.E72]" office:value-type="float" office:value="111402">
            <text:p>111402</text:p>
          </table:table-cell>
          <table:table-cell table:formula="of:=[.E73]*(2^([.C73]/12))" office:value-type="float" office:value="217.58203125">
            <text:p>217,58203125</text:p>
          </table:table-cell>
          <table:table-cell table:formula="of:=ROUND([.F73])" office:value-type="float" office:value="218">
            <text:p>218</text:p>
          </table:table-cell>
        </table:table-row>
        <table:table-row table:style-name="ro1">
          <table:table-cell table:number-columns-repeated="2"/>
          <table:table-cell table:formula="of:=[.C75]-1" office:value-type="float" office:value="-107">
            <text:p>-107</text:p>
          </table:table-cell>
          <table:table-cell table:formula="of:=[.D73]+1" office:value-type="float" office:value="73">
            <text:p>73</text:p>
          </table:table-cell>
          <table:table-cell table:formula="of:=[.E73]" office:value-type="float" office:value="111402">
            <text:p>111402</text:p>
          </table:table-cell>
          <table:table-cell table:formula="of:=[.E74]*(2^([.C74]/12))" office:value-type="float" office:value="230.520132105106">
            <text:p>230,5201321051</text:p>
          </table:table-cell>
          <table:table-cell table:formula="of:=ROUND([.F74])" office:value-type="float" office:value="231">
            <text:p>231</text:p>
          </table:table-cell>
        </table:table-row>
        <table:table-row table:style-name="ro1">
          <table:table-cell table:number-columns-repeated="2"/>
          <table:table-cell table:formula="of:=[.C76]-1" office:value-type="float" office:value="-106">
            <text:p>-106</text:p>
          </table:table-cell>
          <table:table-cell table:formula="of:=[.D74]+1" office:value-type="float" office:value="74">
            <text:p>74</text:p>
          </table:table-cell>
          <table:table-cell table:formula="of:=[.E74]" office:value-type="float" office:value="111402">
            <text:p>111402</text:p>
          </table:table-cell>
          <table:table-cell table:formula="of:=[.E75]*(2^([.C75]/12))" office:value-type="float" office:value="244.227572472189">
            <text:p>244,2275724722</text:p>
          </table:table-cell>
          <table:table-cell table:formula="of:=ROUND([.F75])" office:value-type="float" office:value="244">
            <text:p>244</text:p>
          </table:table-cell>
        </table:table-row>
        <table:table-row table:style-name="ro1">
          <table:table-cell table:number-columns-repeated="2"/>
          <table:table-cell table:formula="of:=[.C77]-1" office:value-type="float" office:value="-105">
            <text:p>-105</text:p>
          </table:table-cell>
          <table:table-cell table:formula="of:=[.D75]+1" office:value-type="float" office:value="75">
            <text:p>75</text:p>
          </table:table-cell>
          <table:table-cell table:formula="of:=[.E75]" office:value-type="float" office:value="111402">
            <text:p>111402</text:p>
          </table:table-cell>
          <table:table-cell table:formula="of:=[.E76]*(2^([.C76]/12))" office:value-type="float" office:value="258.750099659244">
            <text:p>258,7500996592</text:p>
          </table:table-cell>
          <table:table-cell table:formula="of:=ROUND([.F76])" office:value-type="float" office:value="259">
            <text:p>259</text:p>
          </table:table-cell>
        </table:table-row>
        <table:table-row table:style-name="ro1">
          <table:table-cell table:number-columns-repeated="2"/>
          <table:table-cell table:formula="of:=[.C78]-1" office:value-type="float" office:value="-104">
            <text:p>-104</text:p>
          </table:table-cell>
          <table:table-cell table:formula="of:=[.D76]+1" office:value-type="float" office:value="76">
            <text:p>76</text:p>
          </table:table-cell>
          <table:table-cell table:formula="of:=[.E76]" office:value-type="float" office:value="111402">
            <text:p>111402</text:p>
          </table:table-cell>
          <table:table-cell table:formula="of:=[.E77]*(2^([.C77]/12))" office:value-type="float" office:value="274.136181250759">
            <text:p>274,1361812508</text:p>
          </table:table-cell>
          <table:table-cell table:formula="of:=ROUND([.F77])" office:value-type="float" office:value="274">
            <text:p>274</text:p>
          </table:table-cell>
        </table:table-row>
        <table:table-row table:style-name="ro1">
          <table:table-cell table:number-columns-repeated="2"/>
          <table:table-cell table:formula="of:=[.C79]-1" office:value-type="float" office:value="-103">
            <text:p>-103</text:p>
          </table:table-cell>
          <table:table-cell table:formula="of:=[.D77]+1" office:value-type="float" office:value="77">
            <text:p>77</text:p>
          </table:table-cell>
          <table:table-cell table:formula="of:=[.E77]" office:value-type="float" office:value="111402">
            <text:p>111402</text:p>
          </table:table-cell>
          <table:table-cell table:formula="of:=[.E78]*(2^([.C78]/12))" office:value-type="float" office:value="290.43716686377">
            <text:p>290,4371668638</text:p>
          </table:table-cell>
          <table:table-cell table:formula="of:=ROUND([.F78])" office:value-type="float" office:value="290">
            <text:p>290</text:p>
          </table:table-cell>
        </table:table-row>
        <table:table-row table:style-name="ro1">
          <table:table-cell table:number-columns-repeated="2"/>
          <table:table-cell table:formula="of:=[.C80]-1" office:value-type="float" office:value="-102">
            <text:p>-102</text:p>
          </table:table-cell>
          <table:table-cell table:formula="of:=[.D78]+1" office:value-type="float" office:value="78">
            <text:p>78</text:p>
          </table:table-cell>
          <table:table-cell table:formula="of:=[.E78]" office:value-type="float" office:value="111402">
            <text:p>111402</text:p>
          </table:table-cell>
          <table:table-cell table:formula="of:=[.E79]*(2^([.C79]/12))" office:value-type="float" office:value="307.707459522437">
            <text:p>307,7074595224</text:p>
          </table:table-cell>
          <table:table-cell table:formula="of:=ROUND([.F79])" office:value-type="float" office:value="308">
            <text:p>308</text:p>
          </table:table-cell>
        </table:table-row>
        <table:table-row table:style-name="ro1">
          <table:table-cell table:number-columns-repeated="2"/>
          <table:table-cell table:formula="of:=[.C81]-1" office:value-type="float" office:value="-101">
            <text:p>-101</text:p>
          </table:table-cell>
          <table:table-cell table:formula="of:=[.D79]+1" office:value-type="float" office:value="79">
            <text:p>79</text:p>
          </table:table-cell>
          <table:table-cell table:formula="of:=[.E79]" office:value-type="float" office:value="111402">
            <text:p>111402</text:p>
          </table:table-cell>
          <table:table-cell table:formula="of:=[.E80]*(2^([.C80]/12))" office:value-type="float" office:value="326.004697223078">
            <text:p>326,0046972231</text:p>
          </table:table-cell>
          <table:table-cell table:formula="of:=ROUND([.F80])" office:value-type="float" office:value="326">
            <text:p>326</text:p>
          </table:table-cell>
        </table:table-row>
        <table:table-row table:style-name="ro1">
          <table:table-cell table:number-columns-repeated="2"/>
          <table:table-cell table:formula="of:=[.C82]-1" office:value-type="float" office:value="-100">
            <text:p>-100</text:p>
          </table:table-cell>
          <table:table-cell table:formula="of:=[.D80]+1" office:value-type="float" office:value="80">
            <text:p>80</text:p>
          </table:table-cell>
          <table:table-cell table:formula="of:=[.E80]" office:value-type="float" office:value="111402">
            <text:p>111402</text:p>
          </table:table-cell>
          <table:table-cell table:formula="of:=[.E81]*(2^([.C81]/12))" office:value-type="float" office:value="345.389945295627">
            <text:p>345,3899452956</text:p>
          </table:table-cell>
          <table:table-cell table:formula="of:=ROUND([.F81])" office:value-type="float" office:value="345">
            <text:p>345</text:p>
          </table:table-cell>
        </table:table-row>
        <table:table-row table:style-name="ro1">
          <table:table-cell table:number-columns-repeated="2"/>
          <table:table-cell table:formula="of:=[.C83]-1" office:value-type="float" office:value="-99">
            <text:p>-99</text:p>
          </table:table-cell>
          <table:table-cell table:formula="of:=[.D81]+1" office:value-type="float" office:value="81">
            <text:p>81</text:p>
          </table:table-cell>
          <table:table-cell table:formula="of:=[.E81]" office:value-type="float" office:value="111402">
            <text:p>111402</text:p>
          </table:table-cell>
          <table:table-cell table:formula="of:=[.E82]*(2^([.C82]/12))" office:value-type="float" office:value="365.927900203493">
            <text:p>365,9279002035</text:p>
          </table:table-cell>
          <table:table-cell table:formula="of:=ROUND([.F82])" office:value-type="float" office:value="366">
            <text:p>366</text:p>
          </table:table-cell>
        </table:table-row>
        <table:table-row table:style-name="ro1">
          <table:table-cell table:number-columns-repeated="2"/>
          <table:table-cell table:formula="of:=[.C84]-1" office:value-type="float" office:value="-98">
            <text:p>-98</text:p>
          </table:table-cell>
          <table:table-cell table:formula="of:=[.D82]+1" office:value-type="float" office:value="82">
            <text:p>82</text:p>
          </table:table-cell>
          <table:table-cell table:formula="of:=[.E82]" office:value-type="float" office:value="111402">
            <text:p>111402</text:p>
          </table:table-cell>
          <table:table-cell table:formula="of:=[.E83]*(2^([.C83]/12))" office:value-type="float" office:value="387.687105461993">
            <text:p>387,687105462</text:p>
          </table:table-cell>
          <table:table-cell table:formula="of:=ROUND([.F83])" office:value-type="float" office:value="388">
            <text:p>388</text:p>
          </table:table-cell>
        </table:table-row>
        <table:table-row table:style-name="ro1">
          <table:table-cell table:number-columns-repeated="2"/>
          <table:table-cell table:formula="of:=[.C85]-1" office:value-type="float" office:value="-97">
            <text:p>-97</text:p>
          </table:table-cell>
          <table:table-cell table:formula="of:=[.D83]+1" office:value-type="float" office:value="83">
            <text:p>83</text:p>
          </table:table-cell>
          <table:table-cell table:formula="of:=[.E83]" office:value-type="float" office:value="111402">
            <text:p>111402</text:p>
          </table:table-cell>
          <table:table-cell table:formula="of:=[.E84]*(2^([.C84]/12))" office:value-type="float" office:value="410.740180395961">
            <text:p>410,740180396</text:p>
          </table:table-cell>
          <table:table-cell table:formula="of:=ROUND([.F84])" office:value-type="float" office:value="411">
            <text:p>411</text:p>
          </table:table-cell>
        </table:table-row>
        <table:table-row table:style-name="ro1">
          <table:table-cell table:number-columns-repeated="2"/>
          <table:table-cell table:formula="of:=[.C86]-1" office:value-type="float" office:value="-96">
            <text:p>-96</text:p>
          </table:table-cell>
          <table:table-cell table:formula="of:=[.D84]+1" office:value-type="float" office:value="84">
            <text:p>84</text:p>
          </table:table-cell>
          <table:table-cell table:formula="of:=[.E84]" office:value-type="float" office:value="111402">
            <text:p>111402</text:p>
          </table:table-cell>
          <table:table-cell table:formula="of:=[.E85]*(2^([.C85]/12))" office:value-type="float" office:value="435.1640625">
            <text:p>435,1640625</text:p>
          </table:table-cell>
          <table:table-cell table:formula="of:=ROUND([.F85])" office:value-type="float" office:value="435">
            <text:p>435</text:p>
          </table:table-cell>
        </table:table-row>
        <table:table-row table:style-name="ro1">
          <table:table-cell table:number-columns-repeated="2"/>
          <table:table-cell table:formula="of:=[.C87]-1" office:value-type="float" office:value="-95">
            <text:p>-95</text:p>
          </table:table-cell>
          <table:table-cell table:formula="of:=[.D85]+1" office:value-type="float" office:value="85">
            <text:p>85</text:p>
          </table:table-cell>
          <table:table-cell table:formula="of:=[.E85]" office:value-type="float" office:value="111402">
            <text:p>111402</text:p>
          </table:table-cell>
          <table:table-cell table:formula="of:=[.E86]*(2^([.C86]/12))" office:value-type="float" office:value="461.040264210212">
            <text:p>461,0402642102</text:p>
          </table:table-cell>
          <table:table-cell table:formula="of:=ROUND([.F86])" office:value-type="float" office:value="461">
            <text:p>461</text:p>
          </table:table-cell>
        </table:table-row>
        <table:table-row table:style-name="ro1">
          <table:table-cell table:number-columns-repeated="2"/>
          <table:table-cell table:formula="of:=[.C88]-1" office:value-type="float" office:value="-94">
            <text:p>-94</text:p>
          </table:table-cell>
          <table:table-cell table:formula="of:=[.D86]+1" office:value-type="float" office:value="86">
            <text:p>86</text:p>
          </table:table-cell>
          <table:table-cell table:formula="of:=[.E86]" office:value-type="float" office:value="111402">
            <text:p>111402</text:p>
          </table:table-cell>
          <table:table-cell table:formula="of:=[.E87]*(2^([.C87]/12))" office:value-type="float" office:value="488.455144944378">
            <text:p>488,4551449444</text:p>
          </table:table-cell>
          <table:table-cell table:formula="of:=ROUND([.F87])" office:value-type="float" office:value="488">
            <text:p>488</text:p>
          </table:table-cell>
        </table:table-row>
        <table:table-row table:style-name="ro1">
          <table:table-cell table:number-columns-repeated="2"/>
          <table:table-cell table:formula="of:=[.C89]-1" office:value-type="float" office:value="-93">
            <text:p>-93</text:p>
          </table:table-cell>
          <table:table-cell table:formula="of:=[.D87]+1" office:value-type="float" office:value="87">
            <text:p>87</text:p>
          </table:table-cell>
          <table:table-cell table:formula="of:=[.E87]" office:value-type="float" office:value="111402">
            <text:p>111402</text:p>
          </table:table-cell>
          <table:table-cell table:formula="of:=[.E88]*(2^([.C88]/12))" office:value-type="float" office:value="517.500199318489">
            <text:p>517,5001993185</text:p>
          </table:table-cell>
          <table:table-cell table:formula="of:=ROUND([.F88])" office:value-type="float" office:value="518">
            <text:p>518</text:p>
          </table:table-cell>
        </table:table-row>
        <table:table-row table:style-name="ro1">
          <table:table-cell table:number-columns-repeated="2"/>
          <table:table-cell table:formula="of:=[.C90]-1" office:value-type="float" office:value="-92">
            <text:p>-92</text:p>
          </table:table-cell>
          <table:table-cell table:formula="of:=[.D88]+1" office:value-type="float" office:value="88">
            <text:p>88</text:p>
          </table:table-cell>
          <table:table-cell table:formula="of:=[.E88]" office:value-type="float" office:value="111402">
            <text:p>111402</text:p>
          </table:table-cell>
          <table:table-cell table:formula="of:=[.E89]*(2^([.C89]/12))" office:value-type="float" office:value="548.272362501518">
            <text:p>548,2723625015</text:p>
          </table:table-cell>
          <table:table-cell table:formula="of:=ROUND([.F89])" office:value-type="float" office:value="548">
            <text:p>548</text:p>
          </table:table-cell>
        </table:table-row>
        <table:table-row table:style-name="ro1">
          <table:table-cell table:number-columns-repeated="2"/>
          <table:table-cell table:formula="of:=[.C91]-1" office:value-type="float" office:value="-91">
            <text:p>-91</text:p>
          </table:table-cell>
          <table:table-cell table:formula="of:=[.D89]+1" office:value-type="float" office:value="89">
            <text:p>89</text:p>
          </table:table-cell>
          <table:table-cell table:formula="of:=[.E89]" office:value-type="float" office:value="111402">
            <text:p>111402</text:p>
          </table:table-cell>
          <table:table-cell table:formula="of:=[.E90]*(2^([.C90]/12))" office:value-type="float" office:value="580.87433372754">
            <text:p>580,8743337275</text:p>
          </table:table-cell>
          <table:table-cell table:formula="of:=ROUND([.F90])" office:value-type="float" office:value="581">
            <text:p>581</text:p>
          </table:table-cell>
        </table:table-row>
        <table:table-row table:style-name="ro1">
          <table:table-cell table:number-columns-repeated="2"/>
          <table:table-cell table:formula="of:=[.C92]-1" office:value-type="float" office:value="-90">
            <text:p>-90</text:p>
          </table:table-cell>
          <table:table-cell table:formula="of:=[.D90]+1" office:value-type="float" office:value="90">
            <text:p>90</text:p>
          </table:table-cell>
          <table:table-cell table:formula="of:=[.E90]" office:value-type="float" office:value="111402">
            <text:p>111402</text:p>
          </table:table-cell>
          <table:table-cell table:formula="of:=[.E91]*(2^([.C91]/12))" office:value-type="float" office:value="615.414919044873">
            <text:p>615,4149190449</text:p>
          </table:table-cell>
          <table:table-cell table:formula="of:=ROUND([.F91])" office:value-type="float" office:value="615">
            <text:p>615</text:p>
          </table:table-cell>
        </table:table-row>
        <table:table-row table:style-name="ro1">
          <table:table-cell table:number-columns-repeated="2"/>
          <table:table-cell table:formula="of:=[.C93]-1" office:value-type="float" office:value="-89">
            <text:p>-89</text:p>
          </table:table-cell>
          <table:table-cell table:formula="of:=[.D91]+1" office:value-type="float" office:value="91">
            <text:p>91</text:p>
          </table:table-cell>
          <table:table-cell table:formula="of:=[.E91]" office:value-type="float" office:value="111402">
            <text:p>111402</text:p>
          </table:table-cell>
          <table:table-cell table:formula="of:=[.E92]*(2^([.C92]/12))" office:value-type="float" office:value="652.009394446156">
            <text:p>652,0093944462</text:p>
          </table:table-cell>
          <table:table-cell table:formula="of:=ROUND([.F92])" office:value-type="float" office:value="652">
            <text:p>652</text:p>
          </table:table-cell>
        </table:table-row>
        <table:table-row table:style-name="ro1">
          <table:table-cell table:number-columns-repeated="2"/>
          <table:table-cell table:formula="of:=[.C94]-1" office:value-type="float" office:value="-88">
            <text:p>-88</text:p>
          </table:table-cell>
          <table:table-cell table:formula="of:=[.D92]+1" office:value-type="float" office:value="92">
            <text:p>92</text:p>
          </table:table-cell>
          <table:table-cell table:formula="of:=[.E92]" office:value-type="float" office:value="111402">
            <text:p>111402</text:p>
          </table:table-cell>
          <table:table-cell table:formula="of:=[.E93]*(2^([.C93]/12))" office:value-type="float" office:value="690.779890591255">
            <text:p>690,7798905913</text:p>
          </table:table-cell>
          <table:table-cell table:formula="of:=ROUND([.F93])" office:value-type="float" office:value="691">
            <text:p>691</text:p>
          </table:table-cell>
        </table:table-row>
        <table:table-row table:style-name="ro1">
          <table:table-cell table:number-columns-repeated="2"/>
          <table:table-cell table:formula="of:=[.C95]-1" office:value-type="float" office:value="-87">
            <text:p>-87</text:p>
          </table:table-cell>
          <table:table-cell table:formula="of:=[.D93]+1" office:value-type="float" office:value="93">
            <text:p>93</text:p>
          </table:table-cell>
          <table:table-cell table:formula="of:=[.E93]" office:value-type="float" office:value="111402">
            <text:p>111402</text:p>
          </table:table-cell>
          <table:table-cell table:formula="of:=[.E94]*(2^([.C94]/12))" office:value-type="float" office:value="731.855800406987">
            <text:p>731,855800407</text:p>
          </table:table-cell>
          <table:table-cell table:formula="of:=ROUND([.F94])" office:value-type="float" office:value="732">
            <text:p>732</text:p>
          </table:table-cell>
        </table:table-row>
        <table:table-row table:style-name="ro1">
          <table:table-cell table:number-columns-repeated="2"/>
          <table:table-cell table:formula="of:=[.C96]-1" office:value-type="float" office:value="-86">
            <text:p>-86</text:p>
          </table:table-cell>
          <table:table-cell table:formula="of:=[.D94]+1" office:value-type="float" office:value="94">
            <text:p>94</text:p>
          </table:table-cell>
          <table:table-cell table:formula="of:=[.E94]" office:value-type="float" office:value="111402">
            <text:p>111402</text:p>
          </table:table-cell>
          <table:table-cell table:formula="of:=[.E95]*(2^([.C95]/12))" office:value-type="float" office:value="775.374210923985">
            <text:p>775,374210924</text:p>
          </table:table-cell>
          <table:table-cell table:formula="of:=ROUND([.F95])" office:value-type="float" office:value="775">
            <text:p>775</text:p>
          </table:table-cell>
        </table:table-row>
        <table:table-row table:style-name="ro1">
          <table:table-cell table:number-columns-repeated="2"/>
          <table:table-cell table:formula="of:=[.C97]-1" office:value-type="float" office:value="-85">
            <text:p>-85</text:p>
          </table:table-cell>
          <table:table-cell table:formula="of:=[.D95]+1" office:value-type="float" office:value="95">
            <text:p>95</text:p>
          </table:table-cell>
          <table:table-cell table:formula="of:=[.E95]" office:value-type="float" office:value="111402">
            <text:p>111402</text:p>
          </table:table-cell>
          <table:table-cell table:formula="of:=[.E96]*(2^([.C96]/12))" office:value-type="float" office:value="821.480360791922">
            <text:p>821,4803607919</text:p>
          </table:table-cell>
          <table:table-cell table:formula="of:=ROUND([.F96])" office:value-type="float" office:value="821">
            <text:p>821</text:p>
          </table:table-cell>
        </table:table-row>
        <table:table-row table:style-name="ro1">
          <table:table-cell table:number-columns-repeated="2"/>
          <table:table-cell table:formula="of:=[.C98]-1" office:value-type="float" office:value="-84">
            <text:p>-84</text:p>
          </table:table-cell>
          <table:table-cell table:formula="of:=[.D96]+1" office:value-type="float" office:value="96">
            <text:p>96</text:p>
          </table:table-cell>
          <table:table-cell table:formula="of:=[.E96]" office:value-type="float" office:value="111402">
            <text:p>111402</text:p>
          </table:table-cell>
          <table:table-cell table:formula="of:=[.E97]*(2^([.C97]/12))" office:value-type="float" office:value="870.328125">
            <text:p>870,328125</text:p>
          </table:table-cell>
          <table:table-cell table:formula="of:=ROUND([.F97])" office:value-type="float" office:value="870">
            <text:p>870</text:p>
          </table:table-cell>
        </table:table-row>
        <table:table-row table:style-name="ro1">
          <table:table-cell table:number-columns-repeated="2"/>
          <table:table-cell table:formula="of:=[.C99]-1" office:value-type="float" office:value="-83">
            <text:p>-83</text:p>
          </table:table-cell>
          <table:table-cell table:formula="of:=[.D97]+1" office:value-type="float" office:value="97">
            <text:p>97</text:p>
          </table:table-cell>
          <table:table-cell table:formula="of:=[.E97]" office:value-type="float" office:value="111402">
            <text:p>111402</text:p>
          </table:table-cell>
          <table:table-cell table:formula="of:=[.E98]*(2^([.C98]/12))" office:value-type="float" office:value="922.080528420423">
            <text:p>922,0805284204</text:p>
          </table:table-cell>
          <table:table-cell table:formula="of:=ROUND([.F98])" office:value-type="float" office:value="922">
            <text:p>922</text:p>
          </table:table-cell>
        </table:table-row>
        <table:table-row table:style-name="ro1">
          <table:table-cell table:number-columns-repeated="2"/>
          <table:table-cell table:formula="of:=[.C100]-1" office:value-type="float" office:value="-82">
            <text:p>-82</text:p>
          </table:table-cell>
          <table:table-cell table:formula="of:=[.D98]+1" office:value-type="float" office:value="98">
            <text:p>98</text:p>
          </table:table-cell>
          <table:table-cell table:formula="of:=[.E98]" office:value-type="float" office:value="111402">
            <text:p>111402</text:p>
          </table:table-cell>
          <table:table-cell table:formula="of:=[.E99]*(2^([.C99]/12))" office:value-type="float" office:value="976.910289888756">
            <text:p>976,9102898888</text:p>
          </table:table-cell>
          <table:table-cell table:formula="of:=ROUND([.F99])" office:value-type="float" office:value="977">
            <text:p>977</text:p>
          </table:table-cell>
        </table:table-row>
        <table:table-row table:style-name="ro1">
          <table:table-cell table:number-columns-repeated="2"/>
          <table:table-cell table:formula="of:=[.C101]-1" office:value-type="float" office:value="-81">
            <text:p>-81</text:p>
          </table:table-cell>
          <table:table-cell table:formula="of:=[.D99]+1" office:value-type="float" office:value="99">
            <text:p>99</text:p>
          </table:table-cell>
          <table:table-cell table:formula="of:=[.E99]" office:value-type="float" office:value="111402">
            <text:p>111402</text:p>
          </table:table-cell>
          <table:table-cell table:formula="of:=[.E100]*(2^([.C100]/12))" office:value-type="float" office:value="1035.00039863698">
            <text:p>1035,000398637</text:p>
          </table:table-cell>
          <table:table-cell table:formula="of:=ROUND([.F100])" office:value-type="float" office:value="1035">
            <text:p>1035</text:p>
          </table:table-cell>
        </table:table-row>
        <table:table-row table:style-name="ro1">
          <table:table-cell table:number-columns-repeated="2"/>
          <table:table-cell table:formula="of:=[.C102]-1" office:value-type="float" office:value="-80">
            <text:p>-80</text:p>
          </table:table-cell>
          <table:table-cell table:formula="of:=[.D100]+1" office:value-type="float" office:value="100">
            <text:p>100</text:p>
          </table:table-cell>
          <table:table-cell table:formula="of:=[.E100]" office:value-type="float" office:value="111402">
            <text:p>111402</text:p>
          </table:table-cell>
          <table:table-cell table:formula="of:=[.E101]*(2^([.C101]/12))" office:value-type="float" office:value="1096.54472500304">
            <text:p>1096,544725003</text:p>
          </table:table-cell>
          <table:table-cell table:formula="of:=ROUND([.F101])" office:value-type="float" office:value="1097">
            <text:p>1097</text:p>
          </table:table-cell>
        </table:table-row>
        <table:table-row table:style-name="ro1">
          <table:table-cell table:number-columns-repeated="2"/>
          <table:table-cell table:formula="of:=[.C103]-1" office:value-type="float" office:value="-79">
            <text:p>-79</text:p>
          </table:table-cell>
          <table:table-cell table:formula="of:=[.D101]+1" office:value-type="float" office:value="101">
            <text:p>101</text:p>
          </table:table-cell>
          <table:table-cell table:formula="of:=[.E101]" office:value-type="float" office:value="111402">
            <text:p>111402</text:p>
          </table:table-cell>
          <table:table-cell table:formula="of:=[.E102]*(2^([.C102]/12))" office:value-type="float" office:value="1161.74866745508">
            <text:p>1161,7486674551</text:p>
          </table:table-cell>
          <table:table-cell table:formula="of:=ROUND([.F102])" office:value-type="float" office:value="1162">
            <text:p>1162</text:p>
          </table:table-cell>
        </table:table-row>
        <table:table-row table:style-name="ro1">
          <table:table-cell table:number-columns-repeated="2"/>
          <table:table-cell table:formula="of:=[.C104]-1" office:value-type="float" office:value="-78">
            <text:p>-78</text:p>
          </table:table-cell>
          <table:table-cell table:formula="of:=[.D102]+1" office:value-type="float" office:value="102">
            <text:p>102</text:p>
          </table:table-cell>
          <table:table-cell table:formula="of:=[.E102]" office:value-type="float" office:value="111402">
            <text:p>111402</text:p>
          </table:table-cell>
          <table:table-cell table:formula="of:=[.E103]*(2^([.C103]/12))" office:value-type="float" office:value="1230.82983808975">
            <text:p>1230,8298380898</text:p>
          </table:table-cell>
          <table:table-cell table:formula="of:=ROUND([.F103])" office:value-type="float" office:value="1231">
            <text:p>1231</text:p>
          </table:table-cell>
        </table:table-row>
        <table:table-row table:style-name="ro1">
          <table:table-cell table:number-columns-repeated="2"/>
          <table:table-cell table:formula="of:=[.C105]-1" office:value-type="float" office:value="-77">
            <text:p>-77</text:p>
          </table:table-cell>
          <table:table-cell table:formula="of:=[.D103]+1" office:value-type="float" office:value="103">
            <text:p>103</text:p>
          </table:table-cell>
          <table:table-cell table:formula="of:=[.E103]" office:value-type="float" office:value="111402">
            <text:p>111402</text:p>
          </table:table-cell>
          <table:table-cell table:formula="of:=[.E104]*(2^([.C104]/12))" office:value-type="float" office:value="1304.01878889231">
            <text:p>1304,0187888923</text:p>
          </table:table-cell>
          <table:table-cell table:formula="of:=ROUND([.F104])" office:value-type="float" office:value="1304">
            <text:p>1304</text:p>
          </table:table-cell>
        </table:table-row>
        <table:table-row table:style-name="ro1">
          <table:table-cell table:number-columns-repeated="2"/>
          <table:table-cell table:formula="of:=[.C106]-1" office:value-type="float" office:value="-76">
            <text:p>-76</text:p>
          </table:table-cell>
          <table:table-cell table:formula="of:=[.D104]+1" office:value-type="float" office:value="104">
            <text:p>104</text:p>
          </table:table-cell>
          <table:table-cell table:formula="of:=[.E104]" office:value-type="float" office:value="111402">
            <text:p>111402</text:p>
          </table:table-cell>
          <table:table-cell table:formula="of:=[.E105]*(2^([.C105]/12))" office:value-type="float" office:value="1381.55978118251">
            <text:p>1381,5597811825</text:p>
          </table:table-cell>
          <table:table-cell table:formula="of:=ROUND([.F105])" office:value-type="float" office:value="1382">
            <text:p>1382</text:p>
          </table:table-cell>
        </table:table-row>
        <table:table-row table:style-name="ro1">
          <table:table-cell table:number-columns-repeated="2"/>
          <table:table-cell table:formula="of:=[.C107]-1" office:value-type="float" office:value="-75">
            <text:p>-75</text:p>
          </table:table-cell>
          <table:table-cell table:formula="of:=[.D105]+1" office:value-type="float" office:value="105">
            <text:p>105</text:p>
          </table:table-cell>
          <table:table-cell table:formula="of:=[.E105]" office:value-type="float" office:value="111402">
            <text:p>111402</text:p>
          </table:table-cell>
          <table:table-cell table:formula="of:=[.E106]*(2^([.C106]/12))" office:value-type="float" office:value="1463.71160081397">
            <text:p>1463,711600814</text:p>
          </table:table-cell>
          <table:table-cell table:formula="of:=ROUND([.F106])" office:value-type="float" office:value="1464">
            <text:p>1464</text:p>
          </table:table-cell>
        </table:table-row>
        <table:table-row table:style-name="ro1">
          <table:table-cell table:number-columns-repeated="2"/>
          <table:table-cell table:formula="of:=[.C108]-1" office:value-type="float" office:value="-74">
            <text:p>-74</text:p>
          </table:table-cell>
          <table:table-cell table:formula="of:=[.D106]+1" office:value-type="float" office:value="106">
            <text:p>106</text:p>
          </table:table-cell>
          <table:table-cell table:formula="of:=[.E106]" office:value-type="float" office:value="111402">
            <text:p>111402</text:p>
          </table:table-cell>
          <table:table-cell table:formula="of:=[.E107]*(2^([.C107]/12))" office:value-type="float" office:value="1550.74842184797">
            <text:p>1550,748421848</text:p>
          </table:table-cell>
          <table:table-cell table:formula="of:=ROUND([.F107])" office:value-type="float" office:value="1551">
            <text:p>1551</text:p>
          </table:table-cell>
        </table:table-row>
        <table:table-row table:style-name="ro1">
          <table:table-cell table:number-columns-repeated="2"/>
          <table:table-cell table:formula="of:=[.C109]-1" office:value-type="float" office:value="-73">
            <text:p>-73</text:p>
          </table:table-cell>
          <table:table-cell table:formula="of:=[.D107]+1" office:value-type="float" office:value="107">
            <text:p>107</text:p>
          </table:table-cell>
          <table:table-cell table:formula="of:=[.E107]" office:value-type="float" office:value="111402">
            <text:p>111402</text:p>
          </table:table-cell>
          <table:table-cell table:formula="of:=[.E108]*(2^([.C108]/12))" office:value-type="float" office:value="1642.96072158384">
            <text:p>1642,9607215839</text:p>
          </table:table-cell>
          <table:table-cell table:formula="of:=ROUND([.F108])" office:value-type="float" office:value="1643">
            <text:p>1643</text:p>
          </table:table-cell>
        </table:table-row>
        <table:table-row table:style-name="ro1">
          <table:table-cell table:number-columns-repeated="2"/>
          <table:table-cell table:formula="of:=[.C110]-1" office:value-type="float" office:value="-72">
            <text:p>-72</text:p>
          </table:table-cell>
          <table:table-cell table:formula="of:=[.D108]+1" office:value-type="float" office:value="108">
            <text:p>108</text:p>
          </table:table-cell>
          <table:table-cell table:formula="of:=[.E108]" office:value-type="float" office:value="111402">
            <text:p>111402</text:p>
          </table:table-cell>
          <table:table-cell table:formula="of:=[.E109]*(2^([.C109]/12))" office:value-type="float" office:value="1740.65625">
            <text:p>1740,65625</text:p>
          </table:table-cell>
          <table:table-cell table:formula="of:=ROUND([.F109])" office:value-type="float" office:value="1741">
            <text:p>1741</text:p>
          </table:table-cell>
        </table:table-row>
        <table:table-row table:style-name="ro1">
          <table:table-cell table:number-columns-repeated="2"/>
          <table:table-cell table:formula="of:=[.C111]-1" office:value-type="float" office:value="-71">
            <text:p>-71</text:p>
          </table:table-cell>
          <table:table-cell table:formula="of:=[.D109]+1" office:value-type="float" office:value="109">
            <text:p>109</text:p>
          </table:table-cell>
          <table:table-cell table:formula="of:=[.E109]" office:value-type="float" office:value="111402">
            <text:p>111402</text:p>
          </table:table-cell>
          <table:table-cell table:formula="of:=[.E110]*(2^([.C110]/12))" office:value-type="float" office:value="1844.16105684085">
            <text:p>1844,1610568409</text:p>
          </table:table-cell>
          <table:table-cell table:formula="of:=ROUND([.F110])" office:value-type="float" office:value="1844">
            <text:p>1844</text:p>
          </table:table-cell>
        </table:table-row>
        <table:table-row table:style-name="ro1">
          <table:table-cell table:number-columns-repeated="2"/>
          <table:table-cell table:formula="of:=[.C112]-1" office:value-type="float" office:value="-70">
            <text:p>-70</text:p>
          </table:table-cell>
          <table:table-cell table:formula="of:=[.D110]+1" office:value-type="float" office:value="110">
            <text:p>110</text:p>
          </table:table-cell>
          <table:table-cell table:formula="of:=[.E110]" office:value-type="float" office:value="111402">
            <text:p>111402</text:p>
          </table:table-cell>
          <table:table-cell table:formula="of:=[.E111]*(2^([.C111]/12))" office:value-type="float" office:value="1953.82057977751">
            <text:p>1953,8205797775</text:p>
          </table:table-cell>
          <table:table-cell table:formula="of:=ROUND([.F111])" office:value-type="float" office:value="1954">
            <text:p>1954</text:p>
          </table:table-cell>
        </table:table-row>
        <table:table-row table:style-name="ro1">
          <table:table-cell table:number-columns-repeated="2"/>
          <table:table-cell table:formula="of:=[.C113]-1" office:value-type="float" office:value="-69">
            <text:p>-69</text:p>
          </table:table-cell>
          <table:table-cell table:formula="of:=[.D111]+1" office:value-type="float" office:value="111">
            <text:p>111</text:p>
          </table:table-cell>
          <table:table-cell table:formula="of:=[.E111]" office:value-type="float" office:value="111402">
            <text:p>111402</text:p>
          </table:table-cell>
          <table:table-cell table:formula="of:=[.E112]*(2^([.C112]/12))" office:value-type="float" office:value="2070.00079727396">
            <text:p>2070,000797274</text:p>
          </table:table-cell>
          <table:table-cell table:formula="of:=ROUND([.F112])" office:value-type="float" office:value="2070">
            <text:p>2070</text:p>
          </table:table-cell>
        </table:table-row>
        <table:table-row table:style-name="ro1">
          <table:table-cell table:number-columns-repeated="2"/>
          <table:table-cell table:formula="of:=[.C114]-1" office:value-type="float" office:value="-68">
            <text:p>-68</text:p>
          </table:table-cell>
          <table:table-cell table:formula="of:=[.D112]+1" office:value-type="float" office:value="112">
            <text:p>112</text:p>
          </table:table-cell>
          <table:table-cell table:formula="of:=[.E112]" office:value-type="float" office:value="111402">
            <text:p>111402</text:p>
          </table:table-cell>
          <table:table-cell table:formula="of:=[.E113]*(2^([.C113]/12))" office:value-type="float" office:value="2193.08945000607">
            <text:p>2193,0894500061</text:p>
          </table:table-cell>
          <table:table-cell table:formula="of:=ROUND([.F113])" office:value-type="float" office:value="2193">
            <text:p>2193</text:p>
          </table:table-cell>
        </table:table-row>
        <table:table-row table:style-name="ro1">
          <table:table-cell table:number-columns-repeated="2"/>
          <table:table-cell table:formula="of:=[.C115]-1" office:value-type="float" office:value="-67">
            <text:p>-67</text:p>
          </table:table-cell>
          <table:table-cell table:formula="of:=[.D113]+1" office:value-type="float" office:value="113">
            <text:p>113</text:p>
          </table:table-cell>
          <table:table-cell table:formula="of:=[.E113]" office:value-type="float" office:value="111402">
            <text:p>111402</text:p>
          </table:table-cell>
          <table:table-cell table:formula="of:=[.E114]*(2^([.C114]/12))" office:value-type="float" office:value="2323.49733491016">
            <text:p>2323,4973349102</text:p>
          </table:table-cell>
          <table:table-cell table:formula="of:=ROUND([.F114])" office:value-type="float" office:value="2323">
            <text:p>2323</text:p>
          </table:table-cell>
        </table:table-row>
        <table:table-row table:style-name="ro1">
          <table:table-cell table:number-columns-repeated="2"/>
          <table:table-cell table:formula="of:=[.C116]-1" office:value-type="float" office:value="-66">
            <text:p>-66</text:p>
          </table:table-cell>
          <table:table-cell table:formula="of:=[.D114]+1" office:value-type="float" office:value="114">
            <text:p>114</text:p>
          </table:table-cell>
          <table:table-cell table:formula="of:=[.E114]" office:value-type="float" office:value="111402">
            <text:p>111402</text:p>
          </table:table-cell>
          <table:table-cell table:formula="of:=[.E115]*(2^([.C115]/12))" office:value-type="float" office:value="2461.65967617949">
            <text:p>2461,6596761795</text:p>
          </table:table-cell>
          <table:table-cell table:formula="of:=ROUND([.F115])" office:value-type="float" office:value="2462">
            <text:p>2462</text:p>
          </table:table-cell>
        </table:table-row>
        <table:table-row table:style-name="ro1">
          <table:table-cell table:number-columns-repeated="2"/>
          <table:table-cell table:formula="of:=[.C117]-1" office:value-type="float" office:value="-65">
            <text:p>-65</text:p>
          </table:table-cell>
          <table:table-cell table:formula="of:=[.D115]+1" office:value-type="float" office:value="115">
            <text:p>115</text:p>
          </table:table-cell>
          <table:table-cell table:formula="of:=[.E115]" office:value-type="float" office:value="111402">
            <text:p>111402</text:p>
          </table:table-cell>
          <table:table-cell table:formula="of:=[.E116]*(2^([.C116]/12))" office:value-type="float" office:value="2608.03757778463">
            <text:p>2608,0375777846</text:p>
          </table:table-cell>
          <table:table-cell table:formula="of:=ROUND([.F116])" office:value-type="float" office:value="2608">
            <text:p>2608</text:p>
          </table:table-cell>
        </table:table-row>
        <table:table-row table:style-name="ro1">
          <table:table-cell table:number-columns-repeated="2"/>
          <table:table-cell table:formula="of:=[.C118]-1" office:value-type="float" office:value="-64">
            <text:p>-64</text:p>
          </table:table-cell>
          <table:table-cell table:formula="of:=[.D116]+1" office:value-type="float" office:value="116">
            <text:p>116</text:p>
          </table:table-cell>
          <table:table-cell table:formula="of:=[.E116]" office:value-type="float" office:value="111402">
            <text:p>111402</text:p>
          </table:table-cell>
          <table:table-cell table:formula="of:=[.E117]*(2^([.C117]/12))" office:value-type="float" office:value="2763.11956236502">
            <text:p>2763,119562365</text:p>
          </table:table-cell>
          <table:table-cell table:formula="of:=ROUND([.F117])" office:value-type="float" office:value="2763">
            <text:p>2763</text:p>
          </table:table-cell>
        </table:table-row>
        <table:table-row table:style-name="ro1">
          <table:table-cell table:number-columns-repeated="2"/>
          <table:table-cell table:formula="of:=[.C119]-1" office:value-type="float" office:value="-63">
            <text:p>-63</text:p>
          </table:table-cell>
          <table:table-cell table:formula="of:=[.D117]+1" office:value-type="float" office:value="117">
            <text:p>117</text:p>
          </table:table-cell>
          <table:table-cell table:formula="of:=[.E117]" office:value-type="float" office:value="111402">
            <text:p>111402</text:p>
          </table:table-cell>
          <table:table-cell table:formula="of:=[.E118]*(2^([.C118]/12))" office:value-type="float" office:value="2927.42320162795">
            <text:p>2927,423201628</text:p>
          </table:table-cell>
          <table:table-cell table:formula="of:=ROUND([.F118])" office:value-type="float" office:value="2927">
            <text:p>2927</text:p>
          </table:table-cell>
        </table:table-row>
        <table:table-row table:style-name="ro1">
          <table:table-cell table:number-columns-repeated="2"/>
          <table:table-cell table:formula="of:=[.C120]-1" office:value-type="float" office:value="-62">
            <text:p>-62</text:p>
          </table:table-cell>
          <table:table-cell table:formula="of:=[.D118]+1" office:value-type="float" office:value="118">
            <text:p>118</text:p>
          </table:table-cell>
          <table:table-cell table:formula="of:=[.E118]" office:value-type="float" office:value="111402">
            <text:p>111402</text:p>
          </table:table-cell>
          <table:table-cell table:formula="of:=[.E119]*(2^([.C119]/12))" office:value-type="float" office:value="3101.49684369594">
            <text:p>3101,4968436959</text:p>
          </table:table-cell>
          <table:table-cell table:formula="of:=ROUND([.F119])" office:value-type="float" office:value="3101">
            <text:p>3101</text:p>
          </table:table-cell>
        </table:table-row>
        <table:table-row table:style-name="ro1">
          <table:table-cell table:number-columns-repeated="2"/>
          <table:table-cell table:formula="of:=[.C121]-1" office:value-type="float" office:value="-61">
            <text:p>-61</text:p>
          </table:table-cell>
          <table:table-cell table:formula="of:=[.D119]+1" office:value-type="float" office:value="119">
            <text:p>119</text:p>
          </table:table-cell>
          <table:table-cell table:formula="of:=[.E119]" office:value-type="float" office:value="111402">
            <text:p>111402</text:p>
          </table:table-cell>
          <table:table-cell table:formula="of:=[.E120]*(2^([.C120]/12))" office:value-type="float" office:value="3285.92144316769">
            <text:p>3285,9214431677</text:p>
          </table:table-cell>
          <table:table-cell table:formula="of:=ROUND([.F120])" office:value-type="float" office:value="3286">
            <text:p>3286</text:p>
          </table:table-cell>
        </table:table-row>
        <table:table-row table:style-name="ro1">
          <table:table-cell table:number-columns-repeated="2"/>
          <table:table-cell table:formula="of:=[.C122]-1" office:value-type="float" office:value="-60">
            <text:p>-60</text:p>
          </table:table-cell>
          <table:table-cell table:formula="of:=[.D120]+1" office:value-type="float" office:value="120">
            <text:p>120</text:p>
          </table:table-cell>
          <table:table-cell table:formula="of:=[.E120]" office:value-type="float" office:value="111402">
            <text:p>111402</text:p>
          </table:table-cell>
          <table:table-cell table:formula="of:=[.E121]*(2^([.C121]/12))" office:value-type="float" office:value="3481.3125">
            <text:p>3481,3125</text:p>
          </table:table-cell>
          <table:table-cell table:formula="of:=ROUND([.F121])" office:value-type="float" office:value="3481">
            <text:p>3481</text:p>
          </table:table-cell>
        </table:table-row>
        <table:table-row table:style-name="ro1">
          <table:table-cell table:number-columns-repeated="2"/>
          <table:table-cell table:formula="of:=[.C123]-1" office:value-type="float" office:value="-59">
            <text:p>-59</text:p>
          </table:table-cell>
          <table:table-cell table:formula="of:=[.D121]+1" office:value-type="float" office:value="121">
            <text:p>121</text:p>
          </table:table-cell>
          <table:table-cell table:formula="of:=[.E121]" office:value-type="float" office:value="111402">
            <text:p>111402</text:p>
          </table:table-cell>
          <table:table-cell table:formula="of:=[.E122]*(2^([.C122]/12))" office:value-type="float" office:value="3688.32211368169">
            <text:p>3688,3221136817</text:p>
          </table:table-cell>
          <table:table-cell table:formula="of:=ROUND([.F122])" office:value-type="float" office:value="3688">
            <text:p>3688</text:p>
          </table:table-cell>
        </table:table-row>
        <table:table-row table:style-name="ro1">
          <table:table-cell table:number-columns-repeated="2"/>
          <table:table-cell table:formula="of:=[.C124]-1" office:value-type="float" office:value="-58">
            <text:p>-58</text:p>
          </table:table-cell>
          <table:table-cell table:formula="of:=[.D122]+1" office:value-type="float" office:value="122">
            <text:p>122</text:p>
          </table:table-cell>
          <table:table-cell table:formula="of:=[.E122]" office:value-type="float" office:value="111402">
            <text:p>111402</text:p>
          </table:table-cell>
          <table:table-cell table:formula="of:=[.E123]*(2^([.C123]/12))" office:value-type="float" office:value="3907.64115955502">
            <text:p>3907,641159555</text:p>
          </table:table-cell>
          <table:table-cell table:formula="of:=ROUND([.F123])" office:value-type="float" office:value="3908">
            <text:p>3908</text:p>
          </table:table-cell>
        </table:table-row>
        <table:table-row table:style-name="ro1">
          <table:table-cell table:number-columns-repeated="2"/>
          <table:table-cell table:formula="of:=[.C125]-1" office:value-type="float" office:value="-57">
            <text:p>-57</text:p>
          </table:table-cell>
          <table:table-cell table:formula="of:=[.D123]+1" office:value-type="float" office:value="123">
            <text:p>123</text:p>
          </table:table-cell>
          <table:table-cell table:formula="of:=[.E123]" office:value-type="float" office:value="111402">
            <text:p>111402</text:p>
          </table:table-cell>
          <table:table-cell table:formula="of:=[.E124]*(2^([.C124]/12))" office:value-type="float" office:value="4140.00159454791">
            <text:p>4140,0015945479</text:p>
          </table:table-cell>
          <table:table-cell table:formula="of:=ROUND([.F124])" office:value-type="float" office:value="4140">
            <text:p>4140</text:p>
          </table:table-cell>
        </table:table-row>
        <table:table-row table:style-name="ro1">
          <table:table-cell table:number-columns-repeated="2"/>
          <table:table-cell table:formula="of:=[.C126]-1" office:value-type="float" office:value="-56">
            <text:p>-56</text:p>
          </table:table-cell>
          <table:table-cell table:formula="of:=[.D124]+1" office:value-type="float" office:value="124">
            <text:p>124</text:p>
          </table:table-cell>
          <table:table-cell table:formula="of:=[.E124]" office:value-type="float" office:value="111402">
            <text:p>111402</text:p>
          </table:table-cell>
          <table:table-cell table:formula="of:=[.E125]*(2^([.C125]/12))" office:value-type="float" office:value="4386.17890001215">
            <text:p>4386,1789000122</text:p>
          </table:table-cell>
          <table:table-cell table:formula="of:=ROUND([.F125])" office:value-type="float" office:value="4386">
            <text:p>4386</text:p>
          </table:table-cell>
        </table:table-row>
        <table:table-row table:style-name="ro1">
          <table:table-cell table:number-columns-repeated="2"/>
          <table:table-cell table:formula="of:=[.C127]-1" office:value-type="float" office:value="-55">
            <text:p>-55</text:p>
          </table:table-cell>
          <table:table-cell table:formula="of:=[.D125]+1" office:value-type="float" office:value="125">
            <text:p>125</text:p>
          </table:table-cell>
          <table:table-cell table:formula="of:=[.E125]" office:value-type="float" office:value="111402">
            <text:p>111402</text:p>
          </table:table-cell>
          <table:table-cell table:formula="of:=[.E126]*(2^([.C126]/12))" office:value-type="float" office:value="4646.99466982032">
            <text:p>4646,9946698203</text:p>
          </table:table-cell>
          <table:table-cell table:formula="of:=ROUND([.F126])" office:value-type="float" office:value="4647">
            <text:p>4647</text:p>
          </table:table-cell>
        </table:table-row>
        <table:table-row table:style-name="ro1">
          <table:table-cell table:number-columns-repeated="2"/>
          <table:table-cell table:formula="of:=[.C128]-1" office:value-type="float" office:value="-54">
            <text:p>-54</text:p>
          </table:table-cell>
          <table:table-cell table:formula="of:=[.D126]+1" office:value-type="float" office:value="126">
            <text:p>126</text:p>
          </table:table-cell>
          <table:table-cell table:formula="of:=[.E126]" office:value-type="float" office:value="111402">
            <text:p>111402</text:p>
          </table:table-cell>
          <table:table-cell table:formula="of:=[.E127]*(2^([.C127]/12))" office:value-type="float" office:value="4923.31935235899">
            <text:p>4923,319352359</text:p>
          </table:table-cell>
          <table:table-cell table:formula="of:=ROUND([.F127])" office:value-type="float" office:value="4923">
            <text:p>4923</text:p>
          </table:table-cell>
        </table:table-row>
        <table:table-row table:style-name="ro1">
          <table:table-cell table:number-columns-repeated="2"/>
          <table:table-cell table:formula="of:=[.C129]-1" office:value-type="float" office:value="-53">
            <text:p>-53</text:p>
          </table:table-cell>
          <table:table-cell table:formula="of:=[.D127]+1" office:value-type="float" office:value="127">
            <text:p>127</text:p>
          </table:table-cell>
          <table:table-cell table:formula="of:=[.E127]" office:value-type="float" office:value="111402">
            <text:p>111402</text:p>
          </table:table-cell>
          <table:table-cell table:formula="of:=[.E128]*(2^([.C128]/12))" office:value-type="float" office:value="5216.07515556925">
            <text:p>5216,0751555693</text:p>
          </table:table-cell>
          <table:table-cell table:formula="of:=ROUND([.F128])" office:value-type="float" office:value="5216">
            <text:p>5216</text:p>
          </table:table-cell>
        </table:table-row>
        <table:table-row table:style-name="ro1">
          <table:table-cell table:number-columns-repeated="2"/>
          <table:table-cell table:formula="of:=[.C130]-1" office:value-type="float" office:value="-52">
            <text:p>-52</text:p>
          </table:table-cell>
          <table:table-cell table:formula="of:=[.D128]+1" office:value-type="float" office:value="128">
            <text:p>128</text:p>
          </table:table-cell>
          <table:table-cell table:formula="of:=[.E128]" office:value-type="float" office:value="111402">
            <text:p>111402</text:p>
          </table:table-cell>
          <table:table-cell table:formula="of:=[.E129]*(2^([.C129]/12))" office:value-type="float" office:value="5526.23912473004">
            <text:p>5526,2391247301</text:p>
          </table:table-cell>
          <table:table-cell table:formula="of:=ROUND([.F129])" office:value-type="float" office:value="5526">
            <text:p>5526</text:p>
          </table:table-cell>
        </table:table-row>
        <table:table-row table:style-name="ro1">
          <table:table-cell table:number-columns-repeated="2"/>
          <table:table-cell table:formula="of:=[.C131]-1" office:value-type="float" office:value="-51">
            <text:p>-51</text:p>
          </table:table-cell>
          <table:table-cell table:formula="of:=[.D129]+1" office:value-type="float" office:value="129">
            <text:p>129</text:p>
          </table:table-cell>
          <table:table-cell table:formula="of:=[.E129]" office:value-type="float" office:value="111402">
            <text:p>111402</text:p>
          </table:table-cell>
          <table:table-cell table:formula="of:=[.E130]*(2^([.C130]/12))" office:value-type="float" office:value="5854.84640325589">
            <text:p>5854,8464032559</text:p>
          </table:table-cell>
          <table:table-cell table:formula="of:=ROUND([.F130])" office:value-type="float" office:value="5855">
            <text:p>5855</text:p>
          </table:table-cell>
        </table:table-row>
        <table:table-row table:style-name="ro1">
          <table:table-cell table:number-columns-repeated="2"/>
          <table:table-cell table:formula="of:=[.C132]-1" office:value-type="float" office:value="-50">
            <text:p>-50</text:p>
          </table:table-cell>
          <table:table-cell table:formula="of:=[.D130]+1" office:value-type="float" office:value="130">
            <text:p>130</text:p>
          </table:table-cell>
          <table:table-cell table:formula="of:=[.E130]" office:value-type="float" office:value="111402">
            <text:p>111402</text:p>
          </table:table-cell>
          <table:table-cell table:formula="of:=[.E131]*(2^([.C131]/12))" office:value-type="float" office:value="6202.99368739188">
            <text:p>6202,9936873919</text:p>
          </table:table-cell>
          <table:table-cell table:formula="of:=ROUND([.F131])" office:value-type="float" office:value="6203">
            <text:p>6203</text:p>
          </table:table-cell>
        </table:table-row>
        <table:table-row table:style-name="ro1">
          <table:table-cell table:number-columns-repeated="2"/>
          <table:table-cell table:formula="of:=[.C133]-1" office:value-type="float" office:value="-49">
            <text:p>-49</text:p>
          </table:table-cell>
          <table:table-cell table:formula="of:=[.D131]+1" office:value-type="float" office:value="131">
            <text:p>131</text:p>
          </table:table-cell>
          <table:table-cell table:formula="of:=[.E131]" office:value-type="float" office:value="111402">
            <text:p>111402</text:p>
          </table:table-cell>
          <table:table-cell table:formula="of:=[.E132]*(2^([.C132]/12))" office:value-type="float" office:value="6571.84288633538">
            <text:p>6571,8428863354</text:p>
          </table:table-cell>
          <table:table-cell table:formula="of:=ROUND([.F132])" office:value-type="float" office:value="6572">
            <text:p>6572</text:p>
          </table:table-cell>
        </table:table-row>
        <table:table-row table:style-name="ro1">
          <table:table-cell table:number-columns-repeated="2"/>
          <table:table-cell table:formula="of:=[.C134]-1" office:value-type="float" office:value="-48">
            <text:p>-48</text:p>
          </table:table-cell>
          <table:table-cell table:formula="of:=[.D132]+1" office:value-type="float" office:value="132">
            <text:p>132</text:p>
          </table:table-cell>
          <table:table-cell table:formula="of:=[.E132]" office:value-type="float" office:value="111402">
            <text:p>111402</text:p>
          </table:table-cell>
          <table:table-cell table:formula="of:=[.E133]*(2^([.C133]/12))" office:value-type="float" office:value="6962.625">
            <text:p>6962,625</text:p>
          </table:table-cell>
          <table:table-cell table:formula="of:=ROUND([.F133])" office:value-type="float" office:value="6963">
            <text:p>6963</text:p>
          </table:table-cell>
        </table:table-row>
        <table:table-row table:style-name="ro1">
          <table:table-cell table:number-columns-repeated="2"/>
          <table:table-cell table:formula="of:=[.C135]-1" office:value-type="float" office:value="-47">
            <text:p>-47</text:p>
          </table:table-cell>
          <table:table-cell table:formula="of:=[.D133]+1" office:value-type="float" office:value="133">
            <text:p>133</text:p>
          </table:table-cell>
          <table:table-cell table:formula="of:=[.E133]" office:value-type="float" office:value="111402">
            <text:p>111402</text:p>
          </table:table-cell>
          <table:table-cell table:formula="of:=[.E134]*(2^([.C134]/12))" office:value-type="float" office:value="7376.64422736339">
            <text:p>7376,6442273634</text:p>
          </table:table-cell>
          <table:table-cell table:formula="of:=ROUND([.F134])" office:value-type="float" office:value="7377">
            <text:p>7377</text:p>
          </table:table-cell>
        </table:table-row>
        <table:table-row table:style-name="ro1">
          <table:table-cell table:number-columns-repeated="2"/>
          <table:table-cell table:formula="of:=[.C136]-1" office:value-type="float" office:value="-46">
            <text:p>-46</text:p>
          </table:table-cell>
          <table:table-cell table:formula="of:=[.D134]+1" office:value-type="float" office:value="134">
            <text:p>134</text:p>
          </table:table-cell>
          <table:table-cell table:formula="of:=[.E134]" office:value-type="float" office:value="111402">
            <text:p>111402</text:p>
          </table:table-cell>
          <table:table-cell table:formula="of:=[.E135]*(2^([.C135]/12))" office:value-type="float" office:value="7815.28231911005">
            <text:p>7815,2823191101</text:p>
          </table:table-cell>
          <table:table-cell table:formula="of:=ROUND([.F135])" office:value-type="float" office:value="7815">
            <text:p>7815</text:p>
          </table:table-cell>
        </table:table-row>
        <table:table-row table:style-name="ro1">
          <table:table-cell table:number-columns-repeated="2"/>
          <table:table-cell table:formula="of:=[.C137]-1" office:value-type="float" office:value="-45">
            <text:p>-45</text:p>
          </table:table-cell>
          <table:table-cell table:formula="of:=[.D135]+1" office:value-type="float" office:value="135">
            <text:p>135</text:p>
          </table:table-cell>
          <table:table-cell table:formula="of:=[.E135]" office:value-type="float" office:value="111402">
            <text:p>111402</text:p>
          </table:table-cell>
          <table:table-cell table:formula="of:=[.E136]*(2^([.C136]/12))" office:value-type="float" office:value="8280.00318909582">
            <text:p>8280,0031890958</text:p>
          </table:table-cell>
          <table:table-cell table:formula="of:=ROUND([.F136])" office:value-type="float" office:value="8280">
            <text:p>8280</text:p>
          </table:table-cell>
        </table:table-row>
        <table:table-row table:style-name="ro1">
          <table:table-cell table:number-columns-repeated="2"/>
          <table:table-cell table:formula="of:=[.C138]-1" office:value-type="float" office:value="-44">
            <text:p>-44</text:p>
          </table:table-cell>
          <table:table-cell table:formula="of:=[.D136]+1" office:value-type="float" office:value="136">
            <text:p>136</text:p>
          </table:table-cell>
          <table:table-cell table:formula="of:=[.E136]" office:value-type="float" office:value="111402">
            <text:p>111402</text:p>
          </table:table-cell>
          <table:table-cell table:formula="of:=[.E137]*(2^([.C137]/12))" office:value-type="float" office:value="8772.35780002429">
            <text:p>8772,3578000243</text:p>
          </table:table-cell>
          <table:table-cell table:formula="of:=ROUND([.F137])" office:value-type="float" office:value="8772">
            <text:p>8772</text:p>
          </table:table-cell>
        </table:table-row>
        <table:table-row table:style-name="ro1">
          <table:table-cell table:number-columns-repeated="2"/>
          <table:table-cell table:formula="of:=[.C139]-1" office:value-type="float" office:value="-43">
            <text:p>-43</text:p>
          </table:table-cell>
          <table:table-cell table:formula="of:=[.D137]+1" office:value-type="float" office:value="137">
            <text:p>137</text:p>
          </table:table-cell>
          <table:table-cell table:formula="of:=[.E137]" office:value-type="float" office:value="111402">
            <text:p>111402</text:p>
          </table:table-cell>
          <table:table-cell table:formula="of:=[.E138]*(2^([.C138]/12))" office:value-type="float" office:value="9293.98933964063">
            <text:p>9293,9893396406</text:p>
          </table:table-cell>
          <table:table-cell table:formula="of:=ROUND([.F138])" office:value-type="float" office:value="9294">
            <text:p>9294</text:p>
          </table:table-cell>
        </table:table-row>
        <table:table-row table:style-name="ro1">
          <table:table-cell table:number-columns-repeated="2"/>
          <table:table-cell table:formula="of:=[.C140]-1" office:value-type="float" office:value="-42">
            <text:p>-42</text:p>
          </table:table-cell>
          <table:table-cell table:formula="of:=[.D138]+1" office:value-type="float" office:value="138">
            <text:p>138</text:p>
          </table:table-cell>
          <table:table-cell table:formula="of:=[.E138]" office:value-type="float" office:value="111402">
            <text:p>111402</text:p>
          </table:table-cell>
          <table:table-cell table:formula="of:=[.E139]*(2^([.C139]/12))" office:value-type="float" office:value="9846.63870471797">
            <text:p>9846,638704718</text:p>
          </table:table-cell>
          <table:table-cell table:formula="of:=ROUND([.F139])" office:value-type="float" office:value="9847">
            <text:p>9847</text:p>
          </table:table-cell>
        </table:table-row>
        <table:table-row table:style-name="ro1">
          <table:table-cell table:number-columns-repeated="2"/>
          <table:table-cell table:formula="of:=[.C141]-1" office:value-type="float" office:value="-41">
            <text:p>-41</text:p>
          </table:table-cell>
          <table:table-cell table:formula="of:=[.D139]+1" office:value-type="float" office:value="139">
            <text:p>139</text:p>
          </table:table-cell>
          <table:table-cell table:formula="of:=[.E139]" office:value-type="float" office:value="111402">
            <text:p>111402</text:p>
          </table:table-cell>
          <table:table-cell table:formula="of:=[.E140]*(2^([.C140]/12))" office:value-type="float" office:value="10432.1503111385">
            <text:p>10432,1503111385</text:p>
          </table:table-cell>
          <table:table-cell table:formula="of:=ROUND([.F140])" office:value-type="float" office:value="10432">
            <text:p>10432</text:p>
          </table:table-cell>
        </table:table-row>
        <table:table-row table:style-name="ro1">
          <table:table-cell table:number-columns-repeated="2"/>
          <table:table-cell table:formula="of:=[.C142]-1" office:value-type="float" office:value="-40">
            <text:p>-40</text:p>
          </table:table-cell>
          <table:table-cell table:formula="of:=[.D140]+1" office:value-type="float" office:value="140">
            <text:p>140</text:p>
          </table:table-cell>
          <table:table-cell table:formula="of:=[.E140]" office:value-type="float" office:value="111402">
            <text:p>111402</text:p>
          </table:table-cell>
          <table:table-cell table:formula="of:=[.E141]*(2^([.C141]/12))" office:value-type="float" office:value="11052.4782494601">
            <text:p>11052,4782494601</text:p>
          </table:table-cell>
          <table:table-cell table:formula="of:=ROUND([.F141])" office:value-type="float" office:value="11052">
            <text:p>11052</text:p>
          </table:table-cell>
        </table:table-row>
        <table:table-row table:style-name="ro1">
          <table:table-cell table:number-columns-repeated="2"/>
          <table:table-cell table:formula="of:=[.C143]-1" office:value-type="float" office:value="-39">
            <text:p>-39</text:p>
          </table:table-cell>
          <table:table-cell table:formula="of:=[.D141]+1" office:value-type="float" office:value="141">
            <text:p>141</text:p>
          </table:table-cell>
          <table:table-cell table:formula="of:=[.E141]" office:value-type="float" office:value="111402">
            <text:p>111402</text:p>
          </table:table-cell>
          <table:table-cell table:formula="of:=[.E142]*(2^([.C142]/12))" office:value-type="float" office:value="11709.6928065118">
            <text:p>11709,6928065118</text:p>
          </table:table-cell>
          <table:table-cell table:formula="of:=ROUND([.F142])" office:value-type="float" office:value="11710">
            <text:p>11710</text:p>
          </table:table-cell>
        </table:table-row>
        <table:table-row table:style-name="ro1">
          <table:table-cell table:number-columns-repeated="2"/>
          <table:table-cell table:formula="of:=[.C144]-1" office:value-type="float" office:value="-38">
            <text:p>-38</text:p>
          </table:table-cell>
          <table:table-cell table:formula="of:=[.D142]+1" office:value-type="float" office:value="142">
            <text:p>142</text:p>
          </table:table-cell>
          <table:table-cell table:formula="of:=[.E142]" office:value-type="float" office:value="111402">
            <text:p>111402</text:p>
          </table:table-cell>
          <table:table-cell table:formula="of:=[.E143]*(2^([.C143]/12))" office:value-type="float" office:value="12405.9873747838">
            <text:p>12405,9873747838</text:p>
          </table:table-cell>
          <table:table-cell table:formula="of:=ROUND([.F143])" office:value-type="float" office:value="12406">
            <text:p>12406</text:p>
          </table:table-cell>
        </table:table-row>
        <table:table-row table:style-name="ro1">
          <table:table-cell table:number-columns-repeated="2"/>
          <table:table-cell table:formula="of:=[.C145]-1" office:value-type="float" office:value="-37">
            <text:p>-37</text:p>
          </table:table-cell>
          <table:table-cell table:formula="of:=[.D143]+1" office:value-type="float" office:value="143">
            <text:p>143</text:p>
          </table:table-cell>
          <table:table-cell table:formula="of:=[.E143]" office:value-type="float" office:value="111402">
            <text:p>111402</text:p>
          </table:table-cell>
          <table:table-cell table:formula="of:=[.E144]*(2^([.C144]/12))" office:value-type="float" office:value="13143.6857726708">
            <text:p>13143,6857726708</text:p>
          </table:table-cell>
          <table:table-cell table:formula="of:=ROUND([.F144])" office:value-type="float" office:value="13144">
            <text:p>13144</text:p>
          </table:table-cell>
        </table:table-row>
        <table:table-row table:style-name="ro1">
          <table:table-cell table:number-columns-repeated="2"/>
          <table:table-cell table:formula="of:=[.C146]-1" office:value-type="float" office:value="-36">
            <text:p>-36</text:p>
          </table:table-cell>
          <table:table-cell table:formula="of:=[.D144]+1" office:value-type="float" office:value="144">
            <text:p>144</text:p>
          </table:table-cell>
          <table:table-cell table:formula="of:=[.E144]" office:value-type="float" office:value="111402">
            <text:p>111402</text:p>
          </table:table-cell>
          <table:table-cell table:formula="of:=[.E145]*(2^([.C145]/12))" office:value-type="float" office:value="13925.25">
            <text:p>13925,25</text:p>
          </table:table-cell>
          <table:table-cell table:formula="of:=ROUND([.F145])" office:value-type="float" office:value="13925">
            <text:p>13925</text:p>
          </table:table-cell>
        </table:table-row>
        <table:table-row table:style-name="ro1">
          <table:table-cell table:number-columns-repeated="2"/>
          <table:table-cell table:formula="of:=[.C147]-1" office:value-type="float" office:value="-35">
            <text:p>-35</text:p>
          </table:table-cell>
          <table:table-cell table:formula="of:=[.D145]+1" office:value-type="float" office:value="145">
            <text:p>145</text:p>
          </table:table-cell>
          <table:table-cell table:formula="of:=[.E145]" office:value-type="float" office:value="111402">
            <text:p>111402</text:p>
          </table:table-cell>
          <table:table-cell table:formula="of:=[.E146]*(2^([.C146]/12))" office:value-type="float" office:value="14753.2884547268">
            <text:p>14753,2884547268</text:p>
          </table:table-cell>
          <table:table-cell table:formula="of:=ROUND([.F146])" office:value-type="float" office:value="14753">
            <text:p>14753</text:p>
          </table:table-cell>
        </table:table-row>
        <table:table-row table:style-name="ro1">
          <table:table-cell table:number-columns-repeated="2"/>
          <table:table-cell table:formula="of:=[.C148]-1" office:value-type="float" office:value="-34">
            <text:p>-34</text:p>
          </table:table-cell>
          <table:table-cell table:formula="of:=[.D146]+1" office:value-type="float" office:value="146">
            <text:p>146</text:p>
          </table:table-cell>
          <table:table-cell table:formula="of:=[.E146]" office:value-type="float" office:value="111402">
            <text:p>111402</text:p>
          </table:table-cell>
          <table:table-cell table:formula="of:=[.E147]*(2^([.C147]/12))" office:value-type="float" office:value="15630.5646382201">
            <text:p>15630,5646382201</text:p>
          </table:table-cell>
          <table:table-cell table:formula="of:=ROUND([.F147])" office:value-type="float" office:value="15631">
            <text:p>15631</text:p>
          </table:table-cell>
        </table:table-row>
        <table:table-row table:style-name="ro1">
          <table:table-cell table:number-columns-repeated="2"/>
          <table:table-cell table:formula="of:=[.C149]-1" office:value-type="float" office:value="-33">
            <text:p>-33</text:p>
          </table:table-cell>
          <table:table-cell table:formula="of:=[.D147]+1" office:value-type="float" office:value="147">
            <text:p>147</text:p>
          </table:table-cell>
          <table:table-cell table:formula="of:=[.E147]" office:value-type="float" office:value="111402">
            <text:p>111402</text:p>
          </table:table-cell>
          <table:table-cell table:formula="of:=[.E148]*(2^([.C148]/12))" office:value-type="float" office:value="16560.0063781916">
            <text:p>16560,0063781916</text:p>
          </table:table-cell>
          <table:table-cell table:formula="of:=ROUND([.F148])" office:value-type="float" office:value="16560">
            <text:p>16560</text:p>
          </table:table-cell>
        </table:table-row>
        <table:table-row table:style-name="ro1">
          <table:table-cell table:number-columns-repeated="2"/>
          <table:table-cell table:formula="of:=[.C150]-1" office:value-type="float" office:value="-32">
            <text:p>-32</text:p>
          </table:table-cell>
          <table:table-cell table:formula="of:=[.D148]+1" office:value-type="float" office:value="148">
            <text:p>148</text:p>
          </table:table-cell>
          <table:table-cell table:formula="of:=[.E148]" office:value-type="float" office:value="111402">
            <text:p>111402</text:p>
          </table:table-cell>
          <table:table-cell table:formula="of:=[.E149]*(2^([.C149]/12))" office:value-type="float" office:value="17544.7156000486">
            <text:p>17544,7156000486</text:p>
          </table:table-cell>
          <table:table-cell table:formula="of:=ROUND([.F149])" office:value-type="float" office:value="17545">
            <text:p>17545</text:p>
          </table:table-cell>
        </table:table-row>
        <table:table-row table:style-name="ro1">
          <table:table-cell table:number-columns-repeated="2"/>
          <table:table-cell table:formula="of:=[.C151]-1" office:value-type="float" office:value="-31">
            <text:p>-31</text:p>
          </table:table-cell>
          <table:table-cell table:formula="of:=[.D149]+1" office:value-type="float" office:value="149">
            <text:p>149</text:p>
          </table:table-cell>
          <table:table-cell table:formula="of:=[.E149]" office:value-type="float" office:value="111402">
            <text:p>111402</text:p>
          </table:table-cell>
          <table:table-cell table:formula="of:=[.E150]*(2^([.C150]/12))" office:value-type="float" office:value="18587.9786792813">
            <text:p>18587,9786792813</text:p>
          </table:table-cell>
          <table:table-cell table:formula="of:=ROUND([.F150])" office:value-type="float" office:value="18588">
            <text:p>18588</text:p>
          </table:table-cell>
        </table:table-row>
        <table:table-row table:style-name="ro1">
          <table:table-cell table:number-columns-repeated="2"/>
          <table:table-cell table:formula="of:=[.C152]-1" office:value-type="float" office:value="-30">
            <text:p>-30</text:p>
          </table:table-cell>
          <table:table-cell table:formula="of:=[.D150]+1" office:value-type="float" office:value="150">
            <text:p>150</text:p>
          </table:table-cell>
          <table:table-cell table:formula="of:=[.E150]" office:value-type="float" office:value="111402">
            <text:p>111402</text:p>
          </table:table-cell>
          <table:table-cell table:formula="of:=[.E151]*(2^([.C151]/12))" office:value-type="float" office:value="19693.2774094359">
            <text:p>19693,2774094359</text:p>
          </table:table-cell>
          <table:table-cell table:formula="of:=ROUND([.F151])" office:value-type="float" office:value="19693">
            <text:p>19693</text:p>
          </table:table-cell>
        </table:table-row>
        <table:table-row table:style-name="ro1">
          <table:table-cell table:number-columns-repeated="2"/>
          <table:table-cell table:formula="of:=[.C153]-1" office:value-type="float" office:value="-29">
            <text:p>-29</text:p>
          </table:table-cell>
          <table:table-cell table:formula="of:=[.D151]+1" office:value-type="float" office:value="151">
            <text:p>151</text:p>
          </table:table-cell>
          <table:table-cell table:formula="of:=[.E151]" office:value-type="float" office:value="111402">
            <text:p>111402</text:p>
          </table:table-cell>
          <table:table-cell table:formula="of:=[.E152]*(2^([.C152]/12))" office:value-type="float" office:value="20864.300622277">
            <text:p>20864,300622277</text:p>
          </table:table-cell>
          <table:table-cell table:formula="of:=ROUND([.F152])" office:value-type="float" office:value="20864">
            <text:p>20864</text:p>
          </table:table-cell>
        </table:table-row>
        <table:table-row table:style-name="ro1">
          <table:table-cell table:number-columns-repeated="2"/>
          <table:table-cell table:formula="of:=[.C154]-1" office:value-type="float" office:value="-28">
            <text:p>-28</text:p>
          </table:table-cell>
          <table:table-cell table:formula="of:=[.D152]+1" office:value-type="float" office:value="152">
            <text:p>152</text:p>
          </table:table-cell>
          <table:table-cell table:formula="of:=[.E152]" office:value-type="float" office:value="111402">
            <text:p>111402</text:p>
          </table:table-cell>
          <table:table-cell table:formula="of:=[.E153]*(2^([.C153]/12))" office:value-type="float" office:value="22104.9564989202">
            <text:p>22104,9564989202</text:p>
          </table:table-cell>
          <table:table-cell table:formula="of:=ROUND([.F153])" office:value-type="float" office:value="22105">
            <text:p>22105</text:p>
          </table:table-cell>
        </table:table-row>
        <table:table-row table:style-name="ro1">
          <table:table-cell table:number-columns-repeated="2"/>
          <table:table-cell table:formula="of:=[.C155]-1" office:value-type="float" office:value="-27">
            <text:p>-27</text:p>
          </table:table-cell>
          <table:table-cell table:formula="of:=[.D153]+1" office:value-type="float" office:value="153">
            <text:p>153</text:p>
          </table:table-cell>
          <table:table-cell table:formula="of:=[.E153]" office:value-type="float" office:value="111402">
            <text:p>111402</text:p>
          </table:table-cell>
          <table:table-cell table:formula="of:=[.E154]*(2^([.C154]/12))" office:value-type="float" office:value="23419.3856130236">
            <text:p>23419,3856130236</text:p>
          </table:table-cell>
          <table:table-cell table:formula="of:=ROUND([.F154])" office:value-type="float" office:value="23419">
            <text:p>23419</text:p>
          </table:table-cell>
        </table:table-row>
        <table:table-row table:style-name="ro1">
          <table:table-cell table:number-columns-repeated="2"/>
          <table:table-cell table:formula="of:=[.C156]-1" office:value-type="float" office:value="-26">
            <text:p>-26</text:p>
          </table:table-cell>
          <table:table-cell table:formula="of:=[.D154]+1" office:value-type="float" office:value="154">
            <text:p>154</text:p>
          </table:table-cell>
          <table:table-cell table:formula="of:=[.E154]" office:value-type="float" office:value="111402">
            <text:p>111402</text:p>
          </table:table-cell>
          <table:table-cell table:formula="of:=[.E155]*(2^([.C155]/12))" office:value-type="float" office:value="24811.9747495675">
            <text:p>24811,9747495675</text:p>
          </table:table-cell>
          <table:table-cell table:formula="of:=ROUND([.F155])" office:value-type="float" office:value="24812">
            <text:p>24812</text:p>
          </table:table-cell>
        </table:table-row>
        <table:table-row table:style-name="ro1">
          <table:table-cell table:number-columns-repeated="2"/>
          <table:table-cell table:formula="of:=[.C157]-1" office:value-type="float" office:value="-25">
            <text:p>-25</text:p>
          </table:table-cell>
          <table:table-cell table:formula="of:=[.D155]+1" office:value-type="float" office:value="155">
            <text:p>155</text:p>
          </table:table-cell>
          <table:table-cell table:formula="of:=[.E155]" office:value-type="float" office:value="111402">
            <text:p>111402</text:p>
          </table:table-cell>
          <table:table-cell table:formula="of:=[.E156]*(2^([.C156]/12))" office:value-type="float" office:value="26287.3715453415">
            <text:p>26287,3715453415</text:p>
          </table:table-cell>
          <table:table-cell table:formula="of:=ROUND([.F156])" office:value-type="float" office:value="26287">
            <text:p>26287</text:p>
          </table:table-cell>
        </table:table-row>
        <table:table-row table:style-name="ro1">
          <table:table-cell table:number-columns-repeated="2"/>
          <table:table-cell table:formula="of:=[.C158]-1" office:value-type="float" office:value="-24">
            <text:p>-24</text:p>
          </table:table-cell>
          <table:table-cell table:formula="of:=[.D156]+1" office:value-type="float" office:value="156">
            <text:p>156</text:p>
          </table:table-cell>
          <table:table-cell table:formula="of:=[.E156]" office:value-type="float" office:value="111402">
            <text:p>111402</text:p>
          </table:table-cell>
          <table:table-cell table:formula="of:=[.E157]*(2^([.C157]/12))" office:value-type="float" office:value="27850.5">
            <text:p>27850,5</text:p>
          </table:table-cell>
          <table:table-cell table:formula="of:=ROUND([.F157])" office:value-type="float" office:value="27851">
            <text:p>27851</text:p>
          </table:table-cell>
        </table:table-row>
        <table:table-row table:style-name="ro1">
          <table:table-cell table:number-columns-repeated="2"/>
          <table:table-cell table:formula="of:=[.C159]-1" office:value-type="float" office:value="-23">
            <text:p>-23</text:p>
          </table:table-cell>
          <table:table-cell table:formula="of:=[.D157]+1" office:value-type="float" office:value="157">
            <text:p>157</text:p>
          </table:table-cell>
          <table:table-cell table:formula="of:=[.E157]" office:value-type="float" office:value="111402">
            <text:p>111402</text:p>
          </table:table-cell>
          <table:table-cell table:formula="of:=[.E158]*(2^([.C158]/12))" office:value-type="float" office:value="29506.5769094536">
            <text:p>29506,5769094536</text:p>
          </table:table-cell>
          <table:table-cell table:formula="of:=ROUND([.F158])" office:value-type="float" office:value="29507">
            <text:p>29507</text:p>
          </table:table-cell>
        </table:table-row>
        <table:table-row table:style-name="ro1">
          <table:table-cell table:number-columns-repeated="2"/>
          <table:table-cell table:formula="of:=[.C160]-1" office:value-type="float" office:value="-22">
            <text:p>-22</text:p>
          </table:table-cell>
          <table:table-cell table:formula="of:=[.D158]+1" office:value-type="float" office:value="158">
            <text:p>158</text:p>
          </table:table-cell>
          <table:table-cell table:formula="of:=[.E158]" office:value-type="float" office:value="111402">
            <text:p>111402</text:p>
          </table:table-cell>
          <table:table-cell table:formula="of:=[.E159]*(2^([.C159]/12))" office:value-type="float" office:value="31261.1292764402">
            <text:p>31261,1292764402</text:p>
          </table:table-cell>
          <table:table-cell table:formula="of:=ROUND([.F159])" office:value-type="float" office:value="31261">
            <text:p>31261</text:p>
          </table:table-cell>
        </table:table-row>
        <table:table-row table:style-name="ro1">
          <table:table-cell table:number-columns-repeated="2"/>
          <table:table-cell table:formula="of:=[.C161]-1" office:value-type="float" office:value="-21">
            <text:p>-21</text:p>
          </table:table-cell>
          <table:table-cell table:formula="of:=[.D159]+1" office:value-type="float" office:value="159">
            <text:p>159</text:p>
          </table:table-cell>
          <table:table-cell table:formula="of:=[.E159]" office:value-type="float" office:value="111402">
            <text:p>111402</text:p>
          </table:table-cell>
          <table:table-cell table:formula="of:=[.E160]*(2^([.C160]/12))" office:value-type="float" office:value="33120.0127563833">
            <text:p>33120,0127563833</text:p>
          </table:table-cell>
          <table:table-cell table:formula="of:=ROUND([.F160])" office:value-type="float" office:value="33120">
            <text:p>33120</text:p>
          </table:table-cell>
        </table:table-row>
        <table:table-row table:style-name="ro1">
          <table:table-cell table:number-columns-repeated="2"/>
          <table:table-cell table:formula="of:=[.C162]-1" office:value-type="float" office:value="-20">
            <text:p>-20</text:p>
          </table:table-cell>
          <table:table-cell table:formula="of:=[.D160]+1" office:value-type="float" office:value="160">
            <text:p>160</text:p>
          </table:table-cell>
          <table:table-cell table:formula="of:=[.E160]" office:value-type="float" office:value="111402">
            <text:p>111402</text:p>
          </table:table-cell>
          <table:table-cell table:formula="of:=[.E161]*(2^([.C161]/12))" office:value-type="float" office:value="35089.4312000972">
            <text:p>35089,4312000972</text:p>
          </table:table-cell>
          <table:table-cell table:formula="of:=ROUND([.F161])" office:value-type="float" office:value="35089">
            <text:p>35089</text:p>
          </table:table-cell>
        </table:table-row>
        <table:table-row table:style-name="ro1">
          <table:table-cell table:number-columns-repeated="2"/>
          <table:table-cell table:formula="of:=[.C163]-1" office:value-type="float" office:value="-19">
            <text:p>-19</text:p>
          </table:table-cell>
          <table:table-cell table:formula="of:=[.D161]+1" office:value-type="float" office:value="161">
            <text:p>161</text:p>
          </table:table-cell>
          <table:table-cell table:formula="of:=[.E161]" office:value-type="float" office:value="111402">
            <text:p>111402</text:p>
          </table:table-cell>
          <table:table-cell table:formula="of:=[.E162]*(2^([.C162]/12))" office:value-type="float" office:value="37175.9573585625">
            <text:p>37175,9573585625</text:p>
          </table:table-cell>
          <table:table-cell table:formula="of:=ROUND([.F162])" office:value-type="float" office:value="37176">
            <text:p>37176</text:p>
          </table:table-cell>
        </table:table-row>
        <table:table-row table:style-name="ro1">
          <table:table-cell table:number-columns-repeated="2"/>
          <table:table-cell table:formula="of:=[.C164]-1" office:value-type="float" office:value="-18">
            <text:p>-18</text:p>
          </table:table-cell>
          <table:table-cell table:formula="of:=[.D162]+1" office:value-type="float" office:value="162">
            <text:p>162</text:p>
          </table:table-cell>
          <table:table-cell table:formula="of:=[.E162]" office:value-type="float" office:value="111402">
            <text:p>111402</text:p>
          </table:table-cell>
          <table:table-cell table:formula="of:=[.E163]*(2^([.C163]/12))" office:value-type="float" office:value="39386.5548188719">
            <text:p>39386,5548188719</text:p>
          </table:table-cell>
          <table:table-cell table:formula="of:=ROUND([.F163])" office:value-type="float" office:value="39387">
            <text:p>39387</text:p>
          </table:table-cell>
        </table:table-row>
        <table:table-row table:style-name="ro1">
          <table:table-cell table:number-columns-repeated="2"/>
          <table:table-cell table:formula="of:=[.C165]-1" office:value-type="float" office:value="-17">
            <text:p>-17</text:p>
          </table:table-cell>
          <table:table-cell table:formula="of:=[.D163]+1" office:value-type="float" office:value="163">
            <text:p>163</text:p>
          </table:table-cell>
          <table:table-cell table:formula="of:=[.E163]" office:value-type="float" office:value="111402">
            <text:p>111402</text:p>
          </table:table-cell>
          <table:table-cell table:formula="of:=[.E164]*(2^([.C164]/12))" office:value-type="float" office:value="41728.601244554">
            <text:p>41728,601244554</text:p>
          </table:table-cell>
          <table:table-cell table:formula="of:=ROUND([.F164])" office:value-type="float" office:value="41729">
            <text:p>41729</text:p>
          </table:table-cell>
        </table:table-row>
        <table:table-row table:style-name="ro1">
          <table:table-cell table:number-columns-repeated="2"/>
          <table:table-cell table:formula="of:=[.C166]-1" office:value-type="float" office:value="-16">
            <text:p>-16</text:p>
          </table:table-cell>
          <table:table-cell table:formula="of:=[.D164]+1" office:value-type="float" office:value="164">
            <text:p>164</text:p>
          </table:table-cell>
          <table:table-cell table:formula="of:=[.E164]" office:value-type="float" office:value="111402">
            <text:p>111402</text:p>
          </table:table-cell>
          <table:table-cell table:formula="of:=[.E165]*(2^([.C165]/12))" office:value-type="float" office:value="44209.9129978403">
            <text:p>44209,9129978403</text:p>
          </table:table-cell>
          <table:table-cell table:formula="of:=ROUND([.F165])" office:value-type="float" office:value="44210">
            <text:p>44210</text:p>
          </table:table-cell>
        </table:table-row>
        <table:table-row table:style-name="ro1">
          <table:table-cell table:number-columns-repeated="2"/>
          <table:table-cell table:formula="of:=[.C167]-1" office:value-type="float" office:value="-15">
            <text:p>-15</text:p>
          </table:table-cell>
          <table:table-cell table:formula="of:=[.D165]+1" office:value-type="float" office:value="165">
            <text:p>165</text:p>
          </table:table-cell>
          <table:table-cell table:formula="of:=[.E165]" office:value-type="float" office:value="111402">
            <text:p>111402</text:p>
          </table:table-cell>
          <table:table-cell table:formula="of:=[.E166]*(2^([.C166]/12))" office:value-type="float" office:value="46838.7712260472">
            <text:p>46838,7712260472</text:p>
          </table:table-cell>
          <table:table-cell table:formula="of:=ROUND([.F166])" office:value-type="float" office:value="46839">
            <text:p>46839</text:p>
          </table:table-cell>
        </table:table-row>
        <table:table-row table:style-name="ro1">
          <table:table-cell table:number-columns-repeated="2"/>
          <table:table-cell table:formula="of:=[.C168]-1" office:value-type="float" office:value="-14">
            <text:p>-14</text:p>
          </table:table-cell>
          <table:table-cell table:formula="of:=[.D166]+1" office:value-type="float" office:value="166">
            <text:p>166</text:p>
          </table:table-cell>
          <table:table-cell table:formula="of:=[.E166]" office:value-type="float" office:value="111402">
            <text:p>111402</text:p>
          </table:table-cell>
          <table:table-cell table:formula="of:=[.E167]*(2^([.C167]/12))" office:value-type="float" office:value="49623.949499135">
            <text:p>49623,949499135</text:p>
          </table:table-cell>
          <table:table-cell table:formula="of:=ROUND([.F167])" office:value-type="float" office:value="49624">
            <text:p>49624</text:p>
          </table:table-cell>
        </table:table-row>
        <table:table-row table:style-name="ro1">
          <table:table-cell table:number-columns-repeated="2"/>
          <table:table-cell table:formula="of:=[.C169]-1" office:value-type="float" office:value="-13">
            <text:p>-13</text:p>
          </table:table-cell>
          <table:table-cell table:formula="of:=[.D167]+1" office:value-type="float" office:value="167">
            <text:p>167</text:p>
          </table:table-cell>
          <table:table-cell table:formula="of:=[.E167]" office:value-type="float" office:value="111402">
            <text:p>111402</text:p>
          </table:table-cell>
          <table:table-cell table:formula="of:=[.E168]*(2^([.C168]/12))" office:value-type="float" office:value="52574.743090683">
            <text:p>52574,743090683</text:p>
          </table:table-cell>
          <table:table-cell table:formula="of:=ROUND([.F168])" office:value-type="float" office:value="52575">
            <text:p>52575</text:p>
          </table:table-cell>
        </table:table-row>
        <table:table-row table:style-name="ro1">
          <table:table-cell table:number-columns-repeated="2"/>
          <table:table-cell table:formula="of:=[.C170]-1" office:value-type="float" office:value="-12">
            <text:p>-12</text:p>
          </table:table-cell>
          <table:table-cell table:formula="of:=[.D168]+1" office:value-type="float" office:value="168">
            <text:p>168</text:p>
          </table:table-cell>
          <table:table-cell table:formula="of:=[.E168]" office:value-type="float" office:value="111402">
            <text:p>111402</text:p>
          </table:table-cell>
          <table:table-cell table:formula="of:=[.E169]*(2^([.C169]/12))" office:value-type="float" office:value="55701">
            <text:p>55701</text:p>
          </table:table-cell>
          <table:table-cell table:formula="of:=ROUND([.F169])" office:value-type="float" office:value="55701">
            <text:p>55701</text:p>
          </table:table-cell>
        </table:table-row>
        <table:table-row table:style-name="ro1">
          <table:table-cell table:number-columns-repeated="2"/>
          <table:table-cell table:formula="of:=[.C171]-1" office:value-type="float" office:value="-11">
            <text:p>-11</text:p>
          </table:table-cell>
          <table:table-cell table:formula="of:=[.D169]+1" office:value-type="float" office:value="169">
            <text:p>169</text:p>
          </table:table-cell>
          <table:table-cell table:formula="of:=[.E169]" office:value-type="float" office:value="111402">
            <text:p>111402</text:p>
          </table:table-cell>
          <table:table-cell table:formula="of:=[.E170]*(2^([.C170]/12))" office:value-type="float" office:value="59013.1538189071">
            <text:p>59013,1538189071</text:p>
          </table:table-cell>
          <table:table-cell table:formula="of:=ROUND([.F170])" office:value-type="float" office:value="59013">
            <text:p>59013</text:p>
          </table:table-cell>
        </table:table-row>
        <table:table-row table:style-name="ro1">
          <table:table-cell table:number-columns-repeated="2"/>
          <table:table-cell table:formula="of:=[.C172]-1" office:value-type="float" office:value="-10">
            <text:p>-10</text:p>
          </table:table-cell>
          <table:table-cell table:formula="of:=[.D170]+1" office:value-type="float" office:value="170">
            <text:p>170</text:p>
          </table:table-cell>
          <table:table-cell table:formula="of:=[.E170]" office:value-type="float" office:value="111402">
            <text:p>111402</text:p>
          </table:table-cell>
          <table:table-cell table:formula="of:=[.E171]*(2^([.C171]/12))" office:value-type="float" office:value="62522.2585528804">
            <text:p>62522,2585528804</text:p>
          </table:table-cell>
          <table:table-cell table:formula="of:=ROUND([.F171])" office:value-type="float" office:value="62522">
            <text:p>62522</text:p>
          </table:table-cell>
        </table:table-row>
        <table:table-row table:style-name="ro1">
          <table:table-cell table:number-columns-repeated="2"/>
          <table:table-cell table:formula="of:=[.C173]-1" office:value-type="float" office:value="-9">
            <text:p>-9</text:p>
          </table:table-cell>
          <table:table-cell table:formula="of:=[.D171]+1" office:value-type="float" office:value="171">
            <text:p>171</text:p>
          </table:table-cell>
          <table:table-cell table:formula="of:=[.E171]" office:value-type="float" office:value="111402">
            <text:p>111402</text:p>
          </table:table-cell>
          <table:table-cell table:formula="of:=[.E172]*(2^([.C172]/12))" office:value-type="float" office:value="66240.0255127666">
            <text:p>66240,0255127666</text:p>
          </table:table-cell>
          <table:table-cell table:formula="of:=ROUND([.F172])" office:value-type="float" office:value="66240">
            <text:p>66240</text:p>
          </table:table-cell>
        </table:table-row>
        <table:table-row table:style-name="ro1">
          <table:table-cell table:number-columns-repeated="2"/>
          <table:table-cell table:formula="of:=[.C174]-1" office:value-type="float" office:value="-8">
            <text:p>-8</text:p>
          </table:table-cell>
          <table:table-cell table:formula="of:=[.D172]+1" office:value-type="float" office:value="172">
            <text:p>172</text:p>
          </table:table-cell>
          <table:table-cell table:formula="of:=[.E172]" office:value-type="float" office:value="111402">
            <text:p>111402</text:p>
          </table:table-cell>
          <table:table-cell table:formula="of:=[.E173]*(2^([.C173]/12))" office:value-type="float" office:value="70178.8624001943">
            <text:p>70178,8624001943</text:p>
          </table:table-cell>
          <table:table-cell table:formula="of:=ROUND([.F173])" office:value-type="float" office:value="70179">
            <text:p>70179</text:p>
          </table:table-cell>
        </table:table-row>
        <table:table-row table:style-name="ro1">
          <table:table-cell table:number-columns-repeated="2"/>
          <table:table-cell table:formula="of:=[.C175]-1" office:value-type="float" office:value="-7">
            <text:p>-7</text:p>
          </table:table-cell>
          <table:table-cell table:formula="of:=[.D173]+1" office:value-type="float" office:value="173">
            <text:p>173</text:p>
          </table:table-cell>
          <table:table-cell table:formula="of:=[.E173]" office:value-type="float" office:value="111402">
            <text:p>111402</text:p>
          </table:table-cell>
          <table:table-cell table:formula="of:=[.E174]*(2^([.C174]/12))" office:value-type="float" office:value="74351.9147171251">
            <text:p>74351,9147171251</text:p>
          </table:table-cell>
          <table:table-cell table:formula="of:=ROUND([.F174])" office:value-type="float" office:value="74352">
            <text:p>74352</text:p>
          </table:table-cell>
        </table:table-row>
        <table:table-row table:style-name="ro1">
          <table:table-cell table:number-columns-repeated="2"/>
          <table:table-cell table:formula="of:=[.C176]-1" office:value-type="float" office:value="-6">
            <text:p>-6</text:p>
          </table:table-cell>
          <table:table-cell table:formula="of:=[.D174]+1" office:value-type="float" office:value="174">
            <text:p>174</text:p>
          </table:table-cell>
          <table:table-cell table:formula="of:=[.E174]" office:value-type="float" office:value="111402">
            <text:p>111402</text:p>
          </table:table-cell>
          <table:table-cell table:formula="of:=[.E175]*(2^([.C175]/12))" office:value-type="float" office:value="78773.1096377438">
            <text:p>78773,1096377438</text:p>
          </table:table-cell>
          <table:table-cell table:formula="of:=ROUND([.F175])" office:value-type="float" office:value="78773">
            <text:p>78773</text:p>
          </table:table-cell>
        </table:table-row>
        <table:table-row table:style-name="ro1">
          <table:table-cell table:number-columns-repeated="2"/>
          <table:table-cell table:formula="of:=[.C177]-1" office:value-type="float" office:value="-5">
            <text:p>-5</text:p>
          </table:table-cell>
          <table:table-cell table:formula="of:=[.D175]+1" office:value-type="float" office:value="175">
            <text:p>175</text:p>
          </table:table-cell>
          <table:table-cell table:formula="of:=[.E175]" office:value-type="float" office:value="111402">
            <text:p>111402</text:p>
          </table:table-cell>
          <table:table-cell table:formula="of:=[.E176]*(2^([.C176]/12))" office:value-type="float" office:value="83457.202489108">
            <text:p>83457,202489108</text:p>
          </table:table-cell>
          <table:table-cell table:formula="of:=ROUND([.F176])" office:value-type="float" office:value="83457">
            <text:p>83457</text:p>
          </table:table-cell>
        </table:table-row>
        <table:table-row table:style-name="ro1">
          <table:table-cell table:number-columns-repeated="2"/>
          <table:table-cell table:formula="of:=[.C178]-1" office:value-type="float" office:value="-4">
            <text:p>-4</text:p>
          </table:table-cell>
          <table:table-cell table:formula="of:=[.D176]+1" office:value-type="float" office:value="176">
            <text:p>176</text:p>
          </table:table-cell>
          <table:table-cell table:formula="of:=[.E176]" office:value-type="float" office:value="111402">
            <text:p>111402</text:p>
          </table:table-cell>
          <table:table-cell table:formula="of:=[.E177]*(2^([.C177]/12))" office:value-type="float" office:value="88419.8259956807">
            <text:p>88419,8259956807</text:p>
          </table:table-cell>
          <table:table-cell table:formula="of:=ROUND([.F177])" office:value-type="float" office:value="88420">
            <text:p>88420</text:p>
          </table:table-cell>
        </table:table-row>
        <table:table-row table:style-name="ro1">
          <table:table-cell table:number-columns-repeated="2"/>
          <table:table-cell table:formula="of:=[.C179]-1" office:value-type="float" office:value="-3">
            <text:p>-3</text:p>
          </table:table-cell>
          <table:table-cell table:formula="of:=[.D177]+1" office:value-type="float" office:value="177">
            <text:p>177</text:p>
          </table:table-cell>
          <table:table-cell table:formula="of:=[.E177]" office:value-type="float" office:value="111402">
            <text:p>111402</text:p>
          </table:table-cell>
          <table:table-cell table:formula="of:=[.E178]*(2^([.C178]/12))" office:value-type="float" office:value="93677.5424520943">
            <text:p>93677,5424520943</text:p>
          </table:table-cell>
          <table:table-cell table:formula="of:=ROUND([.F178])" office:value-type="float" office:value="93678">
            <text:p>93678</text:p>
          </table:table-cell>
        </table:table-row>
        <table:table-row table:style-name="ro1">
          <table:table-cell table:number-columns-repeated="2"/>
          <table:table-cell table:formula="of:=[.C180]-1" office:value-type="float" office:value="-2">
            <text:p>-2</text:p>
          </table:table-cell>
          <table:table-cell table:formula="of:=[.D178]+1" office:value-type="float" office:value="178">
            <text:p>178</text:p>
          </table:table-cell>
          <table:table-cell table:formula="of:=[.E178]" office:value-type="float" office:value="111402">
            <text:p>111402</text:p>
          </table:table-cell>
          <table:table-cell table:formula="of:=[.E179]*(2^([.C179]/12))" office:value-type="float" office:value="99247.8989982701">
            <text:p>99247,8989982701</text:p>
          </table:table-cell>
          <table:table-cell table:formula="of:=ROUND([.F179])" office:value-type="float" office:value="99248">
            <text:p>99248</text:p>
          </table:table-cell>
        </table:table-row>
        <table:table-row table:style-name="ro1">
          <table:table-cell table:number-columns-repeated="2"/>
          <table:table-cell table:formula="of:=[.C181]-1" office:value-type="float" office:value="-1">
            <text:p>-1</text:p>
          </table:table-cell>
          <table:table-cell table:formula="of:=[.D179]+1" office:value-type="float" office:value="179">
            <text:p>179</text:p>
          </table:table-cell>
          <table:table-cell table:formula="of:=[.E179]" office:value-type="float" office:value="111402">
            <text:p>111402</text:p>
          </table:table-cell>
          <table:table-cell table:formula="of:=[.E180]*(2^([.C180]/12))" office:value-type="float" office:value="105149.486181366">
            <text:p>105149,486181366</text:p>
          </table:table-cell>
          <table:table-cell table:formula="of:=ROUND([.F180])" office:value-type="float" office:value="105149">
            <text:p>105149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D180]+1" office:value-type="float" office:value="180">
            <text:p>180</text:p>
          </table:table-cell>
          <table:table-cell table:formula="of:=[.E180]" office:value-type="float" office:value="111402">
            <text:p>111402</text:p>
          </table:table-cell>
          <table:table-cell table:formula="of:=[.E181]*(2^([.C181]/12))" office:value-type="float" office:value="111402">
            <text:p>111402</text:p>
          </table:table-cell>
          <table:table-cell table:formula="of:=ROUND([.F181])" office:value-type="float" office:value="111402">
            <text:p>111402</text:p>
          </table:table-cell>
        </table:table-row>
        <table:table-row table:style-name="ro1">
          <table:table-cell table:number-columns-repeated="2"/>
          <table:table-cell table:formula="of:=[.C181]+1" office:value-type="float" office:value="1">
            <text:p>1</text:p>
          </table:table-cell>
          <table:table-cell table:formula="of:=[.D181]+1" office:value-type="float" office:value="181">
            <text:p>181</text:p>
          </table:table-cell>
          <table:table-cell table:formula="of:=[.E181]" office:value-type="float" office:value="111402">
            <text:p>111402</text:p>
          </table:table-cell>
          <table:table-cell table:formula="of:=[.E182]*(2^([.C182]/12))" office:value-type="float" office:value="118026.307637814">
            <text:p>118026,307637814</text:p>
          </table:table-cell>
          <table:table-cell table:formula="of:=ROUND([.F182])" office:value-type="float" office:value="118026">
            <text:p>118026</text:p>
          </table:table-cell>
        </table:table-row>
        <table:table-row table:style-name="ro1">
          <table:table-cell table:number-columns-repeated="2"/>
          <table:table-cell table:formula="of:=[.C182]+1" office:value-type="float" office:value="2">
            <text:p>2</text:p>
          </table:table-cell>
          <table:table-cell table:formula="of:=[.D182]+1" office:value-type="float" office:value="182">
            <text:p>182</text:p>
          </table:table-cell>
          <table:table-cell table:formula="of:=[.E182]" office:value-type="float" office:value="111402">
            <text:p>111402</text:p>
          </table:table-cell>
          <table:table-cell table:formula="of:=[.E183]*(2^([.C183]/12))" office:value-type="float" office:value="125044.517105761">
            <text:p>125044,517105761</text:p>
          </table:table-cell>
          <table:table-cell table:formula="of:=ROUND([.F183])" office:value-type="float" office:value="125045">
            <text:p>125045</text:p>
          </table:table-cell>
        </table:table-row>
        <table:table-row table:style-name="ro1">
          <table:table-cell table:number-columns-repeated="2"/>
          <table:table-cell table:formula="of:=[.C183]+1" office:value-type="float" office:value="3">
            <text:p>3</text:p>
          </table:table-cell>
          <table:table-cell table:formula="of:=[.D183]+1" office:value-type="float" office:value="183">
            <text:p>183</text:p>
          </table:table-cell>
          <table:table-cell table:formula="of:=[.E183]" office:value-type="float" office:value="111402">
            <text:p>111402</text:p>
          </table:table-cell>
          <table:table-cell table:formula="of:=[.E184]*(2^([.C184]/12))" office:value-type="float" office:value="132480.051025533">
            <text:p>132480,051025533</text:p>
          </table:table-cell>
          <table:table-cell table:formula="of:=ROUND([.F184])" office:value-type="float" office:value="132480">
            <text:p>132480</text:p>
          </table:table-cell>
        </table:table-row>
        <table:table-row table:style-name="ro1">
          <table:table-cell table:number-columns-repeated="2"/>
          <table:table-cell table:formula="of:=[.C184]+1" office:value-type="float" office:value="4">
            <text:p>4</text:p>
          </table:table-cell>
          <table:table-cell table:formula="of:=[.D184]+1" office:value-type="float" office:value="184">
            <text:p>184</text:p>
          </table:table-cell>
          <table:table-cell table:formula="of:=[.E184]" office:value-type="float" office:value="111402">
            <text:p>111402</text:p>
          </table:table-cell>
          <table:table-cell table:formula="of:=[.E185]*(2^([.C185]/12))" office:value-type="float" office:value="140357.724800389">
            <text:p>140357,724800389</text:p>
          </table:table-cell>
          <table:table-cell table:formula="of:=ROUND([.F185])" office:value-type="float" office:value="140358">
            <text:p>140358</text:p>
          </table:table-cell>
        </table:table-row>
        <table:table-row table:style-name="ro1">
          <table:table-cell table:number-columns-repeated="2"/>
          <table:table-cell table:formula="of:=[.C185]+1" office:value-type="float" office:value="5">
            <text:p>5</text:p>
          </table:table-cell>
          <table:table-cell table:formula="of:=[.D185]+1" office:value-type="float" office:value="185">
            <text:p>185</text:p>
          </table:table-cell>
          <table:table-cell table:formula="of:=[.E185]" office:value-type="float" office:value="111402">
            <text:p>111402</text:p>
          </table:table-cell>
          <table:table-cell table:formula="of:=[.E186]*(2^([.C186]/12))" office:value-type="float" office:value="148703.82943425">
            <text:p>148703,82943425</text:p>
          </table:table-cell>
          <table:table-cell table:formula="of:=ROUND([.F186])" office:value-type="float" office:value="148704">
            <text:p>148704</text:p>
          </table:table-cell>
        </table:table-row>
        <table:table-row table:style-name="ro1">
          <table:table-cell table:number-columns-repeated="2"/>
          <table:table-cell table:formula="of:=[.C186]+1" office:value-type="float" office:value="6">
            <text:p>6</text:p>
          </table:table-cell>
          <table:table-cell table:formula="of:=[.D186]+1" office:value-type="float" office:value="186">
            <text:p>186</text:p>
          </table:table-cell>
          <table:table-cell table:formula="of:=[.E186]" office:value-type="float" office:value="111402">
            <text:p>111402</text:p>
          </table:table-cell>
          <table:table-cell table:formula="of:=[.E187]*(2^([.C187]/12))" office:value-type="float" office:value="157546.219275488">
            <text:p>157546,219275488</text:p>
          </table:table-cell>
          <table:table-cell table:formula="of:=ROUND([.F187])" office:value-type="float" office:value="157546">
            <text:p>157546</text:p>
          </table:table-cell>
        </table:table-row>
        <table:table-row table:style-name="ro1">
          <table:table-cell table:number-columns-repeated="2"/>
          <table:table-cell table:formula="of:=[.C187]+1" office:value-type="float" office:value="7">
            <text:p>7</text:p>
          </table:table-cell>
          <table:table-cell table:formula="of:=[.D187]+1" office:value-type="float" office:value="187">
            <text:p>187</text:p>
          </table:table-cell>
          <table:table-cell table:formula="of:=[.E187]" office:value-type="float" office:value="111402">
            <text:p>111402</text:p>
          </table:table-cell>
          <table:table-cell table:formula="of:=[.E188]*(2^([.C188]/12))" office:value-type="float" office:value="166914.404978216">
            <text:p>166914,404978216</text:p>
          </table:table-cell>
          <table:table-cell table:formula="of:=ROUND([.F188])" office:value-type="float" office:value="166914">
            <text:p>166914</text:p>
          </table:table-cell>
        </table:table-row>
        <table:table-row table:style-name="ro1">
          <table:table-cell table:number-columns-repeated="2"/>
          <table:table-cell table:formula="of:=[.C188]+1" office:value-type="float" office:value="8">
            <text:p>8</text:p>
          </table:table-cell>
          <table:table-cell table:formula="of:=[.D188]+1" office:value-type="float" office:value="188">
            <text:p>188</text:p>
          </table:table-cell>
          <table:table-cell table:formula="of:=[.E188]" office:value-type="float" office:value="111402">
            <text:p>111402</text:p>
          </table:table-cell>
          <table:table-cell table:formula="of:=[.E189]*(2^([.C189]/12))" office:value-type="float" office:value="176839.651991361">
            <text:p>176839,651991361</text:p>
          </table:table-cell>
          <table:table-cell table:formula="of:=ROUND([.F189])" office:value-type="float" office:value="176840">
            <text:p>176840</text:p>
          </table:table-cell>
        </table:table-row>
        <table:table-row table:style-name="ro1">
          <table:table-cell table:number-columns-repeated="2"/>
          <table:table-cell table:formula="of:=[.C189]+1" office:value-type="float" office:value="9">
            <text:p>9</text:p>
          </table:table-cell>
          <table:table-cell table:formula="of:=[.D189]+1" office:value-type="float" office:value="189">
            <text:p>189</text:p>
          </table:table-cell>
          <table:table-cell table:formula="of:=[.E189]" office:value-type="float" office:value="111402">
            <text:p>111402</text:p>
          </table:table-cell>
          <table:table-cell table:formula="of:=[.E190]*(2^([.C190]/12))" office:value-type="float" office:value="187355.084904189">
            <text:p>187355,084904189</text:p>
          </table:table-cell>
          <table:table-cell table:formula="of:=ROUND([.F190])" office:value-type="float" office:value="187355">
            <text:p>187355</text:p>
          </table:table-cell>
        </table:table-row>
        <table:table-row table:style-name="ro1">
          <table:table-cell table:number-columns-repeated="2"/>
          <table:table-cell table:formula="of:=[.C190]+1" office:value-type="float" office:value="10">
            <text:p>10</text:p>
          </table:table-cell>
          <table:table-cell table:formula="of:=[.D190]+1" office:value-type="float" office:value="190">
            <text:p>190</text:p>
          </table:table-cell>
          <table:table-cell table:formula="of:=[.E190]" office:value-type="float" office:value="111402">
            <text:p>111402</text:p>
          </table:table-cell>
          <table:table-cell table:formula="of:=[.E191]*(2^([.C191]/12))" office:value-type="float" office:value="198495.79799654">
            <text:p>198495,79799654</text:p>
          </table:table-cell>
          <table:table-cell table:formula="of:=ROUND([.F191])" office:value-type="float" office:value="198496">
            <text:p>198496</text:p>
          </table:table-cell>
        </table:table-row>
        <table:table-row table:style-name="ro1">
          <table:table-cell table:number-columns-repeated="2"/>
          <table:table-cell table:formula="of:=[.C191]+1" office:value-type="float" office:value="11">
            <text:p>11</text:p>
          </table:table-cell>
          <table:table-cell table:formula="of:=[.D191]+1" office:value-type="float" office:value="191">
            <text:p>191</text:p>
          </table:table-cell>
          <table:table-cell table:formula="of:=[.E191]" office:value-type="float" office:value="111402">
            <text:p>111402</text:p>
          </table:table-cell>
          <table:table-cell table:formula="of:=[.E192]*(2^([.C192]/12))" office:value-type="float" office:value="210298.972362732">
            <text:p>210298,972362732</text:p>
          </table:table-cell>
          <table:table-cell table:formula="of:=ROUND([.F192])" office:value-type="float" office:value="210299">
            <text:p>210299</text:p>
          </table:table-cell>
        </table:table-row>
        <table:table-row table:style-name="ro1">
          <table:table-cell table:number-columns-repeated="2"/>
          <table:table-cell table:formula="of:=[.C192]+1" office:value-type="float" office:value="12">
            <text:p>12</text:p>
          </table:table-cell>
          <table:table-cell table:formula="of:=[.D192]+1" office:value-type="float" office:value="192">
            <text:p>192</text:p>
          </table:table-cell>
          <table:table-cell table:formula="of:=[.E192]" office:value-type="float" office:value="111402">
            <text:p>111402</text:p>
          </table:table-cell>
          <table:table-cell table:formula="of:=[.E193]*(2^([.C193]/12))" office:value-type="float" office:value="222804">
            <text:p>222804</text:p>
          </table:table-cell>
          <table:table-cell table:formula="of:=ROUND([.F193])" office:value-type="float" office:value="222804">
            <text:p>222804</text:p>
          </table:table-cell>
        </table:table-row>
        <table:table-row table:style-name="ro1">
          <table:table-cell table:number-columns-repeated="2"/>
          <table:table-cell table:formula="of:=[.C193]+1" office:value-type="float" office:value="13">
            <text:p>13</text:p>
          </table:table-cell>
          <table:table-cell table:formula="of:=[.D193]+1" office:value-type="float" office:value="193">
            <text:p>193</text:p>
          </table:table-cell>
          <table:table-cell table:formula="of:=[.E193]" office:value-type="float" office:value="111402">
            <text:p>111402</text:p>
          </table:table-cell>
          <table:table-cell table:formula="of:=[.E194]*(2^([.C194]/12))" office:value-type="float" office:value="236052.615275628">
            <text:p>236052,615275628</text:p>
          </table:table-cell>
          <table:table-cell table:formula="of:=ROUND([.F194])" office:value-type="float" office:value="236053">
            <text:p>236053</text:p>
          </table:table-cell>
        </table:table-row>
        <table:table-row table:style-name="ro1">
          <table:table-cell table:number-columns-repeated="2"/>
          <table:table-cell table:formula="of:=[.C194]+1" office:value-type="float" office:value="14">
            <text:p>14</text:p>
          </table:table-cell>
          <table:table-cell table:formula="of:=[.D194]+1" office:value-type="float" office:value="194">
            <text:p>194</text:p>
          </table:table-cell>
          <table:table-cell table:formula="of:=[.E194]" office:value-type="float" office:value="111402">
            <text:p>111402</text:p>
          </table:table-cell>
          <table:table-cell table:formula="of:=[.E195]*(2^([.C195]/12))" office:value-type="float" office:value="250089.034211522">
            <text:p>250089,034211522</text:p>
          </table:table-cell>
          <table:table-cell table:formula="of:=ROUND([.F195])" office:value-type="float" office:value="250089">
            <text:p>250089</text:p>
          </table:table-cell>
        </table:table-row>
        <table:table-row table:style-name="ro1">
          <table:table-cell table:number-columns-repeated="2"/>
          <table:table-cell table:formula="of:=[.C195]+1" office:value-type="float" office:value="15">
            <text:p>15</text:p>
          </table:table-cell>
          <table:table-cell table:formula="of:=[.D195]+1" office:value-type="float" office:value="195">
            <text:p>195</text:p>
          </table:table-cell>
          <table:table-cell table:formula="of:=[.E195]" office:value-type="float" office:value="111402">
            <text:p>111402</text:p>
          </table:table-cell>
          <table:table-cell table:formula="of:=[.E196]*(2^([.C196]/12))" office:value-type="float" office:value="264960.102051066">
            <text:p>264960,102051066</text:p>
          </table:table-cell>
          <table:table-cell table:formula="of:=ROUND([.F196])" office:value-type="float" office:value="264960">
            <text:p>264960</text:p>
          </table:table-cell>
        </table:table-row>
        <table:table-row table:style-name="ro1">
          <table:table-cell table:number-columns-repeated="2"/>
          <table:table-cell table:formula="of:=[.C196]+1" office:value-type="float" office:value="16">
            <text:p>16</text:p>
          </table:table-cell>
          <table:table-cell table:formula="of:=[.D196]+1" office:value-type="float" office:value="196">
            <text:p>196</text:p>
          </table:table-cell>
          <table:table-cell table:formula="of:=[.E196]" office:value-type="float" office:value="111402">
            <text:p>111402</text:p>
          </table:table-cell>
          <table:table-cell table:formula="of:=[.E197]*(2^([.C197]/12))" office:value-type="float" office:value="280715.449600777">
            <text:p>280715,449600777</text:p>
          </table:table-cell>
          <table:table-cell table:formula="of:=ROUND([.F197])" office:value-type="float" office:value="280715">
            <text:p>280715</text:p>
          </table:table-cell>
        </table:table-row>
        <table:table-row table:style-name="ro1">
          <table:table-cell table:number-columns-repeated="2"/>
          <table:table-cell table:formula="of:=[.C197]+1" office:value-type="float" office:value="17">
            <text:p>17</text:p>
          </table:table-cell>
          <table:table-cell table:formula="of:=[.D197]+1" office:value-type="float" office:value="197">
            <text:p>197</text:p>
          </table:table-cell>
          <table:table-cell table:formula="of:=[.E197]" office:value-type="float" office:value="111402">
            <text:p>111402</text:p>
          </table:table-cell>
          <table:table-cell table:formula="of:=[.E198]*(2^([.C198]/12))" office:value-type="float" office:value="297407.6588685">
            <text:p>297407,6588685</text:p>
          </table:table-cell>
          <table:table-cell table:formula="of:=ROUND([.F198])" office:value-type="float" office:value="297408">
            <text:p>297408</text:p>
          </table:table-cell>
        </table:table-row>
        <table:table-row table:style-name="ro1">
          <table:table-cell table:number-columns-repeated="2"/>
          <table:table-cell table:formula="of:=[.C198]+1" office:value-type="float" office:value="18">
            <text:p>18</text:p>
          </table:table-cell>
          <table:table-cell table:formula="of:=[.D198]+1" office:value-type="float" office:value="198">
            <text:p>198</text:p>
          </table:table-cell>
          <table:table-cell table:formula="of:=[.E198]" office:value-type="float" office:value="111402">
            <text:p>111402</text:p>
          </table:table-cell>
          <table:table-cell table:formula="of:=[.E199]*(2^([.C199]/12))" office:value-type="float" office:value="315092.438550975">
            <text:p>315092,438550975</text:p>
          </table:table-cell>
          <table:table-cell table:formula="of:=ROUND([.F199])" office:value-type="float" office:value="315092">
            <text:p>315092</text:p>
          </table:table-cell>
        </table:table-row>
        <table:table-row table:style-name="ro1">
          <table:table-cell table:number-columns-repeated="2"/>
          <table:table-cell table:formula="of:=[.C199]+1" office:value-type="float" office:value="19">
            <text:p>19</text:p>
          </table:table-cell>
          <table:table-cell table:formula="of:=[.D199]+1" office:value-type="float" office:value="199">
            <text:p>199</text:p>
          </table:table-cell>
          <table:table-cell table:formula="of:=[.E199]" office:value-type="float" office:value="111402">
            <text:p>111402</text:p>
          </table:table-cell>
          <table:table-cell table:formula="of:=[.E200]*(2^([.C200]/12))" office:value-type="float" office:value="333828.809956432">
            <text:p>333828,809956432</text:p>
          </table:table-cell>
          <table:table-cell table:formula="of:=ROUND([.F200])" office:value-type="float" office:value="333829">
            <text:p>333829</text:p>
          </table:table-cell>
        </table:table-row>
        <table:table-row table:style-name="ro1">
          <table:table-cell table:number-columns-repeated="2"/>
          <table:table-cell table:formula="of:=[.C200]+1" office:value-type="float" office:value="20">
            <text:p>20</text:p>
          </table:table-cell>
          <table:table-cell table:formula="of:=[.D200]+1" office:value-type="float" office:value="200">
            <text:p>200</text:p>
          </table:table-cell>
          <table:table-cell table:formula="of:=[.E200]" office:value-type="float" office:value="111402">
            <text:p>111402</text:p>
          </table:table-cell>
          <table:table-cell table:formula="of:=[.E201]*(2^([.C201]/12))" office:value-type="float" office:value="353679.303982723">
            <text:p>353679,303982723</text:p>
          </table:table-cell>
          <table:table-cell table:formula="of:=ROUND([.F201])" office:value-type="float" office:value="353679">
            <text:p>353679</text:p>
          </table:table-cell>
        </table:table-row>
        <table:table-row table:style-name="ro1">
          <table:table-cell table:number-columns-repeated="2"/>
          <table:table-cell table:formula="of:=[.C201]+1" office:value-type="float" office:value="21">
            <text:p>21</text:p>
          </table:table-cell>
          <table:table-cell table:formula="of:=[.D201]+1" office:value-type="float" office:value="201">
            <text:p>201</text:p>
          </table:table-cell>
          <table:table-cell table:formula="of:=[.E201]" office:value-type="float" office:value="111402">
            <text:p>111402</text:p>
          </table:table-cell>
          <table:table-cell table:formula="of:=[.E202]*(2^([.C202]/12))" office:value-type="float" office:value="374710.169808377">
            <text:p>374710,169808377</text:p>
          </table:table-cell>
          <table:table-cell table:formula="of:=ROUND([.F202])" office:value-type="float" office:value="374710">
            <text:p>374710</text:p>
          </table:table-cell>
        </table:table-row>
        <table:table-row table:style-name="ro1">
          <table:table-cell table:number-columns-repeated="2"/>
          <table:table-cell table:formula="of:=[.C202]+1" office:value-type="float" office:value="22">
            <text:p>22</text:p>
          </table:table-cell>
          <table:table-cell table:formula="of:=[.D202]+1" office:value-type="float" office:value="202">
            <text:p>202</text:p>
          </table:table-cell>
          <table:table-cell table:formula="of:=[.E202]" office:value-type="float" office:value="111402">
            <text:p>111402</text:p>
          </table:table-cell>
          <table:table-cell table:formula="of:=[.E203]*(2^([.C203]/12))" office:value-type="float" office:value="396991.59599308">
            <text:p>396991,59599308</text:p>
          </table:table-cell>
          <table:table-cell table:formula="of:=ROUND([.F203])" office:value-type="float" office:value="396992">
            <text:p>396992</text:p>
          </table:table-cell>
        </table:table-row>
        <table:table-row table:style-name="ro1">
          <table:table-cell table:number-columns-repeated="2"/>
          <table:table-cell table:formula="of:=[.C203]+1" office:value-type="float" office:value="23">
            <text:p>23</text:p>
          </table:table-cell>
          <table:table-cell table:formula="of:=[.D203]+1" office:value-type="float" office:value="203">
            <text:p>203</text:p>
          </table:table-cell>
          <table:table-cell table:formula="of:=[.E203]" office:value-type="float" office:value="111402">
            <text:p>111402</text:p>
          </table:table-cell>
          <table:table-cell table:formula="of:=[.E204]*(2^([.C204]/12))" office:value-type="float" office:value="420597.944725464">
            <text:p>420597,944725464</text:p>
          </table:table-cell>
          <table:table-cell table:formula="of:=ROUND([.F204])" office:value-type="float" office:value="420598">
            <text:p>420598</text:p>
          </table:table-cell>
        </table:table-row>
        <table:table-row table:style-name="ro1">
          <table:table-cell table:number-columns-repeated="2"/>
          <table:table-cell table:formula="of:=[.C204]+1" office:value-type="float" office:value="24">
            <text:p>24</text:p>
          </table:table-cell>
          <table:table-cell table:formula="of:=[.D204]+1" office:value-type="float" office:value="204">
            <text:p>204</text:p>
          </table:table-cell>
          <table:table-cell table:formula="of:=[.E204]" office:value-type="float" office:value="111402">
            <text:p>111402</text:p>
          </table:table-cell>
          <table:table-cell table:formula="of:=[.E205]*(2^([.C205]/12))" office:value-type="float" office:value="445608">
            <text:p>445608</text:p>
          </table:table-cell>
          <table:table-cell table:formula="of:=ROUND([.F205])" office:value-type="float" office:value="445608">
            <text:p>445608</text:p>
          </table:table-cell>
        </table:table-row>
        <table:table-row table:style-name="ro1">
          <table:table-cell table:number-columns-repeated="2"/>
          <table:table-cell table:formula="of:=[.C205]+1" office:value-type="float" office:value="25">
            <text:p>25</text:p>
          </table:table-cell>
          <table:table-cell table:formula="of:=[.D205]+1" office:value-type="float" office:value="205">
            <text:p>205</text:p>
          </table:table-cell>
          <table:table-cell table:formula="of:=[.E205]" office:value-type="float" office:value="111402">
            <text:p>111402</text:p>
          </table:table-cell>
          <table:table-cell table:formula="of:=[.E206]*(2^([.C206]/12))" office:value-type="float" office:value="472105.230551257">
            <text:p>472105,230551257</text:p>
          </table:table-cell>
          <table:table-cell table:formula="of:=ROUND([.F206])" office:value-type="float" office:value="472105">
            <text:p>472105</text:p>
          </table:table-cell>
        </table:table-row>
        <table:table-row table:style-name="ro1">
          <table:table-cell table:number-columns-repeated="2"/>
          <table:table-cell table:formula="of:=[.C206]+1" office:value-type="float" office:value="26">
            <text:p>26</text:p>
          </table:table-cell>
          <table:table-cell table:formula="of:=[.D206]+1" office:value-type="float" office:value="206">
            <text:p>206</text:p>
          </table:table-cell>
          <table:table-cell table:formula="of:=[.E206]" office:value-type="float" office:value="111402">
            <text:p>111402</text:p>
          </table:table-cell>
          <table:table-cell table:formula="of:=[.E207]*(2^([.C207]/12))" office:value-type="float" office:value="500178.068423043">
            <text:p>500178,068423043</text:p>
          </table:table-cell>
          <table:table-cell table:formula="of:=ROUND([.F207])" office:value-type="float" office:value="500178">
            <text:p>500178</text:p>
          </table:table-cell>
        </table:table-row>
        <table:table-row table:style-name="ro1">
          <table:table-cell table:number-columns-repeated="2"/>
          <table:table-cell table:formula="of:=[.C207]+1" office:value-type="float" office:value="27">
            <text:p>27</text:p>
          </table:table-cell>
          <table:table-cell table:formula="of:=[.D207]+1" office:value-type="float" office:value="207">
            <text:p>207</text:p>
          </table:table-cell>
          <table:table-cell table:formula="of:=[.E207]" office:value-type="float" office:value="111402">
            <text:p>111402</text:p>
          </table:table-cell>
          <table:table-cell table:formula="of:=[.E208]*(2^([.C208]/12))" office:value-type="float" office:value="529920.204102132">
            <text:p>529920,204102132</text:p>
          </table:table-cell>
          <table:table-cell table:formula="of:=ROUND([.F208])" office:value-type="float" office:value="529920">
            <text:p>529920</text:p>
          </table:table-cell>
        </table:table-row>
        <table:table-row table:style-name="ro1">
          <table:table-cell table:number-columns-repeated="2"/>
          <table:table-cell table:formula="of:=[.C208]+1" office:value-type="float" office:value="28">
            <text:p>28</text:p>
          </table:table-cell>
          <table:table-cell table:formula="of:=[.D208]+1" office:value-type="float" office:value="208">
            <text:p>208</text:p>
          </table:table-cell>
          <table:table-cell table:formula="of:=[.E208]" office:value-type="float" office:value="111402">
            <text:p>111402</text:p>
          </table:table-cell>
          <table:table-cell table:formula="of:=[.E209]*(2^([.C209]/12))" office:value-type="float" office:value="561430.899201555">
            <text:p>561430,899201555</text:p>
          </table:table-cell>
          <table:table-cell table:formula="of:=ROUND([.F209])" office:value-type="float" office:value="561431">
            <text:p>561431</text:p>
          </table:table-cell>
        </table:table-row>
        <table:table-row table:style-name="ro1">
          <table:table-cell table:number-columns-repeated="2"/>
          <table:table-cell table:formula="of:=[.C209]+1" office:value-type="float" office:value="29">
            <text:p>29</text:p>
          </table:table-cell>
          <table:table-cell table:formula="of:=[.D209]+1" office:value-type="float" office:value="209">
            <text:p>209</text:p>
          </table:table-cell>
          <table:table-cell table:formula="of:=[.E209]" office:value-type="float" office:value="111402">
            <text:p>111402</text:p>
          </table:table-cell>
          <table:table-cell table:formula="of:=[.E210]*(2^([.C210]/12))" office:value-type="float" office:value="594815.317737001">
            <text:p>594815,317737001</text:p>
          </table:table-cell>
          <table:table-cell table:formula="of:=ROUND([.F210])" office:value-type="float" office:value="594815">
            <text:p>594815</text:p>
          </table:table-cell>
        </table:table-row>
        <table:table-row table:style-name="ro1">
          <table:table-cell table:number-columns-repeated="2"/>
          <table:table-cell table:formula="of:=[.C210]+1" office:value-type="float" office:value="30">
            <text:p>30</text:p>
          </table:table-cell>
          <table:table-cell table:formula="of:=[.D210]+1" office:value-type="float" office:value="210">
            <text:p>210</text:p>
          </table:table-cell>
          <table:table-cell table:formula="of:=[.E210]" office:value-type="float" office:value="111402">
            <text:p>111402</text:p>
          </table:table-cell>
          <table:table-cell table:formula="of:=[.E211]*(2^([.C211]/12))" office:value-type="float" office:value="630184.87710195">
            <text:p>630184,87710195</text:p>
          </table:table-cell>
          <table:table-cell table:formula="of:=ROUND([.F211])" office:value-type="float" office:value="630185">
            <text:p>630185</text:p>
          </table:table-cell>
        </table:table-row>
        <table:table-row table:style-name="ro1">
          <table:table-cell table:number-columns-repeated="2"/>
          <table:table-cell table:formula="of:=[.C211]+1" office:value-type="float" office:value="31">
            <text:p>31</text:p>
          </table:table-cell>
          <table:table-cell table:formula="of:=[.D211]+1" office:value-type="float" office:value="211">
            <text:p>211</text:p>
          </table:table-cell>
          <table:table-cell table:formula="of:=[.E211]" office:value-type="float" office:value="111402">
            <text:p>111402</text:p>
          </table:table-cell>
          <table:table-cell table:formula="of:=[.E212]*(2^([.C212]/12))" office:value-type="float" office:value="667657.619912864">
            <text:p>667657,619912864</text:p>
          </table:table-cell>
          <table:table-cell table:formula="of:=ROUND([.F212])" office:value-type="float" office:value="667658">
            <text:p>667658</text:p>
          </table:table-cell>
        </table:table-row>
        <table:table-row table:style-name="ro1">
          <table:table-cell table:number-columns-repeated="2"/>
          <table:table-cell table:formula="of:=[.C212]+1" office:value-type="float" office:value="32">
            <text:p>32</text:p>
          </table:table-cell>
          <table:table-cell table:formula="of:=[.D212]+1" office:value-type="float" office:value="212">
            <text:p>212</text:p>
          </table:table-cell>
          <table:table-cell table:formula="of:=[.E212]" office:value-type="float" office:value="111402">
            <text:p>111402</text:p>
          </table:table-cell>
          <table:table-cell table:formula="of:=[.E213]*(2^([.C213]/12))" office:value-type="float" office:value="707358.607965445">
            <text:p>707358,607965445</text:p>
          </table:table-cell>
          <table:table-cell table:formula="of:=ROUND([.F213])" office:value-type="float" office:value="707359">
            <text:p>707359</text:p>
          </table:table-cell>
        </table:table-row>
        <table:table-row table:style-name="ro1">
          <table:table-cell table:number-columns-repeated="2"/>
          <table:table-cell table:formula="of:=[.C213]+1" office:value-type="float" office:value="33">
            <text:p>33</text:p>
          </table:table-cell>
          <table:table-cell table:formula="of:=[.D213]+1" office:value-type="float" office:value="213">
            <text:p>213</text:p>
          </table:table-cell>
          <table:table-cell table:formula="of:=[.E213]" office:value-type="float" office:value="111402">
            <text:p>111402</text:p>
          </table:table-cell>
          <table:table-cell table:formula="of:=[.E214]*(2^([.C214]/12))" office:value-type="float" office:value="749420.339616755">
            <text:p>749420,339616755</text:p>
          </table:table-cell>
          <table:table-cell table:formula="of:=ROUND([.F214])" office:value-type="float" office:value="749420">
            <text:p>749420</text:p>
          </table:table-cell>
        </table:table-row>
        <table:table-row table:style-name="ro1">
          <table:table-cell table:number-columns-repeated="2"/>
          <table:table-cell table:formula="of:=[.C214]+1" office:value-type="float" office:value="34">
            <text:p>34</text:p>
          </table:table-cell>
          <table:table-cell table:formula="of:=[.D214]+1" office:value-type="float" office:value="214">
            <text:p>214</text:p>
          </table:table-cell>
          <table:table-cell table:formula="of:=[.E214]" office:value-type="float" office:value="111402">
            <text:p>111402</text:p>
          </table:table-cell>
          <table:table-cell table:formula="of:=[.E215]*(2^([.C215]/12))" office:value-type="float" office:value="793983.191986161">
            <text:p>793983,191986161</text:p>
          </table:table-cell>
          <table:table-cell table:formula="of:=ROUND([.F215])" office:value-type="float" office:value="793983">
            <text:p>793983</text:p>
          </table:table-cell>
        </table:table-row>
        <table:table-row table:style-name="ro1">
          <table:table-cell table:number-columns-repeated="2"/>
          <table:table-cell table:formula="of:=[.C215]+1" office:value-type="float" office:value="35">
            <text:p>35</text:p>
          </table:table-cell>
          <table:table-cell table:formula="of:=[.D215]+1" office:value-type="float" office:value="215">
            <text:p>215</text:p>
          </table:table-cell>
          <table:table-cell table:formula="of:=[.E215]" office:value-type="float" office:value="111402">
            <text:p>111402</text:p>
          </table:table-cell>
          <table:table-cell table:formula="of:=[.E216]*(2^([.C216]/12))" office:value-type="float" office:value="841195.889450928">
            <text:p>841195,889450928</text:p>
          </table:table-cell>
          <table:table-cell table:formula="of:=ROUND([.F216])" office:value-type="float" office:value="841196">
            <text:p>841196</text:p>
          </table:table-cell>
        </table:table-row>
        <table:table-row table:style-name="ro1">
          <table:table-cell table:number-columns-repeated="2"/>
          <table:table-cell table:formula="of:=[.C216]+1" office:value-type="float" office:value="36">
            <text:p>36</text:p>
          </table:table-cell>
          <table:table-cell table:formula="of:=[.D216]+1" office:value-type="float" office:value="216">
            <text:p>216</text:p>
          </table:table-cell>
          <table:table-cell table:formula="of:=[.E216]" office:value-type="float" office:value="111402">
            <text:p>111402</text:p>
          </table:table-cell>
          <table:table-cell table:formula="of:=[.E217]*(2^([.C217]/12))" office:value-type="float" office:value="891216">
            <text:p>891216</text:p>
          </table:table-cell>
          <table:table-cell table:formula="of:=ROUND([.F217])" office:value-type="float" office:value="891216">
            <text:p>891216</text:p>
          </table:table-cell>
        </table:table-row>
        <table:table-row table:style-name="ro1">
          <table:table-cell table:number-columns-repeated="2"/>
          <table:table-cell table:formula="of:=[.C217]+1" office:value-type="float" office:value="37">
            <text:p>37</text:p>
          </table:table-cell>
          <table:table-cell table:formula="of:=[.D217]+1" office:value-type="float" office:value="217">
            <text:p>217</text:p>
          </table:table-cell>
          <table:table-cell table:formula="of:=[.E217]" office:value-type="float" office:value="111402">
            <text:p>111402</text:p>
          </table:table-cell>
          <table:table-cell table:formula="of:=[.E218]*(2^([.C218]/12))" office:value-type="float" office:value="944210.461102514">
            <text:p>944210,461102514</text:p>
          </table:table-cell>
          <table:table-cell table:formula="of:=ROUND([.F218])" office:value-type="float" office:value="944210">
            <text:p>944210</text:p>
          </table:table-cell>
        </table:table-row>
        <table:table-row table:style-name="ro1">
          <table:table-cell table:number-columns-repeated="2"/>
          <table:table-cell table:formula="of:=[.C218]+1" office:value-type="float" office:value="38">
            <text:p>38</text:p>
          </table:table-cell>
          <table:table-cell table:formula="of:=[.D218]+1" office:value-type="float" office:value="218">
            <text:p>218</text:p>
          </table:table-cell>
          <table:table-cell table:formula="of:=[.E218]" office:value-type="float" office:value="111402">
            <text:p>111402</text:p>
          </table:table-cell>
          <table:table-cell table:formula="of:=[.E219]*(2^([.C219]/12))" office:value-type="float" office:value="1000356.13684609">
            <text:p>1000356,13684609</text:p>
          </table:table-cell>
          <table:table-cell table:formula="of:=ROUND([.F219])" office:value-type="float" office:value="1000356">
            <text:p>1000356</text:p>
          </table:table-cell>
        </table:table-row>
        <table:table-row table:style-name="ro1">
          <table:table-cell table:number-columns-repeated="2"/>
          <table:table-cell table:formula="of:=[.C219]+1" office:value-type="float" office:value="39">
            <text:p>39</text:p>
          </table:table-cell>
          <table:table-cell table:formula="of:=[.D219]+1" office:value-type="float" office:value="219">
            <text:p>219</text:p>
          </table:table-cell>
          <table:table-cell table:formula="of:=[.E219]" office:value-type="float" office:value="111402">
            <text:p>111402</text:p>
          </table:table-cell>
          <table:table-cell table:formula="of:=[.E220]*(2^([.C220]/12))" office:value-type="float" office:value="1059840.40820427">
            <text:p>1059840,40820427</text:p>
          </table:table-cell>
          <table:table-cell table:formula="of:=ROUND([.F220])" office:value-type="float" office:value="1059840">
            <text:p>1059840</text:p>
          </table:table-cell>
        </table:table-row>
        <table:table-row table:style-name="ro1">
          <table:table-cell table:number-columns-repeated="2"/>
          <table:table-cell table:formula="of:=[.C220]+1" office:value-type="float" office:value="40">
            <text:p>40</text:p>
          </table:table-cell>
          <table:table-cell table:formula="of:=[.D220]+1" office:value-type="float" office:value="220">
            <text:p>220</text:p>
          </table:table-cell>
          <table:table-cell table:formula="of:=[.E220]" office:value-type="float" office:value="111402">
            <text:p>111402</text:p>
          </table:table-cell>
          <table:table-cell table:formula="of:=[.E221]*(2^([.C221]/12))" office:value-type="float" office:value="1122861.79840311">
            <text:p>1122861,79840311</text:p>
          </table:table-cell>
          <table:table-cell table:formula="of:=ROUND([.F221])" office:value-type="float" office:value="1122862">
            <text:p>1122862</text:p>
          </table:table-cell>
        </table:table-row>
        <table:table-row table:style-name="ro1">
          <table:table-cell table:number-columns-repeated="2"/>
          <table:table-cell table:formula="of:=[.C221]+1" office:value-type="float" office:value="41">
            <text:p>41</text:p>
          </table:table-cell>
          <table:table-cell table:formula="of:=[.D221]+1" office:value-type="float" office:value="221">
            <text:p>221</text:p>
          </table:table-cell>
          <table:table-cell table:formula="of:=[.E221]" office:value-type="float" office:value="111402">
            <text:p>111402</text:p>
          </table:table-cell>
          <table:table-cell table:formula="of:=[.E222]*(2^([.C222]/12))" office:value-type="float" office:value="1189630.635474">
            <text:p>1189630,635474</text:p>
          </table:table-cell>
          <table:table-cell table:formula="of:=ROUND([.F222])" office:value-type="float" office:value="1189631">
            <text:p>1189631</text:p>
          </table:table-cell>
        </table:table-row>
        <table:table-row table:style-name="ro1">
          <table:table-cell table:number-columns-repeated="2"/>
          <table:table-cell table:formula="of:=[.C222]+1" office:value-type="float" office:value="42">
            <text:p>42</text:p>
          </table:table-cell>
          <table:table-cell table:formula="of:=[.D222]+1" office:value-type="float" office:value="222">
            <text:p>222</text:p>
          </table:table-cell>
          <table:table-cell table:formula="of:=[.E222]" office:value-type="float" office:value="111402">
            <text:p>111402</text:p>
          </table:table-cell>
          <table:table-cell table:formula="of:=[.E223]*(2^([.C223]/12))" office:value-type="float" office:value="1260369.7542039">
            <text:p>1260369,7542039</text:p>
          </table:table-cell>
          <table:table-cell table:formula="of:=ROUND([.F223])" office:value-type="float" office:value="1260370">
            <text:p>1260370</text:p>
          </table:table-cell>
        </table:table-row>
        <table:table-row table:style-name="ro1">
          <table:table-cell table:number-columns-repeated="2"/>
          <table:table-cell table:formula="of:=[.C223]+1" office:value-type="float" office:value="43">
            <text:p>43</text:p>
          </table:table-cell>
          <table:table-cell table:formula="of:=[.D223]+1" office:value-type="float" office:value="223">
            <text:p>223</text:p>
          </table:table-cell>
          <table:table-cell table:formula="of:=[.E223]" office:value-type="float" office:value="111402">
            <text:p>111402</text:p>
          </table:table-cell>
          <table:table-cell table:formula="of:=[.E224]*(2^([.C224]/12))" office:value-type="float" office:value="1335315.23982573">
            <text:p>1335315,23982573</text:p>
          </table:table-cell>
          <table:table-cell table:formula="of:=ROUND([.F224])" office:value-type="float" office:value="1335315">
            <text:p>1335315</text:p>
          </table:table-cell>
        </table:table-row>
        <table:table-row table:style-name="ro1">
          <table:table-cell table:number-columns-repeated="2"/>
          <table:table-cell table:formula="of:=[.C224]+1" office:value-type="float" office:value="44">
            <text:p>44</text:p>
          </table:table-cell>
          <table:table-cell table:formula="of:=[.D224]+1" office:value-type="float" office:value="224">
            <text:p>224</text:p>
          </table:table-cell>
          <table:table-cell table:formula="of:=[.E224]" office:value-type="float" office:value="111402">
            <text:p>111402</text:p>
          </table:table-cell>
          <table:table-cell table:formula="of:=[.E225]*(2^([.C225]/12))" office:value-type="float" office:value="1414717.21593089">
            <text:p>1414717,21593089</text:p>
          </table:table-cell>
          <table:table-cell table:formula="of:=ROUND([.F225])" office:value-type="float" office:value="1414717">
            <text:p>1414717</text:p>
          </table:table-cell>
        </table:table-row>
        <table:table-row table:style-name="ro1">
          <table:table-cell table:number-columns-repeated="2"/>
          <table:table-cell table:formula="of:=[.C225]+1" office:value-type="float" office:value="45">
            <text:p>45</text:p>
          </table:table-cell>
          <table:table-cell table:formula="of:=[.D225]+1" office:value-type="float" office:value="225">
            <text:p>225</text:p>
          </table:table-cell>
          <table:table-cell table:formula="of:=[.E225]" office:value-type="float" office:value="111402">
            <text:p>111402</text:p>
          </table:table-cell>
          <table:table-cell table:formula="of:=[.E226]*(2^([.C226]/12))" office:value-type="float" office:value="1498840.67923351">
            <text:p>1498840,67923351</text:p>
          </table:table-cell>
          <table:table-cell table:formula="of:=ROUND([.F226])" office:value-type="float" office:value="1498841">
            <text:p>1498841</text:p>
          </table:table-cell>
        </table:table-row>
        <table:table-row table:style-name="ro1">
          <table:table-cell table:number-columns-repeated="2"/>
          <table:table-cell table:formula="of:=[.C226]+1" office:value-type="float" office:value="46">
            <text:p>46</text:p>
          </table:table-cell>
          <table:table-cell table:formula="of:=[.D226]+1" office:value-type="float" office:value="226">
            <text:p>226</text:p>
          </table:table-cell>
          <table:table-cell table:formula="of:=[.E226]" office:value-type="float" office:value="111402">
            <text:p>111402</text:p>
          </table:table-cell>
          <table:table-cell table:formula="of:=[.E227]*(2^([.C227]/12))" office:value-type="float" office:value="1587966.38397232">
            <text:p>1587966,38397232</text:p>
          </table:table-cell>
          <table:table-cell table:formula="of:=ROUND([.F227])" office:value-type="float" office:value="1587966">
            <text:p>1587966</text:p>
          </table:table-cell>
        </table:table-row>
        <table:table-row table:style-name="ro1">
          <table:table-cell table:number-columns-repeated="2"/>
          <table:table-cell table:formula="of:=[.C227]+1" office:value-type="float" office:value="47">
            <text:p>47</text:p>
          </table:table-cell>
          <table:table-cell table:formula="of:=[.D227]+1" office:value-type="float" office:value="227">
            <text:p>227</text:p>
          </table:table-cell>
          <table:table-cell table:formula="of:=[.E227]" office:value-type="float" office:value="111402">
            <text:p>111402</text:p>
          </table:table-cell>
          <table:table-cell table:formula="of:=[.E228]*(2^([.C228]/12))" office:value-type="float" office:value="1682391.77890186">
            <text:p>1682391,77890186</text:p>
          </table:table-cell>
          <table:table-cell table:formula="of:=ROUND([.F228])" office:value-type="float" office:value="1682392">
            <text:p>1682392</text:p>
          </table:table-cell>
        </table:table-row>
        <table:table-row table:style-name="ro1">
          <table:table-cell table:number-columns-repeated="2"/>
          <table:table-cell table:formula="of:=[.C228]+1" office:value-type="float" office:value="48">
            <text:p>48</text:p>
          </table:table-cell>
          <table:table-cell table:formula="of:=[.D228]+1" office:value-type="float" office:value="228">
            <text:p>228</text:p>
          </table:table-cell>
          <table:table-cell table:formula="of:=[.E228]" office:value-type="float" office:value="111402">
            <text:p>111402</text:p>
          </table:table-cell>
          <table:table-cell table:formula="of:=[.E229]*(2^([.C229]/12))" office:value-type="float" office:value="1782432">
            <text:p>1782432</text:p>
          </table:table-cell>
          <table:table-cell table:formula="of:=ROUND([.F229])" office:value-type="float" office:value="1782432">
            <text:p>1782432</text:p>
          </table:table-cell>
        </table:table-row>
        <table:table-row table:style-name="ro1">
          <table:table-cell table:number-columns-repeated="2"/>
          <table:table-cell table:formula="of:=[.C229]+1" office:value-type="float" office:value="49">
            <text:p>49</text:p>
          </table:table-cell>
          <table:table-cell table:formula="of:=[.D229]+1" office:value-type="float" office:value="229">
            <text:p>229</text:p>
          </table:table-cell>
          <table:table-cell table:formula="of:=[.E229]" office:value-type="float" office:value="111402">
            <text:p>111402</text:p>
          </table:table-cell>
          <table:table-cell table:formula="of:=[.E230]*(2^([.C230]/12))" office:value-type="float" office:value="1888420.92220503">
            <text:p>1888420,92220503</text:p>
          </table:table-cell>
          <table:table-cell table:formula="of:=ROUND([.F230])" office:value-type="float" office:value="1888421">
            <text:p>1888421</text:p>
          </table:table-cell>
        </table:table-row>
        <table:table-row table:style-name="ro1">
          <table:table-cell table:number-columns-repeated="2"/>
          <table:table-cell table:formula="of:=[.C230]+1" office:value-type="float" office:value="50">
            <text:p>50</text:p>
          </table:table-cell>
          <table:table-cell table:formula="of:=[.D230]+1" office:value-type="float" office:value="230">
            <text:p>230</text:p>
          </table:table-cell>
          <table:table-cell table:formula="of:=[.E230]" office:value-type="float" office:value="111402">
            <text:p>111402</text:p>
          </table:table-cell>
          <table:table-cell table:formula="of:=[.E231]*(2^([.C231]/12))" office:value-type="float" office:value="2000712.27369217">
            <text:p>2000712,27369217</text:p>
          </table:table-cell>
          <table:table-cell table:formula="of:=ROUND([.F231])" office:value-type="float" office:value="2000712">
            <text:p>2000712</text:p>
          </table:table-cell>
        </table:table-row>
        <table:table-row table:style-name="ro1">
          <table:table-cell table:number-columns-repeated="2"/>
          <table:table-cell table:formula="of:=[.C231]+1" office:value-type="float" office:value="51">
            <text:p>51</text:p>
          </table:table-cell>
          <table:table-cell table:formula="of:=[.D231]+1" office:value-type="float" office:value="231">
            <text:p>231</text:p>
          </table:table-cell>
          <table:table-cell table:formula="of:=[.E231]" office:value-type="float" office:value="111402">
            <text:p>111402</text:p>
          </table:table-cell>
          <table:table-cell table:formula="of:=[.E232]*(2^([.C232]/12))" office:value-type="float" office:value="2119680.81640853">
            <text:p>2119680,81640853</text:p>
          </table:table-cell>
          <table:table-cell table:formula="of:=ROUND([.F232])" office:value-type="float" office:value="2119681">
            <text:p>2119681</text:p>
          </table:table-cell>
        </table:table-row>
        <table:table-row table:style-name="ro1">
          <table:table-cell table:number-columns-repeated="2"/>
          <table:table-cell table:formula="of:=[.C232]+1" office:value-type="float" office:value="52">
            <text:p>52</text:p>
          </table:table-cell>
          <table:table-cell table:formula="of:=[.D232]+1" office:value-type="float" office:value="232">
            <text:p>232</text:p>
          </table:table-cell>
          <table:table-cell table:formula="of:=[.E232]" office:value-type="float" office:value="111402">
            <text:p>111402</text:p>
          </table:table-cell>
          <table:table-cell table:formula="of:=[.E233]*(2^([.C233]/12))" office:value-type="float" office:value="2245723.59680622">
            <text:p>2245723,59680622</text:p>
          </table:table-cell>
          <table:table-cell table:formula="of:=ROUND([.F233])" office:value-type="float" office:value="2245724">
            <text:p>2245724</text:p>
          </table:table-cell>
        </table:table-row>
        <table:table-row table:style-name="ro1">
          <table:table-cell table:number-columns-repeated="2"/>
          <table:table-cell table:formula="of:=[.C233]+1" office:value-type="float" office:value="53">
            <text:p>53</text:p>
          </table:table-cell>
          <table:table-cell table:formula="of:=[.D233]+1" office:value-type="float" office:value="233">
            <text:p>233</text:p>
          </table:table-cell>
          <table:table-cell table:formula="of:=[.E233]" office:value-type="float" office:value="111402">
            <text:p>111402</text:p>
          </table:table-cell>
          <table:table-cell table:formula="of:=[.E234]*(2^([.C234]/12))" office:value-type="float" office:value="2379261.270948">
            <text:p>2379261,270948</text:p>
          </table:table-cell>
          <table:table-cell table:formula="of:=ROUND([.F234])" office:value-type="float" office:value="2379261">
            <text:p>2379261</text:p>
          </table:table-cell>
        </table:table-row>
        <table:table-row table:style-name="ro1">
          <table:table-cell table:number-columns-repeated="2"/>
          <table:table-cell table:formula="of:=[.C234]+1" office:value-type="float" office:value="54">
            <text:p>54</text:p>
          </table:table-cell>
          <table:table-cell table:formula="of:=[.D234]+1" office:value-type="float" office:value="234">
            <text:p>234</text:p>
          </table:table-cell>
          <table:table-cell table:formula="of:=[.E234]" office:value-type="float" office:value="111402">
            <text:p>111402</text:p>
          </table:table-cell>
          <table:table-cell table:formula="of:=[.E235]*(2^([.C235]/12))" office:value-type="float" office:value="2520739.5084078">
            <text:p>2520739,5084078</text:p>
          </table:table-cell>
          <table:table-cell table:formula="of:=ROUND([.F235])" office:value-type="float" office:value="2520740">
            <text:p>2520740</text:p>
          </table:table-cell>
        </table:table-row>
        <table:table-row table:style-name="ro1">
          <table:table-cell table:number-columns-repeated="2"/>
          <table:table-cell table:formula="of:=[.C235]+1" office:value-type="float" office:value="55">
            <text:p>55</text:p>
          </table:table-cell>
          <table:table-cell table:formula="of:=[.D235]+1" office:value-type="float" office:value="235">
            <text:p>235</text:p>
          </table:table-cell>
          <table:table-cell table:formula="of:=[.E235]" office:value-type="float" office:value="111402">
            <text:p>111402</text:p>
          </table:table-cell>
          <table:table-cell table:formula="of:=[.E236]*(2^([.C236]/12))" office:value-type="float" office:value="2670630.47965146">
            <text:p>2670630,47965146</text:p>
          </table:table-cell>
          <table:table-cell table:formula="of:=ROUND([.F236])" office:value-type="float" office:value="2670630">
            <text:p>2670630</text:p>
          </table:table-cell>
        </table:table-row>
        <table:table-row table:style-name="ro1">
          <table:table-cell table:number-columns-repeated="2"/>
          <table:table-cell table:formula="of:=[.C236]+1" office:value-type="float" office:value="56">
            <text:p>56</text:p>
          </table:table-cell>
          <table:table-cell table:formula="of:=[.D236]+1" office:value-type="float" office:value="236">
            <text:p>236</text:p>
          </table:table-cell>
          <table:table-cell table:formula="of:=[.E236]" office:value-type="float" office:value="111402">
            <text:p>111402</text:p>
          </table:table-cell>
          <table:table-cell table:formula="of:=[.E237]*(2^([.C237]/12))" office:value-type="float" office:value="2829434.43186178">
            <text:p>2829434,43186178</text:p>
          </table:table-cell>
          <table:table-cell table:formula="of:=ROUND([.F237])" office:value-type="float" office:value="2829434">
            <text:p>2829434</text:p>
          </table:table-cell>
        </table:table-row>
        <table:table-row table:style-name="ro1">
          <table:table-cell table:number-columns-repeated="2"/>
          <table:table-cell table:formula="of:=[.C237]+1" office:value-type="float" office:value="57">
            <text:p>57</text:p>
          </table:table-cell>
          <table:table-cell table:formula="of:=[.D237]+1" office:value-type="float" office:value="237">
            <text:p>237</text:p>
          </table:table-cell>
          <table:table-cell table:formula="of:=[.E237]" office:value-type="float" office:value="111402">
            <text:p>111402</text:p>
          </table:table-cell>
          <table:table-cell table:formula="of:=[.E238]*(2^([.C238]/12))" office:value-type="float" office:value="2997681.35846702">
            <text:p>2997681,35846702</text:p>
          </table:table-cell>
          <table:table-cell table:formula="of:=ROUND([.F238])" office:value-type="float" office:value="2997681">
            <text:p>2997681</text:p>
          </table:table-cell>
        </table:table-row>
        <table:table-row table:style-name="ro1">
          <table:table-cell table:number-columns-repeated="2"/>
          <table:table-cell table:formula="of:=[.C238]+1" office:value-type="float" office:value="58">
            <text:p>58</text:p>
          </table:table-cell>
          <table:table-cell table:formula="of:=[.D238]+1" office:value-type="float" office:value="238">
            <text:p>238</text:p>
          </table:table-cell>
          <table:table-cell table:formula="of:=[.E238]" office:value-type="float" office:value="111402">
            <text:p>111402</text:p>
          </table:table-cell>
          <table:table-cell table:formula="of:=[.E239]*(2^([.C239]/12))" office:value-type="float" office:value="3175932.76794464">
            <text:p>3175932,76794464</text:p>
          </table:table-cell>
          <table:table-cell table:formula="of:=ROUND([.F239])" office:value-type="float" office:value="3175933">
            <text:p>3175933</text:p>
          </table:table-cell>
        </table:table-row>
        <table:table-row table:style-name="ro1">
          <table:table-cell table:number-columns-repeated="2"/>
          <table:table-cell table:formula="of:=[.C239]+1" office:value-type="float" office:value="59">
            <text:p>59</text:p>
          </table:table-cell>
          <table:table-cell table:formula="of:=[.D239]+1" office:value-type="float" office:value="239">
            <text:p>239</text:p>
          </table:table-cell>
          <table:table-cell table:formula="of:=[.E239]" office:value-type="float" office:value="111402">
            <text:p>111402</text:p>
          </table:table-cell>
          <table:table-cell table:formula="of:=[.E240]*(2^([.C240]/12))" office:value-type="float" office:value="3364783.55780371">
            <text:p>3364783,55780371</text:p>
          </table:table-cell>
          <table:table-cell table:formula="of:=ROUND([.F240])" office:value-type="float" office:value="3364784">
            <text:p>3364784</text:p>
          </table:table-cell>
        </table:table-row>
        <table:table-row table:style-name="ro1">
          <table:table-cell table:number-columns-repeated="2"/>
          <table:table-cell table:formula="of:=[.C240]+1" office:value-type="float" office:value="60">
            <text:p>60</text:p>
          </table:table-cell>
          <table:table-cell table:formula="of:=[.D240]+1" office:value-type="float" office:value="240">
            <text:p>240</text:p>
          </table:table-cell>
          <table:table-cell table:formula="of:=[.E240]" office:value-type="float" office:value="111402">
            <text:p>111402</text:p>
          </table:table-cell>
          <table:table-cell table:formula="of:=[.E241]*(2^([.C241]/12))" office:value-type="float" office:value="3564864">
            <text:p>3564864</text:p>
          </table:table-cell>
          <table:table-cell table:formula="of:=ROUND([.F241])" office:value-type="float" office:value="3564864">
            <text:p>3564864</text:p>
          </table:table-cell>
        </table:table-row>
        <table:table-row table:style-name="ro1">
          <table:table-cell table:number-columns-repeated="2"/>
          <table:table-cell table:formula="of:=[.C241]+1" office:value-type="float" office:value="61">
            <text:p>61</text:p>
          </table:table-cell>
          <table:table-cell table:formula="of:=[.D241]+1" office:value-type="float" office:value="241">
            <text:p>241</text:p>
          </table:table-cell>
          <table:table-cell table:formula="of:=[.E241]" office:value-type="float" office:value="111402">
            <text:p>111402</text:p>
          </table:table-cell>
          <table:table-cell table:formula="of:=[.E242]*(2^([.C242]/12))" office:value-type="float" office:value="3776841.84441005">
            <text:p>3776841,84441005</text:p>
          </table:table-cell>
          <table:table-cell table:formula="of:=ROUND([.F242])" office:value-type="float" office:value="3776842">
            <text:p>3776842</text:p>
          </table:table-cell>
        </table:table-row>
        <table:table-row table:style-name="ro1">
          <table:table-cell table:number-columns-repeated="2"/>
          <table:table-cell table:formula="of:=[.C242]+1" office:value-type="float" office:value="62">
            <text:p>62</text:p>
          </table:table-cell>
          <table:table-cell table:formula="of:=[.D242]+1" office:value-type="float" office:value="242">
            <text:p>242</text:p>
          </table:table-cell>
          <table:table-cell table:formula="of:=[.E242]" office:value-type="float" office:value="111402">
            <text:p>111402</text:p>
          </table:table-cell>
          <table:table-cell table:formula="of:=[.E243]*(2^([.C243]/12))" office:value-type="float" office:value="4001424.54738435">
            <text:p>4001424,54738435</text:p>
          </table:table-cell>
          <table:table-cell table:formula="of:=ROUND([.F243])" office:value-type="float" office:value="4001425">
            <text:p>4001425</text:p>
          </table:table-cell>
        </table:table-row>
        <table:table-row table:style-name="ro1">
          <table:table-cell table:number-columns-repeated="2"/>
          <table:table-cell table:formula="of:=[.C243]+1" office:value-type="float" office:value="63">
            <text:p>63</text:p>
          </table:table-cell>
          <table:table-cell table:formula="of:=[.D243]+1" office:value-type="float" office:value="243">
            <text:p>243</text:p>
          </table:table-cell>
          <table:table-cell table:formula="of:=[.E243]" office:value-type="float" office:value="111402">
            <text:p>111402</text:p>
          </table:table-cell>
          <table:table-cell table:formula="of:=[.E244]*(2^([.C244]/12))" office:value-type="float" office:value="4239361.63281706">
            <text:p>4239361,63281706</text:p>
          </table:table-cell>
          <table:table-cell table:formula="of:=ROUND([.F244])" office:value-type="float" office:value="4239362">
            <text:p>4239362</text:p>
          </table:table-cell>
        </table:table-row>
        <table:table-row table:style-name="ro1">
          <table:table-cell table:number-columns-repeated="2"/>
          <table:table-cell table:formula="of:=[.C244]+1" office:value-type="float" office:value="64">
            <text:p>64</text:p>
          </table:table-cell>
          <table:table-cell table:formula="of:=[.D244]+1" office:value-type="float" office:value="244">
            <text:p>244</text:p>
          </table:table-cell>
          <table:table-cell table:formula="of:=[.E244]" office:value-type="float" office:value="111402">
            <text:p>111402</text:p>
          </table:table-cell>
          <table:table-cell table:formula="of:=[.E245]*(2^([.C245]/12))" office:value-type="float" office:value="4491447.19361244">
            <text:p>4491447,19361244</text:p>
          </table:table-cell>
          <table:table-cell table:formula="of:=ROUND([.F245])" office:value-type="float" office:value="4491447">
            <text:p>4491447</text:p>
          </table:table-cell>
        </table:table-row>
        <table:table-row table:style-name="ro1">
          <table:table-cell table:number-columns-repeated="2"/>
          <table:table-cell table:formula="of:=[.C245]+1" office:value-type="float" office:value="65">
            <text:p>65</text:p>
          </table:table-cell>
          <table:table-cell table:formula="of:=[.D245]+1" office:value-type="float" office:value="245">
            <text:p>245</text:p>
          </table:table-cell>
          <table:table-cell table:formula="of:=[.E245]" office:value-type="float" office:value="111402">
            <text:p>111402</text:p>
          </table:table-cell>
          <table:table-cell table:formula="of:=[.E246]*(2^([.C246]/12))" office:value-type="float" office:value="4758522.54189601">
            <text:p>4758522,54189601</text:p>
          </table:table-cell>
          <table:table-cell table:formula="of:=ROUND([.F246])" office:value-type="float" office:value="4758523">
            <text:p>4758523</text:p>
          </table:table-cell>
        </table:table-row>
        <table:table-row table:style-name="ro1">
          <table:table-cell table:number-columns-repeated="2"/>
          <table:table-cell table:formula="of:=[.C246]+1" office:value-type="float" office:value="66">
            <text:p>66</text:p>
          </table:table-cell>
          <table:table-cell table:formula="of:=[.D246]+1" office:value-type="float" office:value="246">
            <text:p>246</text:p>
          </table:table-cell>
          <table:table-cell table:formula="of:=[.E246]" office:value-type="float" office:value="111402">
            <text:p>111402</text:p>
          </table:table-cell>
          <table:table-cell table:formula="of:=[.E247]*(2^([.C247]/12))" office:value-type="float" office:value="5041479.0168156">
            <text:p>5041479,0168156</text:p>
          </table:table-cell>
          <table:table-cell table:formula="of:=ROUND([.F247])" office:value-type="float" office:value="5041479">
            <text:p>5041479</text:p>
          </table:table-cell>
        </table:table-row>
        <table:table-row table:style-name="ro1">
          <table:table-cell table:number-columns-repeated="2"/>
          <table:table-cell table:formula="of:=[.C247]+1" office:value-type="float" office:value="67">
            <text:p>67</text:p>
          </table:table-cell>
          <table:table-cell table:formula="of:=[.D247]+1" office:value-type="float" office:value="247">
            <text:p>247</text:p>
          </table:table-cell>
          <table:table-cell table:formula="of:=[.E247]" office:value-type="float" office:value="111402">
            <text:p>111402</text:p>
          </table:table-cell>
          <table:table-cell table:formula="of:=[.E248]*(2^([.C248]/12))" office:value-type="float" office:value="5341260.95930291">
            <text:p>5341260,95930291</text:p>
          </table:table-cell>
          <table:table-cell table:formula="of:=ROUND([.F248])" office:value-type="float" office:value="5341261">
            <text:p>5341261</text:p>
          </table:table-cell>
        </table:table-row>
        <table:table-row table:style-name="ro1">
          <table:table-cell table:number-columns-repeated="2"/>
          <table:table-cell table:formula="of:=[.C248]+1" office:value-type="float" office:value="68">
            <text:p>68</text:p>
          </table:table-cell>
          <table:table-cell table:formula="of:=[.D248]+1" office:value-type="float" office:value="248">
            <text:p>248</text:p>
          </table:table-cell>
          <table:table-cell table:formula="of:=[.E248]" office:value-type="float" office:value="111402">
            <text:p>111402</text:p>
          </table:table-cell>
          <table:table-cell table:formula="of:=[.E249]*(2^([.C249]/12))" office:value-type="float" office:value="5658868.86372357">
            <text:p>5658868,86372357</text:p>
          </table:table-cell>
          <table:table-cell table:formula="of:=ROUND([.F249])" office:value-type="float" office:value="5658869">
            <text:p>5658869</text:p>
          </table:table-cell>
        </table:table-row>
        <table:table-row table:style-name="ro1">
          <table:table-cell table:number-columns-repeated="2"/>
          <table:table-cell table:formula="of:=[.C249]+1" office:value-type="float" office:value="69">
            <text:p>69</text:p>
          </table:table-cell>
          <table:table-cell table:formula="of:=[.D249]+1" office:value-type="float" office:value="249">
            <text:p>249</text:p>
          </table:table-cell>
          <table:table-cell table:formula="of:=[.E249]" office:value-type="float" office:value="111402">
            <text:p>111402</text:p>
          </table:table-cell>
          <table:table-cell table:formula="of:=[.E250]*(2^([.C250]/12))" office:value-type="float" office:value="5995362.71693404">
            <text:p>5995362,71693404</text:p>
          </table:table-cell>
          <table:table-cell table:formula="of:=ROUND([.F250])" office:value-type="float" office:value="5995363">
            <text:p>5995363</text:p>
          </table:table-cell>
        </table:table-row>
        <table:table-row table:style-name="ro1">
          <table:table-cell table:number-columns-repeated="2"/>
          <table:table-cell table:formula="of:=[.C250]+1" office:value-type="float" office:value="70">
            <text:p>70</text:p>
          </table:table-cell>
          <table:table-cell table:formula="of:=[.D250]+1" office:value-type="float" office:value="250">
            <text:p>250</text:p>
          </table:table-cell>
          <table:table-cell table:formula="of:=[.E250]" office:value-type="float" office:value="111402">
            <text:p>111402</text:p>
          </table:table-cell>
          <table:table-cell table:formula="of:=[.E251]*(2^([.C251]/12))" office:value-type="float" office:value="6351865.53588928">
            <text:p>6351865,53588928</text:p>
          </table:table-cell>
          <table:table-cell table:formula="of:=ROUND([.F251])" office:value-type="float" office:value="6351866">
            <text:p>6351866</text:p>
          </table:table-cell>
        </table:table-row>
        <table:table-row table:style-name="ro1">
          <table:table-cell table:number-columns-repeated="2"/>
          <table:table-cell table:formula="of:=[.C251]+1" office:value-type="float" office:value="71">
            <text:p>71</text:p>
          </table:table-cell>
          <table:table-cell table:formula="of:=[.D251]+1" office:value-type="float" office:value="251">
            <text:p>251</text:p>
          </table:table-cell>
          <table:table-cell table:formula="of:=[.E251]" office:value-type="float" office:value="111402">
            <text:p>111402</text:p>
          </table:table-cell>
          <table:table-cell table:formula="of:=[.E252]*(2^([.C252]/12))" office:value-type="float" office:value="6729567.11560743">
            <text:p>6729567,11560743</text:p>
          </table:table-cell>
          <table:table-cell table:formula="of:=ROUND([.F252])" office:value-type="float" office:value="6729567">
            <text:p>6729567</text:p>
          </table:table-cell>
        </table:table-row>
        <table:table-row table:style-name="ro1">
          <table:table-cell table:number-columns-repeated="2"/>
          <table:table-cell table:formula="of:=[.C252]+1" office:value-type="float" office:value="72">
            <text:p>72</text:p>
          </table:table-cell>
          <table:table-cell table:formula="of:=[.D252]+1" office:value-type="float" office:value="252">
            <text:p>252</text:p>
          </table:table-cell>
          <table:table-cell table:formula="of:=[.E252]" office:value-type="float" office:value="111402">
            <text:p>111402</text:p>
          </table:table-cell>
          <table:table-cell table:formula="of:=[.E253]*(2^([.C253]/12))" office:value-type="float" office:value="7129728">
            <text:p>7129728</text:p>
          </table:table-cell>
          <table:table-cell table:formula="of:=ROUND([.F253])" office:value-type="float" office:value="7129728">
            <text:p>7129728</text:p>
          </table:table-cell>
        </table:table-row>
        <table:table-row table:style-name="ro1">
          <table:table-cell table:number-columns-repeated="2"/>
          <table:table-cell table:formula="of:=[.C253]+1" office:value-type="float" office:value="73">
            <text:p>73</text:p>
          </table:table-cell>
          <table:table-cell table:formula="of:=[.D253]+1" office:value-type="float" office:value="253">
            <text:p>253</text:p>
          </table:table-cell>
          <table:table-cell table:formula="of:=[.E253]" office:value-type="float" office:value="111402">
            <text:p>111402</text:p>
          </table:table-cell>
          <table:table-cell table:formula="of:=[.E254]*(2^([.C254]/12))" office:value-type="float" office:value="7553683.68882011">
            <text:p>7553683,68882011</text:p>
          </table:table-cell>
          <table:table-cell table:formula="of:=ROUND([.F254])" office:value-type="float" office:value="7553684">
            <text:p>7553684</text:p>
          </table:table-cell>
        </table:table-row>
        <table:table-row table:style-name="ro1">
          <table:table-cell table:number-columns-repeated="2"/>
          <table:table-cell table:formula="of:=[.C254]+1" office:value-type="float" office:value="74">
            <text:p>74</text:p>
          </table:table-cell>
          <table:table-cell table:formula="of:=[.D254]+1" office:value-type="float" office:value="254">
            <text:p>254</text:p>
          </table:table-cell>
          <table:table-cell table:formula="of:=[.E254]" office:value-type="float" office:value="111402">
            <text:p>111402</text:p>
          </table:table-cell>
          <table:table-cell table:formula="of:=[.E255]*(2^([.C255]/12))" office:value-type="float" office:value="8002849.09476869">
            <text:p>8002849,09476869</text:p>
          </table:table-cell>
          <table:table-cell table:formula="of:=ROUND([.F255])" office:value-type="float" office:value="8002849">
            <text:p>8002849</text:p>
          </table:table-cell>
        </table:table-row>
        <table:table-row table:style-name="ro1">
          <table:table-cell table:number-columns-repeated="2"/>
          <table:table-cell table:formula="of:=[.C255]+1" office:value-type="float" office:value="75">
            <text:p>75</text:p>
          </table:table-cell>
          <table:table-cell table:style-name="ce1" table:formula="of:=[.D255]+1" office:value-type="float" office:value="255">
            <text:p>255</text:p>
          </table:table-cell>
          <table:table-cell table:formula="of:=[.E255]" office:value-type="float" office:value="111402">
            <text:p>111402</text:p>
          </table:table-cell>
          <table:table-cell table:formula="of:=[.E256]*(2^([.C256]/12))" office:value-type="float" office:value="8478723.26563412">
            <text:p>8478723,26563412</text:p>
          </table:table-cell>
          <table:table-cell table:formula="of:=ROUND([.F256])" office:value-type="float" office:value="8478723">
            <text:p>8478723</text:p>
          </table:table-cell>
        </table:table-row>
        <table:table-row table:style-name="ro1">
          <table:table-cell table:number-columns-repeated="2"/>
          <table:table-cell table:formula="of:=[.C256]+1" office:value-type="float" office:value="76">
            <text:p>76</text:p>
          </table:table-cell>
          <table:table-cell table:formula="of:=[.D256]+1" office:value-type="float" office:value="256">
            <text:p>256</text:p>
          </table:table-cell>
          <table:table-cell table:formula="of:=[.E256]" office:value-type="float" office:value="111402">
            <text:p>111402</text:p>
          </table:table-cell>
          <table:table-cell table:formula="of:=[.E257]*(2^([.C257]/12))" office:value-type="float" office:value="8982894.38722487">
            <text:p>8982894,38722487</text:p>
          </table:table-cell>
          <table:table-cell table:formula="of:=ROUND([.F257])" office:value-type="float" office:value="8982894">
            <text:p>8982894</text:p>
          </table:table-cell>
        </table:table-row>
        <table:table-row table:style-name="ro1">
          <table:table-cell table:number-columns-repeated="2"/>
          <table:table-cell table:formula="of:=[.C257]+1" office:value-type="float" office:value="77">
            <text:p>77</text:p>
          </table:table-cell>
          <table:table-cell table:formula="of:=[.D257]+1" office:value-type="float" office:value="257">
            <text:p>257</text:p>
          </table:table-cell>
          <table:table-cell table:formula="of:=[.E257]" office:value-type="float" office:value="111402">
            <text:p>111402</text:p>
          </table:table-cell>
          <table:table-cell table:formula="of:=[.E258]*(2^([.C258]/12))" office:value-type="float" office:value="9517045.08379201">
            <text:p>9517045,08379201</text:p>
          </table:table-cell>
          <table:table-cell table:style-name="ce2" table:formula="of:=ROUND([.F258])" office:value-type="float" office:value="9517045">
            <text:p>9517045</text:p>
          </table:table-cell>
        </table:table-row>
        <table:table-row table:style-name="ro1">
          <table:table-cell table:number-columns-repeated="2"/>
          <table:table-cell table:formula="of:=[.C258]+1" office:value-type="float" office:value="78">
            <text:p>78</text:p>
          </table:table-cell>
          <table:table-cell table:formula="of:=[.D258]+1" office:value-type="float" office:value="258">
            <text:p>258</text:p>
          </table:table-cell>
          <table:table-cell table:formula="of:=[.E258]" office:value-type="float" office:value="111402">
            <text:p>111402</text:p>
          </table:table-cell>
          <table:table-cell table:formula="of:=[.E259]*(2^([.C259]/12))" office:value-type="float" office:value="10082958.0336312">
            <text:p>10082958,0336312</text:p>
          </table:table-cell>
          <table:table-cell table:formula="of:=ROUND([.F259])" office:value-type="float" office:value="10082958">
            <text:p>10082958</text:p>
          </table:table-cell>
        </table:table-row>
        <table:table-row table:style-name="ro1">
          <table:table-cell table:number-columns-repeated="2"/>
          <table:table-cell table:formula="of:=[.C259]+1" office:value-type="float" office:value="79">
            <text:p>79</text:p>
          </table:table-cell>
          <table:table-cell table:formula="of:=[.D259]+1" office:value-type="float" office:value="259">
            <text:p>259</text:p>
          </table:table-cell>
          <table:table-cell table:formula="of:=[.E259]" office:value-type="float" office:value="111402">
            <text:p>111402</text:p>
          </table:table-cell>
          <table:table-cell table:formula="of:=[.E260]*(2^([.C260]/12))" office:value-type="float" office:value="10682521.9186058">
            <text:p>10682521,9186058</text:p>
          </table:table-cell>
          <table:table-cell table:formula="of:=ROUND([.F260])" office:value-type="float" office:value="10682522">
            <text:p>10682522</text:p>
          </table:table-cell>
        </table:table-row>
        <table:table-row table:style-name="ro1">
          <table:table-cell table:number-columns-repeated="2"/>
          <table:table-cell table:formula="of:=[.C260]+1" office:value-type="float" office:value="80">
            <text:p>80</text:p>
          </table:table-cell>
          <table:table-cell table:formula="of:=[.D260]+1" office:value-type="float" office:value="260">
            <text:p>260</text:p>
          </table:table-cell>
          <table:table-cell table:formula="of:=[.E260]" office:value-type="float" office:value="111402">
            <text:p>111402</text:p>
          </table:table-cell>
          <table:table-cell table:formula="of:=[.E261]*(2^([.C261]/12))" office:value-type="float" office:value="11317737.7274471">
            <text:p>11317737,7274471</text:p>
          </table:table-cell>
          <table:table-cell table:formula="of:=ROUND([.F261])" office:value-type="float" office:value="11317738">
            <text:p>11317738</text:p>
          </table:table-cell>
        </table:table-row>
        <table:table-row table:style-name="ro1">
          <table:table-cell table:number-columns-repeated="2"/>
          <table:table-cell table:formula="of:=[.C261]+1" office:value-type="float" office:value="81">
            <text:p>81</text:p>
          </table:table-cell>
          <table:table-cell table:formula="of:=[.D261]+1" office:value-type="float" office:value="261">
            <text:p>261</text:p>
          </table:table-cell>
          <table:table-cell table:formula="of:=[.E261]" office:value-type="float" office:value="111402">
            <text:p>111402</text:p>
          </table:table-cell>
          <table:table-cell table:formula="of:=[.E262]*(2^([.C262]/12))" office:value-type="float" office:value="11990725.4338681">
            <text:p>11990725,4338681</text:p>
          </table:table-cell>
          <table:table-cell table:formula="of:=ROUND([.F262])" office:value-type="float" office:value="11990725">
            <text:p>11990725</text:p>
          </table:table-cell>
        </table:table-row>
        <table:table-row table:style-name="ro1">
          <table:table-cell table:number-columns-repeated="2"/>
          <table:table-cell table:formula="of:=[.C262]+1" office:value-type="float" office:value="82">
            <text:p>82</text:p>
          </table:table-cell>
          <table:table-cell table:formula="of:=[.D262]+1" office:value-type="float" office:value="262">
            <text:p>262</text:p>
          </table:table-cell>
          <table:table-cell table:formula="of:=[.E262]" office:value-type="float" office:value="111402">
            <text:p>111402</text:p>
          </table:table-cell>
          <table:table-cell table:formula="of:=[.E263]*(2^([.C263]/12))" office:value-type="float" office:value="12703731.0717786">
            <text:p>12703731,0717786</text:p>
          </table:table-cell>
          <table:table-cell table:formula="of:=ROUND([.F263])" office:value-type="float" office:value="12703731">
            <text:p>12703731</text:p>
          </table:table-cell>
        </table:table-row>
        <table:table-row table:style-name="ro1">
          <table:table-cell table:number-columns-repeated="2"/>
          <table:table-cell table:formula="of:=[.C263]+1" office:value-type="float" office:value="83">
            <text:p>83</text:p>
          </table:table-cell>
          <table:table-cell table:formula="of:=[.D263]+1" office:value-type="float" office:value="263">
            <text:p>263</text:p>
          </table:table-cell>
          <table:table-cell table:formula="of:=[.E263]" office:value-type="float" office:value="111402">
            <text:p>111402</text:p>
          </table:table-cell>
          <table:table-cell table:formula="of:=[.E264]*(2^([.C264]/12))" office:value-type="float" office:value="13459134.2312149">
            <text:p>13459134,2312149</text:p>
          </table:table-cell>
          <table:table-cell table:formula="of:=ROUND([.F264])" office:value-type="float" office:value="13459134">
            <text:p>13459134</text:p>
          </table:table-cell>
        </table:table-row>
        <table:table-row table:style-name="ro1">
          <table:table-cell table:number-columns-repeated="2"/>
          <table:table-cell table:formula="of:=[.C264]+1" office:value-type="float" office:value="84">
            <text:p>84</text:p>
          </table:table-cell>
          <table:table-cell table:formula="of:=[.D264]+1" office:value-type="float" office:value="264">
            <text:p>264</text:p>
          </table:table-cell>
          <table:table-cell table:formula="of:=[.E264]" office:value-type="float" office:value="111402">
            <text:p>111402</text:p>
          </table:table-cell>
          <table:table-cell table:formula="of:=[.E265]*(2^([.C265]/12))" office:value-type="float" office:value="14259456">
            <text:p>14259456</text:p>
          </table:table-cell>
          <table:table-cell table:formula="of:=ROUND([.F265])" office:value-type="float" office:value="14259456">
            <text:p>14259456</text:p>
          </table:table-cell>
        </table:table-row>
        <table:table-row table:style-name="ro1">
          <table:table-cell table:number-columns-repeated="2"/>
          <table:table-cell table:formula="of:=[.C265]+1" office:value-type="float" office:value="85">
            <text:p>85</text:p>
          </table:table-cell>
          <table:table-cell table:formula="of:=[.D265]+1" office:value-type="float" office:value="265">
            <text:p>265</text:p>
          </table:table-cell>
          <table:table-cell table:formula="of:=[.E265]" office:value-type="float" office:value="111402">
            <text:p>111402</text:p>
          </table:table-cell>
          <table:table-cell table:formula="of:=[.E266]*(2^([.C266]/12))" office:value-type="float" office:value="15107367.3776402">
            <text:p>15107367,3776402</text:p>
          </table:table-cell>
          <table:table-cell table:formula="of:=ROUND([.F266])" office:value-type="float" office:value="15107367">
            <text:p>15107367</text:p>
          </table:table-cell>
        </table:table-row>
        <table:table-row table:style-name="ro1">
          <table:table-cell table:number-columns-repeated="2"/>
          <table:table-cell table:formula="of:=[.C266]+1" office:value-type="float" office:value="86">
            <text:p>86</text:p>
          </table:table-cell>
          <table:table-cell table:formula="of:=[.D266]+1" office:value-type="float" office:value="266">
            <text:p>266</text:p>
          </table:table-cell>
          <table:table-cell table:formula="of:=[.E266]" office:value-type="float" office:value="111402">
            <text:p>111402</text:p>
          </table:table-cell>
          <table:table-cell table:formula="of:=[.E267]*(2^([.C267]/12))" office:value-type="float" office:value="16005698.1895374">
            <text:p>16005698,1895374</text:p>
          </table:table-cell>
          <table:table-cell table:formula="of:=ROUND([.F267])" office:value-type="float" office:value="16005698">
            <text:p>16005698</text:p>
          </table:table-cell>
        </table:table-row>
        <table:table-row table:style-name="ro1">
          <table:table-cell table:number-columns-repeated="2"/>
          <table:table-cell table:formula="of:=[.C267]+1" office:value-type="float" office:value="87">
            <text:p>87</text:p>
          </table:table-cell>
          <table:table-cell table:formula="of:=[.D267]+1" office:value-type="float" office:value="267">
            <text:p>267</text:p>
          </table:table-cell>
          <table:table-cell table:formula="of:=[.E267]" office:value-type="float" office:value="111402">
            <text:p>111402</text:p>
          </table:table-cell>
          <table:table-cell table:formula="of:=[.E268]*(2^([.C268]/12))" office:value-type="float" office:value="16957446.5312682">
            <text:p>16957446,5312682</text:p>
          </table:table-cell>
          <table:table-cell table:formula="of:=ROUND([.F268])" office:value-type="float" office:value="16957447">
            <text:p>16957447</text:p>
          </table:table-cell>
        </table:table-row>
        <table:table-row table:style-name="ro1">
          <table:table-cell table:number-columns-repeated="2"/>
          <table:table-cell table:formula="of:=[.C268]+1" office:value-type="float" office:value="88">
            <text:p>88</text:p>
          </table:table-cell>
          <table:table-cell table:formula="of:=[.D268]+1" office:value-type="float" office:value="268">
            <text:p>268</text:p>
          </table:table-cell>
          <table:table-cell table:formula="of:=[.E268]" office:value-type="float" office:value="111402">
            <text:p>111402</text:p>
          </table:table-cell>
          <table:table-cell table:formula="of:=[.E269]*(2^([.C269]/12))" office:value-type="float" office:value="17965788.7744497">
            <text:p>17965788,7744497</text:p>
          </table:table-cell>
          <table:table-cell table:formula="of:=ROUND([.F269])" office:value-type="float" office:value="17965789">
            <text:p>17965789</text:p>
          </table:table-cell>
        </table:table-row>
        <table:table-row table:style-name="ro1">
          <table:table-cell table:number-columns-repeated="2"/>
          <table:table-cell table:formula="of:=[.C269]+1" office:value-type="float" office:value="89">
            <text:p>89</text:p>
          </table:table-cell>
          <table:table-cell table:formula="of:=[.D269]+1" office:value-type="float" office:value="269">
            <text:p>269</text:p>
          </table:table-cell>
          <table:table-cell table:formula="of:=[.E269]" office:value-type="float" office:value="111402">
            <text:p>111402</text:p>
          </table:table-cell>
          <table:table-cell table:formula="of:=[.E270]*(2^([.C270]/12))" office:value-type="float" office:value="19034090.167584">
            <text:p>19034090,167584</text:p>
          </table:table-cell>
          <table:table-cell table:formula="of:=ROUND([.F270])" office:value-type="float" office:value="19034090">
            <text:p>19034090</text:p>
          </table:table-cell>
        </table:table-row>
        <table:table-row table:style-name="ro1">
          <table:table-cell table:number-columns-repeated="2"/>
          <table:table-cell table:formula="of:=[.C270]+1" office:value-type="float" office:value="90">
            <text:p>90</text:p>
          </table:table-cell>
          <table:table-cell table:formula="of:=[.D270]+1" office:value-type="float" office:value="270">
            <text:p>270</text:p>
          </table:table-cell>
          <table:table-cell table:formula="of:=[.E270]" office:value-type="float" office:value="111402">
            <text:p>111402</text:p>
          </table:table-cell>
          <table:table-cell table:formula="of:=[.E271]*(2^([.C271]/12))" office:value-type="float" office:value="20165916.0672624">
            <text:p>20165916,0672624</text:p>
          </table:table-cell>
          <table:table-cell table:formula="of:=ROUND([.F271])" office:value-type="float" office:value="20165916">
            <text:p>20165916</text:p>
          </table:table-cell>
        </table:table-row>
        <table:table-row table:style-name="ro1">
          <table:table-cell table:number-columns-repeated="2"/>
          <table:table-cell table:formula="of:=[.C271]+1" office:value-type="float" office:value="91">
            <text:p>91</text:p>
          </table:table-cell>
          <table:table-cell table:formula="of:=[.D271]+1" office:value-type="float" office:value="271">
            <text:p>271</text:p>
          </table:table-cell>
          <table:table-cell table:formula="of:=[.E271]" office:value-type="float" office:value="111402">
            <text:p>111402</text:p>
          </table:table-cell>
          <table:table-cell table:formula="of:=[.E272]*(2^([.C272]/12))" office:value-type="float" office:value="21365043.8372117">
            <text:p>21365043,8372117</text:p>
          </table:table-cell>
          <table:table-cell table:formula="of:=ROUND([.F272])" office:value-type="float" office:value="21365044">
            <text:p>21365044</text:p>
          </table:table-cell>
        </table:table-row>
        <table:table-row table:style-name="ro1">
          <table:table-cell table:number-columns-repeated="2"/>
          <table:table-cell table:formula="of:=[.C272]+1" office:value-type="float" office:value="92">
            <text:p>92</text:p>
          </table:table-cell>
          <table:table-cell table:formula="of:=[.D272]+1" office:value-type="float" office:value="272">
            <text:p>272</text:p>
          </table:table-cell>
          <table:table-cell table:formula="of:=[.E272]" office:value-type="float" office:value="111402">
            <text:p>111402</text:p>
          </table:table-cell>
          <table:table-cell table:formula="of:=[.E273]*(2^([.C273]/12))" office:value-type="float" office:value="22635475.4548943">
            <text:p>22635475,4548943</text:p>
          </table:table-cell>
          <table:table-cell table:formula="of:=ROUND([.F273])" office:value-type="float" office:value="22635475">
            <text:p>22635475</text:p>
          </table:table-cell>
        </table:table-row>
        <table:table-row table:style-name="ro1">
          <table:table-cell table:number-columns-repeated="2"/>
          <table:table-cell table:formula="of:=[.C273]+1" office:value-type="float" office:value="93">
            <text:p>93</text:p>
          </table:table-cell>
          <table:table-cell table:formula="of:=[.D273]+1" office:value-type="float" office:value="273">
            <text:p>273</text:p>
          </table:table-cell>
          <table:table-cell table:formula="of:=[.E273]" office:value-type="float" office:value="111402">
            <text:p>111402</text:p>
          </table:table-cell>
          <table:table-cell table:formula="of:=[.E274]*(2^([.C274]/12))" office:value-type="float" office:value="23981450.8677361">
            <text:p>23981450,8677361</text:p>
          </table:table-cell>
          <table:table-cell table:formula="of:=ROUND([.F274])" office:value-type="float" office:value="23981451">
            <text:p>23981451</text:p>
          </table:table-cell>
        </table:table-row>
        <table:table-row table:style-name="ro1">
          <table:table-cell table:number-columns-repeated="2"/>
          <table:table-cell table:formula="of:=[.C274]+1" office:value-type="float" office:value="94">
            <text:p>94</text:p>
          </table:table-cell>
          <table:table-cell table:formula="of:=[.D274]+1" office:value-type="float" office:value="274">
            <text:p>274</text:p>
          </table:table-cell>
          <table:table-cell table:formula="of:=[.E274]" office:value-type="float" office:value="111402">
            <text:p>111402</text:p>
          </table:table-cell>
          <table:table-cell table:formula="of:=[.E275]*(2^([.C275]/12))" office:value-type="float" office:value="25407462.1435571">
            <text:p>25407462,1435571</text:p>
          </table:table-cell>
          <table:table-cell table:formula="of:=ROUND([.F275])" office:value-type="float" office:value="25407462">
            <text:p>25407462</text:p>
          </table:table-cell>
        </table:table-row>
        <table:table-row table:style-name="ro1">
          <table:table-cell table:number-columns-repeated="2"/>
          <table:table-cell table:formula="of:=[.C275]+1" office:value-type="float" office:value="95">
            <text:p>95</text:p>
          </table:table-cell>
          <table:table-cell table:formula="of:=[.D275]+1" office:value-type="float" office:value="275">
            <text:p>275</text:p>
          </table:table-cell>
          <table:table-cell table:formula="of:=[.E275]" office:value-type="float" office:value="111402">
            <text:p>111402</text:p>
          </table:table-cell>
          <table:table-cell table:formula="of:=[.E276]*(2^([.C276]/12))" office:value-type="float" office:value="26918268.4624297">
            <text:p>26918268,4624297</text:p>
          </table:table-cell>
          <table:table-cell table:formula="of:=ROUND([.F276])" office:value-type="float" office:value="26918268">
            <text:p>26918268</text:p>
          </table:table-cell>
        </table:table-row>
        <table:table-row table:style-name="ro1">
          <table:table-cell table:number-columns-repeated="2"/>
          <table:table-cell table:formula="of:=[.C276]+1" office:value-type="float" office:value="96">
            <text:p>96</text:p>
          </table:table-cell>
          <table:table-cell table:formula="of:=[.D276]+1" office:value-type="float" office:value="276">
            <text:p>276</text:p>
          </table:table-cell>
          <table:table-cell table:formula="of:=[.E276]" office:value-type="float" office:value="111402">
            <text:p>111402</text:p>
          </table:table-cell>
          <table:table-cell table:formula="of:=[.E277]*(2^([.C277]/12))" office:value-type="float" office:value="28518912">
            <text:p>28518912</text:p>
          </table:table-cell>
          <table:table-cell table:formula="of:=ROUND([.F277])" office:value-type="float" office:value="28518912">
            <text:p>28518912</text:p>
          </table:table-cell>
        </table:table-row>
        <table:table-row table:style-name="ro1">
          <table:table-cell table:number-columns-repeated="2"/>
          <table:table-cell table:formula="of:=[.C277]+1" office:value-type="float" office:value="97">
            <text:p>97</text:p>
          </table:table-cell>
          <table:table-cell table:formula="of:=[.D277]+1" office:value-type="float" office:value="277">
            <text:p>277</text:p>
          </table:table-cell>
          <table:table-cell table:formula="of:=[.E277]" office:value-type="float" office:value="111402">
            <text:p>111402</text:p>
          </table:table-cell>
          <table:table-cell table:formula="of:=[.E278]*(2^([.C278]/12))" office:value-type="float" office:value="30214734.7552805">
            <text:p>30214734,7552805</text:p>
          </table:table-cell>
          <table:table-cell table:formula="of:=ROUND([.F278])" office:value-type="float" office:value="30214735">
            <text:p>30214735</text:p>
          </table:table-cell>
        </table:table-row>
        <table:table-row table:style-name="ro1">
          <table:table-cell table:number-columns-repeated="2"/>
          <table:table-cell table:formula="of:=[.C278]+1" office:value-type="float" office:value="98">
            <text:p>98</text:p>
          </table:table-cell>
          <table:table-cell table:formula="of:=[.D278]+1" office:value-type="float" office:value="278">
            <text:p>278</text:p>
          </table:table-cell>
          <table:table-cell table:formula="of:=[.E278]" office:value-type="float" office:value="111402">
            <text:p>111402</text:p>
          </table:table-cell>
          <table:table-cell table:formula="of:=[.E279]*(2^([.C279]/12))" office:value-type="float" office:value="32011396.3790747">
            <text:p>32011396,3790747</text:p>
          </table:table-cell>
          <table:table-cell table:formula="of:=ROUND([.F279])" office:value-type="float" office:value="32011396">
            <text:p>32011396</text:p>
          </table:table-cell>
        </table:table-row>
        <table:table-row table:style-name="ro1">
          <table:table-cell table:number-columns-repeated="2"/>
          <table:table-cell table:formula="of:=[.C279]+1" office:value-type="float" office:value="99">
            <text:p>99</text:p>
          </table:table-cell>
          <table:table-cell table:formula="of:=[.D279]+1" office:value-type="float" office:value="279">
            <text:p>279</text:p>
          </table:table-cell>
          <table:table-cell table:formula="of:=[.E279]" office:value-type="float" office:value="111402">
            <text:p>111402</text:p>
          </table:table-cell>
          <table:table-cell table:formula="of:=[.E280]*(2^([.C280]/12))" office:value-type="float" office:value="33914893.0625365">
            <text:p>33914893,0625365</text:p>
          </table:table-cell>
          <table:table-cell table:formula="of:=ROUND([.F280])" office:value-type="float" office:value="33914893">
            <text:p>33914893</text:p>
          </table:table-cell>
        </table:table-row>
        <table:table-row table:style-name="ro1">
          <table:table-cell table:number-columns-repeated="2"/>
          <table:table-cell table:formula="of:=[.C280]+1" office:value-type="float" office:value="100">
            <text:p>100</text:p>
          </table:table-cell>
          <table:table-cell table:formula="of:=[.D280]+1" office:value-type="float" office:value="280">
            <text:p>280</text:p>
          </table:table-cell>
          <table:table-cell table:formula="of:=[.E280]" office:value-type="float" office:value="111402">
            <text:p>111402</text:p>
          </table:table-cell>
          <table:table-cell table:formula="of:=[.E281]*(2^([.C281]/12))" office:value-type="float" office:value="35931577.5488995">
            <text:p>35931577,5488995</text:p>
          </table:table-cell>
          <table:table-cell table:formula="of:=ROUND([.F281])" office:value-type="float" office:value="35931578">
            <text:p>35931578</text:p>
          </table:table-cell>
        </table:table-row>
        <table:table-row table:style-name="ro1">
          <table:table-cell table:number-columns-repeated="2"/>
          <table:table-cell table:formula="of:=[.C281]+1" office:value-type="float" office:value="101">
            <text:p>101</text:p>
          </table:table-cell>
          <table:table-cell table:formula="of:=[.D281]+1" office:value-type="float" office:value="281">
            <text:p>281</text:p>
          </table:table-cell>
          <table:table-cell table:formula="of:=[.E281]" office:value-type="float" office:value="111402">
            <text:p>111402</text:p>
          </table:table-cell>
          <table:table-cell table:formula="of:=[.E282]*(2^([.C282]/12))" office:value-type="float" office:value="38068180.335168">
            <text:p>38068180,335168</text:p>
          </table:table-cell>
          <table:table-cell table:formula="of:=ROUND([.F282])" office:value-type="float" office:value="38068180">
            <text:p>38068180</text:p>
          </table:table-cell>
        </table:table-row>
        <table:table-row table:style-name="ro1">
          <table:table-cell table:number-columns-repeated="2"/>
          <table:table-cell table:formula="of:=[.C282]+1" office:value-type="float" office:value="102">
            <text:p>102</text:p>
          </table:table-cell>
          <table:table-cell table:formula="of:=[.D282]+1" office:value-type="float" office:value="282">
            <text:p>282</text:p>
          </table:table-cell>
          <table:table-cell table:formula="of:=[.E282]" office:value-type="float" office:value="111402">
            <text:p>111402</text:p>
          </table:table-cell>
          <table:table-cell table:formula="of:=[.E283]*(2^([.C283]/12))" office:value-type="float" office:value="40331832.1345248">
            <text:p>40331832,1345248</text:p>
          </table:table-cell>
          <table:table-cell table:formula="of:=ROUND([.F283])" office:value-type="float" office:value="40331832">
            <text:p>40331832</text:p>
          </table:table-cell>
        </table:table-row>
        <table:table-row table:style-name="ro1">
          <table:table-cell table:number-columns-repeated="2"/>
          <table:table-cell table:formula="of:=[.C283]+1" office:value-type="float" office:value="103">
            <text:p>103</text:p>
          </table:table-cell>
          <table:table-cell table:formula="of:=[.D283]+1" office:value-type="float" office:value="283">
            <text:p>283</text:p>
          </table:table-cell>
          <table:table-cell table:formula="of:=[.E283]" office:value-type="float" office:value="111402">
            <text:p>111402</text:p>
          </table:table-cell>
          <table:table-cell table:formula="of:=[.E284]*(2^([.C284]/12))" office:value-type="float" office:value="42730087.6744233">
            <text:p>42730087,6744233</text:p>
          </table:table-cell>
          <table:table-cell table:formula="of:=ROUND([.F284])" office:value-type="float" office:value="42730088">
            <text:p>42730088</text:p>
          </table:table-cell>
        </table:table-row>
        <table:table-row table:style-name="ro1">
          <table:table-cell table:number-columns-repeated="2"/>
          <table:table-cell table:formula="of:=[.C284]+1" office:value-type="float" office:value="104">
            <text:p>104</text:p>
          </table:table-cell>
          <table:table-cell table:formula="of:=[.D284]+1" office:value-type="float" office:value="284">
            <text:p>284</text:p>
          </table:table-cell>
          <table:table-cell table:formula="of:=[.E284]" office:value-type="float" office:value="111402">
            <text:p>111402</text:p>
          </table:table-cell>
          <table:table-cell table:formula="of:=[.E285]*(2^([.C285]/12))" office:value-type="float" office:value="45270950.9097885">
            <text:p>45270950,9097885</text:p>
          </table:table-cell>
          <table:table-cell table:formula="of:=ROUND([.F285])" office:value-type="float" office:value="45270951">
            <text:p>45270951</text:p>
          </table:table-cell>
        </table:table-row>
        <table:table-row table:style-name="ro1">
          <table:table-cell table:number-columns-repeated="2"/>
          <table:table-cell table:formula="of:=[.C285]+1" office:value-type="float" office:value="105">
            <text:p>105</text:p>
          </table:table-cell>
          <table:table-cell table:formula="of:=[.D285]+1" office:value-type="float" office:value="285">
            <text:p>285</text:p>
          </table:table-cell>
          <table:table-cell table:formula="of:=[.E285]" office:value-type="float" office:value="111402">
            <text:p>111402</text:p>
          </table:table-cell>
          <table:table-cell table:formula="of:=[.E286]*(2^([.C286]/12))" office:value-type="float" office:value="47962901.7354723">
            <text:p>47962901,7354723</text:p>
          </table:table-cell>
          <table:table-cell table:formula="of:=ROUND([.F286])" office:value-type="float" office:value="47962902">
            <text:p>47962902</text:p>
          </table:table-cell>
        </table:table-row>
        <table:table-row table:style-name="ro1">
          <table:table-cell table:number-columns-repeated="2"/>
          <table:table-cell table:formula="of:=[.C286]+1" office:value-type="float" office:value="106">
            <text:p>106</text:p>
          </table:table-cell>
          <table:table-cell table:formula="of:=[.D286]+1" office:value-type="float" office:value="286">
            <text:p>286</text:p>
          </table:table-cell>
          <table:table-cell table:formula="of:=[.E286]" office:value-type="float" office:value="111402">
            <text:p>111402</text:p>
          </table:table-cell>
          <table:table-cell table:formula="of:=[.E287]*(2^([.C287]/12))" office:value-type="float" office:value="50814924.2871143">
            <text:p>50814924,2871143</text:p>
          </table:table-cell>
          <table:table-cell table:formula="of:=ROUND([.F287])" office:value-type="float" office:value="50814924">
            <text:p>50814924</text:p>
          </table:table-cell>
        </table:table-row>
        <table:table-row table:style-name="ro1">
          <table:table-cell table:number-columns-repeated="2"/>
          <table:table-cell table:formula="of:=[.C287]+1" office:value-type="float" office:value="107">
            <text:p>107</text:p>
          </table:table-cell>
          <table:table-cell table:formula="of:=[.D287]+1" office:value-type="float" office:value="287">
            <text:p>287</text:p>
          </table:table-cell>
          <table:table-cell table:formula="of:=[.E287]" office:value-type="float" office:value="111402">
            <text:p>111402</text:p>
          </table:table-cell>
          <table:table-cell table:formula="of:=[.E288]*(2^([.C288]/12))" office:value-type="float" office:value="53836536.9248594">
            <text:p>53836536,9248594</text:p>
          </table:table-cell>
          <table:table-cell table:formula="of:=ROUND([.F288])" office:value-type="float" office:value="53836537">
            <text:p>53836537</text:p>
          </table:table-cell>
        </table:table-row>
        <table:table-row table:style-name="ro1">
          <table:table-cell table:number-columns-repeated="2"/>
          <table:table-cell table:formula="of:=[.C288]+1" office:value-type="float" office:value="108">
            <text:p>108</text:p>
          </table:table-cell>
          <table:table-cell table:formula="of:=[.D288]+1" office:value-type="float" office:value="288">
            <text:p>288</text:p>
          </table:table-cell>
          <table:table-cell table:formula="of:=[.E288]" office:value-type="float" office:value="111402">
            <text:p>111402</text:p>
          </table:table-cell>
          <table:table-cell table:formula="of:=[.E289]*(2^([.C289]/12))" office:value-type="float" office:value="57037824">
            <text:p>57037824</text:p>
          </table:table-cell>
          <table:table-cell table:formula="of:=ROUND([.F289])" office:value-type="float" office:value="57037824">
            <text:p>57037824</text:p>
          </table:table-cell>
        </table:table-row>
        <table:table-row table:style-name="ro1">
          <table:table-cell table:number-columns-repeated="2"/>
          <table:table-cell table:formula="of:=[.C289]+1" office:value-type="float" office:value="109">
            <text:p>109</text:p>
          </table:table-cell>
          <table:table-cell table:formula="of:=[.D289]+1" office:value-type="float" office:value="289">
            <text:p>289</text:p>
          </table:table-cell>
          <table:table-cell table:formula="of:=[.E289]" office:value-type="float" office:value="111402">
            <text:p>111402</text:p>
          </table:table-cell>
          <table:table-cell table:formula="of:=[.E290]*(2^([.C290]/12))" office:value-type="float" office:value="60429469.5105609">
            <text:p>60429469,5105609</text:p>
          </table:table-cell>
          <table:table-cell table:formula="of:=ROUND([.F290])" office:value-type="float" office:value="60429470">
            <text:p>60429470</text:p>
          </table:table-cell>
        </table:table-row>
        <table:table-row table:style-name="ro1">
          <table:table-cell table:number-columns-repeated="2"/>
          <table:table-cell table:formula="of:=[.C290]+1" office:value-type="float" office:value="110">
            <text:p>110</text:p>
          </table:table-cell>
          <table:table-cell table:formula="of:=[.D290]+1" office:value-type="float" office:value="290">
            <text:p>290</text:p>
          </table:table-cell>
          <table:table-cell table:formula="of:=[.E290]" office:value-type="float" office:value="111402">
            <text:p>111402</text:p>
          </table:table-cell>
          <table:table-cell table:formula="of:=[.E291]*(2^([.C291]/12))" office:value-type="float" office:value="64022792.7581495">
            <text:p>64022792,7581495</text:p>
          </table:table-cell>
          <table:table-cell table:formula="of:=ROUND([.F291])" office:value-type="float" office:value="64022793">
            <text:p>64022793</text:p>
          </table:table-cell>
        </table:table-row>
        <table:table-row table:style-name="ro1">
          <table:table-cell table:number-columns-repeated="2"/>
          <table:table-cell table:formula="of:=[.C291]+1" office:value-type="float" office:value="111">
            <text:p>111</text:p>
          </table:table-cell>
          <table:table-cell table:formula="of:=[.D291]+1" office:value-type="float" office:value="291">
            <text:p>291</text:p>
          </table:table-cell>
          <table:table-cell table:formula="of:=[.E291]" office:value-type="float" office:value="111402">
            <text:p>111402</text:p>
          </table:table-cell>
          <table:table-cell table:formula="of:=[.E292]*(2^([.C292]/12))" office:value-type="float" office:value="67829786.125073">
            <text:p>67829786,125073</text:p>
          </table:table-cell>
          <table:table-cell table:formula="of:=ROUND([.F292])" office:value-type="float" office:value="67829786">
            <text:p>67829786</text:p>
          </table:table-cell>
        </table:table-row>
        <table:table-row table:style-name="ro1">
          <table:table-cell table:number-columns-repeated="2"/>
          <table:table-cell table:formula="of:=[.C292]+1" office:value-type="float" office:value="112">
            <text:p>112</text:p>
          </table:table-cell>
          <table:table-cell table:formula="of:=[.D292]+1" office:value-type="float" office:value="292">
            <text:p>292</text:p>
          </table:table-cell>
          <table:table-cell table:formula="of:=[.E292]" office:value-type="float" office:value="111402">
            <text:p>111402</text:p>
          </table:table-cell>
          <table:table-cell table:formula="of:=[.E293]*(2^([.C293]/12))" office:value-type="float" office:value="71863155.097799">
            <text:p>71863155,097799</text:p>
          </table:table-cell>
          <table:table-cell table:formula="of:=ROUND([.F293])" office:value-type="float" office:value="71863155">
            <text:p>71863155</text:p>
          </table:table-cell>
        </table:table-row>
        <table:table-row table:style-name="ro1">
          <table:table-cell table:number-columns-repeated="2"/>
          <table:table-cell table:formula="of:=[.C293]+1" office:value-type="float" office:value="113">
            <text:p>113</text:p>
          </table:table-cell>
          <table:table-cell table:formula="of:=[.D293]+1" office:value-type="float" office:value="293">
            <text:p>293</text:p>
          </table:table-cell>
          <table:table-cell table:formula="of:=[.E293]" office:value-type="float" office:value="111402">
            <text:p>111402</text:p>
          </table:table-cell>
          <table:table-cell table:formula="of:=[.E294]*(2^([.C294]/12))" office:value-type="float" office:value="76136360.6703361">
            <text:p>76136360,6703361</text:p>
          </table:table-cell>
          <table:table-cell table:formula="of:=ROUND([.F294])" office:value-type="float" office:value="76136361">
            <text:p>76136361</text:p>
          </table:table-cell>
        </table:table-row>
        <table:table-row table:style-name="ro1">
          <table:table-cell table:number-columns-repeated="2"/>
          <table:table-cell table:formula="of:=[.C294]+1" office:value-type="float" office:value="114">
            <text:p>114</text:p>
          </table:table-cell>
          <table:table-cell table:formula="of:=[.D294]+1" office:value-type="float" office:value="294">
            <text:p>294</text:p>
          </table:table-cell>
          <table:table-cell table:formula="of:=[.E294]" office:value-type="float" office:value="111402">
            <text:p>111402</text:p>
          </table:table-cell>
          <table:table-cell table:formula="of:=[.E295]*(2^([.C295]/12))" office:value-type="float" office:value="80663664.2690496">
            <text:p>80663664,2690496</text:p>
          </table:table-cell>
          <table:table-cell table:formula="of:=ROUND([.F295])" office:value-type="float" office:value="80663664">
            <text:p>80663664</text:p>
          </table:table-cell>
        </table:table-row>
        <table:table-row table:style-name="ro1">
          <table:table-cell table:number-columns-repeated="2"/>
          <table:table-cell table:formula="of:=[.C295]+1" office:value-type="float" office:value="115">
            <text:p>115</text:p>
          </table:table-cell>
          <table:table-cell table:formula="of:=[.D295]+1" office:value-type="float" office:value="295">
            <text:p>295</text:p>
          </table:table-cell>
          <table:table-cell table:formula="of:=[.E295]" office:value-type="float" office:value="111402">
            <text:p>111402</text:p>
          </table:table-cell>
          <table:table-cell table:formula="of:=[.E296]*(2^([.C296]/12))" office:value-type="float" office:value="85460175.3488467">
            <text:p>85460175,3488467</text:p>
          </table:table-cell>
          <table:table-cell table:formula="of:=ROUND([.F296])" office:value-type="float" office:value="85460175">
            <text:p>85460175</text:p>
          </table:table-cell>
        </table:table-row>
        <table:table-row table:style-name="ro1">
          <table:table-cell table:number-columns-repeated="2"/>
          <table:table-cell table:formula="of:=[.C296]+1" office:value-type="float" office:value="116">
            <text:p>116</text:p>
          </table:table-cell>
          <table:table-cell table:formula="of:=[.D296]+1" office:value-type="float" office:value="296">
            <text:p>296</text:p>
          </table:table-cell>
          <table:table-cell table:formula="of:=[.E296]" office:value-type="float" office:value="111402">
            <text:p>111402</text:p>
          </table:table-cell>
          <table:table-cell table:formula="of:=[.E297]*(2^([.C297]/12))" office:value-type="float" office:value="90541901.819577">
            <text:p>90541901,819577</text:p>
          </table:table-cell>
          <table:table-cell table:formula="of:=ROUND([.F297])" office:value-type="float" office:value="90541902">
            <text:p>90541902</text:p>
          </table:table-cell>
        </table:table-row>
        <table:table-row table:style-name="ro1">
          <table:table-cell table:number-columns-repeated="2"/>
          <table:table-cell table:formula="of:=[.C297]+1" office:value-type="float" office:value="117">
            <text:p>117</text:p>
          </table:table-cell>
          <table:table-cell table:formula="of:=[.D297]+1" office:value-type="float" office:value="297">
            <text:p>297</text:p>
          </table:table-cell>
          <table:table-cell table:formula="of:=[.E297]" office:value-type="float" office:value="111402">
            <text:p>111402</text:p>
          </table:table-cell>
          <table:table-cell table:formula="of:=[.E298]*(2^([.C298]/12))" office:value-type="float" office:value="95925803.4709446">
            <text:p>95925803,4709446</text:p>
          </table:table-cell>
          <table:table-cell table:formula="of:=ROUND([.F298])" office:value-type="float" office:value="95925803">
            <text:p>95925803</text:p>
          </table:table-cell>
        </table:table-row>
        <table:table-row table:style-name="ro1">
          <table:table-cell table:number-columns-repeated="2"/>
          <table:table-cell table:formula="of:=[.C298]+1" office:value-type="float" office:value="118">
            <text:p>118</text:p>
          </table:table-cell>
          <table:table-cell table:formula="of:=[.D298]+1" office:value-type="float" office:value="298">
            <text:p>298</text:p>
          </table:table-cell>
          <table:table-cell table:formula="of:=[.E298]" office:value-type="float" office:value="111402">
            <text:p>111402</text:p>
          </table:table-cell>
          <table:table-cell table:formula="of:=[.E299]*(2^([.C299]/12))" office:value-type="float" office:value="101629848.574229">
            <text:p>101629848,574229</text:p>
          </table:table-cell>
          <table:table-cell table:formula="of:=ROUND([.F299])" office:value-type="float" office:value="101629849">
            <text:p>101629849</text:p>
          </table:table-cell>
        </table:table-row>
        <table:table-row table:style-name="ro1">
          <table:table-cell table:number-columns-repeated="2"/>
          <table:table-cell table:formula="of:=[.C299]+1" office:value-type="float" office:value="119">
            <text:p>119</text:p>
          </table:table-cell>
          <table:table-cell table:formula="of:=[.D299]+1" office:value-type="float" office:value="299">
            <text:p>299</text:p>
          </table:table-cell>
          <table:table-cell table:formula="of:=[.E299]" office:value-type="float" office:value="111402">
            <text:p>111402</text:p>
          </table:table-cell>
          <table:table-cell table:formula="of:=[.E300]*(2^([.C300]/12))" office:value-type="float" office:value="107673073.849719">
            <text:p>107673073,849719</text:p>
          </table:table-cell>
          <table:table-cell table:formula="of:=ROUND([.F300])" office:value-type="float" office:value="107673074">
            <text:p>107673074</text:p>
          </table:table-cell>
        </table:table-row>
        <table:table-row table:style-name="ro1">
          <table:table-cell table:number-columns-repeated="2"/>
          <table:table-cell table:formula="of:=[.C300]+1" office:value-type="float" office:value="120">
            <text:p>120</text:p>
          </table:table-cell>
          <table:table-cell table:formula="of:=[.D300]+1" office:value-type="float" office:value="300">
            <text:p>300</text:p>
          </table:table-cell>
          <table:table-cell table:formula="of:=[.E300]" office:value-type="float" office:value="111402">
            <text:p>111402</text:p>
          </table:table-cell>
          <table:table-cell table:formula="of:=[.E301]*(2^([.C301]/12))" office:value-type="float" office:value="114075648">
            <text:p>114075648</text:p>
          </table:table-cell>
          <table:table-cell table:formula="of:=ROUND([.F301])" office:value-type="float" office:value="114075648">
            <text:p>114075648</text:p>
          </table:table-cell>
        </table:table-row>
        <table:table-row table:style-name="ro1">
          <table:table-cell table:number-columns-repeated="2"/>
          <table:table-cell table:formula="of:=[.C301]+1" office:value-type="float" office:value="121">
            <text:p>121</text:p>
          </table:table-cell>
          <table:table-cell table:formula="of:=[.D301]+1" office:value-type="float" office:value="301">
            <text:p>301</text:p>
          </table:table-cell>
          <table:table-cell table:formula="of:=[.E301]" office:value-type="float" office:value="111402">
            <text:p>111402</text:p>
          </table:table-cell>
          <table:table-cell table:formula="of:=[.E302]*(2^([.C302]/12))" office:value-type="float" office:value="120858939.021122">
            <text:p>120858939,021122</text:p>
          </table:table-cell>
          <table:table-cell table:formula="of:=ROUND([.F302])" office:value-type="float" office:value="120858939">
            <text:p>120858939</text:p>
          </table:table-cell>
        </table:table-row>
        <table:table-row table:style-name="ro1">
          <table:table-cell table:number-columns-repeated="2"/>
          <table:table-cell table:formula="of:=[.C302]+1" office:value-type="float" office:value="122">
            <text:p>122</text:p>
          </table:table-cell>
          <table:table-cell table:formula="of:=[.D302]+1" office:value-type="float" office:value="302">
            <text:p>302</text:p>
          </table:table-cell>
          <table:table-cell table:formula="of:=[.E302]" office:value-type="float" office:value="111402">
            <text:p>111402</text:p>
          </table:table-cell>
          <table:table-cell table:formula="of:=[.E303]*(2^([.C303]/12))" office:value-type="float" office:value="128045585.516299">
            <text:p>128045585,516299</text:p>
          </table:table-cell>
          <table:table-cell table:formula="of:=ROUND([.F303])" office:value-type="float" office:value="128045586">
            <text:p>128045586</text:p>
          </table:table-cell>
        </table:table-row>
        <table:table-row table:style-name="ro1">
          <table:table-cell table:number-columns-repeated="2"/>
          <table:table-cell table:formula="of:=[.C303]+1" office:value-type="float" office:value="123">
            <text:p>123</text:p>
          </table:table-cell>
          <table:table-cell table:formula="of:=[.D303]+1" office:value-type="float" office:value="303">
            <text:p>303</text:p>
          </table:table-cell>
          <table:table-cell table:formula="of:=[.E303]" office:value-type="float" office:value="111402">
            <text:p>111402</text:p>
          </table:table-cell>
          <table:table-cell table:formula="of:=[.E304]*(2^([.C304]/12))" office:value-type="float" office:value="135659572.250146">
            <text:p>135659572,250146</text:p>
          </table:table-cell>
          <table:table-cell table:formula="of:=ROUND([.F304])" office:value-type="float" office:value="135659572">
            <text:p>135659572</text:p>
          </table:table-cell>
        </table:table-row>
        <table:table-row table:style-name="ro1">
          <table:table-cell table:number-columns-repeated="2"/>
          <table:table-cell table:formula="of:=[.C304]+1" office:value-type="float" office:value="124">
            <text:p>124</text:p>
          </table:table-cell>
          <table:table-cell table:formula="of:=[.D304]+1" office:value-type="float" office:value="304">
            <text:p>304</text:p>
          </table:table-cell>
          <table:table-cell table:formula="of:=[.E304]" office:value-type="float" office:value="111402">
            <text:p>111402</text:p>
          </table:table-cell>
          <table:table-cell table:formula="of:=[.E305]*(2^([.C305]/12))" office:value-type="float" office:value="143726310.195598">
            <text:p>143726310,195598</text:p>
          </table:table-cell>
          <table:table-cell table:formula="of:=ROUND([.F305])" office:value-type="float" office:value="143726310">
            <text:p>143726310</text:p>
          </table:table-cell>
        </table:table-row>
        <table:table-row table:style-name="ro1">
          <table:table-cell table:number-columns-repeated="2"/>
          <table:table-cell table:formula="of:=[.C305]+1" office:value-type="float" office:value="125">
            <text:p>125</text:p>
          </table:table-cell>
          <table:table-cell table:formula="of:=[.D305]+1" office:value-type="float" office:value="305">
            <text:p>305</text:p>
          </table:table-cell>
          <table:table-cell table:formula="of:=[.E305]" office:value-type="float" office:value="111402">
            <text:p>111402</text:p>
          </table:table-cell>
          <table:table-cell table:formula="of:=[.E306]*(2^([.C306]/12))" office:value-type="float" office:value="152272721.340672">
            <text:p>152272721,340672</text:p>
          </table:table-cell>
          <table:table-cell table:formula="of:=ROUND([.F306])" office:value-type="float" office:value="152272721">
            <text:p>152272721</text:p>
          </table:table-cell>
        </table:table-row>
        <table:table-row table:style-name="ro1">
          <table:table-cell table:number-columns-repeated="2"/>
          <table:table-cell table:formula="of:=[.C306]+1" office:value-type="float" office:value="126">
            <text:p>126</text:p>
          </table:table-cell>
          <table:table-cell table:formula="of:=[.D306]+1" office:value-type="float" office:value="306">
            <text:p>306</text:p>
          </table:table-cell>
          <table:table-cell table:formula="of:=[.E306]" office:value-type="float" office:value="111402">
            <text:p>111402</text:p>
          </table:table-cell>
          <table:table-cell table:formula="of:=[.E307]*(2^([.C307]/12))" office:value-type="float" office:value="161327328.538099">
            <text:p>161327328,538099</text:p>
          </table:table-cell>
          <table:table-cell table:formula="of:=ROUND([.F307])" office:value-type="float" office:value="161327329">
            <text:p>161327329</text:p>
          </table:table-cell>
        </table:table-row>
        <table:table-row table:style-name="ro1">
          <table:table-cell table:number-columns-repeated="2"/>
          <table:table-cell table:formula="of:=[.C307]+1" office:value-type="float" office:value="127">
            <text:p>127</text:p>
          </table:table-cell>
          <table:table-cell table:formula="of:=[.D307]+1" office:value-type="float" office:value="307">
            <text:p>307</text:p>
          </table:table-cell>
          <table:table-cell table:formula="of:=[.E307]" office:value-type="float" office:value="111402">
            <text:p>111402</text:p>
          </table:table-cell>
          <table:table-cell table:formula="of:=[.E308]*(2^([.C308]/12))" office:value-type="float" office:value="170920350.697693">
            <text:p>170920350,697693</text:p>
          </table:table-cell>
          <table:table-cell table:formula="of:=ROUND([.F308])" office:value-type="float" office:value="170920351">
            <text:p>170920351</text:p>
          </table:table-cell>
        </table:table-row>
        <table:table-row table:style-name="ro1">
          <table:table-cell table:number-columns-repeated="2"/>
          <table:table-cell table:formula="of:=[.C308]+1" office:value-type="float" office:value="128">
            <text:p>128</text:p>
          </table:table-cell>
          <table:table-cell table:formula="of:=[.D308]+1" office:value-type="float" office:value="308">
            <text:p>308</text:p>
          </table:table-cell>
          <table:table-cell table:formula="of:=[.E308]" office:value-type="float" office:value="111402">
            <text:p>111402</text:p>
          </table:table-cell>
          <table:table-cell table:formula="of:=[.E309]*(2^([.C309]/12))" office:value-type="float" office:value="181083803.639154">
            <text:p>181083803,639154</text:p>
          </table:table-cell>
          <table:table-cell table:formula="of:=ROUND([.F309])" office:value-type="float" office:value="181083804">
            <text:p>181083804</text:p>
          </table:table-cell>
        </table:table-row>
        <table:table-row table:style-name="ro1">
          <table:table-cell table:number-columns-repeated="2"/>
          <table:table-cell table:formula="of:=[.C309]+1" office:value-type="float" office:value="129">
            <text:p>129</text:p>
          </table:table-cell>
          <table:table-cell table:formula="of:=[.D309]+1" office:value-type="float" office:value="309">
            <text:p>309</text:p>
          </table:table-cell>
          <table:table-cell table:formula="of:=[.E309]" office:value-type="float" office:value="111402">
            <text:p>111402</text:p>
          </table:table-cell>
          <table:table-cell table:formula="of:=[.E310]*(2^([.C310]/12))" office:value-type="float" office:value="191851606.941889">
            <text:p>191851606,941889</text:p>
          </table:table-cell>
          <table:table-cell table:formula="of:=ROUND([.F310])" office:value-type="float" office:value="191851607">
            <text:p>191851607</text:p>
          </table:table-cell>
        </table:table-row>
        <table:table-row table:style-name="ro1">
          <table:table-cell table:number-columns-repeated="2"/>
          <table:table-cell table:formula="of:=[.C310]+1" office:value-type="float" office:value="130">
            <text:p>130</text:p>
          </table:table-cell>
          <table:table-cell table:formula="of:=[.D310]+1" office:value-type="float" office:value="310">
            <text:p>310</text:p>
          </table:table-cell>
          <table:table-cell table:formula="of:=[.E310]" office:value-type="float" office:value="111402">
            <text:p>111402</text:p>
          </table:table-cell>
          <table:table-cell table:formula="of:=[.E311]*(2^([.C311]/12))" office:value-type="float" office:value="203259697.148457">
            <text:p>203259697,148457</text:p>
          </table:table-cell>
          <table:table-cell table:formula="of:=ROUND([.F311])" office:value-type="float" office:value="203259697">
            <text:p>203259697</text:p>
          </table:table-cell>
        </table:table-row>
        <table:table-row table:style-name="ro1">
          <table:table-cell table:number-columns-repeated="2"/>
          <table:table-cell table:formula="of:=[.C311]+1" office:value-type="float" office:value="131">
            <text:p>131</text:p>
          </table:table-cell>
          <table:table-cell table:formula="of:=[.D311]+1" office:value-type="float" office:value="311">
            <text:p>311</text:p>
          </table:table-cell>
          <table:table-cell table:formula="of:=[.E311]" office:value-type="float" office:value="111402">
            <text:p>111402</text:p>
          </table:table-cell>
          <table:table-cell table:formula="of:=[.E312]*(2^([.C312]/12))" office:value-type="float" office:value="215346147.699438">
            <text:p>215346147,699438</text:p>
          </table:table-cell>
          <table:table-cell table:formula="of:=ROUND([.F312])" office:value-type="float" office:value="215346148">
            <text:p>215346148</text:p>
          </table:table-cell>
        </table:table-row>
        <table:table-row table:style-name="ro1">
          <table:table-cell table:number-columns-repeated="2"/>
          <table:table-cell table:formula="of:=[.C312]+1" office:value-type="float" office:value="132">
            <text:p>132</text:p>
          </table:table-cell>
          <table:table-cell table:formula="of:=[.D312]+1" office:value-type="float" office:value="312">
            <text:p>312</text:p>
          </table:table-cell>
          <table:table-cell table:formula="of:=[.E312]" office:value-type="float" office:value="111402">
            <text:p>111402</text:p>
          </table:table-cell>
          <table:table-cell table:formula="of:=[.E313]*(2^([.C313]/12))" office:value-type="float" office:value="228151296">
            <text:p>228151296</text:p>
          </table:table-cell>
          <table:table-cell table:formula="of:=ROUND([.F313])" office:value-type="float" office:value="228151296">
            <text:p>228151296</text:p>
          </table:table-cell>
        </table:table-row>
        <table:table-row table:style-name="ro1">
          <table:table-cell table:number-columns-repeated="2"/>
          <table:table-cell table:formula="of:=[.C313]+1" office:value-type="float" office:value="133">
            <text:p>133</text:p>
          </table:table-cell>
          <table:table-cell table:formula="of:=[.D313]+1" office:value-type="float" office:value="313">
            <text:p>313</text:p>
          </table:table-cell>
          <table:table-cell table:formula="of:=[.E313]" office:value-type="float" office:value="111402">
            <text:p>111402</text:p>
          </table:table-cell>
          <table:table-cell table:formula="of:=[.E314]*(2^([.C314]/12))" office:value-type="float" office:value="241717878.042244">
            <text:p>241717878,042244</text:p>
          </table:table-cell>
          <table:table-cell table:formula="of:=ROUND([.F314])" office:value-type="float" office:value="241717878">
            <text:p>241717878</text:p>
          </table:table-cell>
        </table:table-row>
        <table:table-row table:style-name="ro1">
          <table:table-cell table:number-columns-repeated="2"/>
          <table:table-cell table:formula="of:=[.C314]+1" office:value-type="float" office:value="134">
            <text:p>134</text:p>
          </table:table-cell>
          <table:table-cell table:formula="of:=[.D314]+1" office:value-type="float" office:value="314">
            <text:p>314</text:p>
          </table:table-cell>
          <table:table-cell table:formula="of:=[.E314]" office:value-type="float" office:value="111402">
            <text:p>111402</text:p>
          </table:table-cell>
          <table:table-cell table:formula="of:=[.E315]*(2^([.C315]/12))" office:value-type="float" office:value="256091171.032598">
            <text:p>256091171,032598</text:p>
          </table:table-cell>
          <table:table-cell table:formula="of:=ROUND([.F315])" office:value-type="float" office:value="256091171">
            <text:p>256091171</text:p>
          </table:table-cell>
        </table:table-row>
        <table:table-row table:style-name="ro1">
          <table:table-cell table:number-columns-repeated="2"/>
          <table:table-cell table:formula="of:=[.C315]+1" office:value-type="float" office:value="135">
            <text:p>135</text:p>
          </table:table-cell>
          <table:table-cell table:formula="of:=[.D315]+1" office:value-type="float" office:value="315">
            <text:p>315</text:p>
          </table:table-cell>
          <table:table-cell table:formula="of:=[.E315]" office:value-type="float" office:value="111402">
            <text:p>111402</text:p>
          </table:table-cell>
          <table:table-cell table:formula="of:=[.E316]*(2^([.C316]/12))" office:value-type="float" office:value="271319144.500292">
            <text:p>271319144,500292</text:p>
          </table:table-cell>
          <table:table-cell table:formula="of:=ROUND([.F316])" office:value-type="float" office:value="271319145">
            <text:p>271319145</text:p>
          </table:table-cell>
        </table:table-row>
        <table:table-row table:style-name="ro1">
          <table:table-cell table:number-columns-repeated="2"/>
          <table:table-cell table:formula="of:=[.C316]+1" office:value-type="float" office:value="136">
            <text:p>136</text:p>
          </table:table-cell>
          <table:table-cell table:formula="of:=[.D316]+1" office:value-type="float" office:value="316">
            <text:p>316</text:p>
          </table:table-cell>
          <table:table-cell table:formula="of:=[.E316]" office:value-type="float" office:value="111402">
            <text:p>111402</text:p>
          </table:table-cell>
          <table:table-cell table:formula="of:=[.E317]*(2^([.C317]/12))" office:value-type="float" office:value="287452620.391196">
            <text:p>287452620,391196</text:p>
          </table:table-cell>
          <table:table-cell table:formula="of:=ROUND([.F317])" office:value-type="float" office:value="287452620">
            <text:p>287452620</text:p>
          </table:table-cell>
        </table:table-row>
        <table:table-row table:style-name="ro1">
          <table:table-cell table:number-columns-repeated="2"/>
          <table:table-cell table:formula="of:=[.C317]+1" office:value-type="float" office:value="137">
            <text:p>137</text:p>
          </table:table-cell>
          <table:table-cell table:formula="of:=[.D317]+1" office:value-type="float" office:value="317">
            <text:p>317</text:p>
          </table:table-cell>
          <table:table-cell table:formula="of:=[.E317]" office:value-type="float" office:value="111402">
            <text:p>111402</text:p>
          </table:table-cell>
          <table:table-cell table:formula="of:=[.E318]*(2^([.C318]/12))" office:value-type="float" office:value="304545442.681344">
            <text:p>304545442,681344</text:p>
          </table:table-cell>
          <table:table-cell table:formula="of:=ROUND([.F318])" office:value-type="float" office:value="304545443">
            <text:p>304545443</text:p>
          </table:table-cell>
        </table:table-row>
        <table:table-row table:style-name="ro1">
          <table:table-cell table:number-columns-repeated="2"/>
          <table:table-cell table:formula="of:=[.C318]+1" office:value-type="float" office:value="138">
            <text:p>138</text:p>
          </table:table-cell>
          <table:table-cell table:formula="of:=[.D318]+1" office:value-type="float" office:value="318">
            <text:p>318</text:p>
          </table:table-cell>
          <table:table-cell table:formula="of:=[.E318]" office:value-type="float" office:value="111402">
            <text:p>111402</text:p>
          </table:table-cell>
          <table:table-cell table:formula="of:=[.E319]*(2^([.C319]/12))" office:value-type="float" office:value="322654657.076199">
            <text:p>322654657,076199</text:p>
          </table:table-cell>
          <table:table-cell table:formula="of:=ROUND([.F319])" office:value-type="float" office:value="322654657">
            <text:p>322654657</text:p>
          </table:table-cell>
        </table:table-row>
        <table:table-row table:style-name="ro1">
          <table:table-cell table:number-columns-repeated="2"/>
          <table:table-cell table:formula="of:=[.C319]+1" office:value-type="float" office:value="139">
            <text:p>139</text:p>
          </table:table-cell>
          <table:table-cell table:formula="of:=[.D319]+1" office:value-type="float" office:value="319">
            <text:p>319</text:p>
          </table:table-cell>
          <table:table-cell table:formula="of:=[.E319]" office:value-type="float" office:value="111402">
            <text:p>111402</text:p>
          </table:table-cell>
          <table:table-cell table:formula="of:=[.E320]*(2^([.C320]/12))" office:value-type="float" office:value="341840701.395387">
            <text:p>341840701,395387</text:p>
          </table:table-cell>
          <table:table-cell table:formula="of:=ROUND([.F320])" office:value-type="float" office:value="341840701">
            <text:p>341840701</text:p>
          </table:table-cell>
        </table:table-row>
        <table:table-row table:style-name="ro1">
          <table:table-cell table:number-columns-repeated="2"/>
          <table:table-cell table:formula="of:=[.C320]+1" office:value-type="float" office:value="140">
            <text:p>140</text:p>
          </table:table-cell>
          <table:table-cell table:formula="of:=[.D320]+1" office:value-type="float" office:value="320">
            <text:p>320</text:p>
          </table:table-cell>
          <table:table-cell table:formula="of:=[.E320]" office:value-type="float" office:value="111402">
            <text:p>111402</text:p>
          </table:table-cell>
          <table:table-cell table:formula="of:=[.E321]*(2^([.C321]/12))" office:value-type="float" office:value="362167607.278308">
            <text:p>362167607,278308</text:p>
          </table:table-cell>
          <table:table-cell table:formula="of:=ROUND([.F321])" office:value-type="float" office:value="362167607">
            <text:p>362167607</text:p>
          </table:table-cell>
        </table:table-row>
        <table:table-row table:style-name="ro1">
          <table:table-cell table:number-columns-repeated="2"/>
          <table:table-cell table:formula="of:=[.C321]+1" office:value-type="float" office:value="141">
            <text:p>141</text:p>
          </table:table-cell>
          <table:table-cell table:formula="of:=[.D321]+1" office:value-type="float" office:value="321">
            <text:p>321</text:p>
          </table:table-cell>
          <table:table-cell table:formula="of:=[.E321]" office:value-type="float" office:value="111402">
            <text:p>111402</text:p>
          </table:table-cell>
          <table:table-cell table:formula="of:=[.E322]*(2^([.C322]/12))" office:value-type="float" office:value="383703213.883778">
            <text:p>383703213,883778</text:p>
          </table:table-cell>
          <table:table-cell table:formula="of:=ROUND([.F322])" office:value-type="float" office:value="383703214">
            <text:p>383703214</text:p>
          </table:table-cell>
        </table:table-row>
        <table:table-row table:style-name="ro1">
          <table:table-cell table:number-columns-repeated="2"/>
          <table:table-cell table:formula="of:=[.C322]+1" office:value-type="float" office:value="142">
            <text:p>142</text:p>
          </table:table-cell>
          <table:table-cell table:formula="of:=[.D322]+1" office:value-type="float" office:value="322">
            <text:p>322</text:p>
          </table:table-cell>
          <table:table-cell table:formula="of:=[.E322]" office:value-type="float" office:value="111402">
            <text:p>111402</text:p>
          </table:table-cell>
          <table:table-cell table:formula="of:=[.E323]*(2^([.C323]/12))" office:value-type="float" office:value="406519394.296914">
            <text:p>406519394,296914</text:p>
          </table:table-cell>
          <table:table-cell table:formula="of:=ROUND([.F323])" office:value-type="float" office:value="406519394">
            <text:p>406519394</text:p>
          </table:table-cell>
        </table:table-row>
        <table:table-row table:style-name="ro1">
          <table:table-cell table:number-columns-repeated="2"/>
          <table:table-cell table:formula="of:=[.C323]+1" office:value-type="float" office:value="143">
            <text:p>143</text:p>
          </table:table-cell>
          <table:table-cell table:formula="of:=[.D323]+1" office:value-type="float" office:value="323">
            <text:p>323</text:p>
          </table:table-cell>
          <table:table-cell table:formula="of:=[.E323]" office:value-type="float" office:value="111402">
            <text:p>111402</text:p>
          </table:table-cell>
          <table:table-cell table:formula="of:=[.E324]*(2^([.C324]/12))" office:value-type="float" office:value="430692295.398875">
            <text:p>430692295,398875</text:p>
          </table:table-cell>
          <table:table-cell table:formula="of:=ROUND([.F324])" office:value-type="float" office:value="430692295">
            <text:p>430692295</text:p>
          </table:table-cell>
        </table:table-row>
        <table:table-row table:style-name="ro1">
          <table:table-cell table:number-columns-repeated="2"/>
          <table:table-cell table:formula="of:=[.C324]+1" office:value-type="float" office:value="144">
            <text:p>144</text:p>
          </table:table-cell>
          <table:table-cell table:formula="of:=[.D324]+1" office:value-type="float" office:value="324">
            <text:p>324</text:p>
          </table:table-cell>
          <table:table-cell table:formula="of:=[.E324]" office:value-type="float" office:value="111402">
            <text:p>111402</text:p>
          </table:table-cell>
          <table:table-cell table:formula="of:=[.E325]*(2^([.C325]/12))" office:value-type="float" office:value="456302592">
            <text:p>456302592</text:p>
          </table:table-cell>
          <table:table-cell table:formula="of:=ROUND([.F325])" office:value-type="float" office:value="456302592">
            <text:p>456302592</text:p>
          </table:table-cell>
        </table:table-row>
        <table:table-row table:style-name="ro1">
          <table:table-cell table:number-columns-repeated="2"/>
          <table:table-cell table:formula="of:=[.C325]+1" office:value-type="float" office:value="145">
            <text:p>145</text:p>
          </table:table-cell>
          <table:table-cell table:formula="of:=[.D325]+1" office:value-type="float" office:value="325">
            <text:p>325</text:p>
          </table:table-cell>
          <table:table-cell table:formula="of:=[.E325]" office:value-type="float" office:value="111402">
            <text:p>111402</text:p>
          </table:table-cell>
          <table:table-cell table:formula="of:=[.E326]*(2^([.C326]/12))" office:value-type="float" office:value="483435756.084487">
            <text:p>483435756,084487</text:p>
          </table:table-cell>
          <table:table-cell table:formula="of:=ROUND([.F326])" office:value-type="float" office:value="483435756">
            <text:p>483435756</text:p>
          </table:table-cell>
        </table:table-row>
        <table:table-row table:style-name="ro1">
          <table:table-cell table:number-columns-repeated="2"/>
          <table:table-cell table:formula="of:=[.C326]+1" office:value-type="float" office:value="146">
            <text:p>146</text:p>
          </table:table-cell>
          <table:table-cell table:formula="of:=[.D326]+1" office:value-type="float" office:value="326">
            <text:p>326</text:p>
          </table:table-cell>
          <table:table-cell table:formula="of:=[.E326]" office:value-type="float" office:value="111402">
            <text:p>111402</text:p>
          </table:table-cell>
          <table:table-cell table:formula="of:=[.E327]*(2^([.C327]/12))" office:value-type="float" office:value="512182342.065196">
            <text:p>512182342,065196</text:p>
          </table:table-cell>
          <table:table-cell table:formula="of:=ROUND([.F327])" office:value-type="float" office:value="512182342">
            <text:p>512182342</text:p>
          </table:table-cell>
        </table:table-row>
        <table:table-row table:style-name="ro1">
          <table:table-cell table:number-columns-repeated="2"/>
          <table:table-cell table:formula="of:=[.C327]+1" office:value-type="float" office:value="147">
            <text:p>147</text:p>
          </table:table-cell>
          <table:table-cell table:formula="of:=[.D327]+1" office:value-type="float" office:value="327">
            <text:p>327</text:p>
          </table:table-cell>
          <table:table-cell table:formula="of:=[.E327]" office:value-type="float" office:value="111402">
            <text:p>111402</text:p>
          </table:table-cell>
          <table:table-cell table:formula="of:=[.E328]*(2^([.C328]/12))" office:value-type="float" office:value="542638289.000584">
            <text:p>542638289,000584</text:p>
          </table:table-cell>
          <table:table-cell table:formula="of:=ROUND([.F328])" office:value-type="float" office:value="542638289">
            <text:p>542638289</text:p>
          </table:table-cell>
        </table:table-row>
        <table:table-row table:style-name="ro1">
          <table:table-cell table:number-columns-repeated="2"/>
          <table:table-cell table:formula="of:=[.C328]+1" office:value-type="float" office:value="148">
            <text:p>148</text:p>
          </table:table-cell>
          <table:table-cell table:formula="of:=[.D328]+1" office:value-type="float" office:value="328">
            <text:p>328</text:p>
          </table:table-cell>
          <table:table-cell table:formula="of:=[.E328]" office:value-type="float" office:value="111402">
            <text:p>111402</text:p>
          </table:table-cell>
          <table:table-cell table:formula="of:=[.E329]*(2^([.C329]/12))" office:value-type="float" office:value="574905240.782392">
            <text:p>574905240,782392</text:p>
          </table:table-cell>
          <table:table-cell table:formula="of:=ROUND([.F329])" office:value-type="float" office:value="574905241">
            <text:p>574905241</text:p>
          </table:table-cell>
        </table:table-row>
        <table:table-row table:style-name="ro1">
          <table:table-cell table:number-columns-repeated="2"/>
          <table:table-cell table:formula="of:=[.C329]+1" office:value-type="float" office:value="149">
            <text:p>149</text:p>
          </table:table-cell>
          <table:table-cell table:formula="of:=[.D329]+1" office:value-type="float" office:value="329">
            <text:p>329</text:p>
          </table:table-cell>
          <table:table-cell table:formula="of:=[.E329]" office:value-type="float" office:value="111402">
            <text:p>111402</text:p>
          </table:table-cell>
          <table:table-cell table:formula="of:=[.E330]*(2^([.C330]/12))" office:value-type="float" office:value="609090885.362689">
            <text:p>609090885,362689</text:p>
          </table:table-cell>
          <table:table-cell table:formula="of:=ROUND([.F330])" office:value-type="float" office:value="609090885">
            <text:p>609090885</text:p>
          </table:table-cell>
        </table:table-row>
        <table:table-row table:style-name="ro1">
          <table:table-cell table:number-columns-repeated="2"/>
          <table:table-cell table:formula="of:=[.C330]+1" office:value-type="float" office:value="150">
            <text:p>150</text:p>
          </table:table-cell>
          <table:table-cell table:formula="of:=[.D330]+1" office:value-type="float" office:value="330">
            <text:p>330</text:p>
          </table:table-cell>
          <table:table-cell table:formula="of:=[.E330]" office:value-type="float" office:value="111402">
            <text:p>111402</text:p>
          </table:table-cell>
          <table:table-cell table:formula="of:=[.E331]*(2^([.C331]/12))" office:value-type="float" office:value="645309314.152397">
            <text:p>645309314,152397</text:p>
          </table:table-cell>
          <table:table-cell table:formula="of:=ROUND([.F331])" office:value-type="float" office:value="645309314">
            <text:p>645309314</text:p>
          </table:table-cell>
        </table:table-row>
        <table:table-row table:style-name="ro1">
          <table:table-cell table:number-columns-repeated="2"/>
          <table:table-cell table:formula="of:=[.C331]+1" office:value-type="float" office:value="151">
            <text:p>151</text:p>
          </table:table-cell>
          <table:table-cell table:formula="of:=[.D331]+1" office:value-type="float" office:value="331">
            <text:p>331</text:p>
          </table:table-cell>
          <table:table-cell table:formula="of:=[.E331]" office:value-type="float" office:value="111402">
            <text:p>111402</text:p>
          </table:table-cell>
          <table:table-cell table:formula="of:=[.E332]*(2^([.C332]/12))" office:value-type="float" office:value="683681402.790773">
            <text:p>683681402,790773</text:p>
          </table:table-cell>
          <table:table-cell table:formula="of:=ROUND([.F332])" office:value-type="float" office:value="683681403">
            <text:p>683681403</text:p>
          </table:table-cell>
        </table:table-row>
        <table:table-row table:style-name="ro1">
          <table:table-cell table:number-columns-repeated="2"/>
          <table:table-cell table:formula="of:=[.C332]+1" office:value-type="float" office:value="152">
            <text:p>152</text:p>
          </table:table-cell>
          <table:table-cell table:formula="of:=[.D332]+1" office:value-type="float" office:value="332">
            <text:p>332</text:p>
          </table:table-cell>
          <table:table-cell table:formula="of:=[.E332]" office:value-type="float" office:value="111402">
            <text:p>111402</text:p>
          </table:table-cell>
          <table:table-cell table:formula="of:=[.E333]*(2^([.C333]/12))" office:value-type="float" office:value="724335214.556616">
            <text:p>724335214,556616</text:p>
          </table:table-cell>
          <table:table-cell table:formula="of:=ROUND([.F333])" office:value-type="float" office:value="724335215">
            <text:p>724335215</text:p>
          </table:table-cell>
        </table:table-row>
        <table:table-row table:style-name="ro1">
          <table:table-cell table:number-columns-repeated="2"/>
          <table:table-cell table:formula="of:=[.C333]+1" office:value-type="float" office:value="153">
            <text:p>153</text:p>
          </table:table-cell>
          <table:table-cell table:formula="of:=[.D333]+1" office:value-type="float" office:value="333">
            <text:p>333</text:p>
          </table:table-cell>
          <table:table-cell table:formula="of:=[.E333]" office:value-type="float" office:value="111402">
            <text:p>111402</text:p>
          </table:table-cell>
          <table:table-cell table:formula="of:=[.E334]*(2^([.C334]/12))" office:value-type="float" office:value="767406427.767557">
            <text:p>767406427,767557</text:p>
          </table:table-cell>
          <table:table-cell table:formula="of:=ROUND([.F334])" office:value-type="float" office:value="767406428">
            <text:p>767406428</text:p>
          </table:table-cell>
        </table:table-row>
        <table:table-row table:style-name="ro1">
          <table:table-cell table:number-columns-repeated="2"/>
          <table:table-cell table:formula="of:=[.C334]+1" office:value-type="float" office:value="154">
            <text:p>154</text:p>
          </table:table-cell>
          <table:table-cell table:formula="of:=[.D334]+1" office:value-type="float" office:value="334">
            <text:p>334</text:p>
          </table:table-cell>
          <table:table-cell table:formula="of:=[.E334]" office:value-type="float" office:value="111402">
            <text:p>111402</text:p>
          </table:table-cell>
          <table:table-cell table:formula="of:=[.E335]*(2^([.C335]/12))" office:value-type="float" office:value="813038788.593829">
            <text:p>813038788,593829</text:p>
          </table:table-cell>
          <table:table-cell table:formula="of:=ROUND([.F335])" office:value-type="float" office:value="813038789">
            <text:p>813038789</text:p>
          </table:table-cell>
        </table:table-row>
        <table:table-row table:style-name="ro1">
          <table:table-cell table:number-columns-repeated="2"/>
          <table:table-cell table:formula="of:=[.C335]+1" office:value-type="float" office:value="155">
            <text:p>155</text:p>
          </table:table-cell>
          <table:table-cell table:formula="of:=[.D335]+1" office:value-type="float" office:value="335">
            <text:p>335</text:p>
          </table:table-cell>
          <table:table-cell table:formula="of:=[.E335]" office:value-type="float" office:value="111402">
            <text:p>111402</text:p>
          </table:table-cell>
          <table:table-cell table:formula="of:=[.E336]*(2^([.C336]/12))" office:value-type="float" office:value="861384590.79775">
            <text:p>861384590,79775</text:p>
          </table:table-cell>
          <table:table-cell table:formula="of:=ROUND([.F336])" office:value-type="float" office:value="861384591">
            <text:p>861384591</text:p>
          </table:table-cell>
        </table:table-row>
        <table:table-row table:style-name="ro1">
          <table:table-cell table:number-columns-repeated="2"/>
          <table:table-cell table:formula="of:=[.C336]+1" office:value-type="float" office:value="156">
            <text:p>156</text:p>
          </table:table-cell>
          <table:table-cell table:formula="of:=[.D336]+1" office:value-type="float" office:value="336">
            <text:p>336</text:p>
          </table:table-cell>
          <table:table-cell table:formula="of:=[.E336]" office:value-type="float" office:value="111402">
            <text:p>111402</text:p>
          </table:table-cell>
          <table:table-cell table:formula="of:=[.E337]*(2^([.C337]/12))" office:value-type="float" office:value="912605184">
            <text:p>912605184</text:p>
          </table:table-cell>
          <table:table-cell table:formula="of:=ROUND([.F337])" office:value-type="float" office:value="912605184">
            <text:p>912605184</text:p>
          </table:table-cell>
        </table:table-row>
        <table:table-row table:style-name="ro1">
          <table:table-cell table:number-columns-repeated="2"/>
          <table:table-cell table:formula="of:=[.C337]+1" office:value-type="float" office:value="157">
            <text:p>157</text:p>
          </table:table-cell>
          <table:table-cell table:formula="of:=[.D337]+1" office:value-type="float" office:value="337">
            <text:p>337</text:p>
          </table:table-cell>
          <table:table-cell table:formula="of:=[.E337]" office:value-type="float" office:value="111402">
            <text:p>111402</text:p>
          </table:table-cell>
          <table:table-cell table:formula="of:=[.E338]*(2^([.C338]/12))" office:value-type="float" office:value="966871512.168975">
            <text:p>966871512,168975</text:p>
          </table:table-cell>
          <table:table-cell table:formula="of:=ROUND([.F338])" office:value-type="float" office:value="966871512">
            <text:p>966871512</text:p>
          </table:table-cell>
        </table:table-row>
        <table:table-row table:style-name="ro1">
          <table:table-cell table:number-columns-repeated="2"/>
          <table:table-cell table:formula="of:=[.C338]+1" office:value-type="float" office:value="158">
            <text:p>158</text:p>
          </table:table-cell>
          <table:table-cell table:formula="of:=[.D338]+1" office:value-type="float" office:value="338">
            <text:p>338</text:p>
          </table:table-cell>
          <table:table-cell table:formula="of:=[.E338]" office:value-type="float" office:value="111402">
            <text:p>111402</text:p>
          </table:table-cell>
          <table:table-cell table:formula="of:=[.E339]*(2^([.C339]/12))" office:value-type="float" office:value="1024364684.13039">
            <text:p>1024364684,13039</text:p>
          </table:table-cell>
          <table:table-cell table:formula="of:=ROUND([.F339])" office:value-type="float" office:value="1024364684">
            <text:p>1024364684</text:p>
          </table:table-cell>
        </table:table-row>
        <table:table-row table:style-name="ro1">
          <table:table-cell table:number-columns-repeated="2"/>
          <table:table-cell table:formula="of:=[.C339]+1" office:value-type="float" office:value="159">
            <text:p>159</text:p>
          </table:table-cell>
          <table:table-cell table:formula="of:=[.D339]+1" office:value-type="float" office:value="339">
            <text:p>339</text:p>
          </table:table-cell>
          <table:table-cell table:formula="of:=[.E339]" office:value-type="float" office:value="111402">
            <text:p>111402</text:p>
          </table:table-cell>
          <table:table-cell table:formula="of:=[.E340]*(2^([.C340]/12))" office:value-type="float" office:value="1085276578.00117">
            <text:p>1085276578,00117</text:p>
          </table:table-cell>
          <table:table-cell table:formula="of:=ROUND([.F340])" office:value-type="float" office:value="1085276578">
            <text:p>1085276578</text:p>
          </table:table-cell>
        </table:table-row>
        <table:table-row table:style-name="ro1">
          <table:table-cell table:number-columns-repeated="2"/>
          <table:table-cell table:formula="of:=[.C340]+1" office:value-type="float" office:value="160">
            <text:p>160</text:p>
          </table:table-cell>
          <table:table-cell table:formula="of:=[.D340]+1" office:value-type="float" office:value="340">
            <text:p>340</text:p>
          </table:table-cell>
          <table:table-cell table:formula="of:=[.E340]" office:value-type="float" office:value="111402">
            <text:p>111402</text:p>
          </table:table-cell>
          <table:table-cell table:formula="of:=[.E341]*(2^([.C341]/12))" office:value-type="float" office:value="1149810481.56478">
            <text:p>1149810481,56478</text:p>
          </table:table-cell>
          <table:table-cell table:formula="of:=ROUND([.F341])" office:value-type="float" office:value="1149810482">
            <text:p>1149810482</text:p>
          </table:table-cell>
        </table:table-row>
        <table:table-row table:style-name="ro1">
          <table:table-cell table:number-columns-repeated="2"/>
          <table:table-cell table:formula="of:=[.C341]+1" office:value-type="float" office:value="161">
            <text:p>161</text:p>
          </table:table-cell>
          <table:table-cell table:formula="of:=[.D341]+1" office:value-type="float" office:value="341">
            <text:p>341</text:p>
          </table:table-cell>
          <table:table-cell table:formula="of:=[.E341]" office:value-type="float" office:value="111402">
            <text:p>111402</text:p>
          </table:table-cell>
          <table:table-cell table:formula="of:=[.E342]*(2^([.C342]/12))" office:value-type="float" office:value="1218181770.72538">
            <text:p>1218181770,72538</text:p>
          </table:table-cell>
          <table:table-cell table:formula="of:=ROUND([.F342])" office:value-type="float" office:value="1218181771">
            <text:p>1218181771</text:p>
          </table:table-cell>
        </table:table-row>
        <table:table-row table:style-name="ro1">
          <table:table-cell table:number-columns-repeated="2"/>
          <table:table-cell table:formula="of:=[.C342]+1" office:value-type="float" office:value="162">
            <text:p>162</text:p>
          </table:table-cell>
          <table:table-cell table:formula="of:=[.D342]+1" office:value-type="float" office:value="342">
            <text:p>342</text:p>
          </table:table-cell>
          <table:table-cell table:formula="of:=[.E342]" office:value-type="float" office:value="111402">
            <text:p>111402</text:p>
          </table:table-cell>
          <table:table-cell table:formula="of:=[.E343]*(2^([.C343]/12))" office:value-type="float" office:value="1290618628.30479">
            <text:p>1290618628,30479</text:p>
          </table:table-cell>
          <table:table-cell table:formula="of:=ROUND([.F343])" office:value-type="float" office:value="1290618628">
            <text:p>1290618628</text:p>
          </table:table-cell>
        </table:table-row>
        <table:table-row table:style-name="ro1">
          <table:table-cell table:number-columns-repeated="2"/>
          <table:table-cell table:formula="of:=[.C343]+1" office:value-type="float" office:value="163">
            <text:p>163</text:p>
          </table:table-cell>
          <table:table-cell table:formula="of:=[.D343]+1" office:value-type="float" office:value="343">
            <text:p>343</text:p>
          </table:table-cell>
          <table:table-cell table:formula="of:=[.E343]" office:value-type="float" office:value="111402">
            <text:p>111402</text:p>
          </table:table-cell>
          <table:table-cell table:formula="of:=[.E344]*(2^([.C344]/12))" office:value-type="float" office:value="1367362805.58155">
            <text:p>1367362805,58155</text:p>
          </table:table-cell>
          <table:table-cell table:formula="of:=ROUND([.F344])" office:value-type="float" office:value="1367362806">
            <text:p>1367362806</text:p>
          </table:table-cell>
        </table:table-row>
        <table:table-row table:style-name="ro1">
          <table:table-cell table:number-columns-repeated="2"/>
          <table:table-cell table:formula="of:=[.C344]+1" office:value-type="float" office:value="164">
            <text:p>164</text:p>
          </table:table-cell>
          <table:table-cell table:formula="of:=[.D344]+1" office:value-type="float" office:value="344">
            <text:p>344</text:p>
          </table:table-cell>
          <table:table-cell table:formula="of:=[.E344]" office:value-type="float" office:value="111402">
            <text:p>111402</text:p>
          </table:table-cell>
          <table:table-cell table:formula="of:=[.E345]*(2^([.C345]/12))" office:value-type="float" office:value="1448670429.11323">
            <text:p>1448670429,11323</text:p>
          </table:table-cell>
          <table:table-cell table:formula="of:=ROUND([.F345])" office:value-type="float" office:value="1448670429">
            <text:p>1448670429</text:p>
          </table:table-cell>
        </table:table-row>
        <table:table-row table:style-name="ro1">
          <table:table-cell table:number-columns-repeated="2"/>
          <table:table-cell table:formula="of:=[.C345]+1" office:value-type="float" office:value="165">
            <text:p>165</text:p>
          </table:table-cell>
          <table:table-cell table:formula="of:=[.D345]+1" office:value-type="float" office:value="345">
            <text:p>345</text:p>
          </table:table-cell>
          <table:table-cell table:formula="of:=[.E345]" office:value-type="float" office:value="111402">
            <text:p>111402</text:p>
          </table:table-cell>
          <table:table-cell table:formula="of:=[.E346]*(2^([.C346]/12))" office:value-type="float" office:value="1534812855.53511">
            <text:p>1534812855,53511</text:p>
          </table:table-cell>
          <table:table-cell table:formula="of:=ROUND([.F346])" office:value-type="float" office:value="1534812856">
            <text:p>1534812856</text:p>
          </table:table-cell>
        </table:table-row>
        <table:table-row table:style-name="ro1">
          <table:table-cell table:number-columns-repeated="2"/>
          <table:table-cell table:formula="of:=[.C346]+1" office:value-type="float" office:value="166">
            <text:p>166</text:p>
          </table:table-cell>
          <table:table-cell table:formula="of:=[.D346]+1" office:value-type="float" office:value="346">
            <text:p>346</text:p>
          </table:table-cell>
          <table:table-cell table:formula="of:=[.E346]" office:value-type="float" office:value="111402">
            <text:p>111402</text:p>
          </table:table-cell>
          <table:table-cell table:formula="of:=[.E347]*(2^([.C347]/12))" office:value-type="float" office:value="1626077577.18766">
            <text:p>1626077577,18766</text:p>
          </table:table-cell>
          <table:table-cell table:formula="of:=ROUND([.F347])" office:value-type="float" office:value="1626077577">
            <text:p>1626077577</text:p>
          </table:table-cell>
        </table:table-row>
        <table:table-row table:style-name="ro1">
          <table:table-cell table:number-columns-repeated="2"/>
          <table:table-cell table:formula="of:=[.C347]+1" office:value-type="float" office:value="167">
            <text:p>167</text:p>
          </table:table-cell>
          <table:table-cell table:formula="of:=[.D347]+1" office:value-type="float" office:value="347">
            <text:p>347</text:p>
          </table:table-cell>
          <table:table-cell table:formula="of:=[.E347]" office:value-type="float" office:value="111402">
            <text:p>111402</text:p>
          </table:table-cell>
          <table:table-cell table:formula="of:=[.E348]*(2^([.C348]/12))" office:value-type="float" office:value="1722769181.5955">
            <text:p>1722769181,5955</text:p>
          </table:table-cell>
          <table:table-cell table:formula="of:=ROUND([.F348])" office:value-type="float" office:value="1722769182">
            <text:p>1722769182</text:p>
          </table:table-cell>
        </table:table-row>
        <table:table-row table:style-name="ro1">
          <table:table-cell table:number-columns-repeated="2"/>
          <table:table-cell table:formula="of:=[.C348]+1" office:value-type="float" office:value="168">
            <text:p>168</text:p>
          </table:table-cell>
          <table:table-cell table:formula="of:=[.D348]+1" office:value-type="float" office:value="348">
            <text:p>348</text:p>
          </table:table-cell>
          <table:table-cell table:formula="of:=[.E348]" office:value-type="float" office:value="111402">
            <text:p>111402</text:p>
          </table:table-cell>
          <table:table-cell table:formula="of:=[.E349]*(2^([.C349]/12))" office:value-type="float" office:value="1825210368">
            <text:p>1825210368</text:p>
          </table:table-cell>
          <table:table-cell table:formula="of:=ROUND([.F349])" office:value-type="float" office:value="1825210368">
            <text:p>1825210368</text:p>
          </table:table-cell>
        </table:table-row>
        <table:table-row table:style-name="ro1">
          <table:table-cell table:number-columns-repeated="2"/>
          <table:table-cell table:formula="of:=[.C349]+1" office:value-type="float" office:value="169">
            <text:p>169</text:p>
          </table:table-cell>
          <table:table-cell table:formula="of:=[.D349]+1" office:value-type="float" office:value="349">
            <text:p>349</text:p>
          </table:table-cell>
          <table:table-cell table:formula="of:=[.E349]" office:value-type="float" office:value="111402">
            <text:p>111402</text:p>
          </table:table-cell>
          <table:table-cell table:formula="of:=[.E350]*(2^([.C350]/12))" office:value-type="float" office:value="1933743024.33795">
            <text:p>1933743024,33795</text:p>
          </table:table-cell>
          <table:table-cell table:formula="of:=ROUND([.F350])" office:value-type="float" office:value="1933743024">
            <text:p>1933743024</text:p>
          </table:table-cell>
        </table:table-row>
        <table:table-row table:style-name="ro1">
          <table:table-cell table:number-columns-repeated="2"/>
          <table:table-cell table:formula="of:=[.C350]+1" office:value-type="float" office:value="170">
            <text:p>170</text:p>
          </table:table-cell>
          <table:table-cell table:formula="of:=[.D350]+1" office:value-type="float" office:value="350">
            <text:p>350</text:p>
          </table:table-cell>
          <table:table-cell table:formula="of:=[.E350]" office:value-type="float" office:value="111402">
            <text:p>111402</text:p>
          </table:table-cell>
          <table:table-cell table:formula="of:=[.E351]*(2^([.C351]/12))" office:value-type="float" office:value="2048729368.26078">
            <text:p>2048729368,26078</text:p>
          </table:table-cell>
          <table:table-cell table:formula="of:=ROUND([.F351])" office:value-type="float" office:value="2048729368">
            <text:p>2048729368</text:p>
          </table:table-cell>
        </table:table-row>
        <table:table-row table:style-name="ro1">
          <table:table-cell table:number-columns-repeated="2"/>
          <table:table-cell table:formula="of:=[.C351]+1" office:value-type="float" office:value="171">
            <text:p>171</text:p>
          </table:table-cell>
          <table:table-cell table:formula="of:=[.D351]+1" office:value-type="float" office:value="351">
            <text:p>351</text:p>
          </table:table-cell>
          <table:table-cell table:formula="of:=[.E351]" office:value-type="float" office:value="111402">
            <text:p>111402</text:p>
          </table:table-cell>
          <table:table-cell table:formula="of:=[.E352]*(2^([.C352]/12))" office:value-type="float" office:value="2170553156.00233">
            <text:p>2170553156,00233</text:p>
          </table:table-cell>
          <table:table-cell table:formula="of:=ROUND([.F352])" office:value-type="float" office:value="2170553156">
            <text:p>2170553156</text:p>
          </table:table-cell>
        </table:table-row>
        <table:table-row table:style-name="ro1">
          <table:table-cell table:number-columns-repeated="2"/>
          <table:table-cell table:formula="of:=[.C352]+1" office:value-type="float" office:value="172">
            <text:p>172</text:p>
          </table:table-cell>
          <table:table-cell table:formula="of:=[.D352]+1" office:value-type="float" office:value="352">
            <text:p>352</text:p>
          </table:table-cell>
          <table:table-cell table:formula="of:=[.E352]" office:value-type="float" office:value="111402">
            <text:p>111402</text:p>
          </table:table-cell>
          <table:table-cell table:formula="of:=[.E353]*(2^([.C353]/12))" office:value-type="float" office:value="2299620963.12957">
            <text:p>2299620963,12957</text:p>
          </table:table-cell>
          <table:table-cell table:formula="of:=ROUND([.F353])" office:value-type="float" office:value="2299620963">
            <text:p>2299620963</text:p>
          </table:table-cell>
        </table:table-row>
        <table:table-row table:style-name="ro1">
          <table:table-cell table:number-columns-repeated="2"/>
          <table:table-cell table:formula="of:=[.C353]+1" office:value-type="float" office:value="173">
            <text:p>173</text:p>
          </table:table-cell>
          <table:table-cell table:formula="of:=[.D353]+1" office:value-type="float" office:value="353">
            <text:p>353</text:p>
          </table:table-cell>
          <table:table-cell table:formula="of:=[.E353]" office:value-type="float" office:value="111402">
            <text:p>111402</text:p>
          </table:table-cell>
          <table:table-cell table:formula="of:=[.E354]*(2^([.C354]/12))" office:value-type="float" office:value="2436363541.45075">
            <text:p>2436363541,45075</text:p>
          </table:table-cell>
          <table:table-cell table:formula="of:=ROUND([.F354])" office:value-type="float" office:value="2436363541">
            <text:p>2436363541</text:p>
          </table:table-cell>
        </table:table-row>
        <table:table-row table:style-name="ro1">
          <table:table-cell table:number-columns-repeated="2"/>
          <table:table-cell table:formula="of:=[.C354]+1" office:value-type="float" office:value="174">
            <text:p>174</text:p>
          </table:table-cell>
          <table:table-cell table:formula="of:=[.D354]+1" office:value-type="float" office:value="354">
            <text:p>354</text:p>
          </table:table-cell>
          <table:table-cell table:formula="of:=[.E354]" office:value-type="float" office:value="111402">
            <text:p>111402</text:p>
          </table:table-cell>
          <table:table-cell table:formula="of:=[.E355]*(2^([.C355]/12))" office:value-type="float" office:value="2581237256.60959">
            <text:p>2581237256,60959</text:p>
          </table:table-cell>
          <table:table-cell table:formula="of:=ROUND([.F355])" office:value-type="float" office:value="2581237257">
            <text:p>2581237257</text:p>
          </table:table-cell>
        </table:table-row>
        <table:table-row table:style-name="ro1">
          <table:table-cell table:number-columns-repeated="2"/>
          <table:table-cell table:formula="of:=[.C355]+1" office:value-type="float" office:value="175">
            <text:p>175</text:p>
          </table:table-cell>
          <table:table-cell table:formula="of:=[.D355]+1" office:value-type="float" office:value="355">
            <text:p>355</text:p>
          </table:table-cell>
          <table:table-cell table:formula="of:=[.E355]" office:value-type="float" office:value="111402">
            <text:p>111402</text:p>
          </table:table-cell>
          <table:table-cell table:formula="of:=[.E356]*(2^([.C356]/12))" office:value-type="float" office:value="2734725611.16309">
            <text:p>2734725611,16309</text:p>
          </table:table-cell>
          <table:table-cell table:formula="of:=ROUND([.F356])" office:value-type="float" office:value="2734725611">
            <text:p>2734725611</text:p>
          </table:table-cell>
        </table:table-row>
        <table:table-row table:style-name="ro1">
          <table:table-cell table:number-columns-repeated="2"/>
          <table:table-cell table:formula="of:=[.C356]+1" office:value-type="float" office:value="176">
            <text:p>176</text:p>
          </table:table-cell>
          <table:table-cell table:formula="of:=[.D356]+1" office:value-type="float" office:value="356">
            <text:p>356</text:p>
          </table:table-cell>
          <table:table-cell table:formula="of:=[.E356]" office:value-type="float" office:value="111402">
            <text:p>111402</text:p>
          </table:table-cell>
          <table:table-cell table:formula="of:=[.E357]*(2^([.C357]/12))" office:value-type="float" office:value="2897340858.22646">
            <text:p>2897340858,22646</text:p>
          </table:table-cell>
          <table:table-cell table:formula="of:=ROUND([.F357])" office:value-type="float" office:value="2897340858">
            <text:p>2897340858</text:p>
          </table:table-cell>
        </table:table-row>
        <table:table-row table:style-name="ro1">
          <table:table-cell table:number-columns-repeated="2"/>
          <table:table-cell table:formula="of:=[.C357]+1" office:value-type="float" office:value="177">
            <text:p>177</text:p>
          </table:table-cell>
          <table:table-cell table:formula="of:=[.D357]+1" office:value-type="float" office:value="357">
            <text:p>357</text:p>
          </table:table-cell>
          <table:table-cell table:formula="of:=[.E357]" office:value-type="float" office:value="111402">
            <text:p>111402</text:p>
          </table:table-cell>
          <table:table-cell table:formula="of:=[.E358]*(2^([.C358]/12))" office:value-type="float" office:value="3069625711.07023">
            <text:p>3069625711,07023</text:p>
          </table:table-cell>
          <table:table-cell table:formula="of:=ROUND([.F358])" office:value-type="float" office:value="3069625711">
            <text:p>3069625711</text:p>
          </table:table-cell>
        </table:table-row>
        <table:table-row table:style-name="ro1">
          <table:table-cell table:number-columns-repeated="2"/>
          <table:table-cell table:formula="of:=[.C358]+1" office:value-type="float" office:value="178">
            <text:p>178</text:p>
          </table:table-cell>
          <table:table-cell table:formula="of:=[.D358]+1" office:value-type="float" office:value="358">
            <text:p>358</text:p>
          </table:table-cell>
          <table:table-cell table:formula="of:=[.E358]" office:value-type="float" office:value="111402">
            <text:p>111402</text:p>
          </table:table-cell>
          <table:table-cell table:formula="of:=[.E359]*(2^([.C359]/12))" office:value-type="float" office:value="3252155154.37532">
            <text:p>3252155154,37532</text:p>
          </table:table-cell>
          <table:table-cell table:formula="of:=ROUND([.F359])" office:value-type="float" office:value="3252155154">
            <text:p>3252155154</text:p>
          </table:table-cell>
        </table:table-row>
        <table:table-row table:style-name="ro1">
          <table:table-cell table:number-columns-repeated="2"/>
          <table:table-cell table:formula="of:=[.C359]+1" office:value-type="float" office:value="179">
            <text:p>179</text:p>
          </table:table-cell>
          <table:table-cell table:formula="of:=[.D359]+1" office:value-type="float" office:value="359">
            <text:p>359</text:p>
          </table:table-cell>
          <table:table-cell table:formula="of:=[.E359]" office:value-type="float" office:value="111402">
            <text:p>111402</text:p>
          </table:table-cell>
          <table:table-cell table:formula="of:=[.E360]*(2^([.C360]/12))" office:value-type="float" office:value="3445538363.191">
            <text:p>3445538363,191</text:p>
          </table:table-cell>
          <table:table-cell table:formula="of:=ROUND([.F360])" office:value-type="float" office:value="3445538363">
            <text:p>3445538363</text:p>
          </table:table-cell>
        </table:table-row>
        <table:table-row table:style-name="ro1">
          <table:table-cell table:number-columns-repeated="2"/>
          <table:table-cell table:formula="of:=[.C360]+1" office:value-type="float" office:value="180">
            <text:p>180</text:p>
          </table:table-cell>
          <table:table-cell table:formula="of:=[.D360]+1" office:value-type="float" office:value="360">
            <text:p>360</text:p>
          </table:table-cell>
          <table:table-cell table:formula="of:=[.E360]" office:value-type="float" office:value="111402">
            <text:p>111402</text:p>
          </table:table-cell>
          <table:table-cell table:formula="of:=[.E361]*(2^([.C361]/12))" office:value-type="float" office:value="3650420736">
            <text:p>3650420736</text:p>
          </table:table-cell>
          <table:table-cell table:formula="of:=ROUND([.F361])" office:value-type="float" office:value="3650420736">
            <text:p>3650420736</text:p>
          </table:table-cell>
        </table:table-row>
        <table:table-row table:style-name="ro1">
          <table:table-cell table:number-columns-repeated="2"/>
          <table:table-cell table:formula="of:=[.C361]+1" office:value-type="float" office:value="181">
            <text:p>181</text:p>
          </table:table-cell>
          <table:table-cell table:formula="of:=[.D361]+1" office:value-type="float" office:value="361">
            <text:p>361</text:p>
          </table:table-cell>
          <table:table-cell table:formula="of:=[.E361]" office:value-type="float" office:value="111402">
            <text:p>111402</text:p>
          </table:table-cell>
          <table:table-cell table:formula="of:=[.E362]*(2^([.C362]/12))" office:value-type="float" office:value="3867486048.6759">
            <text:p>3867486048,6759</text:p>
          </table:table-cell>
          <table:table-cell table:formula="of:=ROUND([.F362])" office:value-type="float" office:value="3867486049">
            <text:p>3867486049</text:p>
          </table:table-cell>
        </table:table-row>
        <table:table-row table:style-name="ro1">
          <table:table-cell table:number-columns-repeated="2"/>
          <table:table-cell table:formula="of:=[.C362]+1" office:value-type="float" office:value="182">
            <text:p>182</text:p>
          </table:table-cell>
          <table:table-cell table:formula="of:=[.D362]+1" office:value-type="float" office:value="362">
            <text:p>362</text:p>
          </table:table-cell>
          <table:table-cell table:formula="of:=[.E362]" office:value-type="float" office:value="111402">
            <text:p>111402</text:p>
          </table:table-cell>
          <table:table-cell table:formula="of:=[.E363]*(2^([.C363]/12))" office:value-type="float" office:value="4097458736.52157">
            <text:p>4097458736,52157</text:p>
          </table:table-cell>
          <table:table-cell table:formula="of:=ROUND([.F363])" office:value-type="float" office:value="4097458737">
            <text:p>4097458737</text:p>
          </table:table-cell>
        </table:table-row>
        <table:table-row table:style-name="ro1">
          <table:table-cell table:number-columns-repeated="2"/>
          <table:table-cell table:formula="of:=[.C363]+1" office:value-type="float" office:value="183">
            <text:p>183</text:p>
          </table:table-cell>
          <table:table-cell table:formula="of:=[.D363]+1" office:value-type="float" office:value="363">
            <text:p>363</text:p>
          </table:table-cell>
          <table:table-cell table:formula="of:=[.E363]" office:value-type="float" office:value="111402">
            <text:p>111402</text:p>
          </table:table-cell>
          <table:table-cell table:formula="of:=[.E364]*(2^([.C364]/12))" office:value-type="float" office:value="4341106312.00467">
            <text:p>4341106312,00467</text:p>
          </table:table-cell>
          <table:table-cell table:formula="of:=ROUND([.F364])" office:value-type="float" office:value="4341106312">
            <text:p>4341106312</text:p>
          </table:table-cell>
        </table:table-row>
        <table:table-row table:style-name="ro1">
          <table:table-cell table:number-columns-repeated="2"/>
          <table:table-cell table:formula="of:=[.C364]+1" office:value-type="float" office:value="184">
            <text:p>184</text:p>
          </table:table-cell>
          <table:table-cell table:formula="of:=[.D364]+1" office:value-type="float" office:value="364">
            <text:p>364</text:p>
          </table:table-cell>
          <table:table-cell table:formula="of:=[.E364]" office:value-type="float" office:value="111402">
            <text:p>111402</text:p>
          </table:table-cell>
          <table:table-cell table:formula="of:=[.E365]*(2^([.C365]/12))" office:value-type="float" office:value="4599241926.25914">
            <text:p>4599241926,25914</text:p>
          </table:table-cell>
          <table:table-cell table:formula="of:=ROUND([.F365])" office:value-type="float" office:value="4599241926">
            <text:p>4599241926</text:p>
          </table:table-cell>
        </table:table-row>
        <table:table-row table:style-name="ro1">
          <table:table-cell table:number-columns-repeated="2"/>
          <table:table-cell table:formula="of:=[.C365]+1" office:value-type="float" office:value="185">
            <text:p>185</text:p>
          </table:table-cell>
          <table:table-cell table:formula="of:=[.D365]+1" office:value-type="float" office:value="365">
            <text:p>365</text:p>
          </table:table-cell>
          <table:table-cell table:formula="of:=[.E365]" office:value-type="float" office:value="111402">
            <text:p>111402</text:p>
          </table:table-cell>
          <table:table-cell table:formula="of:=[.E366]*(2^([.C366]/12))" office:value-type="float" office:value="4872727082.90151">
            <text:p>4872727082,90151</text:p>
          </table:table-cell>
          <table:table-cell table:formula="of:=ROUND([.F366])" office:value-type="float" office:value="4872727083">
            <text:p>4872727083</text:p>
          </table:table-cell>
        </table:table-row>
        <table:table-row table:style-name="ro1">
          <table:table-cell table:number-columns-repeated="2"/>
          <table:table-cell table:formula="of:=[.C366]+1" office:value-type="float" office:value="186">
            <text:p>186</text:p>
          </table:table-cell>
          <table:table-cell table:formula="of:=[.D366]+1" office:value-type="float" office:value="366">
            <text:p>366</text:p>
          </table:table-cell>
          <table:table-cell table:formula="of:=[.E366]" office:value-type="float" office:value="111402">
            <text:p>111402</text:p>
          </table:table-cell>
          <table:table-cell table:formula="of:=[.E367]*(2^([.C367]/12))" office:value-type="float" office:value="5162474513.21918">
            <text:p>5162474513,21918</text:p>
          </table:table-cell>
          <table:table-cell table:formula="of:=ROUND([.F367])" office:value-type="float" office:value="5162474513">
            <text:p>5162474513</text:p>
          </table:table-cell>
        </table:table-row>
        <table:table-row table:style-name="ro1">
          <table:table-cell table:number-columns-repeated="2"/>
          <table:table-cell table:formula="of:=[.C367]+1" office:value-type="float" office:value="187">
            <text:p>187</text:p>
          </table:table-cell>
          <table:table-cell table:formula="of:=[.D367]+1" office:value-type="float" office:value="367">
            <text:p>367</text:p>
          </table:table-cell>
          <table:table-cell table:formula="of:=[.E367]" office:value-type="float" office:value="111402">
            <text:p>111402</text:p>
          </table:table-cell>
          <table:table-cell table:formula="of:=[.E368]*(2^([.C368]/12))" office:value-type="float" office:value="5469451222.32619">
            <text:p>5469451222,32619</text:p>
          </table:table-cell>
          <table:table-cell table:formula="of:=ROUND([.F368])" office:value-type="float" office:value="5469451222">
            <text:p>5469451222</text:p>
          </table:table-cell>
        </table:table-row>
        <table:table-row table:style-name="ro1">
          <table:table-cell table:number-columns-repeated="2"/>
          <table:table-cell table:formula="of:=[.C368]+1" office:value-type="float" office:value="188">
            <text:p>188</text:p>
          </table:table-cell>
          <table:table-cell table:formula="of:=[.D368]+1" office:value-type="float" office:value="368">
            <text:p>368</text:p>
          </table:table-cell>
          <table:table-cell table:formula="of:=[.E368]" office:value-type="float" office:value="111402">
            <text:p>111402</text:p>
          </table:table-cell>
          <table:table-cell table:formula="of:=[.E369]*(2^([.C369]/12))" office:value-type="float" office:value="5794681716.45293">
            <text:p>5794681716,45293</text:p>
          </table:table-cell>
          <table:table-cell table:formula="of:=ROUND([.F369])" office:value-type="float" office:value="5794681716">
            <text:p>5794681716</text:p>
          </table:table-cell>
        </table:table-row>
        <table:table-row table:style-name="ro1">
          <table:table-cell table:number-columns-repeated="2"/>
          <table:table-cell table:formula="of:=[.C369]+1" office:value-type="float" office:value="189">
            <text:p>189</text:p>
          </table:table-cell>
          <table:table-cell table:formula="of:=[.D369]+1" office:value-type="float" office:value="369">
            <text:p>369</text:p>
          </table:table-cell>
          <table:table-cell table:formula="of:=[.E369]" office:value-type="float" office:value="111402">
            <text:p>111402</text:p>
          </table:table-cell>
          <table:table-cell table:formula="of:=[.E370]*(2^([.C370]/12))" office:value-type="float" office:value="6139251422.14045">
            <text:p>6139251422,14045</text:p>
          </table:table-cell>
          <table:table-cell table:formula="of:=ROUND([.F370])" office:value-type="float" office:value="6139251422">
            <text:p>6139251422</text:p>
          </table:table-cell>
        </table:table-row>
        <table:table-row table:style-name="ro1">
          <table:table-cell table:number-columns-repeated="2"/>
          <table:table-cell table:formula="of:=[.C370]+1" office:value-type="float" office:value="190">
            <text:p>190</text:p>
          </table:table-cell>
          <table:table-cell table:formula="of:=[.D370]+1" office:value-type="float" office:value="370">
            <text:p>370</text:p>
          </table:table-cell>
          <table:table-cell table:formula="of:=[.E370]" office:value-type="float" office:value="111402">
            <text:p>111402</text:p>
          </table:table-cell>
          <table:table-cell table:formula="of:=[.E371]*(2^([.C371]/12))" office:value-type="float" office:value="6504310308.75063">
            <text:p>6504310308,75063</text:p>
          </table:table-cell>
          <table:table-cell table:formula="of:=ROUND([.F371])" office:value-type="float" office:value="6504310309">
            <text:p>6504310309</text:p>
          </table:table-cell>
        </table:table-row>
        <table:table-row table:style-name="ro1">
          <table:table-cell table:number-columns-repeated="2"/>
          <table:table-cell table:formula="of:=[.C371]+1" office:value-type="float" office:value="191">
            <text:p>191</text:p>
          </table:table-cell>
          <table:table-cell table:formula="of:=[.D371]+1" office:value-type="float" office:value="371">
            <text:p>371</text:p>
          </table:table-cell>
          <table:table-cell table:formula="of:=[.E371]" office:value-type="float" office:value="111402">
            <text:p>111402</text:p>
          </table:table-cell>
          <table:table-cell table:formula="of:=[.E372]*(2^([.C372]/12))" office:value-type="float" office:value="6891076726.382">
            <text:p>6891076726,382</text:p>
          </table:table-cell>
          <table:table-cell table:formula="of:=ROUND([.F372])" office:value-type="float" office:value="6891076726">
            <text:p>6891076726</text:p>
          </table:table-cell>
        </table:table-row>
        <table:table-row table:style-name="ro1">
          <table:table-cell table:number-columns-repeated="2"/>
          <table:table-cell table:formula="of:=[.C372]+1" office:value-type="float" office:value="192">
            <text:p>192</text:p>
          </table:table-cell>
          <table:table-cell table:formula="of:=[.D372]+1" office:value-type="float" office:value="372">
            <text:p>372</text:p>
          </table:table-cell>
          <table:table-cell table:formula="of:=[.E372]" office:value-type="float" office:value="111402">
            <text:p>111402</text:p>
          </table:table-cell>
          <table:table-cell table:formula="of:=[.E373]*(2^([.C373]/12))" office:value-type="float" office:value="7300841472">
            <text:p>7300841472</text:p>
          </table:table-cell>
          <table:table-cell table:formula="of:=ROUND([.F373])" office:value-type="float" office:value="7300841472">
            <text:p>7300841472</text:p>
          </table:table-cell>
        </table:table-row>
        <table:table-row table:style-name="ro1">
          <table:table-cell table:number-columns-repeated="2"/>
          <table:table-cell table:formula="of:=[.C373]+1" office:value-type="float" office:value="193">
            <text:p>193</text:p>
          </table:table-cell>
          <table:table-cell table:formula="of:=[.D373]+1" office:value-type="float" office:value="373">
            <text:p>373</text:p>
          </table:table-cell>
          <table:table-cell table:formula="of:=[.E373]" office:value-type="float" office:value="111402">
            <text:p>111402</text:p>
          </table:table-cell>
          <table:table-cell table:formula="of:=[.E374]*(2^([.C374]/12))" office:value-type="float" office:value="7734972097.35179">
            <text:p>7734972097,35179</text:p>
          </table:table-cell>
          <table:table-cell table:formula="of:=ROUND([.F374])" office:value-type="float" office:value="7734972097">
            <text:p>7734972097</text:p>
          </table:table-cell>
        </table:table-row>
        <table:table-row table:style-name="ro1">
          <table:table-cell table:number-columns-repeated="2"/>
          <table:table-cell table:formula="of:=[.C374]+1" office:value-type="float" office:value="194">
            <text:p>194</text:p>
          </table:table-cell>
          <table:table-cell table:formula="of:=[.D374]+1" office:value-type="float" office:value="374">
            <text:p>374</text:p>
          </table:table-cell>
          <table:table-cell table:formula="of:=[.E374]" office:value-type="float" office:value="111402">
            <text:p>111402</text:p>
          </table:table-cell>
          <table:table-cell table:formula="of:=[.E375]*(2^([.C375]/12))" office:value-type="float" office:value="8194917473.04314">
            <text:p>8194917473,04314</text:p>
          </table:table-cell>
          <table:table-cell table:formula="of:=ROUND([.F375])" office:value-type="float" office:value="8194917473">
            <text:p>8194917473</text:p>
          </table:table-cell>
        </table:table-row>
        <table:table-row table:style-name="ro1">
          <table:table-cell table:number-columns-repeated="2"/>
          <table:table-cell table:formula="of:=[.C375]+1" office:value-type="float" office:value="195">
            <text:p>195</text:p>
          </table:table-cell>
          <table:table-cell table:formula="of:=[.D375]+1" office:value-type="float" office:value="375">
            <text:p>375</text:p>
          </table:table-cell>
          <table:table-cell table:formula="of:=[.E375]" office:value-type="float" office:value="111402">
            <text:p>111402</text:p>
          </table:table-cell>
          <table:table-cell table:formula="of:=[.E376]*(2^([.C376]/12))" office:value-type="float" office:value="8682212624.00934">
            <text:p>8682212624,00934</text:p>
          </table:table-cell>
          <table:table-cell table:formula="of:=ROUND([.F376])" office:value-type="float" office:value="8682212624">
            <text:p>8682212624</text:p>
          </table:table-cell>
        </table:table-row>
        <table:table-row table:style-name="ro1">
          <table:table-cell table:number-columns-repeated="2"/>
          <table:table-cell table:formula="of:=[.C376]+1" office:value-type="float" office:value="196">
            <text:p>196</text:p>
          </table:table-cell>
          <table:table-cell table:formula="of:=[.D376]+1" office:value-type="float" office:value="376">
            <text:p>376</text:p>
          </table:table-cell>
          <table:table-cell table:formula="of:=[.E376]" office:value-type="float" office:value="111402">
            <text:p>111402</text:p>
          </table:table-cell>
          <table:table-cell table:formula="of:=[.E377]*(2^([.C377]/12))" office:value-type="float" office:value="9198483852.51826">
            <text:p>9198483852,51826</text:p>
          </table:table-cell>
          <table:table-cell table:formula="of:=ROUND([.F377])" office:value-type="float" office:value="9198483853">
            <text:p>9198483853</text:p>
          </table:table-cell>
        </table:table-row>
        <table:table-row table:style-name="ro1">
          <table:table-cell table:number-columns-repeated="2"/>
          <table:table-cell table:formula="of:=[.C377]+1" office:value-type="float" office:value="197">
            <text:p>197</text:p>
          </table:table-cell>
          <table:table-cell table:formula="of:=[.D377]+1" office:value-type="float" office:value="377">
            <text:p>377</text:p>
          </table:table-cell>
          <table:table-cell table:formula="of:=[.E377]" office:value-type="float" office:value="111402">
            <text:p>111402</text:p>
          </table:table-cell>
          <table:table-cell table:formula="of:=[.E378]*(2^([.C378]/12))" office:value-type="float" office:value="9745454165.80303">
            <text:p>9745454165,80303</text:p>
          </table:table-cell>
          <table:table-cell table:formula="of:=ROUND([.F378])" office:value-type="float" office:value="9745454166">
            <text:p>9745454166</text:p>
          </table:table-cell>
        </table:table-row>
        <table:table-row table:style-name="ro1">
          <table:table-cell table:number-columns-repeated="2"/>
          <table:table-cell table:formula="of:=[.C378]+1" office:value-type="float" office:value="198">
            <text:p>198</text:p>
          </table:table-cell>
          <table:table-cell table:formula="of:=[.D378]+1" office:value-type="float" office:value="378">
            <text:p>378</text:p>
          </table:table-cell>
          <table:table-cell table:formula="of:=[.E378]" office:value-type="float" office:value="111402">
            <text:p>111402</text:p>
          </table:table-cell>
          <table:table-cell table:formula="of:=[.E379]*(2^([.C379]/12))" office:value-type="float" office:value="10324949026.4384">
            <text:p>10324949026,4384</text:p>
          </table:table-cell>
          <table:table-cell table:formula="of:=ROUND([.F379])" office:value-type="float" office:value="10324949026">
            <text:p>10324949026</text:p>
          </table:table-cell>
        </table:table-row>
        <table:table-row table:style-name="ro1">
          <table:table-cell table:number-columns-repeated="2"/>
          <table:table-cell table:formula="of:=[.C379]+1" office:value-type="float" office:value="199">
            <text:p>199</text:p>
          </table:table-cell>
          <table:table-cell table:formula="of:=[.D379]+1" office:value-type="float" office:value="379">
            <text:p>379</text:p>
          </table:table-cell>
          <table:table-cell table:formula="of:=[.E379]" office:value-type="float" office:value="111402">
            <text:p>111402</text:p>
          </table:table-cell>
          <table:table-cell table:formula="of:=[.E380]*(2^([.C380]/12))" office:value-type="float" office:value="10938902444.6524">
            <text:p>10938902444,6524</text:p>
          </table:table-cell>
          <table:table-cell table:formula="of:=ROUND([.F380])" office:value-type="float" office:value="10938902445">
            <text:p>10938902445</text:p>
          </table:table-cell>
        </table:table-row>
        <table:table-row table:style-name="ro1">
          <table:table-cell table:number-columns-repeated="2"/>
          <table:table-cell table:formula="of:=[.C380]+1" office:value-type="float" office:value="200">
            <text:p>200</text:p>
          </table:table-cell>
          <table:table-cell table:formula="of:=[.D380]+1" office:value-type="float" office:value="380">
            <text:p>380</text:p>
          </table:table-cell>
          <table:table-cell table:formula="of:=[.E380]" office:value-type="float" office:value="111402">
            <text:p>111402</text:p>
          </table:table-cell>
          <table:table-cell table:formula="of:=[.E381]*(2^([.C381]/12))" office:value-type="float" office:value="11589363432.9059">
            <text:p>11589363432,9059</text:p>
          </table:table-cell>
          <table:table-cell table:formula="of:=ROUND([.F381])" office:value-type="float" office:value="11589363433">
            <text:p>11589363433</text:p>
          </table:table-cell>
        </table:table-row>
        <table:table-row table:style-name="ro1">
          <table:table-cell table:number-columns-repeated="2"/>
          <table:table-cell table:formula="of:=[.C381]+1" office:value-type="float" office:value="201">
            <text:p>201</text:p>
          </table:table-cell>
          <table:table-cell table:formula="of:=[.D381]+1" office:value-type="float" office:value="381">
            <text:p>381</text:p>
          </table:table-cell>
          <table:table-cell table:formula="of:=[.E381]" office:value-type="float" office:value="111402">
            <text:p>111402</text:p>
          </table:table-cell>
          <table:table-cell table:formula="of:=[.E382]*(2^([.C382]/12))" office:value-type="float" office:value="12278502844.2809">
            <text:p>12278502844,2809</text:p>
          </table:table-cell>
          <table:table-cell table:formula="of:=ROUND([.F382])" office:value-type="float" office:value="12278502844">
            <text:p>12278502844</text:p>
          </table:table-cell>
        </table:table-row>
        <table:table-row table:style-name="ro1">
          <table:table-cell table:number-columns-repeated="2"/>
          <table:table-cell table:formula="of:=[.C382]+1" office:value-type="float" office:value="202">
            <text:p>202</text:p>
          </table:table-cell>
          <table:table-cell table:formula="of:=[.D382]+1" office:value-type="float" office:value="382">
            <text:p>382</text:p>
          </table:table-cell>
          <table:table-cell table:formula="of:=[.E382]" office:value-type="float" office:value="111402">
            <text:p>111402</text:p>
          </table:table-cell>
          <table:table-cell table:formula="of:=[.E383]*(2^([.C383]/12))" office:value-type="float" office:value="13008620617.5012">
            <text:p>13008620617,5012</text:p>
          </table:table-cell>
          <table:table-cell table:formula="of:=ROUND([.F383])" office:value-type="float" office:value="13008620618">
            <text:p>13008620618</text:p>
          </table:table-cell>
        </table:table-row>
        <table:table-row table:style-name="ro1">
          <table:table-cell table:number-columns-repeated="2"/>
          <table:table-cell table:formula="of:=[.C383]+1" office:value-type="float" office:value="203">
            <text:p>203</text:p>
          </table:table-cell>
          <table:table-cell table:formula="of:=[.D383]+1" office:value-type="float" office:value="383">
            <text:p>383</text:p>
          </table:table-cell>
          <table:table-cell table:formula="of:=[.E383]" office:value-type="float" office:value="111402">
            <text:p>111402</text:p>
          </table:table-cell>
          <table:table-cell table:formula="of:=[.E384]*(2^([.C384]/12))" office:value-type="float" office:value="13782153452.764">
            <text:p>13782153452,764</text:p>
          </table:table-cell>
          <table:table-cell table:formula="of:=ROUND([.F384])" office:value-type="float" office:value="13782153453">
            <text:p>13782153453</text:p>
          </table:table-cell>
        </table:table-row>
        <table:table-row table:style-name="ro1">
          <table:table-cell table:number-columns-repeated="2"/>
          <table:table-cell table:formula="of:=[.C384]+1" office:value-type="float" office:value="204">
            <text:p>204</text:p>
          </table:table-cell>
          <table:table-cell table:formula="of:=[.D384]+1" office:value-type="float" office:value="384">
            <text:p>384</text:p>
          </table:table-cell>
          <table:table-cell table:formula="of:=[.E384]" office:value-type="float" office:value="111402">
            <text:p>111402</text:p>
          </table:table-cell>
          <table:table-cell table:formula="of:=[.E385]*(2^([.C385]/12))" office:value-type="float" office:value="14601682944">
            <text:p>14601682944</text:p>
          </table:table-cell>
          <table:table-cell table:formula="of:=ROUND([.F385])" office:value-type="float" office:value="14601682944">
            <text:p>14601682944</text:p>
          </table:table-cell>
        </table:table-row>
        <table:table-row table:style-name="ro1">
          <table:table-cell table:number-columns-repeated="2"/>
          <table:table-cell table:formula="of:=[.C385]+1" office:value-type="float" office:value="205">
            <text:p>205</text:p>
          </table:table-cell>
          <table:table-cell table:formula="of:=[.D385]+1" office:value-type="float" office:value="385">
            <text:p>385</text:p>
          </table:table-cell>
          <table:table-cell table:formula="of:=[.E385]" office:value-type="float" office:value="111402">
            <text:p>111402</text:p>
          </table:table-cell>
          <table:table-cell table:formula="of:=[.E386]*(2^([.C386]/12))" office:value-type="float" office:value="15469944194.7036">
            <text:p>15469944194,7036</text:p>
          </table:table-cell>
          <table:table-cell table:formula="of:=ROUND([.F386])" office:value-type="float" office:value="15469944195">
            <text:p>15469944195</text:p>
          </table:table-cell>
        </table:table-row>
        <table:table-row table:style-name="ro1">
          <table:table-cell table:number-columns-repeated="2"/>
          <table:table-cell table:formula="of:=[.C386]+1" office:value-type="float" office:value="206">
            <text:p>206</text:p>
          </table:table-cell>
          <table:table-cell table:formula="of:=[.D386]+1" office:value-type="float" office:value="386">
            <text:p>386</text:p>
          </table:table-cell>
          <table:table-cell table:formula="of:=[.E386]" office:value-type="float" office:value="111402">
            <text:p>111402</text:p>
          </table:table-cell>
          <table:table-cell table:formula="of:=[.E387]*(2^([.C387]/12))" office:value-type="float" office:value="16389834946.0863">
            <text:p>16389834946,0863</text:p>
          </table:table-cell>
          <table:table-cell table:formula="of:=ROUND([.F387])" office:value-type="float" office:value="16389834946">
            <text:p>16389834946</text:p>
          </table:table-cell>
        </table:table-row>
        <table:table-row table:style-name="ro1">
          <table:table-cell table:number-columns-repeated="2"/>
          <table:table-cell table:formula="of:=[.C387]+1" office:value-type="float" office:value="207">
            <text:p>207</text:p>
          </table:table-cell>
          <table:table-cell table:formula="of:=[.D387]+1" office:value-type="float" office:value="387">
            <text:p>387</text:p>
          </table:table-cell>
          <table:table-cell table:formula="of:=[.E387]" office:value-type="float" office:value="111402">
            <text:p>111402</text:p>
          </table:table-cell>
          <table:table-cell table:formula="of:=[.E388]*(2^([.C388]/12))" office:value-type="float" office:value="17364425248.0187">
            <text:p>17364425248,0187</text:p>
          </table:table-cell>
          <table:table-cell table:formula="of:=ROUND([.F388])" office:value-type="float" office:value="17364425248">
            <text:p>17364425248</text:p>
          </table:table-cell>
        </table:table-row>
        <table:table-row table:style-name="ro1">
          <table:table-cell table:number-columns-repeated="2"/>
          <table:table-cell table:formula="of:=[.C388]+1" office:value-type="float" office:value="208">
            <text:p>208</text:p>
          </table:table-cell>
          <table:table-cell table:formula="of:=[.D388]+1" office:value-type="float" office:value="388">
            <text:p>388</text:p>
          </table:table-cell>
          <table:table-cell table:formula="of:=[.E388]" office:value-type="float" office:value="111402">
            <text:p>111402</text:p>
          </table:table-cell>
          <table:table-cell table:formula="of:=[.E389]*(2^([.C389]/12))" office:value-type="float" office:value="18396967705.0365">
            <text:p>18396967705,0365</text:p>
          </table:table-cell>
          <table:table-cell table:formula="of:=ROUND([.F389])" office:value-type="float" office:value="18396967705">
            <text:p>18396967705</text:p>
          </table:table-cell>
        </table:table-row>
        <table:table-row table:style-name="ro1">
          <table:table-cell table:number-columns-repeated="2"/>
          <table:table-cell table:formula="of:=[.C389]+1" office:value-type="float" office:value="209">
            <text:p>209</text:p>
          </table:table-cell>
          <table:table-cell table:formula="of:=[.D389]+1" office:value-type="float" office:value="389">
            <text:p>389</text:p>
          </table:table-cell>
          <table:table-cell table:formula="of:=[.E389]" office:value-type="float" office:value="111402">
            <text:p>111402</text:p>
          </table:table-cell>
          <table:table-cell table:formula="of:=[.E390]*(2^([.C390]/12))" office:value-type="float" office:value="19490908331.6061">
            <text:p>19490908331,6061</text:p>
          </table:table-cell>
          <table:table-cell table:formula="of:=ROUND([.F390])" office:value-type="float" office:value="19490908332">
            <text:p>19490908332</text:p>
          </table:table-cell>
        </table:table-row>
        <table:table-row table:style-name="ro1">
          <table:table-cell table:number-columns-repeated="2"/>
          <table:table-cell table:formula="of:=[.C390]+1" office:value-type="float" office:value="210">
            <text:p>210</text:p>
          </table:table-cell>
          <table:table-cell table:formula="of:=[.D390]+1" office:value-type="float" office:value="390">
            <text:p>390</text:p>
          </table:table-cell>
          <table:table-cell table:formula="of:=[.E390]" office:value-type="float" office:value="111402">
            <text:p>111402</text:p>
          </table:table-cell>
          <table:table-cell table:formula="of:=[.E391]*(2^([.C391]/12))" office:value-type="float" office:value="20649898052.8767">
            <text:p>20649898052,8767</text:p>
          </table:table-cell>
          <table:table-cell table:formula="of:=ROUND([.F391])" office:value-type="float" office:value="20649898053">
            <text:p>20649898053</text:p>
          </table:table-cell>
        </table:table-row>
        <table:table-row table:style-name="ro1">
          <table:table-cell table:number-columns-repeated="2"/>
          <table:table-cell table:formula="of:=[.C391]+1" office:value-type="float" office:value="211">
            <text:p>211</text:p>
          </table:table-cell>
          <table:table-cell table:formula="of:=[.D391]+1" office:value-type="float" office:value="391">
            <text:p>391</text:p>
          </table:table-cell>
          <table:table-cell table:formula="of:=[.E391]" office:value-type="float" office:value="111402">
            <text:p>111402</text:p>
          </table:table-cell>
          <table:table-cell table:formula="of:=[.E392]*(2^([.C392]/12))" office:value-type="float" office:value="21877804889.3047">
            <text:p>21877804889,3047</text:p>
          </table:table-cell>
          <table:table-cell table:formula="of:=ROUND([.F392])" office:value-type="float" office:value="21877804889">
            <text:p>21877804889</text:p>
          </table:table-cell>
        </table:table-row>
        <table:table-row table:style-name="ro1">
          <table:table-cell table:number-columns-repeated="2"/>
          <table:table-cell table:formula="of:=[.C392]+1" office:value-type="float" office:value="212">
            <text:p>212</text:p>
          </table:table-cell>
          <table:table-cell table:formula="of:=[.D392]+1" office:value-type="float" office:value="392">
            <text:p>392</text:p>
          </table:table-cell>
          <table:table-cell table:formula="of:=[.E392]" office:value-type="float" office:value="111402">
            <text:p>111402</text:p>
          </table:table-cell>
          <table:table-cell table:formula="of:=[.E393]*(2^([.C393]/12))" office:value-type="float" office:value="23178726865.8117">
            <text:p>23178726865,8117</text:p>
          </table:table-cell>
          <table:table-cell table:formula="of:=ROUND([.F393])" office:value-type="float" office:value="23178726866">
            <text:p>23178726866</text:p>
          </table:table-cell>
        </table:table-row>
        <table:table-row table:style-name="ro1">
          <table:table-cell table:number-columns-repeated="2"/>
          <table:table-cell table:formula="of:=[.C393]+1" office:value-type="float" office:value="213">
            <text:p>213</text:p>
          </table:table-cell>
          <table:table-cell table:formula="of:=[.D393]+1" office:value-type="float" office:value="393">
            <text:p>393</text:p>
          </table:table-cell>
          <table:table-cell table:formula="of:=[.E393]" office:value-type="float" office:value="111402">
            <text:p>111402</text:p>
          </table:table-cell>
          <table:table-cell table:formula="of:=[.E394]*(2^([.C394]/12))" office:value-type="float" office:value="24557005688.5618">
            <text:p>24557005688,5618</text:p>
          </table:table-cell>
          <table:table-cell table:formula="of:=ROUND([.F394])" office:value-type="float" office:value="24557005689">
            <text:p>24557005689</text:p>
          </table:table-cell>
        </table:table-row>
        <table:table-row table:style-name="ro1">
          <table:table-cell table:number-columns-repeated="2"/>
          <table:table-cell table:formula="of:=[.C394]+1" office:value-type="float" office:value="214">
            <text:p>214</text:p>
          </table:table-cell>
          <table:table-cell table:formula="of:=[.D394]+1" office:value-type="float" office:value="394">
            <text:p>394</text:p>
          </table:table-cell>
          <table:table-cell table:formula="of:=[.E394]" office:value-type="float" office:value="111402">
            <text:p>111402</text:p>
          </table:table-cell>
          <table:table-cell table:formula="of:=[.E395]*(2^([.C395]/12))" office:value-type="float" office:value="26017241235.0025">
            <text:p>26017241235,0025</text:p>
          </table:table-cell>
          <table:table-cell table:formula="of:=ROUND([.F395])" office:value-type="float" office:value="26017241235">
            <text:p>26017241235</text:p>
          </table:table-cell>
        </table:table-row>
        <table:table-row table:style-name="ro1">
          <table:table-cell table:number-columns-repeated="2"/>
          <table:table-cell table:formula="of:=[.C395]+1" office:value-type="float" office:value="215">
            <text:p>215</text:p>
          </table:table-cell>
          <table:table-cell table:formula="of:=[.D395]+1" office:value-type="float" office:value="395">
            <text:p>395</text:p>
          </table:table-cell>
          <table:table-cell table:formula="of:=[.E395]" office:value-type="float" office:value="111402">
            <text:p>111402</text:p>
          </table:table-cell>
          <table:table-cell table:formula="of:=[.E396]*(2^([.C396]/12))" office:value-type="float" office:value="27564306905.528">
            <text:p>27564306905,528</text:p>
          </table:table-cell>
          <table:table-cell table:formula="of:=ROUND([.F396])" office:value-type="float" office:value="27564306906">
            <text:p>27564306906</text:p>
          </table:table-cell>
        </table:table-row>
        <table:table-row table:style-name="ro1">
          <table:table-cell table:number-columns-repeated="2"/>
          <table:table-cell table:formula="of:=[.C396]+1" office:value-type="float" office:value="216">
            <text:p>216</text:p>
          </table:table-cell>
          <table:table-cell table:formula="of:=[.D396]+1" office:value-type="float" office:value="396">
            <text:p>396</text:p>
          </table:table-cell>
          <table:table-cell table:formula="of:=[.E396]" office:value-type="float" office:value="111402">
            <text:p>111402</text:p>
          </table:table-cell>
          <table:table-cell table:formula="of:=[.E397]*(2^([.C397]/12))" office:value-type="float" office:value="29203365888">
            <text:p>29203365888</text:p>
          </table:table-cell>
          <table:table-cell table:formula="of:=ROUND([.F397])" office:value-type="float" office:value="29203365888">
            <text:p>29203365888</text:p>
          </table:table-cell>
        </table:table-row>
        <table:table-row table:style-name="ro1">
          <table:table-cell table:number-columns-repeated="2"/>
          <table:table-cell table:formula="of:=[.C397]+1" office:value-type="float" office:value="217">
            <text:p>217</text:p>
          </table:table-cell>
          <table:table-cell table:formula="of:=[.D397]+1" office:value-type="float" office:value="397">
            <text:p>397</text:p>
          </table:table-cell>
          <table:table-cell table:formula="of:=[.E397]" office:value-type="float" office:value="111402">
            <text:p>111402</text:p>
          </table:table-cell>
          <table:table-cell table:formula="of:=[.E398]*(2^([.C398]/12))" office:value-type="float" office:value="30939888389.4071">
            <text:p>30939888389,4071</text:p>
          </table:table-cell>
          <table:table-cell table:formula="of:=ROUND([.F398])" office:value-type="float" office:value="30939888389">
            <text:p>30939888389</text:p>
          </table:table-cell>
        </table:table-row>
        <table:table-row table:style-name="ro1">
          <table:table-cell table:number-columns-repeated="2"/>
          <table:table-cell table:formula="of:=[.C398]+1" office:value-type="float" office:value="218">
            <text:p>218</text:p>
          </table:table-cell>
          <table:table-cell table:formula="of:=[.D398]+1" office:value-type="float" office:value="398">
            <text:p>398</text:p>
          </table:table-cell>
          <table:table-cell table:formula="of:=[.E398]" office:value-type="float" office:value="111402">
            <text:p>111402</text:p>
          </table:table-cell>
          <table:table-cell table:formula="of:=[.E399]*(2^([.C399]/12))" office:value-type="float" office:value="32779669892.1726">
            <text:p>32779669892,1726</text:p>
          </table:table-cell>
          <table:table-cell table:formula="of:=ROUND([.F399])" office:value-type="float" office:value="32779669892">
            <text:p>32779669892</text:p>
          </table:table-cell>
        </table:table-row>
        <table:table-row table:style-name="ro1">
          <table:table-cell table:number-columns-repeated="2"/>
          <table:table-cell table:formula="of:=[.C399]+1" office:value-type="float" office:value="219">
            <text:p>219</text:p>
          </table:table-cell>
          <table:table-cell table:formula="of:=[.D399]+1" office:value-type="float" office:value="399">
            <text:p>399</text:p>
          </table:table-cell>
          <table:table-cell table:formula="of:=[.E399]" office:value-type="float" office:value="111402">
            <text:p>111402</text:p>
          </table:table-cell>
          <table:table-cell table:formula="of:=[.E400]*(2^([.C400]/12))" office:value-type="float" office:value="34728850496.0374">
            <text:p>34728850496,0374</text:p>
          </table:table-cell>
          <table:table-cell table:formula="of:=ROUND([.F400])" office:value-type="float" office:value="34728850496">
            <text:p>34728850496</text:p>
          </table:table-cell>
        </table:table-row>
        <table:table-row table:style-name="ro1">
          <table:table-cell table:number-columns-repeated="2"/>
          <table:table-cell table:formula="of:=[.C400]+1" office:value-type="float" office:value="220">
            <text:p>220</text:p>
          </table:table-cell>
          <table:table-cell table:formula="of:=[.D400]+1" office:value-type="float" office:value="400">
            <text:p>400</text:p>
          </table:table-cell>
          <table:table-cell table:formula="of:=[.E400]" office:value-type="float" office:value="111402">
            <text:p>111402</text:p>
          </table:table-cell>
          <table:table-cell table:formula="of:=[.E401]*(2^([.C401]/12))" office:value-type="float" office:value="36793935410.0731">
            <text:p>36793935410,0731</text:p>
          </table:table-cell>
          <table:table-cell table:formula="of:=ROUND([.F401])" office:value-type="float" office:value="36793935410">
            <text:p>36793935410</text:p>
          </table:table-cell>
        </table:table-row>
        <table:table-row table:style-name="ro1">
          <table:table-cell table:number-columns-repeated="2"/>
          <table:table-cell table:formula="of:=[.C401]+1" office:value-type="float" office:value="221">
            <text:p>221</text:p>
          </table:table-cell>
          <table:table-cell table:formula="of:=[.D401]+1" office:value-type="float" office:value="401">
            <text:p>401</text:p>
          </table:table-cell>
          <table:table-cell table:formula="of:=[.E401]" office:value-type="float" office:value="111402">
            <text:p>111402</text:p>
          </table:table-cell>
          <table:table-cell table:formula="of:=[.E402]*(2^([.C402]/12))" office:value-type="float" office:value="38981816663.2121">
            <text:p>38981816663,2121</text:p>
          </table:table-cell>
          <table:table-cell table:formula="of:=ROUND([.F402])" office:value-type="float" office:value="38981816663">
            <text:p>38981816663</text:p>
          </table:table-cell>
        </table:table-row>
        <table:table-row table:style-name="ro1">
          <table:table-cell table:number-columns-repeated="2"/>
          <table:table-cell table:formula="of:=[.C402]+1" office:value-type="float" office:value="222">
            <text:p>222</text:p>
          </table:table-cell>
          <table:table-cell table:formula="of:=[.D402]+1" office:value-type="float" office:value="402">
            <text:p>402</text:p>
          </table:table-cell>
          <table:table-cell table:formula="of:=[.E402]" office:value-type="float" office:value="111402">
            <text:p>111402</text:p>
          </table:table-cell>
          <table:table-cell table:formula="of:=[.E403]*(2^([.C403]/12))" office:value-type="float" office:value="41299796105.7534">
            <text:p>41299796105,7534</text:p>
          </table:table-cell>
          <table:table-cell table:formula="of:=ROUND([.F403])" office:value-type="float" office:value="41299796106">
            <text:p>41299796106</text:p>
          </table:table-cell>
        </table:table-row>
        <table:table-row table:style-name="ro1">
          <table:table-cell table:number-columns-repeated="2"/>
          <table:table-cell table:formula="of:=[.C403]+1" office:value-type="float" office:value="223">
            <text:p>223</text:p>
          </table:table-cell>
          <table:table-cell table:formula="of:=[.D403]+1" office:value-type="float" office:value="403">
            <text:p>403</text:p>
          </table:table-cell>
          <table:table-cell table:formula="of:=[.E403]" office:value-type="float" office:value="111402">
            <text:p>111402</text:p>
          </table:table-cell>
          <table:table-cell table:formula="of:=[.E404]*(2^([.C404]/12))" office:value-type="float" office:value="43755609778.6094">
            <text:p>43755609778,6094</text:p>
          </table:table-cell>
          <table:table-cell table:formula="of:=ROUND([.F404])" office:value-type="float" office:value="43755609779">
            <text:p>43755609779</text:p>
          </table:table-cell>
        </table:table-row>
        <table:table-row table:style-name="ro1">
          <table:table-cell table:number-columns-repeated="2"/>
          <table:table-cell table:formula="of:=[.C404]+1" office:value-type="float" office:value="224">
            <text:p>224</text:p>
          </table:table-cell>
          <table:table-cell table:formula="of:=[.D404]+1" office:value-type="float" office:value="404">
            <text:p>404</text:p>
          </table:table-cell>
          <table:table-cell table:formula="of:=[.E404]" office:value-type="float" office:value="111402">
            <text:p>111402</text:p>
          </table:table-cell>
          <table:table-cell table:formula="of:=[.E405]*(2^([.C405]/12))" office:value-type="float" office:value="46357453731.6235">
            <text:p>46357453731,6235</text:p>
          </table:table-cell>
          <table:table-cell table:formula="of:=ROUND([.F405])" office:value-type="float" office:value="46357453732">
            <text:p>46357453732</text:p>
          </table:table-cell>
        </table:table-row>
        <table:table-row table:style-name="ro1">
          <table:table-cell table:number-columns-repeated="2"/>
          <table:table-cell table:formula="of:=[.C405]+1" office:value-type="float" office:value="225">
            <text:p>225</text:p>
          </table:table-cell>
          <table:table-cell table:formula="of:=[.D405]+1" office:value-type="float" office:value="405">
            <text:p>405</text:p>
          </table:table-cell>
          <table:table-cell table:formula="of:=[.E405]" office:value-type="float" office:value="111402">
            <text:p>111402</text:p>
          </table:table-cell>
          <table:table-cell table:formula="of:=[.E406]*(2^([.C406]/12))" office:value-type="float" office:value="49114011377.1236">
            <text:p>49114011377,1236</text:p>
          </table:table-cell>
          <table:table-cell table:formula="of:=ROUND([.F406])" office:value-type="float" office:value="49114011377">
            <text:p>49114011377</text:p>
          </table:table-cell>
        </table:table-row>
        <table:table-row table:style-name="ro1">
          <table:table-cell table:number-columns-repeated="2"/>
          <table:table-cell table:formula="of:=[.C406]+1" office:value-type="float" office:value="226">
            <text:p>226</text:p>
          </table:table-cell>
          <table:table-cell table:formula="of:=[.D406]+1" office:value-type="float" office:value="406">
            <text:p>406</text:p>
          </table:table-cell>
          <table:table-cell table:formula="of:=[.E406]" office:value-type="float" office:value="111402">
            <text:p>111402</text:p>
          </table:table-cell>
          <table:table-cell table:formula="of:=[.E407]*(2^([.C407]/12))" office:value-type="float" office:value="52034482470.005">
            <text:p>52034482470,005</text:p>
          </table:table-cell>
          <table:table-cell table:formula="of:=ROUND([.F407])" office:value-type="float" office:value="52034482470">
            <text:p>52034482470</text:p>
          </table:table-cell>
        </table:table-row>
        <table:table-row table:style-name="ro1">
          <table:table-cell table:number-columns-repeated="2"/>
          <table:table-cell table:formula="of:=[.C407]+1" office:value-type="float" office:value="227">
            <text:p>227</text:p>
          </table:table-cell>
          <table:table-cell table:formula="of:=[.D407]+1" office:value-type="float" office:value="407">
            <text:p>407</text:p>
          </table:table-cell>
          <table:table-cell table:formula="of:=[.E407]" office:value-type="float" office:value="111402">
            <text:p>111402</text:p>
          </table:table-cell>
          <table:table-cell table:formula="of:=[.E408]*(2^([.C408]/12))" office:value-type="float" office:value="55128613811.0561">
            <text:p>55128613811,0561</text:p>
          </table:table-cell>
          <table:table-cell table:formula="of:=ROUND([.F408])" office:value-type="float" office:value="55128613811">
            <text:p>55128613811</text:p>
          </table:table-cell>
        </table:table-row>
        <table:table-row table:style-name="ro1">
          <table:table-cell table:number-columns-repeated="2"/>
          <table:table-cell table:formula="of:=[.C408]+1" office:value-type="float" office:value="228">
            <text:p>228</text:p>
          </table:table-cell>
          <table:table-cell table:formula="of:=[.D408]+1" office:value-type="float" office:value="408">
            <text:p>408</text:p>
          </table:table-cell>
          <table:table-cell table:formula="of:=[.E408]" office:value-type="float" office:value="111402">
            <text:p>111402</text:p>
          </table:table-cell>
          <table:table-cell table:formula="of:=[.E409]*(2^([.C409]/12))" office:value-type="float" office:value="58406731776">
            <text:p>58406731776</text:p>
          </table:table-cell>
          <table:table-cell table:formula="of:=ROUND([.F409])" office:value-type="float" office:value="58406731776">
            <text:p>58406731776</text:p>
          </table:table-cell>
        </table:table-row>
        <table:table-row table:style-name="ro1">
          <table:table-cell table:number-columns-repeated="2"/>
          <table:table-cell table:formula="of:=[.C409]+1" office:value-type="float" office:value="229">
            <text:p>229</text:p>
          </table:table-cell>
          <table:table-cell table:formula="of:=[.D409]+1" office:value-type="float" office:value="409">
            <text:p>409</text:p>
          </table:table-cell>
          <table:table-cell table:formula="of:=[.E409]" office:value-type="float" office:value="111402">
            <text:p>111402</text:p>
          </table:table-cell>
          <table:table-cell table:formula="of:=[.E410]*(2^([.C410]/12))" office:value-type="float" office:value="61879776778.8143">
            <text:p>61879776778,8143</text:p>
          </table:table-cell>
          <table:table-cell table:formula="of:=ROUND([.F410])" office:value-type="float" office:value="61879776779">
            <text:p>61879776779</text:p>
          </table:table-cell>
        </table:table-row>
        <table:table-row table:style-name="ro1">
          <table:table-cell table:number-columns-repeated="2"/>
          <table:table-cell table:formula="of:=[.C410]+1" office:value-type="float" office:value="230">
            <text:p>230</text:p>
          </table:table-cell>
          <table:table-cell table:formula="of:=[.D410]+1" office:value-type="float" office:value="410">
            <text:p>410</text:p>
          </table:table-cell>
          <table:table-cell table:formula="of:=[.E410]" office:value-type="float" office:value="111402">
            <text:p>111402</text:p>
          </table:table-cell>
          <table:table-cell table:formula="of:=[.E411]*(2^([.C411]/12))" office:value-type="float" office:value="65559339784.3452">
            <text:p>65559339784,3452</text:p>
          </table:table-cell>
          <table:table-cell table:formula="of:=ROUND([.F411])" office:value-type="float" office:value="65559339784">
            <text:p>65559339784</text:p>
          </table:table-cell>
        </table:table-row>
        <table:table-row table:style-name="ro1">
          <table:table-cell table:number-columns-repeated="2"/>
          <table:table-cell table:formula="of:=[.C411]+1" office:value-type="float" office:value="231">
            <text:p>231</text:p>
          </table:table-cell>
          <table:table-cell table:formula="of:=[.D411]+1" office:value-type="float" office:value="411">
            <text:p>411</text:p>
          </table:table-cell>
          <table:table-cell table:formula="of:=[.E411]" office:value-type="float" office:value="111402">
            <text:p>111402</text:p>
          </table:table-cell>
          <table:table-cell table:formula="of:=[.E412]*(2^([.C412]/12))" office:value-type="float" office:value="69457700992.0747">
            <text:p>69457700992,0747</text:p>
          </table:table-cell>
          <table:table-cell table:formula="of:=ROUND([.F412])" office:value-type="float" office:value="69457700992">
            <text:p>69457700992</text:p>
          </table:table-cell>
        </table:table-row>
        <table:table-row table:style-name="ro1">
          <table:table-cell table:number-columns-repeated="2"/>
          <table:table-cell table:formula="of:=[.C412]+1" office:value-type="float" office:value="232">
            <text:p>232</text:p>
          </table:table-cell>
          <table:table-cell table:formula="of:=[.D412]+1" office:value-type="float" office:value="412">
            <text:p>412</text:p>
          </table:table-cell>
          <table:table-cell table:formula="of:=[.E412]" office:value-type="float" office:value="111402">
            <text:p>111402</text:p>
          </table:table-cell>
          <table:table-cell table:formula="of:=[.E413]*(2^([.C413]/12))" office:value-type="float" office:value="73587870820.1461">
            <text:p>73587870820,1461</text:p>
          </table:table-cell>
          <table:table-cell table:formula="of:=ROUND([.F413])" office:value-type="float" office:value="73587870820">
            <text:p>73587870820</text:p>
          </table:table-cell>
        </table:table-row>
        <table:table-row table:style-name="ro1">
          <table:table-cell table:number-columns-repeated="2"/>
          <table:table-cell table:formula="of:=[.C413]+1" office:value-type="float" office:value="233">
            <text:p>233</text:p>
          </table:table-cell>
          <table:table-cell table:formula="of:=[.D413]+1" office:value-type="float" office:value="413">
            <text:p>413</text:p>
          </table:table-cell>
          <table:table-cell table:formula="of:=[.E413]" office:value-type="float" office:value="111402">
            <text:p>111402</text:p>
          </table:table-cell>
          <table:table-cell table:formula="of:=[.E414]*(2^([.C414]/12))" office:value-type="float" office:value="77963633326.4242">
            <text:p>77963633326,4242</text:p>
          </table:table-cell>
          <table:table-cell table:formula="of:=ROUND([.F414])" office:value-type="float" office:value="77963633326">
            <text:p>77963633326</text:p>
          </table:table-cell>
        </table:table-row>
        <table:table-row table:style-name="ro1">
          <table:table-cell table:number-columns-repeated="2"/>
          <table:table-cell table:formula="of:=[.C414]+1" office:value-type="float" office:value="234">
            <text:p>234</text:p>
          </table:table-cell>
          <table:table-cell table:formula="of:=[.D414]+1" office:value-type="float" office:value="414">
            <text:p>414</text:p>
          </table:table-cell>
          <table:table-cell table:formula="of:=[.E414]" office:value-type="float" office:value="111402">
            <text:p>111402</text:p>
          </table:table-cell>
          <table:table-cell table:formula="of:=[.E415]*(2^([.C415]/12))" office:value-type="float" office:value="82599592211.5068">
            <text:p>82599592211,5068</text:p>
          </table:table-cell>
          <table:table-cell table:formula="of:=ROUND([.F415])" office:value-type="float" office:value="82599592212">
            <text:p>82599592212</text:p>
          </table:table-cell>
        </table:table-row>
        <table:table-row table:style-name="ro1">
          <table:table-cell table:number-columns-repeated="2"/>
          <table:table-cell table:formula="of:=[.C415]+1" office:value-type="float" office:value="235">
            <text:p>235</text:p>
          </table:table-cell>
          <table:table-cell table:formula="of:=[.D415]+1" office:value-type="float" office:value="415">
            <text:p>415</text:p>
          </table:table-cell>
          <table:table-cell table:formula="of:=[.E415]" office:value-type="float" office:value="111402">
            <text:p>111402</text:p>
          </table:table-cell>
          <table:table-cell table:formula="of:=[.E416]*(2^([.C416]/12))" office:value-type="float" office:value="87511219557.2189">
            <text:p>87511219557,2189</text:p>
          </table:table-cell>
          <table:table-cell table:formula="of:=ROUND([.F416])" office:value-type="float" office:value="87511219557">
            <text:p>87511219557</text:p>
          </table:table-cell>
        </table:table-row>
        <table:table-row table:style-name="ro1">
          <table:table-cell table:number-columns-repeated="2"/>
          <table:table-cell table:formula="of:=[.C416]+1" office:value-type="float" office:value="236">
            <text:p>236</text:p>
          </table:table-cell>
          <table:table-cell table:formula="of:=[.D416]+1" office:value-type="float" office:value="416">
            <text:p>416</text:p>
          </table:table-cell>
          <table:table-cell table:formula="of:=[.E416]" office:value-type="float" office:value="111402">
            <text:p>111402</text:p>
          </table:table-cell>
          <table:table-cell table:formula="of:=[.E417]*(2^([.C417]/12))" office:value-type="float" office:value="92714907463.2469">
            <text:p>92714907463,2469</text:p>
          </table:table-cell>
          <table:table-cell table:formula="of:=ROUND([.F417])" office:value-type="float" office:value="92714907463">
            <text:p>92714907463</text:p>
          </table:table-cell>
        </table:table-row>
        <table:table-row table:style-name="ro1">
          <table:table-cell table:number-columns-repeated="2"/>
          <table:table-cell table:formula="of:=[.C417]+1" office:value-type="float" office:value="237">
            <text:p>237</text:p>
          </table:table-cell>
          <table:table-cell table:formula="of:=[.D417]+1" office:value-type="float" office:value="417">
            <text:p>417</text:p>
          </table:table-cell>
          <table:table-cell table:formula="of:=[.E417]" office:value-type="float" office:value="111402">
            <text:p>111402</text:p>
          </table:table-cell>
          <table:table-cell table:formula="of:=[.E418]*(2^([.C418]/12))" office:value-type="float" office:value="98228022754.2472">
            <text:p>98228022754,2472</text:p>
          </table:table-cell>
          <table:table-cell table:formula="of:=ROUND([.F418])" office:value-type="float" office:value="98228022754">
            <text:p>98228022754</text:p>
          </table:table-cell>
        </table:table-row>
        <table:table-row table:style-name="ro1">
          <table:table-cell table:number-columns-repeated="2"/>
          <table:table-cell table:formula="of:=[.C418]+1" office:value-type="float" office:value="238">
            <text:p>238</text:p>
          </table:table-cell>
          <table:table-cell table:formula="of:=[.D418]+1" office:value-type="float" office:value="418">
            <text:p>418</text:p>
          </table:table-cell>
          <table:table-cell table:formula="of:=[.E418]" office:value-type="float" office:value="111402">
            <text:p>111402</text:p>
          </table:table-cell>
          <table:table-cell table:formula="of:=[.E419]*(2^([.C419]/12))" office:value-type="float" office:value="104068964940.01">
            <text:p>104068964940,01</text:p>
          </table:table-cell>
          <table:table-cell table:formula="of:=ROUND([.F419])" office:value-type="float" office:value="104068964940">
            <text:p>104068964940</text:p>
          </table:table-cell>
        </table:table-row>
        <table:table-row table:style-name="ro1">
          <table:table-cell table:number-columns-repeated="2"/>
          <table:table-cell table:formula="of:=[.C419]+1" office:value-type="float" office:value="239">
            <text:p>239</text:p>
          </table:table-cell>
          <table:table-cell table:formula="of:=[.D419]+1" office:value-type="float" office:value="419">
            <text:p>419</text:p>
          </table:table-cell>
          <table:table-cell table:formula="of:=[.E419]" office:value-type="float" office:value="111402">
            <text:p>111402</text:p>
          </table:table-cell>
          <table:table-cell table:formula="of:=[.E420]*(2^([.C420]/12))" office:value-type="float" office:value="110257227622.112">
            <text:p>110257227622,112</text:p>
          </table:table-cell>
          <table:table-cell table:formula="of:=ROUND([.F420])" office:value-type="float" office:value="110257227622">
            <text:p>110257227622</text:p>
          </table:table-cell>
        </table:table-row>
        <table:table-row table:style-name="ro1">
          <table:table-cell table:number-columns-repeated="2"/>
          <table:table-cell table:formula="of:=[.C420]+1" office:value-type="float" office:value="240">
            <text:p>240</text:p>
          </table:table-cell>
          <table:table-cell table:formula="of:=[.D420]+1" office:value-type="float" office:value="420">
            <text:p>420</text:p>
          </table:table-cell>
          <table:table-cell table:formula="of:=[.E420]" office:value-type="float" office:value="111402">
            <text:p>111402</text:p>
          </table:table-cell>
          <table:table-cell table:formula="of:=[.E421]*(2^([.C421]/12))" office:value-type="float" office:value="116813463552">
            <text:p>116813463552</text:p>
          </table:table-cell>
          <table:table-cell table:formula="of:=ROUND([.F421])" office:value-type="float" office:value="116813463552">
            <text:p>116813463552</text:p>
          </table:table-cell>
        </table:table-row>
        <table:table-row table:style-name="ro1">
          <table:table-cell table:number-columns-repeated="2"/>
          <table:table-cell table:formula="of:=[.C421]+1" office:value-type="float" office:value="241">
            <text:p>241</text:p>
          </table:table-cell>
          <table:table-cell table:formula="of:=[.D421]+1" office:value-type="float" office:value="421">
            <text:p>421</text:p>
          </table:table-cell>
          <table:table-cell table:formula="of:=[.E421]" office:value-type="float" office:value="111402">
            <text:p>111402</text:p>
          </table:table-cell>
          <table:table-cell table:formula="of:=[.E422]*(2^([.C422]/12))" office:value-type="float" office:value="123759553557.629">
            <text:p>123759553557,629</text:p>
          </table:table-cell>
          <table:table-cell table:formula="of:=ROUND([.F422])" office:value-type="float" office:value="123759553558">
            <text:p>123759553558</text:p>
          </table:table-cell>
        </table:table-row>
        <table:table-row table:style-name="ro1">
          <table:table-cell table:number-columns-repeated="2"/>
          <table:table-cell table:formula="of:=[.C422]+1" office:value-type="float" office:value="242">
            <text:p>242</text:p>
          </table:table-cell>
          <table:table-cell table:formula="of:=[.D422]+1" office:value-type="float" office:value="422">
            <text:p>422</text:p>
          </table:table-cell>
          <table:table-cell table:formula="of:=[.E422]" office:value-type="float" office:value="111402">
            <text:p>111402</text:p>
          </table:table-cell>
          <table:table-cell table:formula="of:=[.E423]*(2^([.C423]/12))" office:value-type="float" office:value="131118679568.69">
            <text:p>131118679568,69</text:p>
          </table:table-cell>
          <table:table-cell table:formula="of:=ROUND([.F423])" office:value-type="float" office:value="131118679569">
            <text:p>131118679569</text:p>
          </table:table-cell>
        </table:table-row>
        <table:table-row table:style-name="ro1">
          <table:table-cell table:number-columns-repeated="2"/>
          <table:table-cell table:formula="of:=[.C423]+1" office:value-type="float" office:value="243">
            <text:p>243</text:p>
          </table:table-cell>
          <table:table-cell table:formula="of:=[.D423]+1" office:value-type="float" office:value="423">
            <text:p>423</text:p>
          </table:table-cell>
          <table:table-cell table:formula="of:=[.E423]" office:value-type="float" office:value="111402">
            <text:p>111402</text:p>
          </table:table-cell>
          <table:table-cell table:formula="of:=[.E424]*(2^([.C424]/12))" office:value-type="float" office:value="138915401984.149">
            <text:p>138915401984,149</text:p>
          </table:table-cell>
          <table:table-cell table:formula="of:=ROUND([.F424])" office:value-type="float" office:value="138915401984">
            <text:p>138915401984</text:p>
          </table:table-cell>
        </table:table-row>
        <table:table-row table:style-name="ro1">
          <table:table-cell table:number-columns-repeated="2"/>
          <table:table-cell table:formula="of:=[.C424]+1" office:value-type="float" office:value="244">
            <text:p>244</text:p>
          </table:table-cell>
          <table:table-cell table:formula="of:=[.D424]+1" office:value-type="float" office:value="424">
            <text:p>424</text:p>
          </table:table-cell>
          <table:table-cell table:formula="of:=[.E424]" office:value-type="float" office:value="111402">
            <text:p>111402</text:p>
          </table:table-cell>
          <table:table-cell table:formula="of:=[.E425]*(2^([.C425]/12))" office:value-type="float" office:value="147175741640.292">
            <text:p>147175741640,292</text:p>
          </table:table-cell>
          <table:table-cell table:formula="of:=ROUND([.F425])" office:value-type="float" office:value="147175741640">
            <text:p>147175741640</text:p>
          </table:table-cell>
        </table:table-row>
        <table:table-row table:style-name="ro1">
          <table:table-cell table:number-columns-repeated="2"/>
          <table:table-cell table:formula="of:=[.C425]+1" office:value-type="float" office:value="245">
            <text:p>245</text:p>
          </table:table-cell>
          <table:table-cell table:formula="of:=[.D425]+1" office:value-type="float" office:value="425">
            <text:p>425</text:p>
          </table:table-cell>
          <table:table-cell table:formula="of:=[.E425]" office:value-type="float" office:value="111402">
            <text:p>111402</text:p>
          </table:table-cell>
          <table:table-cell table:formula="of:=[.E426]*(2^([.C426]/12))" office:value-type="float" office:value="155927266652.848">
            <text:p>155927266652,848</text:p>
          </table:table-cell>
          <table:table-cell table:formula="of:=ROUND([.F426])" office:value-type="float" office:value="155927266653">
            <text:p>155927266653</text:p>
          </table:table-cell>
        </table:table-row>
        <table:table-row table:style-name="ro1">
          <table:table-cell table:number-columns-repeated="2"/>
          <table:table-cell table:formula="of:=[.C426]+1" office:value-type="float" office:value="246">
            <text:p>246</text:p>
          </table:table-cell>
          <table:table-cell table:formula="of:=[.D426]+1" office:value-type="float" office:value="426">
            <text:p>426</text:p>
          </table:table-cell>
          <table:table-cell table:formula="of:=[.E426]" office:value-type="float" office:value="111402">
            <text:p>111402</text:p>
          </table:table-cell>
          <table:table-cell table:formula="of:=[.E427]*(2^([.C427]/12))" office:value-type="float" office:value="165199184423.014">
            <text:p>165199184423,014</text:p>
          </table:table-cell>
          <table:table-cell table:formula="of:=ROUND([.F427])" office:value-type="float" office:value="165199184423">
            <text:p>165199184423</text:p>
          </table:table-cell>
        </table:table-row>
        <table:table-row table:style-name="ro1">
          <table:table-cell table:number-columns-repeated="2"/>
          <table:table-cell table:formula="of:=[.C427]+1" office:value-type="float" office:value="247">
            <text:p>247</text:p>
          </table:table-cell>
          <table:table-cell table:formula="of:=[.D427]+1" office:value-type="float" office:value="427">
            <text:p>427</text:p>
          </table:table-cell>
          <table:table-cell table:formula="of:=[.E427]" office:value-type="float" office:value="111402">
            <text:p>111402</text:p>
          </table:table-cell>
          <table:table-cell table:formula="of:=[.E428]*(2^([.C428]/12))" office:value-type="float" office:value="175022439114.438">
            <text:p>175022439114,438</text:p>
          </table:table-cell>
          <table:table-cell table:formula="of:=ROUND([.F428])" office:value-type="float" office:value="175022439114">
            <text:p>175022439114</text:p>
          </table:table-cell>
        </table:table-row>
        <table:table-row table:style-name="ro1">
          <table:table-cell table:number-columns-repeated="2"/>
          <table:table-cell table:formula="of:=[.C428]+1" office:value-type="float" office:value="248">
            <text:p>248</text:p>
          </table:table-cell>
          <table:table-cell table:formula="of:=[.D428]+1" office:value-type="float" office:value="428">
            <text:p>428</text:p>
          </table:table-cell>
          <table:table-cell table:formula="of:=[.E428]" office:value-type="float" office:value="111402">
            <text:p>111402</text:p>
          </table:table-cell>
          <table:table-cell table:formula="of:=[.E429]*(2^([.C429]/12))" office:value-type="float" office:value="185429814926.494">
            <text:p>185429814926,494</text:p>
          </table:table-cell>
          <table:table-cell table:formula="of:=ROUND([.F429])" office:value-type="float" office:value="185429814926">
            <text:p>185429814926</text:p>
          </table:table-cell>
        </table:table-row>
        <table:table-row table:style-name="ro1">
          <table:table-cell table:number-columns-repeated="2"/>
          <table:table-cell table:formula="of:=[.C429]+1" office:value-type="float" office:value="249">
            <text:p>249</text:p>
          </table:table-cell>
          <table:table-cell table:formula="of:=[.D429]+1" office:value-type="float" office:value="429">
            <text:p>429</text:p>
          </table:table-cell>
          <table:table-cell table:formula="of:=[.E429]" office:value-type="float" office:value="111402">
            <text:p>111402</text:p>
          </table:table-cell>
          <table:table-cell table:formula="of:=[.E430]*(2^([.C430]/12))" office:value-type="float" office:value="196456045508.494">
            <text:p>196456045508,494</text:p>
          </table:table-cell>
          <table:table-cell table:formula="of:=ROUND([.F430])" office:value-type="float" office:value="196456045508">
            <text:p>196456045508</text:p>
          </table:table-cell>
        </table:table-row>
        <table:table-row table:style-name="ro1">
          <table:table-cell table:number-columns-repeated="2"/>
          <table:table-cell table:formula="of:=[.C430]+1" office:value-type="float" office:value="250">
            <text:p>250</text:p>
          </table:table-cell>
          <table:table-cell table:formula="of:=[.D430]+1" office:value-type="float" office:value="430">
            <text:p>430</text:p>
          </table:table-cell>
          <table:table-cell table:formula="of:=[.E430]" office:value-type="float" office:value="111402">
            <text:p>111402</text:p>
          </table:table-cell>
          <table:table-cell table:formula="of:=[.E431]*(2^([.C431]/12))" office:value-type="float" office:value="208137929880.02">
            <text:p>208137929880,02</text:p>
          </table:table-cell>
          <table:table-cell table:formula="of:=ROUND([.F431])" office:value-type="float" office:value="208137929880">
            <text:p>208137929880</text:p>
          </table:table-cell>
        </table:table-row>
        <table:table-row table:style-name="ro1">
          <table:table-cell table:number-columns-repeated="2"/>
          <table:table-cell table:formula="of:=[.C431]+1" office:value-type="float" office:value="251">
            <text:p>251</text:p>
          </table:table-cell>
          <table:table-cell table:formula="of:=[.D431]+1" office:value-type="float" office:value="431">
            <text:p>431</text:p>
          </table:table-cell>
          <table:table-cell table:formula="of:=[.E431]" office:value-type="float" office:value="111402">
            <text:p>111402</text:p>
          </table:table-cell>
          <table:table-cell table:formula="of:=[.E432]*(2^([.C432]/12))" office:value-type="float" office:value="220514455244.224">
            <text:p>220514455244,224</text:p>
          </table:table-cell>
          <table:table-cell table:formula="of:=ROUND([.F432])" office:value-type="float" office:value="220514455244">
            <text:p>220514455244</text:p>
          </table:table-cell>
        </table:table-row>
        <table:table-row table:style-name="ro1">
          <table:table-cell table:number-columns-repeated="2"/>
          <table:table-cell table:formula="of:=[.C432]+1" office:value-type="float" office:value="252">
            <text:p>252</text:p>
          </table:table-cell>
          <table:table-cell table:formula="of:=[.D432]+1" office:value-type="float" office:value="432">
            <text:p>432</text:p>
          </table:table-cell>
          <table:table-cell table:formula="of:=[.E432]" office:value-type="float" office:value="111402">
            <text:p>111402</text:p>
          </table:table-cell>
          <table:table-cell table:formula="of:=[.E433]*(2^([.C433]/12))" office:value-type="float" office:value="233626927104">
            <text:p>233626927104</text:p>
          </table:table-cell>
          <table:table-cell table:formula="of:=ROUND([.F433])" office:value-type="float" office:value="233626927104">
            <text:p>233626927104</text:p>
          </table:table-cell>
        </table:table-row>
        <table:table-row table:style-name="ro1">
          <table:table-cell table:number-columns-repeated="2"/>
          <table:table-cell table:formula="of:=[.C433]+1" office:value-type="float" office:value="253">
            <text:p>253</text:p>
          </table:table-cell>
          <table:table-cell table:formula="of:=[.D433]+1" office:value-type="float" office:value="433">
            <text:p>433</text:p>
          </table:table-cell>
          <table:table-cell table:formula="of:=[.E433]" office:value-type="float" office:value="111402">
            <text:p>111402</text:p>
          </table:table-cell>
          <table:table-cell table:formula="of:=[.E434]*(2^([.C434]/12))" office:value-type="float" office:value="247519107115.257">
            <text:p>247519107115,257</text:p>
          </table:table-cell>
          <table:table-cell table:formula="of:=ROUND([.F434])" office:value-type="float" office:value="247519107115">
            <text:p>247519107115</text:p>
          </table:table-cell>
        </table:table-row>
        <table:table-row table:style-name="ro1">
          <table:table-cell table:number-columns-repeated="2"/>
          <table:table-cell table:formula="of:=[.C434]+1" office:value-type="float" office:value="254">
            <text:p>254</text:p>
          </table:table-cell>
          <table:table-cell table:formula="of:=[.D434]+1" office:value-type="float" office:value="434">
            <text:p>434</text:p>
          </table:table-cell>
          <table:table-cell table:formula="of:=[.E434]" office:value-type="float" office:value="111402">
            <text:p>111402</text:p>
          </table:table-cell>
          <table:table-cell table:formula="of:=[.E435]*(2^([.C435]/12))" office:value-type="float" office:value="262237359137.381">
            <text:p>262237359137,381</text:p>
          </table:table-cell>
          <table:table-cell table:formula="of:=ROUND([.F435])" office:value-type="float" office:value="262237359137">
            <text:p>262237359137</text:p>
          </table:table-cell>
        </table:table-row>
        <table:table-row table:style-name="ro1">
          <table:table-cell table:number-columns-repeated="2"/>
          <table:table-cell table:formula="of:=[.C435]+1" office:value-type="float" office:value="255">
            <text:p>255</text:p>
          </table:table-cell>
          <table:table-cell table:formula="of:=[.D435]+1" office:value-type="float" office:value="435">
            <text:p>435</text:p>
          </table:table-cell>
          <table:table-cell table:formula="of:=[.E435]" office:value-type="float" office:value="111402">
            <text:p>111402</text:p>
          </table:table-cell>
          <table:table-cell table:formula="of:=[.E436]*(2^([.C436]/12))" office:value-type="float" office:value="277830803968.299">
            <text:p>277830803968,299</text:p>
          </table:table-cell>
          <table:table-cell table:formula="of:=ROUND([.F436])" office:value-type="float" office:value="277830803968">
            <text:p>277830803968</text:p>
          </table:table-cell>
        </table:table-row>
        <table:table-row table:style-name="ro1">
          <table:table-cell table:number-columns-repeated="2"/>
          <table:table-cell table:formula="of:=[.C436]+1" office:value-type="float" office:value="256">
            <text:p>256</text:p>
          </table:table-cell>
          <table:table-cell table:formula="of:=[.D436]+1" office:value-type="float" office:value="436">
            <text:p>436</text:p>
          </table:table-cell>
          <table:table-cell table:formula="of:=[.E436]" office:value-type="float" office:value="111402">
            <text:p>111402</text:p>
          </table:table-cell>
          <table:table-cell table:formula="of:=[.E437]*(2^([.C437]/12))" office:value-type="float" office:value="294351483280.584">
            <text:p>294351483280,584</text:p>
          </table:table-cell>
          <table:table-cell table:formula="of:=ROUND([.F437])" office:value-type="float" office:value="294351483281">
            <text:p>294351483281</text:p>
          </table:table-cell>
        </table:table-row>
        <table:table-row table:style-name="ro1">
          <table:table-cell table:number-columns-repeated="2"/>
          <table:table-cell table:formula="of:=[.C437]+1" office:value-type="float" office:value="257">
            <text:p>257</text:p>
          </table:table-cell>
          <table:table-cell table:formula="of:=[.D437]+1" office:value-type="float" office:value="437">
            <text:p>437</text:p>
          </table:table-cell>
          <table:table-cell table:formula="of:=[.E437]" office:value-type="float" office:value="111402">
            <text:p>111402</text:p>
          </table:table-cell>
          <table:table-cell table:formula="of:=[.E438]*(2^([.C438]/12))" office:value-type="float" office:value="311854533305.697">
            <text:p>311854533305,697</text:p>
          </table:table-cell>
          <table:table-cell table:formula="of:=ROUND([.F438])" office:value-type="float" office:value="311854533306">
            <text:p>311854533306</text:p>
          </table:table-cell>
        </table:table-row>
        <table:table-row table:style-name="ro1">
          <table:table-cell table:number-columns-repeated="2"/>
          <table:table-cell table:formula="of:=[.C438]+1" office:value-type="float" office:value="258">
            <text:p>258</text:p>
          </table:table-cell>
          <table:table-cell table:formula="of:=[.D438]+1" office:value-type="float" office:value="438">
            <text:p>438</text:p>
          </table:table-cell>
          <table:table-cell table:formula="of:=[.E438]" office:value-type="float" office:value="111402">
            <text:p>111402</text:p>
          </table:table-cell>
          <table:table-cell table:formula="of:=[.E439]*(2^([.C439]/12))" office:value-type="float" office:value="330398368846.027">
            <text:p>330398368846,027</text:p>
          </table:table-cell>
          <table:table-cell table:formula="of:=ROUND([.F439])" office:value-type="float" office:value="330398368846">
            <text:p>330398368846</text:p>
          </table:table-cell>
        </table:table-row>
        <table:table-row table:style-name="ro1">
          <table:table-cell table:number-columns-repeated="2"/>
          <table:table-cell table:formula="of:=[.C439]+1" office:value-type="float" office:value="259">
            <text:p>259</text:p>
          </table:table-cell>
          <table:table-cell table:formula="of:=[.D439]+1" office:value-type="float" office:value="439">
            <text:p>439</text:p>
          </table:table-cell>
          <table:table-cell table:formula="of:=[.E439]" office:value-type="float" office:value="111402">
            <text:p>111402</text:p>
          </table:table-cell>
          <table:table-cell table:formula="of:=[.E440]*(2^([.C440]/12))" office:value-type="float" office:value="350044878228.875">
            <text:p>350044878228,875</text:p>
          </table:table-cell>
          <table:table-cell table:formula="of:=ROUND([.F440])" office:value-type="float" office:value="350044878229">
            <text:p>350044878229</text:p>
          </table:table-cell>
        </table:table-row>
        <table:table-row table:style-name="ro1">
          <table:table-cell table:number-columns-repeated="2"/>
          <table:table-cell table:formula="of:=[.C440]+1" office:value-type="float" office:value="260">
            <text:p>260</text:p>
          </table:table-cell>
          <table:table-cell table:formula="of:=[.D440]+1" office:value-type="float" office:value="440">
            <text:p>440</text:p>
          </table:table-cell>
          <table:table-cell table:formula="of:=[.E440]" office:value-type="float" office:value="111402">
            <text:p>111402</text:p>
          </table:table-cell>
          <table:table-cell table:formula="of:=[.E441]*(2^([.C441]/12))" office:value-type="float" office:value="370859629852.988">
            <text:p>370859629852,988</text:p>
          </table:table-cell>
          <table:table-cell table:formula="of:=ROUND([.F441])" office:value-type="float" office:value="370859629853">
            <text:p>370859629853</text:p>
          </table:table-cell>
        </table:table-row>
        <table:table-row table:style-name="ro1">
          <table:table-cell table:number-columns-repeated="2"/>
          <table:table-cell table:formula="of:=[.C441]+1" office:value-type="float" office:value="261">
            <text:p>261</text:p>
          </table:table-cell>
          <table:table-cell table:formula="of:=[.D441]+1" office:value-type="float" office:value="441">
            <text:p>441</text:p>
          </table:table-cell>
          <table:table-cell table:formula="of:=[.E441]" office:value-type="float" office:value="111402">
            <text:p>111402</text:p>
          </table:table-cell>
          <table:table-cell table:formula="of:=[.E442]*(2^([.C442]/12))" office:value-type="float" office:value="392912091016.989">
            <text:p>392912091016,989</text:p>
          </table:table-cell>
          <table:table-cell table:formula="of:=ROUND([.F442])" office:value-type="float" office:value="392912091017">
            <text:p>392912091017</text:p>
          </table:table-cell>
        </table:table-row>
        <table:table-row table:style-name="ro1">
          <table:table-cell table:number-columns-repeated="2"/>
          <table:table-cell table:formula="of:=[.C442]+1" office:value-type="float" office:value="262">
            <text:p>262</text:p>
          </table:table-cell>
          <table:table-cell table:formula="of:=[.D442]+1" office:value-type="float" office:value="442">
            <text:p>442</text:p>
          </table:table-cell>
          <table:table-cell table:formula="of:=[.E442]" office:value-type="float" office:value="111402">
            <text:p>111402</text:p>
          </table:table-cell>
          <table:table-cell table:formula="of:=[.E443]*(2^([.C443]/12))" office:value-type="float" office:value="416275859760.04">
            <text:p>416275859760,04</text:p>
          </table:table-cell>
          <table:table-cell table:formula="of:=ROUND([.F443])" office:value-type="float" office:value="416275859760">
            <text:p>416275859760</text:p>
          </table:table-cell>
        </table:table-row>
        <table:table-row table:style-name="ro1">
          <table:table-cell table:number-columns-repeated="2"/>
          <table:table-cell table:formula="of:=[.C443]+1" office:value-type="float" office:value="263">
            <text:p>263</text:p>
          </table:table-cell>
          <table:table-cell table:formula="of:=[.D443]+1" office:value-type="float" office:value="443">
            <text:p>443</text:p>
          </table:table-cell>
          <table:table-cell table:formula="of:=[.E443]" office:value-type="float" office:value="111402">
            <text:p>111402</text:p>
          </table:table-cell>
          <table:table-cell table:formula="of:=[.E444]*(2^([.C444]/12))" office:value-type="float" office:value="441028910488.449">
            <text:p>441028910488,449</text:p>
          </table:table-cell>
          <table:table-cell table:formula="of:=ROUND([.F444])" office:value-type="float" office:value="441028910488">
            <text:p>441028910488</text:p>
          </table:table-cell>
        </table:table-row>
        <table:table-row table:style-name="ro1">
          <table:table-cell table:number-columns-repeated="2"/>
          <table:table-cell table:formula="of:=[.C444]+1" office:value-type="float" office:value="264">
            <text:p>264</text:p>
          </table:table-cell>
          <table:table-cell table:formula="of:=[.D444]+1" office:value-type="float" office:value="444">
            <text:p>444</text:p>
          </table:table-cell>
          <table:table-cell table:formula="of:=[.E444]" office:value-type="float" office:value="111402">
            <text:p>111402</text:p>
          </table:table-cell>
          <table:table-cell table:formula="of:=[.E445]*(2^([.C445]/12))" office:value-type="float" office:value="467253854208">
            <text:p>467253854208</text:p>
          </table:table-cell>
          <table:table-cell table:formula="of:=ROUND([.F445])" office:value-type="float" office:value="467253854208">
            <text:p>467253854208</text:p>
          </table:table-cell>
        </table:table-row>
        <table:table-row table:style-name="ro1">
          <table:table-cell table:number-columns-repeated="2"/>
          <table:table-cell table:formula="of:=[.C445]+1" office:value-type="float" office:value="265">
            <text:p>265</text:p>
          </table:table-cell>
          <table:table-cell table:formula="of:=[.D445]+1" office:value-type="float" office:value="445">
            <text:p>445</text:p>
          </table:table-cell>
          <table:table-cell table:formula="of:=[.E445]" office:value-type="float" office:value="111402">
            <text:p>111402</text:p>
          </table:table-cell>
          <table:table-cell table:formula="of:=[.E446]*(2^([.C446]/12))" office:value-type="float" office:value="495038214230.514">
            <text:p>495038214230,514</text:p>
          </table:table-cell>
          <table:table-cell table:formula="of:=ROUND([.F446])" office:value-type="float" office:value="495038214231">
            <text:p>495038214231</text:p>
          </table:table-cell>
        </table:table-row>
        <table:table-row table:style-name="ro1">
          <table:table-cell table:number-columns-repeated="2"/>
          <table:table-cell table:formula="of:=[.C446]+1" office:value-type="float" office:value="266">
            <text:p>266</text:p>
          </table:table-cell>
          <table:table-cell table:formula="of:=[.D446]+1" office:value-type="float" office:value="446">
            <text:p>446</text:p>
          </table:table-cell>
          <table:table-cell table:formula="of:=[.E446]" office:value-type="float" office:value="111402">
            <text:p>111402</text:p>
          </table:table-cell>
          <table:table-cell table:formula="of:=[.E447]*(2^([.C447]/12))" office:value-type="float" office:value="524474718274.761">
            <text:p>524474718274,761</text:p>
          </table:table-cell>
          <table:table-cell table:formula="of:=ROUND([.F447])" office:value-type="float" office:value="524474718275">
            <text:p>524474718275</text:p>
          </table:table-cell>
        </table:table-row>
        <table:table-row table:style-name="ro1">
          <table:table-cell table:number-columns-repeated="2"/>
          <table:table-cell table:formula="of:=[.C447]+1" office:value-type="float" office:value="267">
            <text:p>267</text:p>
          </table:table-cell>
          <table:table-cell table:formula="of:=[.D447]+1" office:value-type="float" office:value="447">
            <text:p>447</text:p>
          </table:table-cell>
          <table:table-cell table:formula="of:=[.E447]" office:value-type="float" office:value="111402">
            <text:p>111402</text:p>
          </table:table-cell>
          <table:table-cell table:formula="of:=[.E448]*(2^([.C448]/12))" office:value-type="float" office:value="555661607936.598">
            <text:p>555661607936,598</text:p>
          </table:table-cell>
          <table:table-cell table:formula="of:=ROUND([.F448])" office:value-type="float" office:value="555661607937">
            <text:p>555661607937</text:p>
          </table:table-cell>
        </table:table-row>
        <table:table-row table:style-name="ro1">
          <table:table-cell table:number-columns-repeated="2"/>
          <table:table-cell table:formula="of:=[.C448]+1" office:value-type="float" office:value="268">
            <text:p>268</text:p>
          </table:table-cell>
          <table:table-cell table:formula="of:=[.D448]+1" office:value-type="float" office:value="448">
            <text:p>448</text:p>
          </table:table-cell>
          <table:table-cell table:formula="of:=[.E448]" office:value-type="float" office:value="111402">
            <text:p>111402</text:p>
          </table:table-cell>
          <table:table-cell table:formula="of:=[.E449]*(2^([.C449]/12))" office:value-type="float" office:value="588702966561.169">
            <text:p>588702966561,169</text:p>
          </table:table-cell>
          <table:table-cell table:formula="of:=ROUND([.F449])" office:value-type="float" office:value="588702966561">
            <text:p>588702966561</text:p>
          </table:table-cell>
        </table:table-row>
        <table:table-row table:style-name="ro1">
          <table:table-cell table:number-columns-repeated="2"/>
          <table:table-cell table:formula="of:=[.C449]+1" office:value-type="float" office:value="269">
            <text:p>269</text:p>
          </table:table-cell>
          <table:table-cell table:formula="of:=[.D449]+1" office:value-type="float" office:value="449">
            <text:p>449</text:p>
          </table:table-cell>
          <table:table-cell table:formula="of:=[.E449]" office:value-type="float" office:value="111402">
            <text:p>111402</text:p>
          </table:table-cell>
          <table:table-cell table:formula="of:=[.E450]*(2^([.C450]/12))" office:value-type="float" office:value="623709066611.394">
            <text:p>623709066611,394</text:p>
          </table:table-cell>
          <table:table-cell table:formula="of:=ROUND([.F450])" office:value-type="float" office:value="623709066611">
            <text:p>623709066611</text:p>
          </table:table-cell>
        </table:table-row>
        <table:table-row table:style-name="ro1">
          <table:table-cell table:number-columns-repeated="2"/>
          <table:table-cell table:formula="of:=[.C450]+1" office:value-type="float" office:value="270">
            <text:p>270</text:p>
          </table:table-cell>
          <table:table-cell table:formula="of:=[.D450]+1" office:value-type="float" office:value="450">
            <text:p>450</text:p>
          </table:table-cell>
          <table:table-cell table:formula="of:=[.E450]" office:value-type="float" office:value="111402">
            <text:p>111402</text:p>
          </table:table-cell>
          <table:table-cell table:formula="of:=[.E451]*(2^([.C451]/12))" office:value-type="float" office:value="660796737692.055">
            <text:p>660796737692,055</text:p>
          </table:table-cell>
          <table:table-cell table:formula="of:=ROUND([.F451])" office:value-type="float" office:value="660796737692">
            <text:p>660796737692</text:p>
          </table:table-cell>
        </table:table-row>
        <table:table-row table:style-name="ro1">
          <table:table-cell table:number-columns-repeated="2"/>
          <table:table-cell table:formula="of:=[.C451]+1" office:value-type="float" office:value="271">
            <text:p>271</text:p>
          </table:table-cell>
          <table:table-cell table:formula="of:=[.D451]+1" office:value-type="float" office:value="451">
            <text:p>451</text:p>
          </table:table-cell>
          <table:table-cell table:formula="of:=[.E451]" office:value-type="float" office:value="111402">
            <text:p>111402</text:p>
          </table:table-cell>
          <table:table-cell table:formula="of:=[.E452]*(2^([.C452]/12))" office:value-type="float" office:value="700089756457.751">
            <text:p>700089756457,751</text:p>
          </table:table-cell>
          <table:table-cell table:formula="of:=ROUND([.F452])" office:value-type="float" office:value="700089756458">
            <text:p>700089756458</text:p>
          </table:table-cell>
        </table:table-row>
        <table:table-row table:style-name="ro1">
          <table:table-cell table:number-columns-repeated="2"/>
          <table:table-cell table:formula="of:=[.C452]+1" office:value-type="float" office:value="272">
            <text:p>272</text:p>
          </table:table-cell>
          <table:table-cell table:formula="of:=[.D452]+1" office:value-type="float" office:value="452">
            <text:p>452</text:p>
          </table:table-cell>
          <table:table-cell table:formula="of:=[.E452]" office:value-type="float" office:value="111402">
            <text:p>111402</text:p>
          </table:table-cell>
          <table:table-cell table:formula="of:=[.E453]*(2^([.C453]/12))" office:value-type="float" office:value="741719259705.975">
            <text:p>741719259705,975</text:p>
          </table:table-cell>
          <table:table-cell table:formula="of:=ROUND([.F453])" office:value-type="float" office:value="741719259706">
            <text:p>741719259706</text:p>
          </table:table-cell>
        </table:table-row>
        <table:table-row table:style-name="ro1">
          <table:table-cell table:number-columns-repeated="2"/>
          <table:table-cell table:formula="of:=[.C453]+1" office:value-type="float" office:value="273">
            <text:p>273</text:p>
          </table:table-cell>
          <table:table-cell table:formula="of:=[.D453]+1" office:value-type="float" office:value="453">
            <text:p>453</text:p>
          </table:table-cell>
          <table:table-cell table:formula="of:=[.E453]" office:value-type="float" office:value="111402">
            <text:p>111402</text:p>
          </table:table-cell>
          <table:table-cell table:formula="of:=[.E454]*(2^([.C454]/12))" office:value-type="float" office:value="785824182033.978">
            <text:p>785824182033,978</text:p>
          </table:table-cell>
          <table:table-cell table:formula="of:=ROUND([.F454])" office:value-type="float" office:value="785824182034">
            <text:p>785824182034</text:p>
          </table:table-cell>
        </table:table-row>
        <table:table-row table:style-name="ro1">
          <table:table-cell table:number-columns-repeated="2"/>
          <table:table-cell table:formula="of:=[.C454]+1" office:value-type="float" office:value="274">
            <text:p>274</text:p>
          </table:table-cell>
          <table:table-cell table:formula="of:=[.D454]+1" office:value-type="float" office:value="454">
            <text:p>454</text:p>
          </table:table-cell>
          <table:table-cell table:formula="of:=[.E454]" office:value-type="float" office:value="111402">
            <text:p>111402</text:p>
          </table:table-cell>
          <table:table-cell table:formula="of:=[.E455]*(2^([.C455]/12))" office:value-type="float" office:value="832551719520.08">
            <text:p>832551719520,08</text:p>
          </table:table-cell>
          <table:table-cell table:formula="of:=ROUND([.F455])" office:value-type="float" office:value="832551719520">
            <text:p>832551719520</text:p>
          </table:table-cell>
        </table:table-row>
        <table:table-row table:style-name="ro1">
          <table:table-cell table:number-columns-repeated="2"/>
          <table:table-cell table:formula="of:=[.C455]+1" office:value-type="float" office:value="275">
            <text:p>275</text:p>
          </table:table-cell>
          <table:table-cell table:formula="of:=[.D455]+1" office:value-type="float" office:value="455">
            <text:p>455</text:p>
          </table:table-cell>
          <table:table-cell table:formula="of:=[.E455]" office:value-type="float" office:value="111402">
            <text:p>111402</text:p>
          </table:table-cell>
          <table:table-cell table:formula="of:=[.E456]*(2^([.C456]/12))" office:value-type="float" office:value="882057820976.897">
            <text:p>882057820976,897</text:p>
          </table:table-cell>
          <table:table-cell table:formula="of:=ROUND([.F456])" office:value-type="float" office:value="882057820977">
            <text:p>882057820977</text:p>
          </table:table-cell>
        </table:table-row>
        <table:table-row table:style-name="ro1">
          <table:table-cell table:number-columns-repeated="2"/>
          <table:table-cell table:formula="of:=[.C456]+1" office:value-type="float" office:value="276">
            <text:p>276</text:p>
          </table:table-cell>
          <table:table-cell table:formula="of:=[.D456]+1" office:value-type="float" office:value="456">
            <text:p>456</text:p>
          </table:table-cell>
          <table:table-cell table:formula="of:=[.E456]" office:value-type="float" office:value="111402">
            <text:p>111402</text:p>
          </table:table-cell>
          <table:table-cell table:formula="of:=[.E457]*(2^([.C457]/12))" office:value-type="float" office:value="934507708416">
            <text:p>934507708416</text:p>
          </table:table-cell>
          <table:table-cell table:formula="of:=ROUND([.F457])" office:value-type="float" office:value="934507708416">
            <text:p>934507708416</text:p>
          </table:table-cell>
        </table:table-row>
        <table:table-row table:style-name="ro1">
          <table:table-cell table:number-columns-repeated="2"/>
          <table:table-cell table:formula="of:=[.C457]+1" office:value-type="float" office:value="277">
            <text:p>277</text:p>
          </table:table-cell>
          <table:table-cell table:formula="of:=[.D457]+1" office:value-type="float" office:value="457">
            <text:p>457</text:p>
          </table:table-cell>
          <table:table-cell table:formula="of:=[.E457]" office:value-type="float" office:value="111402">
            <text:p>111402</text:p>
          </table:table-cell>
          <table:table-cell table:formula="of:=[.E458]*(2^([.C458]/12))" office:value-type="float" office:value="990076428461.029">
            <text:p>990076428461,029</text:p>
          </table:table-cell>
          <table:table-cell table:formula="of:=ROUND([.F458])" office:value-type="float" office:value="990076428461">
            <text:p>990076428461</text:p>
          </table:table-cell>
        </table:table-row>
        <table:table-row table:style-name="ro1">
          <table:table-cell table:number-columns-repeated="2"/>
          <table:table-cell table:formula="of:=[.C458]+1" office:value-type="float" office:value="278">
            <text:p>278</text:p>
          </table:table-cell>
          <table:table-cell table:formula="of:=[.D458]+1" office:value-type="float" office:value="458">
            <text:p>458</text:p>
          </table:table-cell>
          <table:table-cell table:formula="of:=[.E458]" office:value-type="float" office:value="111402">
            <text:p>111402</text:p>
          </table:table-cell>
          <table:table-cell table:formula="of:=[.E459]*(2^([.C459]/12))" office:value-type="float" office:value="1048949436549.52">
            <text:p>1048949436549,52</text:p>
          </table:table-cell>
          <table:table-cell table:formula="of:=ROUND([.F459])" office:value-type="float" office:value="1048949436550">
            <text:p>1048949436550</text:p>
          </table:table-cell>
        </table:table-row>
        <table:table-row table:style-name="ro1">
          <table:table-cell table:number-columns-repeated="2"/>
          <table:table-cell table:formula="of:=[.C459]+1" office:value-type="float" office:value="279">
            <text:p>279</text:p>
          </table:table-cell>
          <table:table-cell table:formula="of:=[.D459]+1" office:value-type="float" office:value="459">
            <text:p>459</text:p>
          </table:table-cell>
          <table:table-cell table:formula="of:=[.E459]" office:value-type="float" office:value="111402">
            <text:p>111402</text:p>
          </table:table-cell>
          <table:table-cell table:formula="of:=[.E460]*(2^([.C460]/12))" office:value-type="float" office:value="1111323215873.2">
            <text:p>1111323215873,2</text:p>
          </table:table-cell>
          <table:table-cell table:formula="of:=ROUND([.F460])" office:value-type="float" office:value="1111323215873">
            <text:p>1111323215873</text:p>
          </table:table-cell>
        </table:table-row>
        <table:table-row table:style-name="ro1">
          <table:table-cell table:number-columns-repeated="2"/>
          <table:table-cell table:formula="of:=[.C460]+1" office:value-type="float" office:value="280">
            <text:p>280</text:p>
          </table:table-cell>
          <table:table-cell table:formula="of:=[.D460]+1" office:value-type="float" office:value="460">
            <text:p>460</text:p>
          </table:table-cell>
          <table:table-cell table:formula="of:=[.E460]" office:value-type="float" office:value="111402">
            <text:p>111402</text:p>
          </table:table-cell>
          <table:table-cell table:formula="of:=[.E461]*(2^([.C461]/12))" office:value-type="float" office:value="1177405933122.34">
            <text:p>1177405933122,34</text:p>
          </table:table-cell>
          <table:table-cell table:formula="of:=ROUND([.F461])" office:value-type="float" office:value="1177405933122">
            <text:p>1177405933122</text:p>
          </table:table-cell>
        </table:table-row>
        <table:table-row table:style-name="ro1">
          <table:table-cell table:number-columns-repeated="2"/>
          <table:table-cell table:formula="of:=[.C461]+1" office:value-type="float" office:value="281">
            <text:p>281</text:p>
          </table:table-cell>
          <table:table-cell table:formula="of:=[.D461]+1" office:value-type="float" office:value="461">
            <text:p>461</text:p>
          </table:table-cell>
          <table:table-cell table:formula="of:=[.E461]" office:value-type="float" office:value="111402">
            <text:p>111402</text:p>
          </table:table-cell>
          <table:table-cell table:formula="of:=[.E462]*(2^([.C462]/12))" office:value-type="float" office:value="1247418133222.79">
            <text:p>1247418133222,79</text:p>
          </table:table-cell>
          <table:table-cell table:formula="of:=ROUND([.F462])" office:value-type="float" office:value="1247418133223">
            <text:p>1247418133223</text:p>
          </table:table-cell>
        </table:table-row>
        <table:table-row table:style-name="ro1">
          <table:table-cell table:number-columns-repeated="2"/>
          <table:table-cell table:formula="of:=[.C462]+1" office:value-type="float" office:value="282">
            <text:p>282</text:p>
          </table:table-cell>
          <table:table-cell table:formula="of:=[.D462]+1" office:value-type="float" office:value="462">
            <text:p>462</text:p>
          </table:table-cell>
          <table:table-cell table:formula="of:=[.E462]" office:value-type="float" office:value="111402">
            <text:p>111402</text:p>
          </table:table-cell>
          <table:table-cell table:formula="of:=[.E463]*(2^([.C463]/12))" office:value-type="float" office:value="1321593475384.11">
            <text:p>1321593475384,11</text:p>
          </table:table-cell>
          <table:table-cell table:formula="of:=ROUND([.F463])" office:value-type="float" office:value="1321593475384">
            <text:p>1321593475384</text:p>
          </table:table-cell>
        </table:table-row>
        <table:table-row table:style-name="ro1">
          <table:table-cell table:number-columns-repeated="2"/>
          <table:table-cell table:formula="of:=[.C463]+1" office:value-type="float" office:value="283">
            <text:p>283</text:p>
          </table:table-cell>
          <table:table-cell table:formula="of:=[.D463]+1" office:value-type="float" office:value="463">
            <text:p>463</text:p>
          </table:table-cell>
          <table:table-cell table:formula="of:=[.E463]" office:value-type="float" office:value="111402">
            <text:p>111402</text:p>
          </table:table-cell>
          <table:table-cell table:formula="of:=[.E464]*(2^([.C464]/12))" office:value-type="float" office:value="1400179512915.5">
            <text:p>1400179512915,5</text:p>
          </table:table-cell>
          <table:table-cell table:formula="of:=ROUND([.F464])" office:value-type="float" office:value="1400179512916">
            <text:p>1400179512916</text:p>
          </table:table-cell>
        </table:table-row>
        <table:table-row table:style-name="ro1">
          <table:table-cell table:number-columns-repeated="2"/>
          <table:table-cell table:formula="of:=[.C464]+1" office:value-type="float" office:value="284">
            <text:p>284</text:p>
          </table:table-cell>
          <table:table-cell table:formula="of:=[.D464]+1" office:value-type="float" office:value="464">
            <text:p>464</text:p>
          </table:table-cell>
          <table:table-cell table:formula="of:=[.E464]" office:value-type="float" office:value="111402">
            <text:p>111402</text:p>
          </table:table-cell>
          <table:table-cell table:formula="of:=[.E465]*(2^([.C465]/12))" office:value-type="float" office:value="1483438519411.95">
            <text:p>1483438519411,95</text:p>
          </table:table-cell>
          <table:table-cell table:formula="of:=ROUND([.F465])" office:value-type="float" office:value="1483438519412">
            <text:p>1483438519412</text:p>
          </table:table-cell>
        </table:table-row>
        <table:table-row table:style-name="ro1">
          <table:table-cell table:number-columns-repeated="2"/>
          <table:table-cell table:formula="of:=[.C465]+1" office:value-type="float" office:value="285">
            <text:p>285</text:p>
          </table:table-cell>
          <table:table-cell table:formula="of:=[.D465]+1" office:value-type="float" office:value="465">
            <text:p>465</text:p>
          </table:table-cell>
          <table:table-cell table:formula="of:=[.E465]" office:value-type="float" office:value="111402">
            <text:p>111402</text:p>
          </table:table-cell>
          <table:table-cell table:formula="of:=[.E466]*(2^([.C466]/12))" office:value-type="float" office:value="1571648364067.96">
            <text:p>1571648364067,96</text:p>
          </table:table-cell>
          <table:table-cell table:formula="of:=ROUND([.F466])" office:value-type="float" office:value="1571648364068">
            <text:p>1571648364068</text:p>
          </table:table-cell>
        </table:table-row>
        <table:table-row table:style-name="ro1">
          <table:table-cell table:number-columns-repeated="2"/>
          <table:table-cell table:formula="of:=[.C466]+1" office:value-type="float" office:value="286">
            <text:p>286</text:p>
          </table:table-cell>
          <table:table-cell table:formula="of:=[.D466]+1" office:value-type="float" office:value="466">
            <text:p>466</text:p>
          </table:table-cell>
          <table:table-cell table:formula="of:=[.E466]" office:value-type="float" office:value="111402">
            <text:p>111402</text:p>
          </table:table-cell>
          <table:table-cell table:formula="of:=[.E467]*(2^([.C467]/12))" office:value-type="float" office:value="1665103439040.16">
            <text:p>1665103439040,16</text:p>
          </table:table-cell>
          <table:table-cell table:formula="of:=ROUND([.F467])" office:value-type="float" office:value="1665103439040">
            <text:p>1665103439040</text:p>
          </table:table-cell>
        </table:table-row>
        <table:table-row table:style-name="ro1">
          <table:table-cell table:number-columns-repeated="2"/>
          <table:table-cell table:formula="of:=[.C467]+1" office:value-type="float" office:value="287">
            <text:p>287</text:p>
          </table:table-cell>
          <table:table-cell table:formula="of:=[.D467]+1" office:value-type="float" office:value="467">
            <text:p>467</text:p>
          </table:table-cell>
          <table:table-cell table:formula="of:=[.E467]" office:value-type="float" office:value="111402">
            <text:p>111402</text:p>
          </table:table-cell>
          <table:table-cell table:formula="of:=[.E468]*(2^([.C468]/12))" office:value-type="float" office:value="1764115641953.79">
            <text:p>1764115641953,79</text:p>
          </table:table-cell>
          <table:table-cell table:formula="of:=ROUND([.F468])" office:value-type="float" office:value="1764115641954">
            <text:p>1764115641954</text:p>
          </table:table-cell>
        </table:table-row>
        <table:table-row table:style-name="ro1">
          <table:table-cell table:number-columns-repeated="2"/>
          <table:table-cell table:formula="of:=[.C468]+1" office:value-type="float" office:value="288">
            <text:p>288</text:p>
          </table:table-cell>
          <table:table-cell table:formula="of:=[.D468]+1" office:value-type="float" office:value="468">
            <text:p>468</text:p>
          </table:table-cell>
          <table:table-cell table:formula="of:=[.E468]" office:value-type="float" office:value="111402">
            <text:p>111402</text:p>
          </table:table-cell>
          <table:table-cell table:formula="of:=[.E469]*(2^([.C469]/12))" office:value-type="float" office:value="1869015416832">
            <text:p>1869015416832</text:p>
          </table:table-cell>
          <table:table-cell table:formula="of:=ROUND([.F469])" office:value-type="float" office:value="1869015416832">
            <text:p>1869015416832</text:p>
          </table:table-cell>
        </table:table-row>
        <table:table-row table:style-name="ro1">
          <table:table-cell table:number-columns-repeated="2"/>
          <table:table-cell table:formula="of:=[.C469]+1" office:value-type="float" office:value="289">
            <text:p>289</text:p>
          </table:table-cell>
          <table:table-cell table:formula="of:=[.D469]+1" office:value-type="float" office:value="469">
            <text:p>469</text:p>
          </table:table-cell>
          <table:table-cell table:formula="of:=[.E469]" office:value-type="float" office:value="111402">
            <text:p>111402</text:p>
          </table:table-cell>
          <table:table-cell table:formula="of:=[.E470]*(2^([.C470]/12))" office:value-type="float" office:value="1980152856922.06">
            <text:p>1980152856922,06</text:p>
          </table:table-cell>
          <table:table-cell table:formula="of:=ROUND([.F470])" office:value-type="float" office:value="1980152856922">
            <text:p>1980152856922</text:p>
          </table:table-cell>
        </table:table-row>
        <table:table-row table:style-name="ro1">
          <table:table-cell table:number-columns-repeated="2"/>
          <table:table-cell table:formula="of:=[.C470]+1" office:value-type="float" office:value="290">
            <text:p>290</text:p>
          </table:table-cell>
          <table:table-cell table:formula="of:=[.D470]+1" office:value-type="float" office:value="470">
            <text:p>470</text:p>
          </table:table-cell>
          <table:table-cell table:formula="of:=[.E470]" office:value-type="float" office:value="111402">
            <text:p>111402</text:p>
          </table:table-cell>
          <table:table-cell table:formula="of:=[.E471]*(2^([.C471]/12))" office:value-type="float" office:value="2097898873099.04">
            <text:p>2097898873099,04</text:p>
          </table:table-cell>
          <table:table-cell table:formula="of:=ROUND([.F471])" office:value-type="float" office:value="2097898873099">
            <text:p>2097898873099</text:p>
          </table:table-cell>
        </table:table-row>
        <table:table-row table:style-name="ro1">
          <table:table-cell table:number-columns-repeated="2"/>
          <table:table-cell table:formula="of:=[.C471]+1" office:value-type="float" office:value="291">
            <text:p>291</text:p>
          </table:table-cell>
          <table:table-cell table:formula="of:=[.D471]+1" office:value-type="float" office:value="471">
            <text:p>471</text:p>
          </table:table-cell>
          <table:table-cell table:formula="of:=[.E471]" office:value-type="float" office:value="111402">
            <text:p>111402</text:p>
          </table:table-cell>
          <table:table-cell table:formula="of:=[.E472]*(2^([.C472]/12))" office:value-type="float" office:value="2222646431746.39">
            <text:p>2222646431746,39</text:p>
          </table:table-cell>
          <table:table-cell table:formula="of:=ROUND([.F472])" office:value-type="float" office:value="2222646431746">
            <text:p>2222646431746</text:p>
          </table:table-cell>
        </table:table-row>
        <table:table-row table:style-name="ro1">
          <table:table-cell table:number-columns-repeated="2"/>
          <table:table-cell table:formula="of:=[.C472]+1" office:value-type="float" office:value="292">
            <text:p>292</text:p>
          </table:table-cell>
          <table:table-cell table:formula="of:=[.D472]+1" office:value-type="float" office:value="472">
            <text:p>472</text:p>
          </table:table-cell>
          <table:table-cell table:formula="of:=[.E472]" office:value-type="float" office:value="111402">
            <text:p>111402</text:p>
          </table:table-cell>
          <table:table-cell table:formula="of:=[.E473]*(2^([.C473]/12))" office:value-type="float" office:value="2354811866244.68">
            <text:p>2354811866244,68</text:p>
          </table:table-cell>
          <table:table-cell table:formula="of:=ROUND([.F473])" office:value-type="float" office:value="2354811866245">
            <text:p>2354811866245</text:p>
          </table:table-cell>
        </table:table-row>
        <table:table-row table:style-name="ro1">
          <table:table-cell table:number-columns-repeated="2"/>
          <table:table-cell table:formula="of:=[.C473]+1" office:value-type="float" office:value="293">
            <text:p>293</text:p>
          </table:table-cell>
          <table:table-cell table:formula="of:=[.D473]+1" office:value-type="float" office:value="473">
            <text:p>473</text:p>
          </table:table-cell>
          <table:table-cell table:formula="of:=[.E473]" office:value-type="float" office:value="111402">
            <text:p>111402</text:p>
          </table:table-cell>
          <table:table-cell table:formula="of:=[.E474]*(2^([.C474]/12))" office:value-type="float" office:value="2494836266445.58">
            <text:p>2494836266445,58</text:p>
          </table:table-cell>
          <table:table-cell table:formula="of:=ROUND([.F474])" office:value-type="float" office:value="2494836266446">
            <text:p>2494836266446</text:p>
          </table:table-cell>
        </table:table-row>
        <table:table-row table:style-name="ro1">
          <table:table-cell table:number-columns-repeated="2"/>
          <table:table-cell table:formula="of:=[.C474]+1" office:value-type="float" office:value="294">
            <text:p>294</text:p>
          </table:table-cell>
          <table:table-cell table:formula="of:=[.D474]+1" office:value-type="float" office:value="474">
            <text:p>474</text:p>
          </table:table-cell>
          <table:table-cell table:formula="of:=[.E474]" office:value-type="float" office:value="111402">
            <text:p>111402</text:p>
          </table:table-cell>
          <table:table-cell table:formula="of:=[.E475]*(2^([.C475]/12))" office:value-type="float" office:value="2643186950768.22">
            <text:p>2643186950768,22</text:p>
          </table:table-cell>
          <table:table-cell table:formula="of:=ROUND([.F475])" office:value-type="float" office:value="2643186950768">
            <text:p>2643186950768</text:p>
          </table:table-cell>
        </table:table-row>
        <table:table-row table:style-name="ro1">
          <table:table-cell table:number-columns-repeated="2"/>
          <table:table-cell table:formula="of:=[.C475]+1" office:value-type="float" office:value="295">
            <text:p>295</text:p>
          </table:table-cell>
          <table:table-cell table:formula="of:=[.D475]+1" office:value-type="float" office:value="475">
            <text:p>475</text:p>
          </table:table-cell>
          <table:table-cell table:formula="of:=[.E475]" office:value-type="float" office:value="111402">
            <text:p>111402</text:p>
          </table:table-cell>
          <table:table-cell table:formula="of:=[.E476]*(2^([.C476]/12))" office:value-type="float" office:value="2800359025831">
            <text:p>2800359025831</text:p>
          </table:table-cell>
          <table:table-cell table:formula="of:=ROUND([.F476])" office:value-type="float" office:value="2800359025831">
            <text:p>2800359025831</text:p>
          </table:table-cell>
        </table:table-row>
        <table:table-row table:style-name="ro1">
          <table:table-cell table:number-columns-repeated="2"/>
          <table:table-cell table:formula="of:=[.C476]+1" office:value-type="float" office:value="296">
            <text:p>296</text:p>
          </table:table-cell>
          <table:table-cell table:formula="of:=[.D476]+1" office:value-type="float" office:value="476">
            <text:p>476</text:p>
          </table:table-cell>
          <table:table-cell table:formula="of:=[.E476]" office:value-type="float" office:value="111402">
            <text:p>111402</text:p>
          </table:table-cell>
          <table:table-cell table:formula="of:=[.E477]*(2^([.C477]/12))" office:value-type="float" office:value="2966877038823.9">
            <text:p>2966877038823,9</text:p>
          </table:table-cell>
          <table:table-cell table:formula="of:=ROUND([.F477])" office:value-type="float" office:value="2966877038824">
            <text:p>2966877038824</text:p>
          </table:table-cell>
        </table:table-row>
        <table:table-row table:style-name="ro1">
          <table:table-cell table:number-columns-repeated="2"/>
          <table:table-cell table:formula="of:=[.C477]+1" office:value-type="float" office:value="297">
            <text:p>297</text:p>
          </table:table-cell>
          <table:table-cell table:formula="of:=[.D477]+1" office:value-type="float" office:value="477">
            <text:p>477</text:p>
          </table:table-cell>
          <table:table-cell table:formula="of:=[.E477]" office:value-type="float" office:value="111402">
            <text:p>111402</text:p>
          </table:table-cell>
          <table:table-cell table:formula="of:=[.E478]*(2^([.C478]/12))" office:value-type="float" office:value="3143296728135.91">
            <text:p>3143296728135,91</text:p>
          </table:table-cell>
          <table:table-cell table:formula="of:=ROUND([.F478])" office:value-type="float" office:value="3143296728136">
            <text:p>3143296728136</text:p>
          </table:table-cell>
        </table:table-row>
        <table:table-row table:style-name="ro1">
          <table:table-cell table:number-columns-repeated="2"/>
          <table:table-cell table:formula="of:=[.C478]+1" office:value-type="float" office:value="298">
            <text:p>298</text:p>
          </table:table-cell>
          <table:table-cell table:formula="of:=[.D478]+1" office:value-type="float" office:value="478">
            <text:p>478</text:p>
          </table:table-cell>
          <table:table-cell table:formula="of:=[.E478]" office:value-type="float" office:value="111402">
            <text:p>111402</text:p>
          </table:table-cell>
          <table:table-cell table:formula="of:=[.E479]*(2^([.C479]/12))" office:value-type="float" office:value="3330206878080.32">
            <text:p>3330206878080,32</text:p>
          </table:table-cell>
          <table:table-cell table:formula="of:=ROUND([.F479])" office:value-type="float" office:value="3330206878080">
            <text:p>3330206878080</text:p>
          </table:table-cell>
        </table:table-row>
        <table:table-row table:style-name="ro1">
          <table:table-cell table:number-columns-repeated="2"/>
          <table:table-cell table:formula="of:=[.C479]+1" office:value-type="float" office:value="299">
            <text:p>299</text:p>
          </table:table-cell>
          <table:table-cell table:formula="of:=[.D479]+1" office:value-type="float" office:value="479">
            <text:p>479</text:p>
          </table:table-cell>
          <table:table-cell table:formula="of:=[.E479]" office:value-type="float" office:value="111402">
            <text:p>111402</text:p>
          </table:table-cell>
          <table:table-cell table:formula="of:=[.E480]*(2^([.C480]/12))" office:value-type="float" office:value="3528231283907.59">
            <text:p>3528231283907,59</text:p>
          </table:table-cell>
          <table:table-cell table:formula="of:=ROUND([.F480])" office:value-type="float" office:value="3528231283908">
            <text:p>3528231283908</text:p>
          </table:table-cell>
        </table:table-row>
        <table:table-row table:style-name="ro1">
          <table:table-cell table:number-columns-repeated="2"/>
          <table:table-cell table:formula="of:=[.C480]+1" office:value-type="float" office:value="300">
            <text:p>300</text:p>
          </table:table-cell>
          <table:table-cell table:formula="of:=[.D480]+1" office:value-type="float" office:value="480">
            <text:p>480</text:p>
          </table:table-cell>
          <table:table-cell table:formula="of:=[.E480]" office:value-type="float" office:value="111402">
            <text:p>111402</text:p>
          </table:table-cell>
          <table:table-cell table:formula="of:=[.E481]*(2^([.C481]/12))" office:value-type="float" office:value="3738030833664">
            <text:p>3738030833664</text:p>
          </table:table-cell>
          <table:table-cell table:formula="of:=ROUND([.F481])" office:value-type="float" office:value="3738030833664">
            <text:p>3738030833664</text:p>
          </table:table-cell>
        </table:table-row>
        <table:table-row table:style-name="ro1">
          <table:table-cell table:number-columns-repeated="2"/>
          <table:table-cell table:formula="of:=[.C481]+1" office:value-type="float" office:value="301">
            <text:p>301</text:p>
          </table:table-cell>
          <table:table-cell table:formula="of:=[.D481]+1" office:value-type="float" office:value="481">
            <text:p>481</text:p>
          </table:table-cell>
          <table:table-cell table:formula="of:=[.E481]" office:value-type="float" office:value="111402">
            <text:p>111402</text:p>
          </table:table-cell>
          <table:table-cell table:formula="of:=[.E482]*(2^([.C482]/12))" office:value-type="float" office:value="3960305713844.11">
            <text:p>3960305713844,11</text:p>
          </table:table-cell>
          <table:table-cell table:formula="of:=ROUND([.F482])" office:value-type="float" office:value="3960305713844">
            <text:p>3960305713844</text:p>
          </table:table-cell>
        </table:table-row>
        <table:table-row table:style-name="ro1">
          <table:table-cell table:number-columns-repeated="2"/>
          <table:table-cell table:formula="of:=[.C482]+1" office:value-type="float" office:value="302">
            <text:p>302</text:p>
          </table:table-cell>
          <table:table-cell table:formula="of:=[.D482]+1" office:value-type="float" office:value="482">
            <text:p>482</text:p>
          </table:table-cell>
          <table:table-cell table:formula="of:=[.E482]" office:value-type="float" office:value="111402">
            <text:p>111402</text:p>
          </table:table-cell>
          <table:table-cell table:formula="of:=[.E483]*(2^([.C483]/12))" office:value-type="float" office:value="4195797746198.09">
            <text:p>4195797746198,09</text:p>
          </table:table-cell>
          <table:table-cell table:formula="of:=ROUND([.F483])" office:value-type="float" office:value="4195797746198">
            <text:p>4195797746198</text:p>
          </table:table-cell>
        </table:table-row>
        <table:table-row table:style-name="ro1">
          <table:table-cell table:number-columns-repeated="2"/>
          <table:table-cell table:formula="of:=[.C483]+1" office:value-type="float" office:value="303">
            <text:p>303</text:p>
          </table:table-cell>
          <table:table-cell table:formula="of:=[.D483]+1" office:value-type="float" office:value="483">
            <text:p>483</text:p>
          </table:table-cell>
          <table:table-cell table:formula="of:=[.E483]" office:value-type="float" office:value="111402">
            <text:p>111402</text:p>
          </table:table-cell>
          <table:table-cell table:formula="of:=[.E484]*(2^([.C484]/12))" office:value-type="float" office:value="4445292863492.78">
            <text:p>4445292863492,78</text:p>
          </table:table-cell>
          <table:table-cell table:formula="of:=ROUND([.F484])" office:value-type="float" office:value="4445292863493">
            <text:p>4445292863493</text:p>
          </table:table-cell>
        </table:table-row>
        <table:table-row table:style-name="ro1">
          <table:table-cell table:number-columns-repeated="2"/>
          <table:table-cell table:formula="of:=[.C484]+1" office:value-type="float" office:value="304">
            <text:p>304</text:p>
          </table:table-cell>
          <table:table-cell table:formula="of:=[.D484]+1" office:value-type="float" office:value="484">
            <text:p>484</text:p>
          </table:table-cell>
          <table:table-cell table:formula="of:=[.E484]" office:value-type="float" office:value="111402">
            <text:p>111402</text:p>
          </table:table-cell>
          <table:table-cell table:formula="of:=[.E485]*(2^([.C485]/12))" office:value-type="float" office:value="4709623732489.35">
            <text:p>4709623732489,35</text:p>
          </table:table-cell>
          <table:table-cell table:formula="of:=ROUND([.F485])" office:value-type="float" office:value="4709623732489">
            <text:p>4709623732489</text:p>
          </table:table-cell>
        </table:table-row>
        <table:table-row table:style-name="ro1">
          <table:table-cell table:number-columns-repeated="2"/>
          <table:table-cell table:formula="of:=[.C485]+1" office:value-type="float" office:value="305">
            <text:p>305</text:p>
          </table:table-cell>
          <table:table-cell table:formula="of:=[.D485]+1" office:value-type="float" office:value="485">
            <text:p>485</text:p>
          </table:table-cell>
          <table:table-cell table:formula="of:=[.E485]" office:value-type="float" office:value="111402">
            <text:p>111402</text:p>
          </table:table-cell>
          <table:table-cell table:formula="of:=[.E486]*(2^([.C486]/12))" office:value-type="float" office:value="4989672532891.15">
            <text:p>4989672532891,15</text:p>
          </table:table-cell>
          <table:table-cell table:formula="of:=ROUND([.F486])" office:value-type="float" office:value="4989672532891">
            <text:p>4989672532891</text:p>
          </table:table-cell>
        </table:table-row>
        <table:table-row table:style-name="ro1">
          <table:table-cell table:number-columns-repeated="2"/>
          <table:table-cell table:formula="of:=[.C486]+1" office:value-type="float" office:value="306">
            <text:p>306</text:p>
          </table:table-cell>
          <table:table-cell table:formula="of:=[.D486]+1" office:value-type="float" office:value="486">
            <text:p>486</text:p>
          </table:table-cell>
          <table:table-cell table:formula="of:=[.E486]" office:value-type="float" office:value="111402">
            <text:p>111402</text:p>
          </table:table-cell>
          <table:table-cell table:formula="of:=[.E487]*(2^([.C487]/12))" office:value-type="float" office:value="5286373901536.44">
            <text:p>5286373901536,44</text:p>
          </table:table-cell>
          <table:table-cell table:formula="of:=ROUND([.F487])" office:value-type="float" office:value="5286373901536">
            <text:p>5286373901536</text:p>
          </table:table-cell>
        </table:table-row>
        <table:table-row table:style-name="ro1">
          <table:table-cell table:number-columns-repeated="2"/>
          <table:table-cell table:formula="of:=[.C487]+1" office:value-type="float" office:value="307">
            <text:p>307</text:p>
          </table:table-cell>
          <table:table-cell table:formula="of:=[.D487]+1" office:value-type="float" office:value="487">
            <text:p>487</text:p>
          </table:table-cell>
          <table:table-cell table:formula="of:=[.E487]" office:value-type="float" office:value="111402">
            <text:p>111402</text:p>
          </table:table-cell>
          <table:table-cell table:formula="of:=[.E488]*(2^([.C488]/12))" office:value-type="float" office:value="5600718051662.01">
            <text:p>5600718051662,01</text:p>
          </table:table-cell>
          <table:table-cell table:formula="of:=ROUND([.F488])" office:value-type="float" office:value="5600718051662">
            <text:p>5600718051662</text:p>
          </table:table-cell>
        </table:table-row>
        <table:table-row table:style-name="ro1">
          <table:table-cell table:number-columns-repeated="2"/>
          <table:table-cell table:formula="of:=[.C488]+1" office:value-type="float" office:value="308">
            <text:p>308</text:p>
          </table:table-cell>
          <table:table-cell table:formula="of:=[.D488]+1" office:value-type="float" office:value="488">
            <text:p>488</text:p>
          </table:table-cell>
          <table:table-cell table:formula="of:=[.E488]" office:value-type="float" office:value="111402">
            <text:p>111402</text:p>
          </table:table-cell>
          <table:table-cell table:formula="of:=[.E489]*(2^([.C489]/12))" office:value-type="float" office:value="5933754077647.8">
            <text:p>5933754077647,8</text:p>
          </table:table-cell>
          <table:table-cell table:formula="of:=ROUND([.F489])" office:value-type="float" office:value="5933754077648">
            <text:p>5933754077648</text:p>
          </table:table-cell>
        </table:table-row>
        <table:table-row table:style-name="ro1">
          <table:table-cell table:number-columns-repeated="2"/>
          <table:table-cell table:formula="of:=[.C489]+1" office:value-type="float" office:value="309">
            <text:p>309</text:p>
          </table:table-cell>
          <table:table-cell table:formula="of:=[.D489]+1" office:value-type="float" office:value="489">
            <text:p>489</text:p>
          </table:table-cell>
          <table:table-cell table:formula="of:=[.E489]" office:value-type="float" office:value="111402">
            <text:p>111402</text:p>
          </table:table-cell>
          <table:table-cell table:formula="of:=[.E490]*(2^([.C490]/12))" office:value-type="float" office:value="6286593456271.82">
            <text:p>6286593456271,82</text:p>
          </table:table-cell>
          <table:table-cell table:formula="of:=ROUND([.F490])" office:value-type="float" office:value="6286593456272">
            <text:p>6286593456272</text:p>
          </table:table-cell>
        </table:table-row>
        <table:table-row table:style-name="ro1">
          <table:table-cell table:number-columns-repeated="2"/>
          <table:table-cell table:formula="of:=[.C490]+1" office:value-type="float" office:value="310">
            <text:p>310</text:p>
          </table:table-cell>
          <table:table-cell table:formula="of:=[.D490]+1" office:value-type="float" office:value="490">
            <text:p>490</text:p>
          </table:table-cell>
          <table:table-cell table:formula="of:=[.E490]" office:value-type="float" office:value="111402">
            <text:p>111402</text:p>
          </table:table-cell>
          <table:table-cell table:formula="of:=[.E491]*(2^([.C491]/12))" office:value-type="float" office:value="6660413756160.64">
            <text:p>6660413756160,64</text:p>
          </table:table-cell>
          <table:table-cell table:formula="of:=ROUND([.F491])" office:value-type="float" office:value="6660413756161">
            <text:p>6660413756161</text:p>
          </table:table-cell>
        </table:table-row>
        <table:table-row table:style-name="ro1">
          <table:table-cell table:number-columns-repeated="2"/>
          <table:table-cell table:formula="of:=[.C491]+1" office:value-type="float" office:value="311">
            <text:p>311</text:p>
          </table:table-cell>
          <table:table-cell table:formula="of:=[.D491]+1" office:value-type="float" office:value="491">
            <text:p>491</text:p>
          </table:table-cell>
          <table:table-cell table:formula="of:=[.E491]" office:value-type="float" office:value="111402">
            <text:p>111402</text:p>
          </table:table-cell>
          <table:table-cell table:formula="of:=[.E492]*(2^([.C492]/12))" office:value-type="float" office:value="7056462567815.18">
            <text:p>7056462567815,18</text:p>
          </table:table-cell>
          <table:table-cell table:formula="of:=ROUND([.F492])" office:value-type="float" office:value="7056462567815">
            <text:p>7056462567815</text:p>
          </table:table-cell>
        </table:table-row>
        <table:table-row table:style-name="ro1">
          <table:table-cell table:number-columns-repeated="2"/>
          <table:table-cell table:formula="of:=[.C492]+1" office:value-type="float" office:value="312">
            <text:p>312</text:p>
          </table:table-cell>
          <table:table-cell table:formula="of:=[.D492]+1" office:value-type="float" office:value="492">
            <text:p>492</text:p>
          </table:table-cell>
          <table:table-cell table:formula="of:=[.E492]" office:value-type="float" office:value="111402">
            <text:p>111402</text:p>
          </table:table-cell>
          <table:table-cell table:formula="of:=[.E493]*(2^([.C493]/12))" office:value-type="float" office:value="7476061667328">
            <text:p>7476061667328</text:p>
          </table:table-cell>
          <table:table-cell table:formula="of:=ROUND([.F493])" office:value-type="float" office:value="7476061667328">
            <text:p>7476061667328</text:p>
          </table:table-cell>
        </table:table-row>
        <table:table-row table:style-name="ro1">
          <table:table-cell table:number-columns-repeated="2"/>
          <table:table-cell table:formula="of:=[.C493]+1" office:value-type="float" office:value="313">
            <text:p>313</text:p>
          </table:table-cell>
          <table:table-cell table:formula="of:=[.D493]+1" office:value-type="float" office:value="493">
            <text:p>493</text:p>
          </table:table-cell>
          <table:table-cell table:formula="of:=[.E493]" office:value-type="float" office:value="111402">
            <text:p>111402</text:p>
          </table:table-cell>
          <table:table-cell table:formula="of:=[.E494]*(2^([.C494]/12))" office:value-type="float" office:value="7920611427688.23">
            <text:p>7920611427688,23</text:p>
          </table:table-cell>
          <table:table-cell table:formula="of:=ROUND([.F494])" office:value-type="float" office:value="7920611427688">
            <text:p>7920611427688</text:p>
          </table:table-cell>
        </table:table-row>
        <table:table-row table:style-name="ro1">
          <table:table-cell table:number-columns-repeated="2"/>
          <table:table-cell table:formula="of:=[.C494]+1" office:value-type="float" office:value="314">
            <text:p>314</text:p>
          </table:table-cell>
          <table:table-cell table:formula="of:=[.D494]+1" office:value-type="float" office:value="494">
            <text:p>494</text:p>
          </table:table-cell>
          <table:table-cell table:formula="of:=[.E494]" office:value-type="float" office:value="111402">
            <text:p>111402</text:p>
          </table:table-cell>
          <table:table-cell table:formula="of:=[.E495]*(2^([.C495]/12))" office:value-type="float" office:value="8391595492396.18">
            <text:p>8391595492396,18</text:p>
          </table:table-cell>
          <table:table-cell table:formula="of:=ROUND([.F495])" office:value-type="float" office:value="8391595492396">
            <text:p>8391595492396</text:p>
          </table:table-cell>
        </table:table-row>
        <table:table-row table:style-name="ro1">
          <table:table-cell table:number-columns-repeated="2"/>
          <table:table-cell table:formula="of:=[.C495]+1" office:value-type="float" office:value="315">
            <text:p>315</text:p>
          </table:table-cell>
          <table:table-cell table:formula="of:=[.D495]+1" office:value-type="float" office:value="495">
            <text:p>495</text:p>
          </table:table-cell>
          <table:table-cell table:formula="of:=[.E495]" office:value-type="float" office:value="111402">
            <text:p>111402</text:p>
          </table:table-cell>
          <table:table-cell table:formula="of:=[.E496]*(2^([.C496]/12))" office:value-type="float" office:value="8890585726985.56">
            <text:p>8890585726985,56</text:p>
          </table:table-cell>
          <table:table-cell table:formula="of:=ROUND([.F496])" office:value-type="float" office:value="8890585726986">
            <text:p>8890585726986</text:p>
          </table:table-cell>
        </table:table-row>
        <table:table-row table:style-name="ro1">
          <table:table-cell table:number-columns-repeated="2"/>
          <table:table-cell table:formula="of:=[.C496]+1" office:value-type="float" office:value="316">
            <text:p>316</text:p>
          </table:table-cell>
          <table:table-cell table:formula="of:=[.D496]+1" office:value-type="float" office:value="496">
            <text:p>496</text:p>
          </table:table-cell>
          <table:table-cell table:formula="of:=[.E496]" office:value-type="float" office:value="111402">
            <text:p>111402</text:p>
          </table:table-cell>
          <table:table-cell table:formula="of:=[.E497]*(2^([.C497]/12))" office:value-type="float" office:value="9419247464978.7">
            <text:p>9419247464978,7</text:p>
          </table:table-cell>
          <table:table-cell table:formula="of:=ROUND([.F497])" office:value-type="float" office:value="9419247464979">
            <text:p>9419247464979</text:p>
          </table:table-cell>
        </table:table-row>
        <table:table-row table:style-name="ro1">
          <table:table-cell table:number-columns-repeated="2"/>
          <table:table-cell table:formula="of:=[.C497]+1" office:value-type="float" office:value="317">
            <text:p>317</text:p>
          </table:table-cell>
          <table:table-cell table:formula="of:=[.D497]+1" office:value-type="float" office:value="497">
            <text:p>497</text:p>
          </table:table-cell>
          <table:table-cell table:formula="of:=[.E497]" office:value-type="float" office:value="111402">
            <text:p>111402</text:p>
          </table:table-cell>
          <table:table-cell table:formula="of:=[.E498]*(2^([.C498]/12))" office:value-type="float" office:value="9979345065782.3">
            <text:p>9979345065782,3</text:p>
          </table:table-cell>
          <table:table-cell table:formula="of:=ROUND([.F498])" office:value-type="float" office:value="9979345065782">
            <text:p>9979345065782</text:p>
          </table:table-cell>
        </table:table-row>
        <table:table-row table:style-name="ro1">
          <table:table-cell table:number-columns-repeated="2"/>
          <table:table-cell table:formula="of:=[.C498]+1" office:value-type="float" office:value="318">
            <text:p>318</text:p>
          </table:table-cell>
          <table:table-cell table:formula="of:=[.D498]+1" office:value-type="float" office:value="498">
            <text:p>498</text:p>
          </table:table-cell>
          <table:table-cell table:formula="of:=[.E498]" office:value-type="float" office:value="111402">
            <text:p>111402</text:p>
          </table:table-cell>
          <table:table-cell table:formula="of:=[.E499]*(2^([.C499]/12))" office:value-type="float" office:value="10572747803072.9">
            <text:p>10572747803072,9</text:p>
          </table:table-cell>
          <table:table-cell table:formula="of:=ROUND([.F499])" office:value-type="float" office:value="10572747803073">
            <text:p>10572747803073</text:p>
          </table:table-cell>
        </table:table-row>
        <table:table-row table:style-name="ro1">
          <table:table-cell table:number-columns-repeated="2"/>
          <table:table-cell table:formula="of:=[.C499]+1" office:value-type="float" office:value="319">
            <text:p>319</text:p>
          </table:table-cell>
          <table:table-cell table:formula="of:=[.D499]+1" office:value-type="float" office:value="499">
            <text:p>499</text:p>
          </table:table-cell>
          <table:table-cell table:formula="of:=[.E499]" office:value-type="float" office:value="111402">
            <text:p>111402</text:p>
          </table:table-cell>
          <table:table-cell table:formula="of:=[.E500]*(2^([.C500]/12))" office:value-type="float" office:value="11201436103324">
            <text:p>11201436103324</text:p>
          </table:table-cell>
          <table:table-cell table:formula="of:=ROUND([.F500])" office:value-type="float" office:value="11201436103324">
            <text:p>11201436103324</text:p>
          </table:table-cell>
        </table:table-row>
        <table:table-row table:style-name="ro1">
          <table:table-cell table:number-columns-repeated="2"/>
          <table:table-cell table:formula="of:=[.C500]+1" office:value-type="float" office:value="320">
            <text:p>320</text:p>
          </table:table-cell>
          <table:table-cell table:formula="of:=[.D500]+1" office:value-type="float" office:value="500">
            <text:p>500</text:p>
          </table:table-cell>
          <table:table-cell table:formula="of:=[.E500]" office:value-type="float" office:value="111402">
            <text:p>111402</text:p>
          </table:table-cell>
          <table:table-cell table:formula="of:=[.E501]*(2^([.C501]/12))" office:value-type="float" office:value="11867508155295.6">
            <text:p>11867508155295,6</text:p>
          </table:table-cell>
          <table:table-cell table:formula="of:=ROUND([.F501])" office:value-type="float" office:value="11867508155296">
            <text:p>11867508155296</text:p>
          </table:table-cell>
        </table:table-row>
        <table:table-row table:style-name="ro1">
          <table:table-cell table:number-columns-repeated="2"/>
          <table:table-cell table:formula="of:=[.C501]+1" office:value-type="float" office:value="321">
            <text:p>321</text:p>
          </table:table-cell>
          <table:table-cell table:formula="of:=[.D501]+1" office:value-type="float" office:value="501">
            <text:p>501</text:p>
          </table:table-cell>
          <table:table-cell table:formula="of:=[.E501]" office:value-type="float" office:value="111402">
            <text:p>111402</text:p>
          </table:table-cell>
          <table:table-cell table:formula="of:=[.E502]*(2^([.C502]/12))" office:value-type="float" office:value="12573186912543.6">
            <text:p>12573186912543,6</text:p>
          </table:table-cell>
          <table:table-cell table:formula="of:=ROUND([.F502])" office:value-type="float" office:value="12573186912544">
            <text:p>12573186912544</text:p>
          </table:table-cell>
        </table:table-row>
        <table:table-row table:style-name="ro1">
          <table:table-cell table:number-columns-repeated="2"/>
          <table:table-cell table:formula="of:=[.C502]+1" office:value-type="float" office:value="322">
            <text:p>322</text:p>
          </table:table-cell>
          <table:table-cell table:formula="of:=[.D502]+1" office:value-type="float" office:value="502">
            <text:p>502</text:p>
          </table:table-cell>
          <table:table-cell table:formula="of:=[.E502]" office:value-type="float" office:value="111402">
            <text:p>111402</text:p>
          </table:table-cell>
          <table:table-cell table:formula="of:=[.E503]*(2^([.C503]/12))" office:value-type="float" office:value="13320827512321.3">
            <text:p>13320827512321,3</text:p>
          </table:table-cell>
          <table:table-cell table:formula="of:=ROUND([.F503])" office:value-type="float" office:value="13320827512321">
            <text:p>13320827512321</text:p>
          </table:table-cell>
        </table:table-row>
        <table:table-row table:style-name="ro1">
          <table:table-cell table:number-columns-repeated="2"/>
          <table:table-cell table:formula="of:=[.C503]+1" office:value-type="float" office:value="323">
            <text:p>323</text:p>
          </table:table-cell>
          <table:table-cell table:formula="of:=[.D503]+1" office:value-type="float" office:value="503">
            <text:p>503</text:p>
          </table:table-cell>
          <table:table-cell table:formula="of:=[.E503]" office:value-type="float" office:value="111402">
            <text:p>111402</text:p>
          </table:table-cell>
          <table:table-cell table:formula="of:=[.E504]*(2^([.C504]/12))" office:value-type="float" office:value="14112925135630.4">
            <text:p>14112925135630,4</text:p>
          </table:table-cell>
          <table:table-cell table:formula="of:=ROUND([.F504])" office:value-type="float" office:value="14112925135630">
            <text:p>14112925135630</text:p>
          </table:table-cell>
        </table:table-row>
        <table:table-row table:style-name="ro1">
          <table:table-cell table:number-columns-repeated="2"/>
          <table:table-cell table:formula="of:=[.C504]+1" office:value-type="float" office:value="324">
            <text:p>324</text:p>
          </table:table-cell>
          <table:table-cell table:formula="of:=[.D504]+1" office:value-type="float" office:value="504">
            <text:p>504</text:p>
          </table:table-cell>
          <table:table-cell table:formula="of:=[.E504]" office:value-type="float" office:value="111402">
            <text:p>111402</text:p>
          </table:table-cell>
          <table:table-cell table:formula="of:=[.E505]*(2^([.C505]/12))" office:value-type="float" office:value="14952123334656">
            <text:p>14952123334656</text:p>
          </table:table-cell>
          <table:table-cell table:formula="of:=ROUND([.F505])" office:value-type="float" office:value="14952123334656">
            <text:p>14952123334656</text:p>
          </table:table-cell>
        </table:table-row>
        <table:table-row table:style-name="ro1">
          <table:table-cell table:number-columns-repeated="2"/>
          <table:table-cell table:formula="of:=[.C505]+1" office:value-type="float" office:value="325">
            <text:p>325</text:p>
          </table:table-cell>
          <table:table-cell table:formula="of:=[.D505]+1" office:value-type="float" office:value="505">
            <text:p>505</text:p>
          </table:table-cell>
          <table:table-cell table:formula="of:=[.E505]" office:value-type="float" office:value="111402">
            <text:p>111402</text:p>
          </table:table-cell>
          <table:table-cell table:formula="of:=[.E506]*(2^([.C506]/12))" office:value-type="float" office:value="15841222855376.5">
            <text:p>15841222855376,5</text:p>
          </table:table-cell>
          <table:table-cell table:formula="of:=ROUND([.F506])" office:value-type="float" office:value="15841222855377">
            <text:p>15841222855377</text:p>
          </table:table-cell>
        </table:table-row>
        <table:table-row table:style-name="ro1">
          <table:table-cell table:number-columns-repeated="2"/>
          <table:table-cell table:formula="of:=[.C506]+1" office:value-type="float" office:value="326">
            <text:p>326</text:p>
          </table:table-cell>
          <table:table-cell table:formula="of:=[.D506]+1" office:value-type="float" office:value="506">
            <text:p>506</text:p>
          </table:table-cell>
          <table:table-cell table:formula="of:=[.E506]" office:value-type="float" office:value="111402">
            <text:p>111402</text:p>
          </table:table-cell>
          <table:table-cell table:formula="of:=[.E507]*(2^([.C507]/12))" office:value-type="float" office:value="16783190984792.4">
            <text:p>16783190984792,4</text:p>
          </table:table-cell>
          <table:table-cell table:formula="of:=ROUND([.F507])" office:value-type="float" office:value="16783190984792">
            <text:p>16783190984792</text:p>
          </table:table-cell>
        </table:table-row>
        <table:table-row table:style-name="ro1">
          <table:table-cell table:number-columns-repeated="2"/>
          <table:table-cell table:formula="of:=[.C507]+1" office:value-type="float" office:value="327">
            <text:p>327</text:p>
          </table:table-cell>
          <table:table-cell table:formula="of:=[.D507]+1" office:value-type="float" office:value="507">
            <text:p>507</text:p>
          </table:table-cell>
          <table:table-cell table:formula="of:=[.E507]" office:value-type="float" office:value="111402">
            <text:p>111402</text:p>
          </table:table-cell>
          <table:table-cell table:formula="of:=[.E508]*(2^([.C508]/12))" office:value-type="float" office:value="17781171453971.1">
            <text:p>17781171453971,1</text:p>
          </table:table-cell>
          <table:table-cell table:formula="of:=ROUND([.F508])" office:value-type="float" office:value="17781171453971">
            <text:p>17781171453971</text:p>
          </table:table-cell>
        </table:table-row>
        <table:table-row table:style-name="ro1">
          <table:table-cell table:number-columns-repeated="2"/>
          <table:table-cell table:formula="of:=[.C508]+1" office:value-type="float" office:value="328">
            <text:p>328</text:p>
          </table:table-cell>
          <table:table-cell table:formula="of:=[.D508]+1" office:value-type="float" office:value="508">
            <text:p>508</text:p>
          </table:table-cell>
          <table:table-cell table:formula="of:=[.E508]" office:value-type="float" office:value="111402">
            <text:p>111402</text:p>
          </table:table-cell>
          <table:table-cell table:formula="of:=[.E509]*(2^([.C509]/12))" office:value-type="float" office:value="18838494929957.4">
            <text:p>18838494929957,4</text:p>
          </table:table-cell>
          <table:table-cell table:formula="of:=ROUND([.F509])" office:value-type="float" office:value="18838494929957">
            <text:p>18838494929957</text:p>
          </table:table-cell>
        </table:table-row>
        <table:table-row table:style-name="ro1">
          <table:table-cell table:number-columns-repeated="2"/>
          <table:table-cell table:formula="of:=[.C509]+1" office:value-type="float" office:value="329">
            <text:p>329</text:p>
          </table:table-cell>
          <table:table-cell table:formula="of:=[.D509]+1" office:value-type="float" office:value="509">
            <text:p>509</text:p>
          </table:table-cell>
          <table:table-cell table:formula="of:=[.E509]" office:value-type="float" office:value="111402">
            <text:p>111402</text:p>
          </table:table-cell>
          <table:table-cell table:formula="of:=[.E510]*(2^([.C510]/12))" office:value-type="float" office:value="19958690131564.6">
            <text:p>19958690131564,6</text:p>
          </table:table-cell>
          <table:table-cell table:formula="of:=ROUND([.F510])" office:value-type="float" office:value="19958690131565">
            <text:p>19958690131565</text:p>
          </table:table-cell>
        </table:table-row>
        <table:table-row table:style-name="ro1">
          <table:table-cell table:number-columns-repeated="2"/>
          <table:table-cell table:formula="of:=[.C510]+1" office:value-type="float" office:value="330">
            <text:p>330</text:p>
          </table:table-cell>
          <table:table-cell table:formula="of:=[.D510]+1" office:value-type="float" office:value="510">
            <text:p>510</text:p>
          </table:table-cell>
          <table:table-cell table:formula="of:=[.E510]" office:value-type="float" office:value="111402">
            <text:p>111402</text:p>
          </table:table-cell>
          <table:table-cell table:formula="of:=[.E511]*(2^([.C511]/12))" office:value-type="float" office:value="21145495606145.7">
            <text:p>21145495606145,7</text:p>
          </table:table-cell>
          <table:table-cell table:formula="of:=ROUND([.F511])" office:value-type="float" office:value="21145495606146">
            <text:p>21145495606146</text:p>
          </table:table-cell>
        </table:table-row>
        <table:table-row table:style-name="ro1">
          <table:table-cell table:number-columns-repeated="2"/>
          <table:table-cell table:formula="of:=[.C511]+1" office:value-type="float" office:value="331">
            <text:p>331</text:p>
          </table:table-cell>
          <table:table-cell table:formula="of:=[.D511]+1" office:value-type="float" office:value="511">
            <text:p>511</text:p>
          </table:table-cell>
          <table:table-cell table:formula="of:=[.E511]" office:value-type="float" office:value="111402">
            <text:p>111402</text:p>
          </table:table-cell>
          <table:table-cell table:formula="of:=[.E512]*(2^([.C512]/12))" office:value-type="float" office:value="22402872206648">
            <text:p>22402872206648</text:p>
          </table:table-cell>
          <table:table-cell table:formula="of:=ROUND([.F512])" office:value-type="float" office:value="22402872206648">
            <text:p>22402872206648</text:p>
          </table:table-cell>
        </table:table-row>
        <table:table-row table:style-name="ro1">
          <table:table-cell table:number-columns-repeated="2"/>
          <table:table-cell table:formula="of:=[.C512]+1" office:value-type="float" office:value="332">
            <text:p>332</text:p>
          </table:table-cell>
          <table:table-cell table:formula="of:=[.D512]+1" office:value-type="float" office:value="512">
            <text:p>512</text:p>
          </table:table-cell>
          <table:table-cell table:formula="of:=[.E512]" office:value-type="float" office:value="111402">
            <text:p>111402</text:p>
          </table:table-cell>
          <table:table-cell table:formula="of:=[.E513]*(2^([.C513]/12))" office:value-type="float" office:value="23735016310591.2">
            <text:p>23735016310591,2</text:p>
          </table:table-cell>
          <table:table-cell table:formula="of:=ROUND([.F513])" office:value-type="float" office:value="23735016310591">
            <text:p>2373501631059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-08-2013</text:date>, <text:time>20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3:42:28.37</meta:creation-date>
    <meta:generator>OpenOffice.org/3.4$Win32 OpenOffice.org_project/340m1$Build-9590</meta:generator>
    <dc:date>2013-08-08T20:10:57.02</dc:date>
    <meta:editing-duration>PT14H14M15S</meta:editing-duration>
    <meta:editing-cycles>2</meta:editing-cycles>
    <meta:document-statistic meta:table-count="3" meta:cell-count="2587" meta:object-count="0"/>
  </office:meta>
</office:document-meta>
</file>